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automatic-styles>
    <style:style style:name="ta1" style:family="table">
      <style:table-properties table:display="true" style:writing-mode="lr-tb"/>
    </style:style>
    <style:style style:name="odswriterTime" style:family="table-cell" style:data-style-name="odswriterStyleXMLTime"/>
    <number:date-style style:name="DateISO" number:automatic-order="true">
      <number:year/>
      <number:text>-</number:text>
      <number:month number:style="long"/>
      <number:text>-</number:text>
      <number:day number:style="long"/>
    </number:date-style>
    <number:boolean-style style:name="Bool">
      <number:boolean/>
    </number:boolean-style>
    <style:style style:name="cDateISO" style:family="table-cell" style:parent-style-name="Default" style:data-style-name="DateISO"/>
    <style:style style:name="cTime" style:family="table-cell" style:parent-style-name="Default" style:data-style-name="Time"/>
    <style:style style:name="cBool" style:family="table-cell" style:parent-style-name="Default" style:data-style-name="Bool"/>
  </office:automatic-styles>
  <office:body>
    <office:spreadsheet>
      <table:table table:name="UTH Off, CAL Def" table:style-name="ta1">
        <table:table-row>
          <table:table-cell office:value-type="float" office:value="5">
            <text:p>5</text:p>
          </table:table-cell>
          <table:table-cell office:value-type="string">
            <text:p>UTH</text:p>
          </table:table-cell>
          <table:table-cell office:value-type="float" office:value="1">
            <text:p>1</text:p>
          </table:table-cell>
          <table:table-cell office:value-type="string">
            <text:p>O</text:p>
          </table:table-cell>
          <table:table-cell office:value-type="string">
            <text:p>1st</text:p>
          </table:table-cell>
          <table:table-cell office:value-type="float" office:value="10">
            <text:p>10</text:p>
          </table:table-cell>
          <table:table-cell office:value-type="string">
            <text:p>p</text:p>
          </table:table-cell>
          <table:table-cell office:value-type="string">
            <text:p>=IF(E1="","",IF(K1="x","d",IF(K1="p","d",IF(AJ1="o","o",IF(E1="1st",AK1,IF(E1="2nd",AL1,AJ1))))))</text:p>
          </table:table-cell>
          <table:table-cell office:value-type="string">
            <text:p>1</text:p>
          </table:table-cell>
          <table:table-cell office:value-type="string">
            <text:p>1</text:p>
          </table:table-cell>
          <table:table-cell office:value-type="string"/>
          <table:table-cell office:value-type="string"/>
          <table:table-cell office:value-type="string"/>
          <table:table-cell office:value-type="string">
            <text:p>=IF(G1="?",CONCAT(AQ1,"Q ",AR1,":",TEXT(AS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t","o",IF(E2="1st","o","d"))</text:p>
          </table:table-cell>
          <table:table-cell office:value-type="string">
            <text:p>=IF((F1-F2)&lt;=1,"d",IF((F1-F2)&gt;F1/3,"o","d"))</text:p>
          </table:table-cell>
          <table:table-cell office:value-type="string">
            <text:p>=IF((F1-F2)&lt;=1,"d",IF((F1-F2)&gt;=F1/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3">
            <text:p>13</text:p>
          </table:table-cell>
          <table:table-cell office:value-type="float" office:value="21">
            <text:p>21</text:p>
          </table:table-cell>
          <table:table-cell office:value-type="float" office:value="74">
            <text:p>74</text:p>
          </table:table-cell>
          <table:table-cell office:value-type="string"/>
          <table:table-cell office:value-type="float" office:value="3">
            <text:p>3</text:p>
          </table:table-cell>
          <table:table-cell office:value-type="string">
            <text:p>Pass Reception</text:p>
          </table:table-cell>
          <table:table-cell office:value-type="string">
            <text:p>Bryson Barnes pass complete to Mikey Matthews for 3 yds to the UTAH 29</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IF(AT2="",AV1,AT1-AT2))</text:p>
          </table:table-cell>
          <table:table-cell office:value-type="string">
            <text:p>=BE1=AV1</text:p>
          </table:table-cell>
        </table:table-row>
        <table:table-row>
          <table:table-cell office:value-type="float" office:value="5">
            <text:p>5</text:p>
          </table:table-cell>
          <table:table-cell office:value-type="string">
            <text:p>UTH</text:p>
          </table:table-cell>
          <table:table-cell office:value-type="string">
            <text:p>=IF(A1=A2,C1+1,1)</text:p>
          </table:table-cell>
          <table:table-cell office:value-type="string">
            <text:p>O</text:p>
          </table:table-cell>
          <table:table-cell office:value-type="string">
            <text:p>2nd</text:p>
          </table:table-cell>
          <table:table-cell office:value-type="float" office:value="7">
            <text:p>7</text:p>
          </table:table-cell>
          <table:table-cell office:value-type="string">
            <text:p>r</text:p>
          </table:table-cell>
          <table:table-cell office:value-type="string">
            <text:p>=IF(E2="","",IF(K2="x","d",IF(K2="p","d",IF(AJ2="o","o",IF(E2="1st",AK2,IF(E2="2nd",AL2,AJ2))))))</text:p>
          </table:table-cell>
          <table:table-cell office:value-type="string">
            <text:p>1</text:p>
          </table:table-cell>
          <table:table-cell office:value-type="string">
            <text:p>=IF(E2="","",IF(E1="",1,1+J1))</text:p>
          </table:table-cell>
          <table:table-cell office:value-type="string"/>
          <table:table-cell office:value-type="string"/>
          <table:table-cell office:value-type="string"/>
          <table:table-cell office:value-type="string">
            <text:p>=IF(G2="?",CONCAT(AQ2,"Q ",AR2,":",TEXT(AS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t","o",IF(E3="1st","o","d"))</text:p>
          </table:table-cell>
          <table:table-cell office:value-type="string">
            <text:p>=IF((F2-F3)&lt;=1,"d",IF((F2-F3)&gt;F2/3,"o","d"))</text:p>
          </table:table-cell>
          <table:table-cell office:value-type="string">
            <text:p>=IF((F2-F3)&lt;=1,"d",IF((F2-F3)&gt;=F2/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3">
            <text:p>13</text:p>
          </table:table-cell>
          <table:table-cell office:value-type="float" office:value="21">
            <text:p>21</text:p>
          </table:table-cell>
          <table:table-cell office:value-type="float" office:value="71">
            <text:p>71</text:p>
          </table:table-cell>
          <table:table-cell office:value-type="string"/>
          <table:table-cell office:value-type="float" office:value="6">
            <text:p>6</text:p>
          </table:table-cell>
          <table:table-cell office:value-type="string">
            <text:p>Rush</text:p>
          </table:table-cell>
          <table:table-cell office:value-type="string">
            <text:p>Ja'Quinden Jackson run for 6 yds to the UTAH 35</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IF(AT3="",AV2,AT2-AT3))</text:p>
          </table:table-cell>
          <table:table-cell office:value-type="string">
            <text:p>=BE2=AV2</text:p>
          </table:table-cell>
        </table:table-row>
        <table:table-row>
          <table:table-cell office:value-type="float" office:value="5">
            <text:p>5</text:p>
          </table:table-cell>
          <table:table-cell office:value-type="string">
            <text:p>UTH</text:p>
          </table:table-cell>
          <table:table-cell office:value-type="string">
            <text:p>=IF(A2=A3,C2+1,1)</text:p>
          </table:table-cell>
          <table:table-cell office:value-type="string">
            <text:p>O</text:p>
          </table:table-cell>
          <table:table-cell office:value-type="string">
            <text:p>3rd</text:p>
          </table:table-cell>
          <table:table-cell office:value-type="float" office:value="1">
            <text:p>1</text:p>
          </table:table-cell>
          <table:table-cell office:value-type="string">
            <text:p>r</text:p>
          </table:table-cell>
          <table:table-cell office:value-type="string">
            <text:p>=IF(E3="","",IF(K3="x","d",IF(K3="p","d",IF(AJ3="o","o",IF(E3="1st",AK3,IF(E3="2nd",AL3,AJ3))))))</text:p>
          </table:table-cell>
          <table:table-cell office:value-type="string">
            <text:p>=IF(C3=1,1,IF(E3="","",IF(I2="",I1+1,I2)))</text:p>
          </table:table-cell>
          <table:table-cell office:value-type="string">
            <text:p>=IF(E3="","",IF(E2="",1,1+J2))</text:p>
          </table:table-cell>
          <table:table-cell office:value-type="string"/>
          <table:table-cell office:value-type="string"/>
          <table:table-cell office:value-type="string"/>
          <table:table-cell office:value-type="string">
            <text:p>=IF(G3="?",CONCAT(AQ3,"Q ",AR3,":",TEXT(AS3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t","o",IF(E4="1st","o","d"))</text:p>
          </table:table-cell>
          <table:table-cell office:value-type="string">
            <text:p>=IF((F3-F4)&lt;=1,"d",IF((F3-F4)&gt;F3/3,"o","d"))</text:p>
          </table:table-cell>
          <table:table-cell office:value-type="string">
            <text:p>=IF((F3-F4)&lt;=1,"d",IF((F3-F4)&gt;=F3/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3">
            <text:p>13</text:p>
          </table:table-cell>
          <table:table-cell office:value-type="float" office:value="21">
            <text:p>21</text:p>
          </table:table-cell>
          <table:table-cell office:value-type="float" office:value="65">
            <text:p>65</text:p>
          </table:table-cell>
          <table:table-cell office:value-type="string"/>
          <table:table-cell office:value-type="float" office:value="2">
            <text:p>2</text:p>
          </table:table-cell>
          <table:table-cell office:value-type="string">
            <text:p>Rush</text:p>
          </table:table-cell>
          <table:table-cell office:value-type="string">
            <text:p>Sione Vaki run for 2 yds to the UTAH 37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IF(AT4="",AV3,AT3-AT4))</text:p>
          </table:table-cell>
          <table:table-cell office:value-type="string">
            <text:p>=BE3=AV3</text:p>
          </table:table-cell>
        </table:table-row>
        <table:table-row>
          <table:table-cell office:value-type="float" office:value="5">
            <text:p>5</text:p>
          </table:table-cell>
          <table:table-cell office:value-type="string">
            <text:p>UTH</text:p>
          </table:table-cell>
          <table:table-cell office:value-type="string">
            <text:p>=IF(A3=A4,C3+1,1)</text:p>
          </table:table-cell>
          <table:table-cell office:value-type="string">
            <text:p>O</text:p>
          </table:table-cell>
          <table:table-cell office:value-type="string">
            <text:p>1st</text:p>
          </table:table-cell>
          <table:table-cell office:value-type="float" office:value="10">
            <text:p>10</text:p>
          </table:table-cell>
          <table:table-cell office:value-type="string">
            <text:p>r</text:p>
          </table:table-cell>
          <table:table-cell office:value-type="string">
            <text:p>=IF(E4="","",IF(K4="x","d",IF(K4="p","d",IF(AJ4="o","o",IF(E4="1st",AK4,IF(E4="2nd",AL4,AJ4))))))</text:p>
          </table:table-cell>
          <table:table-cell office:value-type="string">
            <text:p>=IF(C4=1,1,IF(E4="","",IF(I3="",I2+1,I3)))</text:p>
          </table:table-cell>
          <table:table-cell office:value-type="string">
            <text:p>=IF(E4="","",IF(E3="",1,1+J3))</text:p>
          </table:table-cell>
          <table:table-cell office:value-type="string"/>
          <table:table-cell office:value-type="string"/>
          <table:table-cell office:value-type="string"/>
          <table:table-cell office:value-type="string">
            <text:p>=IF(G4="?",CONCAT(AQ4,"Q ",AR4,":",TEXT(AS4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t","o",IF(E5="1st","o","d"))</text:p>
          </table:table-cell>
          <table:table-cell office:value-type="string">
            <text:p>=IF((F4-F5)&lt;=1,"d",IF((F4-F5)&gt;F4/3,"o","d"))</text:p>
          </table:table-cell>
          <table:table-cell office:value-type="string">
            <text:p>=IF((F4-F5)&lt;=1,"d",IF((F4-F5)&gt;=F4/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3">
            <text:p>13</text:p>
          </table:table-cell>
          <table:table-cell office:value-type="float" office:value="21">
            <text:p>21</text:p>
          </table:table-cell>
          <table:table-cell office:value-type="float" office:value="63">
            <text:p>63</text:p>
          </table:table-cell>
          <table:table-cell office:value-type="string"/>
          <table:table-cell office:value-type="float" office:value="2">
            <text:p>2</text:p>
          </table:table-cell>
          <table:table-cell office:value-type="string">
            <text:p>Rush</text:p>
          </table:table-cell>
          <table:table-cell office:value-type="string">
            <text:p>run for 2 yds to the UTAH 39</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IF(AT5="",AV4,AT4-AT5))</text:p>
          </table:table-cell>
          <table:table-cell office:value-type="string">
            <text:p>=BE4=AV4</text:p>
          </table:table-cell>
        </table:table-row>
        <table:table-row>
          <table:table-cell office:value-type="float" office:value="5">
            <text:p>5</text:p>
          </table:table-cell>
          <table:table-cell office:value-type="string">
            <text:p>UTH</text:p>
          </table:table-cell>
          <table:table-cell office:value-type="string">
            <text:p>=IF(A4=A5,C4+1,1)</text:p>
          </table:table-cell>
          <table:table-cell office:value-type="string">
            <text:p>O</text:p>
          </table:table-cell>
          <table:table-cell office:value-type="string">
            <text:p>2nd</text:p>
          </table:table-cell>
          <table:table-cell office:value-type="float" office:value="8">
            <text:p>8</text:p>
          </table:table-cell>
          <table:table-cell office:value-type="string">
            <text:p>r</text:p>
          </table:table-cell>
          <table:table-cell office:value-type="string">
            <text:p>=IF(E5="","",IF(K5="x","d",IF(K5="p","d",IF(AJ5="o","o",IF(E5="1st",AK5,IF(E5="2nd",AL5,AJ5))))))</text:p>
          </table:table-cell>
          <table:table-cell office:value-type="string">
            <text:p>=IF(C5=1,1,IF(E5="","",IF(I4="",I3+1,I4)))</text:p>
          </table:table-cell>
          <table:table-cell office:value-type="string">
            <text:p>=IF(E5="","",IF(E4="",1,1+J4))</text:p>
          </table:table-cell>
          <table:table-cell office:value-type="string"/>
          <table:table-cell office:value-type="string"/>
          <table:table-cell office:value-type="string"/>
          <table:table-cell office:value-type="string">
            <text:p>=IF(G5="?",CONCAT(AQ5,"Q ",AR5,":",TEXT(AS5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t","o",IF(E6="1st","o","d"))</text:p>
          </table:table-cell>
          <table:table-cell office:value-type="string">
            <text:p>=IF((F5-F6)&lt;=1,"d",IF((F5-F6)&gt;F5/3,"o","d"))</text:p>
          </table:table-cell>
          <table:table-cell office:value-type="string">
            <text:p>=IF((F5-F6)&lt;=1,"d",IF((F5-F6)&gt;=F5/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3">
            <text:p>13</text:p>
          </table:table-cell>
          <table:table-cell office:value-type="float" office:value="21">
            <text:p>21</text:p>
          </table:table-cell>
          <table:table-cell office:value-type="float" office:value="61">
            <text:p>61</text:p>
          </table:table-cell>
          <table:table-cell office:value-type="string"/>
          <table:table-cell office:value-type="float" office:value="6">
            <text:p>6</text:p>
          </table:table-cell>
          <table:table-cell office:value-type="string">
            <text:p>Rush</text:p>
          </table:table-cell>
          <table:table-cell office:value-type="string">
            <text:p>Ja'Quinden Jackson run for 6 yds to the UTAH 45</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IF(AT6="",AV5,AT5-AT6))</text:p>
          </table:table-cell>
          <table:table-cell office:value-type="string">
            <text:p>=BE5=AV5</text:p>
          </table:table-cell>
        </table:table-row>
        <table:table-row>
          <table:table-cell office:value-type="float" office:value="5">
            <text:p>5</text:p>
          </table:table-cell>
          <table:table-cell office:value-type="string">
            <text:p>UTH</text:p>
          </table:table-cell>
          <table:table-cell office:value-type="string">
            <text:p>=IF(A5=A6,C5+1,1)</text:p>
          </table:table-cell>
          <table:table-cell office:value-type="string">
            <text:p>O</text:p>
          </table:table-cell>
          <table:table-cell office:value-type="string">
            <text:p>3rd</text:p>
          </table:table-cell>
          <table:table-cell office:value-type="float" office:value="2">
            <text:p>2</text:p>
          </table:table-cell>
          <table:table-cell office:value-type="string">
            <text:p>p</text:p>
          </table:table-cell>
          <table:table-cell office:value-type="string">
            <text:p>=IF(E6="","",IF(K6="x","d",IF(K6="p","d",IF(AJ6="o","o",IF(E6="1st",AK6,IF(E6="2nd",AL6,AJ6))))))</text:p>
          </table:table-cell>
          <table:table-cell office:value-type="string">
            <text:p>=IF(C6=1,1,IF(E6="","",IF(I5="",I4+1,I5)))</text:p>
          </table:table-cell>
          <table:table-cell office:value-type="string">
            <text:p>=IF(E6="","",IF(E5="",1,1+J5))</text:p>
          </table:table-cell>
          <table:table-cell office:value-type="string"/>
          <table:table-cell office:value-type="string"/>
          <table:table-cell office:value-type="string"/>
          <table:table-cell office:value-type="string">
            <text:p>=IF(G6="?",CONCAT(AQ6,"Q ",AR6,":",TEXT(AS6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t","o",IF(E7="1st","o","d"))</text:p>
          </table:table-cell>
          <table:table-cell office:value-type="string">
            <text:p>=IF((F6-F7)&lt;=1,"d",IF((F6-F7)&gt;F6/3,"o","d"))</text:p>
          </table:table-cell>
          <table:table-cell office:value-type="string">
            <text:p>=IF((F6-F7)&lt;=1,"d",IF((F6-F7)&gt;=F6/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3">
            <text:p>13</text:p>
          </table:table-cell>
          <table:table-cell office:value-type="float" office:value="21">
            <text:p>21</text:p>
          </table:table-cell>
          <table:table-cell office:value-type="float" office:value="55">
            <text:p>55</text:p>
          </table:table-cell>
          <table:table-cell office:value-type="string"/>
          <table:table-cell office:value-type="float" office:value="0">
            <text:p>0</text:p>
          </table:table-cell>
          <table:table-cell office:value-type="string">
            <text:p>Pass Incompletion</text:p>
          </table:table-cell>
          <table:table-cell office:value-type="string">
            <text:p>Bryson Barnes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IF(AT7="",AV6,AT6-AT7))</text:p>
          </table:table-cell>
          <table:table-cell office:value-type="string">
            <text:p>=BE6=AV6</text:p>
          </table:table-cell>
        </table:table-row>
        <table:table-row>
          <table:table-cell office:value-type="float" office:value="5">
            <text:p>5</text:p>
          </table:table-cell>
          <table:table-cell office:value-type="string">
            <text:p>UTH</text:p>
          </table:table-cell>
          <table:table-cell office:value-type="string">
            <text:p>=IF(A6=A7,C6+1,1)</text:p>
          </table:table-cell>
          <table:table-cell office:value-type="string">
            <text:p>O</text:p>
          </table:table-cell>
          <table:table-cell office:value-type="string"/>
          <table:table-cell office:value-type="string"/>
          <table:table-cell office:value-type="string"/>
          <table:table-cell office:value-type="string">
            <text:p>=IF(E7="","",IF(K7="x","d",IF(K7="p","d",IF(AJ7="o","o",IF(E7="1st",AK7,IF(E7="2nd",AL7,AJ7))))))</text:p>
          </table:table-cell>
          <table:table-cell office:value-type="string">
            <text:p>=IF(C7=1,1,IF(E7="","",IF(I6="",I5+1,I6)))</text:p>
          </table:table-cell>
          <table:table-cell office:value-type="string">
            <text:p>=IF(E7="","",IF(E6="",1,1+J6))</text:p>
          </table:table-cell>
          <table:table-cell office:value-type="string"/>
          <table:table-cell office:value-type="string"/>
          <table:table-cell office:value-type="string"/>
          <table:table-cell office:value-type="string">
            <text:p>=IF(G7="?",CONCAT(AQ7,"Q ",AR7,":",TEXT(AS7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7="t","o",IF(E8="1st","o","d"))</text:p>
          </table:table-cell>
          <table:table-cell office:value-type="string">
            <text:p>=IF((F7-F8)&lt;=1,"d",IF((F7-F8)&gt;F7/3,"o","d"))</text:p>
          </table:table-cell>
          <table:table-cell office:value-type="string">
            <text:p>=IF((F7-F8)&lt;=1,"d",IF((F7-F8)&gt;=F7/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7="","",IF(AT8="",AV7,AT7-AT8))</text:p>
          </table:table-cell>
          <table:table-cell office:value-type="string">
            <text:p>=BE7=AV7</text:p>
          </table:table-cell>
        </table:table-row>
        <table:table-row>
          <table:table-cell office:value-type="float" office:value="5">
            <text:p>5</text:p>
          </table:table-cell>
          <table:table-cell office:value-type="string">
            <text:p>UTH</text:p>
          </table:table-cell>
          <table:table-cell office:value-type="string">
            <text:p>=IF(A7=A8,C7+1,1)</text:p>
          </table:table-cell>
          <table:table-cell office:value-type="string">
            <text:p>O</text:p>
          </table:table-cell>
          <table:table-cell office:value-type="string">
            <text:p>1st</text:p>
          </table:table-cell>
          <table:table-cell office:value-type="float" office:value="10">
            <text:p>10</text:p>
          </table:table-cell>
          <table:table-cell office:value-type="string">
            <text:p>p</text:p>
          </table:table-cell>
          <table:table-cell office:value-type="string">
            <text:p>=IF(E8="","",IF(K8="x","d",IF(K8="p","d",IF(AJ8="o","o",IF(E8="1st",AK8,IF(E8="2nd",AL8,AJ8))))))</text:p>
          </table:table-cell>
          <table:table-cell office:value-type="string">
            <text:p>=IF(C8=1,1,IF(E8="","",IF(I7="",I6+1,I7)))</text:p>
          </table:table-cell>
          <table:table-cell office:value-type="string">
            <text:p>=IF(E8="","",IF(E7="",1,1+J7))</text:p>
          </table:table-cell>
          <table:table-cell office:value-type="string"/>
          <table:table-cell office:value-type="string"/>
          <table:table-cell office:value-type="string"/>
          <table:table-cell office:value-type="string">
            <text:p>=IF(G8="?",CONCAT(AQ8,"Q ",AR8,":",TEXT(AS8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8="t","o",IF(E9="1st","o","d"))</text:p>
          </table:table-cell>
          <table:table-cell office:value-type="string">
            <text:p>=IF((F8-F9)&lt;=1,"d",IF((F8-F9)&gt;F8/3,"o","d"))</text:p>
          </table:table-cell>
          <table:table-cell office:value-type="string">
            <text:p>=IF((F8-F9)&lt;=1,"d",IF((F8-F9)&gt;=F8/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1">
            <text:p>1</text:p>
          </table:table-cell>
          <table:table-cell office:value-type="float" office:value="5">
            <text:p>5</text:p>
          </table:table-cell>
          <table:table-cell office:value-type="float" office:value="2">
            <text:p>2</text:p>
          </table:table-cell>
          <table:table-cell office:value-type="float" office:value="75">
            <text:p>75</text:p>
          </table:table-cell>
          <table:table-cell office:value-type="string"/>
          <table:table-cell office:value-type="float" office:value="9">
            <text:p>9</text:p>
          </table:table-cell>
          <table:table-cell office:value-type="string">
            <text:p>Pass Reception</text:p>
          </table:table-cell>
          <table:table-cell office:value-type="string">
            <text:p>Bryson Barnes pass complete to Mikey Matthews for 9 yds to the UTAH 34</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8="","",IF(AT9="",AV8,AT8-AT9))</text:p>
          </table:table-cell>
          <table:table-cell office:value-type="string">
            <text:p>=BE8=AV8</text:p>
          </table:table-cell>
        </table:table-row>
        <table:table-row>
          <table:table-cell office:value-type="float" office:value="5">
            <text:p>5</text:p>
          </table:table-cell>
          <table:table-cell office:value-type="string">
            <text:p>UTH</text:p>
          </table:table-cell>
          <table:table-cell office:value-type="string">
            <text:p>=IF(A8=A9,C8+1,1)</text:p>
          </table:table-cell>
          <table:table-cell office:value-type="string">
            <text:p>O</text:p>
          </table:table-cell>
          <table:table-cell office:value-type="string">
            <text:p>2nd</text:p>
          </table:table-cell>
          <table:table-cell office:value-type="float" office:value="1">
            <text:p>1</text:p>
          </table:table-cell>
          <table:table-cell office:value-type="string">
            <text:p>r</text:p>
          </table:table-cell>
          <table:table-cell office:value-type="string">
            <text:p>=IF(E9="","",IF(K9="x","d",IF(K9="p","d",IF(AJ9="o","o",IF(E9="1st",AK9,IF(E9="2nd",AL9,AJ9))))))</text:p>
          </table:table-cell>
          <table:table-cell office:value-type="string">
            <text:p>=IF(C9=1,1,IF(E9="","",IF(I8="",I7+1,I8)))</text:p>
          </table:table-cell>
          <table:table-cell office:value-type="string">
            <text:p>=IF(E9="","",IF(E8="",1,1+J8))</text:p>
          </table:table-cell>
          <table:table-cell office:value-type="string"/>
          <table:table-cell office:value-type="string"/>
          <table:table-cell office:value-type="string"/>
          <table:table-cell office:value-type="string">
            <text:p>=IF(G9="?",CONCAT(AQ9,"Q ",AR9,":",TEXT(AS9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9="t","o",IF(E10="1st","o","d"))</text:p>
          </table:table-cell>
          <table:table-cell office:value-type="string">
            <text:p>=IF((F9-F10)&lt;=1,"d",IF((F9-F10)&gt;F9/3,"o","d"))</text:p>
          </table:table-cell>
          <table:table-cell office:value-type="string">
            <text:p>=IF((F9-F10)&lt;=1,"d",IF((F9-F10)&gt;=F9/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1">
            <text:p>1</text:p>
          </table:table-cell>
          <table:table-cell office:value-type="float" office:value="5">
            <text:p>5</text:p>
          </table:table-cell>
          <table:table-cell office:value-type="float" office:value="2">
            <text:p>2</text:p>
          </table:table-cell>
          <table:table-cell office:value-type="float" office:value="66">
            <text:p>66</text:p>
          </table:table-cell>
          <table:table-cell office:value-type="string"/>
          <table:table-cell office:value-type="float" office:value="-1">
            <text:p>-1</text:p>
          </table:table-cell>
          <table:table-cell office:value-type="string">
            <text:p>Rush</text:p>
          </table:table-cell>
          <table:table-cell office:value-type="string">
            <text:p>Sione Vaki run for a loss of 1 yard to the UTAH 33</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9="","",IF(AT10="",AV9,AT9-AT10))</text:p>
          </table:table-cell>
          <table:table-cell office:value-type="string">
            <text:p>=BE9=AV9</text:p>
          </table:table-cell>
        </table:table-row>
        <table:table-row>
          <table:table-cell office:value-type="float" office:value="5">
            <text:p>5</text:p>
          </table:table-cell>
          <table:table-cell office:value-type="string">
            <text:p>UTH</text:p>
          </table:table-cell>
          <table:table-cell office:value-type="string">
            <text:p>=IF(A9=A10,C9+1,1)</text:p>
          </table:table-cell>
          <table:table-cell office:value-type="string">
            <text:p>O</text:p>
          </table:table-cell>
          <table:table-cell office:value-type="string">
            <text:p>3rd</text:p>
          </table:table-cell>
          <table:table-cell office:value-type="float" office:value="2">
            <text:p>2</text:p>
          </table:table-cell>
          <table:table-cell office:value-type="string">
            <text:p>r</text:p>
          </table:table-cell>
          <table:table-cell office:value-type="string">
            <text:p>=IF(E10="","",IF(K10="x","d",IF(K10="p","d",IF(AJ10="o","o",IF(E10="1st",AK10,IF(E10="2nd",AL10,AJ10))))))</text:p>
          </table:table-cell>
          <table:table-cell office:value-type="string">
            <text:p>=IF(C10=1,1,IF(E10="","",IF(I9="",I8+1,I9)))</text:p>
          </table:table-cell>
          <table:table-cell office:value-type="string">
            <text:p>=IF(E10="","",IF(E9="",1,1+J9))</text:p>
          </table:table-cell>
          <table:table-cell office:value-type="string"/>
          <table:table-cell office:value-type="string"/>
          <table:table-cell office:value-type="string"/>
          <table:table-cell office:value-type="string">
            <text:p>=IF(G10="?",CONCAT(AQ10,"Q ",AR10,":",TEXT(AS10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0="t","o",IF(E11="1st","o","d"))</text:p>
          </table:table-cell>
          <table:table-cell office:value-type="string">
            <text:p>=IF((F10-F11)&lt;=1,"d",IF((F10-F11)&gt;F10/3,"o","d"))</text:p>
          </table:table-cell>
          <table:table-cell office:value-type="string">
            <text:p>=IF((F10-F11)&lt;=1,"d",IF((F10-F11)&gt;=F10/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1">
            <text:p>1</text:p>
          </table:table-cell>
          <table:table-cell office:value-type="float" office:value="5">
            <text:p>5</text:p>
          </table:table-cell>
          <table:table-cell office:value-type="float" office:value="2">
            <text:p>2</text:p>
          </table:table-cell>
          <table:table-cell office:value-type="float" office:value="67">
            <text:p>67</text:p>
          </table:table-cell>
          <table:table-cell office:value-type="string"/>
          <table:table-cell office:value-type="float" office:value="6">
            <text:p>6</text:p>
          </table:table-cell>
          <table:table-cell office:value-type="string">
            <text:p>Rush</text:p>
          </table:table-cell>
          <table:table-cell office:value-type="string">
            <text:p>Ja'Quinden Jackson run for 6 yds to the UTAH 39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0="","",IF(AT11="",AV10,AT10-AT11))</text:p>
          </table:table-cell>
          <table:table-cell office:value-type="string">
            <text:p>=BE10=AV10</text:p>
          </table:table-cell>
        </table:table-row>
        <table:table-row>
          <table:table-cell office:value-type="float" office:value="5">
            <text:p>5</text:p>
          </table:table-cell>
          <table:table-cell office:value-type="string">
            <text:p>UTH</text:p>
          </table:table-cell>
          <table:table-cell office:value-type="string">
            <text:p>=IF(A10=A11,C10+1,1)</text:p>
          </table:table-cell>
          <table:table-cell office:value-type="string">
            <text:p>O</text:p>
          </table:table-cell>
          <table:table-cell office:value-type="string">
            <text:p>1st</text:p>
          </table:table-cell>
          <table:table-cell office:value-type="float" office:value="10">
            <text:p>10</text:p>
          </table:table-cell>
          <table:table-cell office:value-type="string">
            <text:p>r</text:p>
          </table:table-cell>
          <table:table-cell office:value-type="string">
            <text:p>=IF(E11="","",IF(K11="x","d",IF(K11="p","d",IF(AJ11="o","o",IF(E11="1st",AK11,IF(E11="2nd",AL11,AJ11))))))</text:p>
          </table:table-cell>
          <table:table-cell office:value-type="string">
            <text:p>=IF(C11=1,1,IF(E11="","",IF(I10="",I9+1,I10)))</text:p>
          </table:table-cell>
          <table:table-cell office:value-type="string">
            <text:p>=IF(E11="","",IF(E10="",1,1+J10))</text:p>
          </table:table-cell>
          <table:table-cell office:value-type="string"/>
          <table:table-cell office:value-type="string"/>
          <table:table-cell office:value-type="string"/>
          <table:table-cell office:value-type="string">
            <text:p>=IF(G11="?",CONCAT(AQ11,"Q ",AR11,":",TEXT(AS1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1="t","o",IF(E12="1st","o","d"))</text:p>
          </table:table-cell>
          <table:table-cell office:value-type="string">
            <text:p>=IF((F11-F12)&lt;=1,"d",IF((F11-F12)&gt;F11/3,"o","d"))</text:p>
          </table:table-cell>
          <table:table-cell office:value-type="string">
            <text:p>=IF((F11-F12)&lt;=1,"d",IF((F11-F12)&gt;=F11/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1">
            <text:p>1</text:p>
          </table:table-cell>
          <table:table-cell office:value-type="float" office:value="5">
            <text:p>5</text:p>
          </table:table-cell>
          <table:table-cell office:value-type="float" office:value="2">
            <text:p>2</text:p>
          </table:table-cell>
          <table:table-cell office:value-type="float" office:value="61">
            <text:p>61</text:p>
          </table:table-cell>
          <table:table-cell office:value-type="string"/>
          <table:table-cell office:value-type="float" office:value="32">
            <text:p>32</text:p>
          </table:table-cell>
          <table:table-cell office:value-type="string">
            <text:p>Rush</text:p>
          </table:table-cell>
          <table:table-cell office:value-type="string">
            <text:p>Sione Vaki run for 32 yds to the CAL 29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1="","",IF(AT12="",AV11,AT11-AT12))</text:p>
          </table:table-cell>
          <table:table-cell office:value-type="string">
            <text:p>=BE11=AV11</text:p>
          </table:table-cell>
        </table:table-row>
        <table:table-row>
          <table:table-cell office:value-type="float" office:value="5">
            <text:p>5</text:p>
          </table:table-cell>
          <table:table-cell office:value-type="string">
            <text:p>UTH</text:p>
          </table:table-cell>
          <table:table-cell office:value-type="string">
            <text:p>=IF(A11=A12,C11+1,1)</text:p>
          </table:table-cell>
          <table:table-cell office:value-type="string">
            <text:p>O</text:p>
          </table:table-cell>
          <table:table-cell office:value-type="string">
            <text:p>1st</text:p>
          </table:table-cell>
          <table:table-cell office:value-type="float" office:value="10">
            <text:p>10</text:p>
          </table:table-cell>
          <table:table-cell office:value-type="string">
            <text:p>p</text:p>
          </table:table-cell>
          <table:table-cell office:value-type="string">
            <text:p>=IF(E12="","",IF(K12="x","d",IF(K12="p","d",IF(AJ12="o","o",IF(E12="1st",AK12,IF(E12="2nd",AL12,AJ12))))))</text:p>
          </table:table-cell>
          <table:table-cell office:value-type="string">
            <text:p>=IF(C12=1,1,IF(E12="","",IF(I11="",I10+1,I11)))</text:p>
          </table:table-cell>
          <table:table-cell office:value-type="string">
            <text:p>=IF(E12="","",IF(E11="",1,1+J11))</text:p>
          </table:table-cell>
          <table:table-cell office:value-type="string"/>
          <table:table-cell office:value-type="string"/>
          <table:table-cell office:value-type="string"/>
          <table:table-cell office:value-type="string">
            <text:p>=IF(G12="?",CONCAT(AQ12,"Q ",AR12,":",TEXT(AS1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2="t","o",IF(E13="1st","o","d"))</text:p>
          </table:table-cell>
          <table:table-cell office:value-type="string">
            <text:p>=IF((F12-F13)&lt;=1,"d",IF((F12-F13)&gt;F12/3,"o","d"))</text:p>
          </table:table-cell>
          <table:table-cell office:value-type="string">
            <text:p>=IF((F12-F13)&lt;=1,"d",IF((F12-F13)&gt;=F12/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1">
            <text:p>1</text:p>
          </table:table-cell>
          <table:table-cell office:value-type="float" office:value="5">
            <text:p>5</text:p>
          </table:table-cell>
          <table:table-cell office:value-type="float" office:value="2">
            <text:p>2</text:p>
          </table:table-cell>
          <table:table-cell office:value-type="float" office:value="29">
            <text:p>29</text:p>
          </table:table-cell>
          <table:table-cell office:value-type="string"/>
          <table:table-cell office:value-type="float" office:value="0">
            <text:p>0</text:p>
          </table:table-cell>
          <table:table-cell office:value-type="string">
            <text:p>Pass Incompletion</text:p>
          </table:table-cell>
          <table:table-cell office:value-type="string">
            <text:p>Devaughn Vele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2="","",IF(AT13="",AV12,AT12-AT13))</text:p>
          </table:table-cell>
          <table:table-cell office:value-type="string">
            <text:p>=BE12=AV12</text:p>
          </table:table-cell>
        </table:table-row>
        <table:table-row>
          <table:table-cell office:value-type="float" office:value="5">
            <text:p>5</text:p>
          </table:table-cell>
          <table:table-cell office:value-type="string">
            <text:p>UTH</text:p>
          </table:table-cell>
          <table:table-cell office:value-type="string">
            <text:p>=IF(A12=A13,C12+1,1)</text:p>
          </table:table-cell>
          <table:table-cell office:value-type="string">
            <text:p>O</text:p>
          </table:table-cell>
          <table:table-cell office:value-type="string">
            <text:p>2nd</text:p>
          </table:table-cell>
          <table:table-cell office:value-type="float" office:value="10">
            <text:p>10</text:p>
          </table:table-cell>
          <table:table-cell office:value-type="string">
            <text:p>r</text:p>
          </table:table-cell>
          <table:table-cell office:value-type="string">
            <text:p>=IF(E13="","",IF(K13="x","d",IF(K13="p","d",IF(AJ13="o","o",IF(E13="1st",AK13,IF(E13="2nd",AL13,AJ13))))))</text:p>
          </table:table-cell>
          <table:table-cell office:value-type="string">
            <text:p>=IF(C13=1,1,IF(E13="","",IF(I12="",I11+1,I12)))</text:p>
          </table:table-cell>
          <table:table-cell office:value-type="string">
            <text:p>=IF(E13="","",IF(E12="",1,1+J12))</text:p>
          </table:table-cell>
          <table:table-cell office:value-type="string"/>
          <table:table-cell office:value-type="string"/>
          <table:table-cell office:value-type="string"/>
          <table:table-cell office:value-type="string">
            <text:p>=IF(G13="?",CONCAT(AQ13,"Q ",AR13,":",TEXT(AS13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3="t","o",IF(E14="1st","o","d"))</text:p>
          </table:table-cell>
          <table:table-cell office:value-type="string">
            <text:p>=IF((F13-F14)&lt;=1,"d",IF((F13-F14)&gt;F13/3,"o","d"))</text:p>
          </table:table-cell>
          <table:table-cell office:value-type="string">
            <text:p>=IF((F13-F14)&lt;=1,"d",IF((F13-F14)&gt;=F13/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1">
            <text:p>1</text:p>
          </table:table-cell>
          <table:table-cell office:value-type="float" office:value="5">
            <text:p>5</text:p>
          </table:table-cell>
          <table:table-cell office:value-type="float" office:value="2">
            <text:p>2</text:p>
          </table:table-cell>
          <table:table-cell office:value-type="float" office:value="29">
            <text:p>29</text:p>
          </table:table-cell>
          <table:table-cell office:value-type="string"/>
          <table:table-cell office:value-type="float" office:value="11">
            <text:p>11</text:p>
          </table:table-cell>
          <table:table-cell office:value-type="string">
            <text:p>Rush</text:p>
          </table:table-cell>
          <table:table-cell office:value-type="string">
            <text:p>Ja'Quinden Jackson run for 11 yds to the CAL 18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3="","",IF(AT14="",AV13,AT13-AT14))</text:p>
          </table:table-cell>
          <table:table-cell office:value-type="string">
            <text:p>=BE13=AV13</text:p>
          </table:table-cell>
        </table:table-row>
        <table:table-row>
          <table:table-cell office:value-type="float" office:value="5">
            <text:p>5</text:p>
          </table:table-cell>
          <table:table-cell office:value-type="string">
            <text:p>UTH</text:p>
          </table:table-cell>
          <table:table-cell office:value-type="string">
            <text:p>=IF(A13=A14,C13+1,1)</text:p>
          </table:table-cell>
          <table:table-cell office:value-type="string">
            <text:p>O</text:p>
          </table:table-cell>
          <table:table-cell office:value-type="string">
            <text:p>1st</text:p>
          </table:table-cell>
          <table:table-cell office:value-type="float" office:value="10">
            <text:p>10</text:p>
          </table:table-cell>
          <table:table-cell office:value-type="string">
            <text:p>r</text:p>
          </table:table-cell>
          <table:table-cell office:value-type="string">
            <text:p>=IF(E14="","",IF(K14="x","d",IF(K14="p","d",IF(AJ14="o","o",IF(E14="1st",AK14,IF(E14="2nd",AL14,AJ14))))))</text:p>
          </table:table-cell>
          <table:table-cell office:value-type="string">
            <text:p>=IF(C14=1,1,IF(E14="","",IF(I13="",I12+1,I13)))</text:p>
          </table:table-cell>
          <table:table-cell office:value-type="string">
            <text:p>=IF(E14="","",IF(E13="",1,1+J13))</text:p>
          </table:table-cell>
          <table:table-cell office:value-type="string"/>
          <table:table-cell office:value-type="string"/>
          <table:table-cell office:value-type="string"/>
          <table:table-cell office:value-type="string">
            <text:p>=IF(G14="?",CONCAT(AQ14,"Q ",AR14,":",TEXT(AS14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4="t","o",IF(E15="1st","o","d"))</text:p>
          </table:table-cell>
          <table:table-cell office:value-type="string">
            <text:p>=IF((F14-F15)&lt;=1,"d",IF((F14-F15)&gt;F14/3,"o","d"))</text:p>
          </table:table-cell>
          <table:table-cell office:value-type="string">
            <text:p>=IF((F14-F15)&lt;=1,"d",IF((F14-F15)&gt;=F14/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1">
            <text:p>1</text:p>
          </table:table-cell>
          <table:table-cell office:value-type="float" office:value="5">
            <text:p>5</text:p>
          </table:table-cell>
          <table:table-cell office:value-type="float" office:value="2">
            <text:p>2</text:p>
          </table:table-cell>
          <table:table-cell office:value-type="float" office:value="18">
            <text:p>18</text:p>
          </table:table-cell>
          <table:table-cell office:value-type="string"/>
          <table:table-cell office:value-type="float" office:value="3">
            <text:p>3</text:p>
          </table:table-cell>
          <table:table-cell office:value-type="string">
            <text:p>Rush</text:p>
          </table:table-cell>
          <table:table-cell office:value-type="string">
            <text:p>Ja'Quinden Jackson run for 3 yds to the CAL 15</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4="","",IF(AT15="",AV14,AT14-AT15))</text:p>
          </table:table-cell>
          <table:table-cell office:value-type="string">
            <text:p>=BE14=AV14</text:p>
          </table:table-cell>
        </table:table-row>
        <table:table-row>
          <table:table-cell office:value-type="float" office:value="5">
            <text:p>5</text:p>
          </table:table-cell>
          <table:table-cell office:value-type="string">
            <text:p>UTH</text:p>
          </table:table-cell>
          <table:table-cell office:value-type="string">
            <text:p>=IF(A14=A15,C14+1,1)</text:p>
          </table:table-cell>
          <table:table-cell office:value-type="string">
            <text:p>O</text:p>
          </table:table-cell>
          <table:table-cell office:value-type="string">
            <text:p>2nd</text:p>
          </table:table-cell>
          <table:table-cell office:value-type="float" office:value="7">
            <text:p>7</text:p>
          </table:table-cell>
          <table:table-cell office:value-type="string">
            <text:p>p</text:p>
          </table:table-cell>
          <table:table-cell office:value-type="string">
            <text:p>=IF(E15="","",IF(K15="x","d",IF(K15="p","d",IF(AJ15="o","o",IF(E15="1st",AK15,IF(E15="2nd",AL15,AJ15))))))</text:p>
          </table:table-cell>
          <table:table-cell office:value-type="string">
            <text:p>=IF(C15=1,1,IF(E15="","",IF(I14="",I13+1,I14)))</text:p>
          </table:table-cell>
          <table:table-cell office:value-type="string">
            <text:p>=IF(E15="","",IF(E14="",1,1+J14))</text:p>
          </table:table-cell>
          <table:table-cell office:value-type="string"/>
          <table:table-cell office:value-type="string"/>
          <table:table-cell office:value-type="string"/>
          <table:table-cell office:value-type="string">
            <text:p>=IF(G15="?",CONCAT(AQ15,"Q ",AR15,":",TEXT(AS15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5="t","o",IF(E16="1st","o","d"))</text:p>
          </table:table-cell>
          <table:table-cell office:value-type="string">
            <text:p>=IF((F15-F16)&lt;=1,"d",IF((F15-F16)&gt;F15/3,"o","d"))</text:p>
          </table:table-cell>
          <table:table-cell office:value-type="string">
            <text:p>=IF((F15-F16)&lt;=1,"d",IF((F15-F16)&gt;=F15/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1">
            <text:p>1</text:p>
          </table:table-cell>
          <table:table-cell office:value-type="float" office:value="5">
            <text:p>5</text:p>
          </table:table-cell>
          <table:table-cell office:value-type="float" office:value="2">
            <text:p>2</text:p>
          </table:table-cell>
          <table:table-cell office:value-type="float" office:value="15">
            <text:p>15</text:p>
          </table:table-cell>
          <table:table-cell office:value-type="string"/>
          <table:table-cell office:value-type="float" office:value="0">
            <text:p>0</text:p>
          </table:table-cell>
          <table:table-cell office:value-type="string">
            <text:p>Pass Incompletion</text:p>
          </table:table-cell>
          <table:table-cell office:value-type="string">
            <text:p>Bryson Barnes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5="","",IF(AT16="",AV15,AT15-AT16))</text:p>
          </table:table-cell>
          <table:table-cell office:value-type="string">
            <text:p>=BE15=AV15</text:p>
          </table:table-cell>
        </table:table-row>
        <table:table-row>
          <table:table-cell office:value-type="float" office:value="5">
            <text:p>5</text:p>
          </table:table-cell>
          <table:table-cell office:value-type="string">
            <text:p>UTH</text:p>
          </table:table-cell>
          <table:table-cell office:value-type="string">
            <text:p>=IF(A15=A16,C15+1,1)</text:p>
          </table:table-cell>
          <table:table-cell office:value-type="string">
            <text:p>O</text:p>
          </table:table-cell>
          <table:table-cell office:value-type="string">
            <text:p>3rd</text:p>
          </table:table-cell>
          <table:table-cell office:value-type="float" office:value="7">
            <text:p>7</text:p>
          </table:table-cell>
          <table:table-cell office:value-type="string">
            <text:p>p</text:p>
          </table:table-cell>
          <table:table-cell office:value-type="string">
            <text:p>=IF(E16="","",IF(K16="x","d",IF(K16="p","d",IF(AJ16="o","o",IF(E16="1st",AK16,IF(E16="2nd",AL16,AJ16))))))</text:p>
          </table:table-cell>
          <table:table-cell office:value-type="string">
            <text:p>=IF(C16=1,1,IF(E16="","",IF(I15="",I14+1,I15)))</text:p>
          </table:table-cell>
          <table:table-cell office:value-type="string">
            <text:p>=IF(E16="","",IF(E15="",1,1+J15))</text:p>
          </table:table-cell>
          <table:table-cell office:value-type="string"/>
          <table:table-cell office:value-type="string"/>
          <table:table-cell office:value-type="string"/>
          <table:table-cell office:value-type="string">
            <text:p>=IF(G16="?",CONCAT(AQ16,"Q ",AR16,":",TEXT(AS16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6="t","o",IF(E17="1st","o","d"))</text:p>
          </table:table-cell>
          <table:table-cell office:value-type="string">
            <text:p>=IF((F16-F17)&lt;=1,"d",IF((F16-F17)&gt;F16/3,"o","d"))</text:p>
          </table:table-cell>
          <table:table-cell office:value-type="string">
            <text:p>=IF((F16-F17)&lt;=1,"d",IF((F16-F17)&gt;=F16/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1">
            <text:p>1</text:p>
          </table:table-cell>
          <table:table-cell office:value-type="float" office:value="5">
            <text:p>5</text:p>
          </table:table-cell>
          <table:table-cell office:value-type="float" office:value="2">
            <text:p>2</text:p>
          </table:table-cell>
          <table:table-cell office:value-type="float" office:value="15">
            <text:p>15</text:p>
          </table:table-cell>
          <table:table-cell office:value-type="string"/>
          <table:table-cell office:value-type="float" office:value="0">
            <text:p>0</text:p>
          </table:table-cell>
          <table:table-cell office:value-type="string">
            <text:p>Pass Incompletion</text:p>
          </table:table-cell>
          <table:table-cell office:value-type="string">
            <text:p>Bryson Barnes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6="","",IF(AT17="",AV16,AT16-AT17))</text:p>
          </table:table-cell>
          <table:table-cell office:value-type="string">
            <text:p>=BE16=AV16</text:p>
          </table:table-cell>
        </table:table-row>
        <table:table-row>
          <table:table-cell office:value-type="float" office:value="5">
            <text:p>5</text:p>
          </table:table-cell>
          <table:table-cell office:value-type="string">
            <text:p>UTH</text:p>
          </table:table-cell>
          <table:table-cell office:value-type="string">
            <text:p>=IF(A16=A17,C16+1,1)</text:p>
          </table:table-cell>
          <table:table-cell office:value-type="string">
            <text:p>O</text:p>
          </table:table-cell>
          <table:table-cell office:value-type="string"/>
          <table:table-cell office:value-type="string"/>
          <table:table-cell office:value-type="string"/>
          <table:table-cell office:value-type="string">
            <text:p>=IF(E17="","",IF(K17="x","d",IF(K17="p","d",IF(AJ17="o","o",IF(E17="1st",AK17,IF(E17="2nd",AL17,AJ17))))))</text:p>
          </table:table-cell>
          <table:table-cell office:value-type="string">
            <text:p>=IF(C17=1,1,IF(E17="","",IF(I16="",I15+1,I16)))</text:p>
          </table:table-cell>
          <table:table-cell office:value-type="string">
            <text:p>=IF(E17="","",IF(E16="",1,1+J16))</text:p>
          </table:table-cell>
          <table:table-cell office:value-type="string"/>
          <table:table-cell office:value-type="string"/>
          <table:table-cell office:value-type="string"/>
          <table:table-cell office:value-type="string">
            <text:p>=IF(G17="?",CONCAT(AQ17,"Q ",AR17,":",TEXT(AS17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7="t","o",IF(E18="1st","o","d"))</text:p>
          </table:table-cell>
          <table:table-cell office:value-type="string">
            <text:p>=IF((F17-F18)&lt;=1,"d",IF((F17-F18)&gt;F17/3,"o","d"))</text:p>
          </table:table-cell>
          <table:table-cell office:value-type="string">
            <text:p>=IF((F17-F18)&lt;=1,"d",IF((F17-F18)&gt;=F17/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17="","",IF(AT18="",AV17,AT17-AT18))</text:p>
          </table:table-cell>
          <table:table-cell office:value-type="string">
            <text:p>=BE17=AV17</text:p>
          </table:table-cell>
        </table:table-row>
        <table:table-row>
          <table:table-cell office:value-type="float" office:value="5">
            <text:p>5</text:p>
          </table:table-cell>
          <table:table-cell office:value-type="string">
            <text:p>UTH</text:p>
          </table:table-cell>
          <table:table-cell office:value-type="string">
            <text:p>=IF(A17=A18,C17+1,1)</text:p>
          </table:table-cell>
          <table:table-cell office:value-type="string">
            <text:p>O</text:p>
          </table:table-cell>
          <table:table-cell office:value-type="string">
            <text:p>1st</text:p>
          </table:table-cell>
          <table:table-cell office:value-type="float" office:value="10">
            <text:p>10</text:p>
          </table:table-cell>
          <table:table-cell office:value-type="string">
            <text:p>r</text:p>
          </table:table-cell>
          <table:table-cell office:value-type="string">
            <text:p>=IF(E18="","",IF(K18="x","d",IF(K18="p","d",IF(AJ18="o","o",IF(E18="1st",AK18,IF(E18="2nd",AL18,AJ18))))))</text:p>
          </table:table-cell>
          <table:table-cell office:value-type="string">
            <text:p>=IF(C18=1,1,IF(E18="","",IF(I17="",I16+1,I17)))</text:p>
          </table:table-cell>
          <table:table-cell office:value-type="string">
            <text:p>=IF(E18="","",IF(E17="",1,1+J17))</text:p>
          </table:table-cell>
          <table:table-cell office:value-type="string"/>
          <table:table-cell office:value-type="string"/>
          <table:table-cell office:value-type="string"/>
          <table:table-cell office:value-type="string">
            <text:p>=IF(G18="?",CONCAT(AQ18,"Q ",AR18,":",TEXT(AS18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8="t","o",IF(E19="1st","o","d"))</text:p>
          </table:table-cell>
          <table:table-cell office:value-type="string">
            <text:p>=IF((F18-F19)&lt;=1,"d",IF((F18-F19)&gt;F18/3,"o","d"))</text:p>
          </table:table-cell>
          <table:table-cell office:value-type="string">
            <text:p>=IF((F18-F19)&lt;=1,"d",IF((F18-F19)&gt;=F18/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2">
            <text:p>2</text:p>
          </table:table-cell>
          <table:table-cell office:value-type="float" office:value="13">
            <text:p>13</text:p>
          </table:table-cell>
          <table:table-cell office:value-type="float" office:value="29">
            <text:p>29</text:p>
          </table:table-cell>
          <table:table-cell office:value-type="float" office:value="48">
            <text:p>48</text:p>
          </table:table-cell>
          <table:table-cell office:value-type="string"/>
          <table:table-cell office:value-type="float" office:value="4">
            <text:p>4</text:p>
          </table:table-cell>
          <table:table-cell office:value-type="string">
            <text:p>Rush</text:p>
          </table:table-cell>
          <table:table-cell office:value-type="string">
            <text:p>Ja'Quinden Jackson run for 4 yds to the CAL 44</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8="","",IF(AT19="",AV18,AT18-AT19))</text:p>
          </table:table-cell>
          <table:table-cell office:value-type="string">
            <text:p>=BE18=AV18</text:p>
          </table:table-cell>
        </table:table-row>
        <table:table-row>
          <table:table-cell office:value-type="float" office:value="5">
            <text:p>5</text:p>
          </table:table-cell>
          <table:table-cell office:value-type="string">
            <text:p>UTH</text:p>
          </table:table-cell>
          <table:table-cell office:value-type="string">
            <text:p>=IF(A18=A19,C18+1,1)</text:p>
          </table:table-cell>
          <table:table-cell office:value-type="string">
            <text:p>O</text:p>
          </table:table-cell>
          <table:table-cell office:value-type="string">
            <text:p>2nd</text:p>
          </table:table-cell>
          <table:table-cell office:value-type="float" office:value="6">
            <text:p>6</text:p>
          </table:table-cell>
          <table:table-cell office:value-type="string">
            <text:p>r</text:p>
          </table:table-cell>
          <table:table-cell office:value-type="string">
            <text:p>=IF(E19="","",IF(K19="x","d",IF(K19="p","d",IF(AJ19="o","o",IF(E19="1st",AK19,IF(E19="2nd",AL19,AJ19))))))</text:p>
          </table:table-cell>
          <table:table-cell office:value-type="string">
            <text:p>=IF(C19=1,1,IF(E19="","",IF(I18="",I17+1,I18)))</text:p>
          </table:table-cell>
          <table:table-cell office:value-type="string">
            <text:p>=IF(E19="","",IF(E18="",1,1+J18))</text:p>
          </table:table-cell>
          <table:table-cell office:value-type="string"/>
          <table:table-cell office:value-type="string"/>
          <table:table-cell office:value-type="string"/>
          <table:table-cell office:value-type="string">
            <text:p>=IF(G19="?",CONCAT(AQ19,"Q ",AR19,":",TEXT(AS19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9="t","o",IF(E20="1st","o","d"))</text:p>
          </table:table-cell>
          <table:table-cell office:value-type="string">
            <text:p>=IF((F19-F20)&lt;=1,"d",IF((F19-F20)&gt;F19/3,"o","d"))</text:p>
          </table:table-cell>
          <table:table-cell office:value-type="string">
            <text:p>=IF((F19-F20)&lt;=1,"d",IF((F19-F20)&gt;=F19/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2">
            <text:p>2</text:p>
          </table:table-cell>
          <table:table-cell office:value-type="float" office:value="13">
            <text:p>13</text:p>
          </table:table-cell>
          <table:table-cell office:value-type="float" office:value="29">
            <text:p>29</text:p>
          </table:table-cell>
          <table:table-cell office:value-type="float" office:value="44">
            <text:p>44</text:p>
          </table:table-cell>
          <table:table-cell office:value-type="string"/>
          <table:table-cell office:value-type="float" office:value="0">
            <text:p>0</text:p>
          </table:table-cell>
          <table:table-cell office:value-type="string">
            <text:p>Rush</text:p>
          </table:table-cell>
          <table:table-cell office:value-type="string">
            <text:p>Ja'Quinden Jackson run for no gain to the CAL 44</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9="","",IF(AT20="",AV19,AT19-AT20))</text:p>
          </table:table-cell>
          <table:table-cell office:value-type="string">
            <text:p>=BE19=AV19</text:p>
          </table:table-cell>
        </table:table-row>
        <table:table-row>
          <table:table-cell office:value-type="float" office:value="5">
            <text:p>5</text:p>
          </table:table-cell>
          <table:table-cell office:value-type="string">
            <text:p>UTH</text:p>
          </table:table-cell>
          <table:table-cell office:value-type="string">
            <text:p>=IF(A19=A20,C19+1,1)</text:p>
          </table:table-cell>
          <table:table-cell office:value-type="string">
            <text:p>O</text:p>
          </table:table-cell>
          <table:table-cell office:value-type="string">
            <text:p>3rd</text:p>
          </table:table-cell>
          <table:table-cell office:value-type="float" office:value="6">
            <text:p>6</text:p>
          </table:table-cell>
          <table:table-cell office:value-type="string">
            <text:p>r</text:p>
          </table:table-cell>
          <table:table-cell office:value-type="string">
            <text:p>=IF(E20="","",IF(K20="x","d",IF(K20="p","d",IF(AJ20="o","o",IF(E20="1st",AK20,IF(E20="2nd",AL20,AJ20))))))</text:p>
          </table:table-cell>
          <table:table-cell office:value-type="string">
            <text:p>=IF(C20=1,1,IF(E20="","",IF(I19="",I18+1,I19)))</text:p>
          </table:table-cell>
          <table:table-cell office:value-type="string">
            <text:p>=IF(E20="","",IF(E19="",1,1+J19))</text:p>
          </table:table-cell>
          <table:table-cell office:value-type="string"/>
          <table:table-cell office:value-type="string"/>
          <table:table-cell office:value-type="string"/>
          <table:table-cell office:value-type="string">
            <text:p>=IF(G20="?",CONCAT(AQ20,"Q ",AR20,":",TEXT(AS20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0="t","o",IF(E21="1st","o","d"))</text:p>
          </table:table-cell>
          <table:table-cell office:value-type="string">
            <text:p>=IF((F20-F21)&lt;=1,"d",IF((F20-F21)&gt;F20/3,"o","d"))</text:p>
          </table:table-cell>
          <table:table-cell office:value-type="string">
            <text:p>=IF((F20-F21)&lt;=1,"d",IF((F20-F21)&gt;=F20/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2">
            <text:p>2</text:p>
          </table:table-cell>
          <table:table-cell office:value-type="float" office:value="13">
            <text:p>13</text:p>
          </table:table-cell>
          <table:table-cell office:value-type="float" office:value="29">
            <text:p>29</text:p>
          </table:table-cell>
          <table:table-cell office:value-type="float" office:value="44">
            <text:p>44</text:p>
          </table:table-cell>
          <table:table-cell office:value-type="string"/>
          <table:table-cell office:value-type="float" office:value="11">
            <text:p>11</text:p>
          </table:table-cell>
          <table:table-cell office:value-type="string">
            <text:p>Rush</text:p>
          </table:table-cell>
          <table:table-cell office:value-type="string">
            <text:p>Bryson Barnes run for 11 yds to the CAL 33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0="","",IF(AT21="",AV20,AT20-AT21))</text:p>
          </table:table-cell>
          <table:table-cell office:value-type="string">
            <text:p>=BE20=AV20</text:p>
          </table:table-cell>
        </table:table-row>
        <table:table-row>
          <table:table-cell office:value-type="float" office:value="5">
            <text:p>5</text:p>
          </table:table-cell>
          <table:table-cell office:value-type="string">
            <text:p>UTH</text:p>
          </table:table-cell>
          <table:table-cell office:value-type="string">
            <text:p>=IF(A20=A21,C20+1,1)</text:p>
          </table:table-cell>
          <table:table-cell office:value-type="string">
            <text:p>O</text:p>
          </table:table-cell>
          <table:table-cell office:value-type="string">
            <text:p>1st</text:p>
          </table:table-cell>
          <table:table-cell office:value-type="float" office:value="10">
            <text:p>10</text:p>
          </table:table-cell>
          <table:table-cell office:value-type="string">
            <text:p>r</text:p>
          </table:table-cell>
          <table:table-cell office:value-type="string">
            <text:p>=IF(E21="","",IF(K21="x","d",IF(K21="p","d",IF(AJ21="o","o",IF(E21="1st",AK21,IF(E21="2nd",AL21,AJ21))))))</text:p>
          </table:table-cell>
          <table:table-cell office:value-type="string">
            <text:p>=IF(C21=1,1,IF(E21="","",IF(I20="",I19+1,I20)))</text:p>
          </table:table-cell>
          <table:table-cell office:value-type="string">
            <text:p>=IF(E21="","",IF(E20="",1,1+J20))</text:p>
          </table:table-cell>
          <table:table-cell office:value-type="string"/>
          <table:table-cell office:value-type="string"/>
          <table:table-cell office:value-type="string"/>
          <table:table-cell office:value-type="string">
            <text:p>=IF(G21="?",CONCAT(AQ21,"Q ",AR21,":",TEXT(AS2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1="t","o",IF(E22="1st","o","d"))</text:p>
          </table:table-cell>
          <table:table-cell office:value-type="string">
            <text:p>=IF((F21-F22)&lt;=1,"d",IF((F21-F22)&gt;F21/3,"o","d"))</text:p>
          </table:table-cell>
          <table:table-cell office:value-type="string">
            <text:p>=IF((F21-F22)&lt;=1,"d",IF((F21-F22)&gt;=F21/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2">
            <text:p>2</text:p>
          </table:table-cell>
          <table:table-cell office:value-type="float" office:value="13">
            <text:p>13</text:p>
          </table:table-cell>
          <table:table-cell office:value-type="float" office:value="29">
            <text:p>29</text:p>
          </table:table-cell>
          <table:table-cell office:value-type="float" office:value="33">
            <text:p>33</text:p>
          </table:table-cell>
          <table:table-cell office:value-type="string"/>
          <table:table-cell office:value-type="float" office:value="8">
            <text:p>8</text:p>
          </table:table-cell>
          <table:table-cell office:value-type="string">
            <text:p>Rush</text:p>
          </table:table-cell>
          <table:table-cell office:value-type="string">
            <text:p>Sione Vaki run for 8 yds to the CAL 25</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1="","",IF(AT22="",AV21,AT21-AT22))</text:p>
          </table:table-cell>
          <table:table-cell office:value-type="string">
            <text:p>=BE21=AV21</text:p>
          </table:table-cell>
        </table:table-row>
        <table:table-row>
          <table:table-cell office:value-type="float" office:value="5">
            <text:p>5</text:p>
          </table:table-cell>
          <table:table-cell office:value-type="string">
            <text:p>UTH</text:p>
          </table:table-cell>
          <table:table-cell office:value-type="string">
            <text:p>=IF(A21=A22,C21+1,1)</text:p>
          </table:table-cell>
          <table:table-cell office:value-type="string">
            <text:p>O</text:p>
          </table:table-cell>
          <table:table-cell office:value-type="string">
            <text:p>2nd</text:p>
          </table:table-cell>
          <table:table-cell office:value-type="float" office:value="2">
            <text:p>2</text:p>
          </table:table-cell>
          <table:table-cell office:value-type="string">
            <text:p>r</text:p>
          </table:table-cell>
          <table:table-cell office:value-type="string">
            <text:p>=IF(E22="","",IF(K22="x","d",IF(K22="p","d",IF(AJ22="o","o",IF(E22="1st",AK22,IF(E22="2nd",AL22,AJ22))))))</text:p>
          </table:table-cell>
          <table:table-cell office:value-type="string">
            <text:p>=IF(C22=1,1,IF(E22="","",IF(I21="",I20+1,I21)))</text:p>
          </table:table-cell>
          <table:table-cell office:value-type="string">
            <text:p>=IF(E22="","",IF(E21="",1,1+J21))</text:p>
          </table:table-cell>
          <table:table-cell office:value-type="string"/>
          <table:table-cell office:value-type="string"/>
          <table:table-cell office:value-type="string"/>
          <table:table-cell office:value-type="string">
            <text:p>=IF(G22="?",CONCAT(AQ22,"Q ",AR22,":",TEXT(AS2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2="t","o",IF(E23="1st","o","d"))</text:p>
          </table:table-cell>
          <table:table-cell office:value-type="string">
            <text:p>=IF((F22-F23)&lt;=1,"d",IF((F22-F23)&gt;F22/3,"o","d"))</text:p>
          </table:table-cell>
          <table:table-cell office:value-type="string">
            <text:p>=IF((F22-F23)&lt;=1,"d",IF((F22-F23)&gt;=F22/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2">
            <text:p>2</text:p>
          </table:table-cell>
          <table:table-cell office:value-type="float" office:value="13">
            <text:p>13</text:p>
          </table:table-cell>
          <table:table-cell office:value-type="float" office:value="29">
            <text:p>29</text:p>
          </table:table-cell>
          <table:table-cell office:value-type="float" office:value="25">
            <text:p>25</text:p>
          </table:table-cell>
          <table:table-cell office:value-type="string"/>
          <table:table-cell office:value-type="float" office:value="9">
            <text:p>9</text:p>
          </table:table-cell>
          <table:table-cell office:value-type="string">
            <text:p>Rush</text:p>
          </table:table-cell>
          <table:table-cell office:value-type="string">
            <text:p>Ja'Quinden Jackson run for 9 yds to the CAL 16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2="","",IF(AT23="",AV22,AT22-AT23))</text:p>
          </table:table-cell>
          <table:table-cell office:value-type="string">
            <text:p>=BE22=AV22</text:p>
          </table:table-cell>
        </table:table-row>
        <table:table-row>
          <table:table-cell office:value-type="float" office:value="5">
            <text:p>5</text:p>
          </table:table-cell>
          <table:table-cell office:value-type="string">
            <text:p>UTH</text:p>
          </table:table-cell>
          <table:table-cell office:value-type="string">
            <text:p>=IF(A22=A23,C22+1,1)</text:p>
          </table:table-cell>
          <table:table-cell office:value-type="string">
            <text:p>O</text:p>
          </table:table-cell>
          <table:table-cell office:value-type="string">
            <text:p>1st</text:p>
          </table:table-cell>
          <table:table-cell office:value-type="float" office:value="10">
            <text:p>10</text:p>
          </table:table-cell>
          <table:table-cell office:value-type="string">
            <text:p>r</text:p>
          </table:table-cell>
          <table:table-cell office:value-type="string">
            <text:p>=IF(E23="","",IF(K23="x","d",IF(K23="p","d",IF(AJ23="o","o",IF(E23="1st",AK23,IF(E23="2nd",AL23,AJ23))))))</text:p>
          </table:table-cell>
          <table:table-cell office:value-type="string">
            <text:p>=IF(C23=1,1,IF(E23="","",IF(I22="",I21+1,I22)))</text:p>
          </table:table-cell>
          <table:table-cell office:value-type="string">
            <text:p>=IF(E23="","",IF(E22="",1,1+J22))</text:p>
          </table:table-cell>
          <table:table-cell office:value-type="string"/>
          <table:table-cell office:value-type="string"/>
          <table:table-cell office:value-type="string"/>
          <table:table-cell office:value-type="string">
            <text:p>=IF(G23="?",CONCAT(AQ23,"Q ",AR23,":",TEXT(AS23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3="t","o",IF(E24="1st","o","d"))</text:p>
          </table:table-cell>
          <table:table-cell office:value-type="string">
            <text:p>=IF((F23-F24)&lt;=1,"d",IF((F23-F24)&gt;F23/3,"o","d"))</text:p>
          </table:table-cell>
          <table:table-cell office:value-type="string">
            <text:p>=IF((F23-F24)&lt;=1,"d",IF((F23-F24)&gt;=F23/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2">
            <text:p>2</text:p>
          </table:table-cell>
          <table:table-cell office:value-type="float" office:value="13">
            <text:p>13</text:p>
          </table:table-cell>
          <table:table-cell office:value-type="float" office:value="29">
            <text:p>29</text:p>
          </table:table-cell>
          <table:table-cell office:value-type="float" office:value="16">
            <text:p>16</text:p>
          </table:table-cell>
          <table:table-cell office:value-type="string"/>
          <table:table-cell office:value-type="float" office:value="0">
            <text:p>0</text:p>
          </table:table-cell>
          <table:table-cell office:value-type="string">
            <text:p>Rush</text:p>
          </table:table-cell>
          <table:table-cell office:value-type="string">
            <text:p>run for no gain to the CAL 16</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3="","",IF(AT24="",AV23,AT23-AT24))</text:p>
          </table:table-cell>
          <table:table-cell office:value-type="string">
            <text:p>=BE23=AV23</text:p>
          </table:table-cell>
        </table:table-row>
        <table:table-row>
          <table:table-cell office:value-type="float" office:value="5">
            <text:p>5</text:p>
          </table:table-cell>
          <table:table-cell office:value-type="string">
            <text:p>UTH</text:p>
          </table:table-cell>
          <table:table-cell office:value-type="string">
            <text:p>=IF(A23=A24,C23+1,1)</text:p>
          </table:table-cell>
          <table:table-cell office:value-type="string">
            <text:p>O</text:p>
          </table:table-cell>
          <table:table-cell office:value-type="string">
            <text:p>2nd</text:p>
          </table:table-cell>
          <table:table-cell office:value-type="float" office:value="10">
            <text:p>10</text:p>
          </table:table-cell>
          <table:table-cell office:value-type="string">
            <text:p>r</text:p>
          </table:table-cell>
          <table:table-cell office:value-type="string">
            <text:p>=IF(E24="","",IF(K24="x","d",IF(K24="p","d",IF(AJ24="o","o",IF(E24="1st",AK24,IF(E24="2nd",AL24,AJ24))))))</text:p>
          </table:table-cell>
          <table:table-cell office:value-type="string">
            <text:p>=IF(C24=1,1,IF(E24="","",IF(I23="",I22+1,I23)))</text:p>
          </table:table-cell>
          <table:table-cell office:value-type="string">
            <text:p>=IF(E24="","",IF(E23="",1,1+J23))</text:p>
          </table:table-cell>
          <table:table-cell office:value-type="string"/>
          <table:table-cell office:value-type="string"/>
          <table:table-cell office:value-type="string"/>
          <table:table-cell office:value-type="string">
            <text:p>=IF(G24="?",CONCAT(AQ24,"Q ",AR24,":",TEXT(AS24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4="t","o",IF(E25="1st","o","d"))</text:p>
          </table:table-cell>
          <table:table-cell office:value-type="string">
            <text:p>=IF((F24-F25)&lt;=1,"d",IF((F24-F25)&gt;F24/3,"o","d"))</text:p>
          </table:table-cell>
          <table:table-cell office:value-type="string">
            <text:p>=IF((F24-F25)&lt;=1,"d",IF((F24-F25)&gt;=F24/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2">
            <text:p>2</text:p>
          </table:table-cell>
          <table:table-cell office:value-type="float" office:value="13">
            <text:p>13</text:p>
          </table:table-cell>
          <table:table-cell office:value-type="float" office:value="29">
            <text:p>29</text:p>
          </table:table-cell>
          <table:table-cell office:value-type="float" office:value="16">
            <text:p>16</text:p>
          </table:table-cell>
          <table:table-cell office:value-type="string"/>
          <table:table-cell office:value-type="float" office:value="3">
            <text:p>3</text:p>
          </table:table-cell>
          <table:table-cell office:value-type="string">
            <text:p>Rush</text:p>
          </table:table-cell>
          <table:table-cell office:value-type="string">
            <text:p>Bryson Barnes run for 3 yds to the CAL 13</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4="","",IF(AT25="",AV24,AT24-AT25))</text:p>
          </table:table-cell>
          <table:table-cell office:value-type="string">
            <text:p>=BE24=AV24</text:p>
          </table:table-cell>
        </table:table-row>
        <table:table-row>
          <table:table-cell office:value-type="float" office:value="5">
            <text:p>5</text:p>
          </table:table-cell>
          <table:table-cell office:value-type="string">
            <text:p>UTH</text:p>
          </table:table-cell>
          <table:table-cell office:value-type="string">
            <text:p>=IF(A24=A25,C24+1,1)</text:p>
          </table:table-cell>
          <table:table-cell office:value-type="string">
            <text:p>O</text:p>
          </table:table-cell>
          <table:table-cell office:value-type="string">
            <text:p>3rd</text:p>
          </table:table-cell>
          <table:table-cell office:value-type="float" office:value="7">
            <text:p>7</text:p>
          </table:table-cell>
          <table:table-cell office:value-type="string">
            <text:p>p</text:p>
          </table:table-cell>
          <table:table-cell office:value-type="string">
            <text:p>=IF(E25="","",IF(K25="x","d",IF(K25="p","d",IF(AJ25="o","o",IF(E25="1st",AK25,IF(E25="2nd",AL25,AJ25))))))</text:p>
          </table:table-cell>
          <table:table-cell office:value-type="string">
            <text:p>=IF(C25=1,1,IF(E25="","",IF(I24="",I23+1,I24)))</text:p>
          </table:table-cell>
          <table:table-cell office:value-type="string">
            <text:p>=IF(E25="","",IF(E24="",1,1+J24))</text:p>
          </table:table-cell>
          <table:table-cell office:value-type="string"/>
          <table:table-cell office:value-type="string"/>
          <table:table-cell office:value-type="string"/>
          <table:table-cell office:value-type="string">
            <text:p>=IF(G25="?",CONCAT(AQ25,"Q ",AR25,":",TEXT(AS25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5="t","o",IF(E26="1st","o","d"))</text:p>
          </table:table-cell>
          <table:table-cell office:value-type="string">
            <text:p>=IF((F25-F26)&lt;=1,"d",IF((F25-F26)&gt;F25/3,"o","d"))</text:p>
          </table:table-cell>
          <table:table-cell office:value-type="string">
            <text:p>=IF((F25-F26)&lt;=1,"d",IF((F25-F26)&gt;=F25/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2">
            <text:p>2</text:p>
          </table:table-cell>
          <table:table-cell office:value-type="float" office:value="13">
            <text:p>13</text:p>
          </table:table-cell>
          <table:table-cell office:value-type="float" office:value="29">
            <text:p>29</text:p>
          </table:table-cell>
          <table:table-cell office:value-type="float" office:value="13">
            <text:p>13</text:p>
          </table:table-cell>
          <table:table-cell office:value-type="string"/>
          <table:table-cell office:value-type="float" office:value="8">
            <text:p>8</text:p>
          </table:table-cell>
          <table:table-cell office:value-type="string">
            <text:p>Pass Reception</text:p>
          </table:table-cell>
          <table:table-cell office:value-type="string">
            <text:p>Bryson Barnes pass complete to Mikey Matthews for 8 yds to the CAL 5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5="","",IF(AT26="",AV25,AT25-AT26))</text:p>
          </table:table-cell>
          <table:table-cell office:value-type="string">
            <text:p>=BE25=AV25</text:p>
          </table:table-cell>
        </table:table-row>
        <table:table-row>
          <table:table-cell office:value-type="float" office:value="5">
            <text:p>5</text:p>
          </table:table-cell>
          <table:table-cell office:value-type="string">
            <text:p>UTH</text:p>
          </table:table-cell>
          <table:table-cell office:value-type="string">
            <text:p>=IF(A25=A26,C25+1,1)</text:p>
          </table:table-cell>
          <table:table-cell office:value-type="string">
            <text:p>O</text:p>
          </table:table-cell>
          <table:table-cell office:value-type="string">
            <text:p>1st</text:p>
          </table:table-cell>
          <table:table-cell office:value-type="float" office:value="5">
            <text:p>5</text:p>
          </table:table-cell>
          <table:table-cell office:value-type="string">
            <text:p>r</text:p>
          </table:table-cell>
          <table:table-cell office:value-type="string">
            <text:p>=IF(E26="","",IF(K26="x","d",IF(K26="p","d",IF(AJ26="o","o",IF(E26="1st",AK26,IF(E26="2nd",AL26,AJ26))))))</text:p>
          </table:table-cell>
          <table:table-cell office:value-type="string">
            <text:p>=IF(C26=1,1,IF(E26="","",IF(I25="",I24+1,I25)))</text:p>
          </table:table-cell>
          <table:table-cell office:value-type="string">
            <text:p>=IF(E26="","",IF(E25="",1,1+J25))</text:p>
          </table:table-cell>
          <table:table-cell office:value-type="string"/>
          <table:table-cell office:value-type="string"/>
          <table:table-cell office:value-type="string"/>
          <table:table-cell office:value-type="string">
            <text:p>=IF(G26="?",CONCAT(AQ26,"Q ",AR26,":",TEXT(AS26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6="t","o",IF(E27="1st","o","d"))</text:p>
          </table:table-cell>
          <table:table-cell office:value-type="string">
            <text:p>=IF((F26-F27)&lt;=1,"d",IF((F26-F27)&gt;F26/3,"o","d"))</text:p>
          </table:table-cell>
          <table:table-cell office:value-type="string">
            <text:p>=IF((F26-F27)&lt;=1,"d",IF((F26-F27)&gt;=F26/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2">
            <text:p>2</text:p>
          </table:table-cell>
          <table:table-cell office:value-type="float" office:value="13">
            <text:p>13</text:p>
          </table:table-cell>
          <table:table-cell office:value-type="float" office:value="29">
            <text:p>29</text:p>
          </table:table-cell>
          <table:table-cell office:value-type="float" office:value="5">
            <text:p>5</text:p>
          </table:table-cell>
          <table:table-cell office:value-type="string"/>
          <table:table-cell office:value-type="float" office:value="2">
            <text:p>2</text:p>
          </table:table-cell>
          <table:table-cell office:value-type="string">
            <text:p>Rush</text:p>
          </table:table-cell>
          <table:table-cell office:value-type="string">
            <text:p>Ja'Quinden Jackson run for 2 yds to the CAL 3</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6="","",IF(AT27="",AV26,AT26-AT27))</text:p>
          </table:table-cell>
          <table:table-cell office:value-type="string">
            <text:p>=BE26=AV26</text:p>
          </table:table-cell>
        </table:table-row>
        <table:table-row>
          <table:table-cell office:value-type="float" office:value="5">
            <text:p>5</text:p>
          </table:table-cell>
          <table:table-cell office:value-type="string">
            <text:p>UTH</text:p>
          </table:table-cell>
          <table:table-cell office:value-type="string">
            <text:p>=IF(A26=A27,C26+1,1)</text:p>
          </table:table-cell>
          <table:table-cell office:value-type="string">
            <text:p>O</text:p>
          </table:table-cell>
          <table:table-cell office:value-type="string">
            <text:p>2nd</text:p>
          </table:table-cell>
          <table:table-cell office:value-type="float" office:value="3">
            <text:p>3</text:p>
          </table:table-cell>
          <table:table-cell office:value-type="string">
            <text:p>r</text:p>
          </table:table-cell>
          <table:table-cell office:value-type="string">
            <text:p>=IF(E27="","",IF(K27="x","d",IF(K27="p","d",IF(AJ27="o","o",IF(E27="1st",AK27,IF(E27="2nd",AL27,AJ27))))))</text:p>
          </table:table-cell>
          <table:table-cell office:value-type="string">
            <text:p>=IF(C27=1,1,IF(E27="","",IF(I26="",I25+1,I26)))</text:p>
          </table:table-cell>
          <table:table-cell office:value-type="string">
            <text:p>=IF(E27="","",IF(E26="",1,1+J26))</text:p>
          </table:table-cell>
          <table:table-cell office:value-type="string">
            <text:p>t</text:p>
          </table:table-cell>
          <table:table-cell office:value-type="string"/>
          <table:table-cell office:value-type="string"/>
          <table:table-cell office:value-type="string">
            <text:p>=IF(G27="?",CONCAT(AQ27,"Q ",AR27,":",TEXT(AS27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7="t","o",IF(E28="1st","o","d"))</text:p>
          </table:table-cell>
          <table:table-cell office:value-type="string">
            <text:p>=IF((F27-F28)&lt;=1,"d",IF((F27-F28)&gt;F27/3,"o","d"))</text:p>
          </table:table-cell>
          <table:table-cell office:value-type="string">
            <text:p>=IF((F27-F28)&lt;=1,"d",IF((F27-F28)&gt;=F27/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7">
            <text:p>7</text:p>
          </table:table-cell>
          <table:table-cell office:value-type="float" office:value="56">
            <text:p>56</text:p>
          </table:table-cell>
          <table:table-cell office:value-type="float" office:value="3">
            <text:p>3</text:p>
          </table:table-cell>
          <table:table-cell office:value-type="string"/>
          <table:table-cell office:value-type="float" office:value="3">
            <text:p>3</text:p>
          </table:table-cell>
          <table:table-cell office:value-type="string">
            <text:p>Rushing Touchdown</text:p>
          </table:table-cell>
          <table:table-cell office:value-type="string">
            <text:p>Ja'Quinden Jackson run for 3 yds for a TD (Cole Becker KICK)</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7="","",IF(AT28="",AV27,AT27-AT28))</text:p>
          </table:table-cell>
          <table:table-cell office:value-type="string">
            <text:p>=BE27=AV27</text:p>
          </table:table-cell>
        </table:table-row>
        <table:table-row>
          <table:table-cell office:value-type="float" office:value="5">
            <text:p>5</text:p>
          </table:table-cell>
          <table:table-cell office:value-type="string">
            <text:p>UTH</text:p>
          </table:table-cell>
          <table:table-cell office:value-type="string">
            <text:p>=IF(A27=A28,C27+1,1)</text:p>
          </table:table-cell>
          <table:table-cell office:value-type="string">
            <text:p>O</text:p>
          </table:table-cell>
          <table:table-cell office:value-type="string"/>
          <table:table-cell office:value-type="string"/>
          <table:table-cell office:value-type="string"/>
          <table:table-cell office:value-type="string">
            <text:p>=IF(E28="","",IF(K28="x","d",IF(K28="p","d",IF(AJ28="o","o",IF(E28="1st",AK28,IF(E28="2nd",AL28,AJ28))))))</text:p>
          </table:table-cell>
          <table:table-cell office:value-type="string">
            <text:p>=IF(C28=1,1,IF(E28="","",IF(I27="",I26+1,I27)))</text:p>
          </table:table-cell>
          <table:table-cell office:value-type="string">
            <text:p>=IF(E28="","",IF(E27="",1,1+J27))</text:p>
          </table:table-cell>
          <table:table-cell office:value-type="string"/>
          <table:table-cell office:value-type="string"/>
          <table:table-cell office:value-type="string"/>
          <table:table-cell office:value-type="string">
            <text:p>=IF(G28="?",CONCAT(AQ28,"Q ",AR28,":",TEXT(AS28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8="t","o",IF(E29="1st","o","d"))</text:p>
          </table:table-cell>
          <table:table-cell office:value-type="string">
            <text:p>=IF((F28-F29)&lt;=1,"d",IF((F28-F29)&gt;F28/3,"o","d"))</text:p>
          </table:table-cell>
          <table:table-cell office:value-type="string">
            <text:p>=IF((F28-F29)&lt;=1,"d",IF((F28-F29)&gt;=F28/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28="","",IF(AT29="",AV28,AT28-AT29))</text:p>
          </table:table-cell>
          <table:table-cell office:value-type="string">
            <text:p>=BE28=AV28</text:p>
          </table:table-cell>
        </table:table-row>
        <table:table-row>
          <table:table-cell office:value-type="float" office:value="5">
            <text:p>5</text:p>
          </table:table-cell>
          <table:table-cell office:value-type="string">
            <text:p>UTH</text:p>
          </table:table-cell>
          <table:table-cell office:value-type="string">
            <text:p>=IF(A28=A29,C28+1,1)</text:p>
          </table:table-cell>
          <table:table-cell office:value-type="string">
            <text:p>O</text:p>
          </table:table-cell>
          <table:table-cell office:value-type="string">
            <text:p>1st</text:p>
          </table:table-cell>
          <table:table-cell office:value-type="float" office:value="10">
            <text:p>10</text:p>
          </table:table-cell>
          <table:table-cell office:value-type="string">
            <text:p>r</text:p>
          </table:table-cell>
          <table:table-cell office:value-type="string">
            <text:p>=IF(E29="","",IF(K29="x","d",IF(K29="p","d",IF(AJ29="o","o",IF(E29="1st",AK29,IF(E29="2nd",AL29,AJ29))))))</text:p>
          </table:table-cell>
          <table:table-cell office:value-type="string">
            <text:p>=IF(C29=1,1,IF(E29="","",IF(I28="",I27+1,I28)))</text:p>
          </table:table-cell>
          <table:table-cell office:value-type="string">
            <text:p>=IF(E29="","",IF(E28="",1,1+J28))</text:p>
          </table:table-cell>
          <table:table-cell office:value-type="string"/>
          <table:table-cell office:value-type="string"/>
          <table:table-cell office:value-type="string"/>
          <table:table-cell office:value-type="string">
            <text:p>=IF(G29="?",CONCAT(AQ29,"Q ",AR29,":",TEXT(AS29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9="t","o",IF(E30="1st","o","d"))</text:p>
          </table:table-cell>
          <table:table-cell office:value-type="string">
            <text:p>=IF((F29-F30)&lt;=1,"d",IF((F29-F30)&gt;F29/3,"o","d"))</text:p>
          </table:table-cell>
          <table:table-cell office:value-type="string">
            <text:p>=IF((F29-F30)&lt;=1,"d",IF((F29-F30)&gt;=F29/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6">
            <text:p>6</text:p>
          </table:table-cell>
          <table:table-cell office:value-type="float" office:value="39">
            <text:p>39</text:p>
          </table:table-cell>
          <table:table-cell office:value-type="float" office:value="89">
            <text:p>89</text:p>
          </table:table-cell>
          <table:table-cell office:value-type="string"/>
          <table:table-cell office:value-type="float" office:value="5">
            <text:p>5</text:p>
          </table:table-cell>
          <table:table-cell office:value-type="string">
            <text:p>Rush</text:p>
          </table:table-cell>
          <table:table-cell office:value-type="string">
            <text:p>Ja'Quinden Jackson run for 5 yds to the UTAH 16</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9="","",IF(AT30="",AV29,AT29-AT30))</text:p>
          </table:table-cell>
          <table:table-cell office:value-type="string">
            <text:p>=BE29=AV29</text:p>
          </table:table-cell>
        </table:table-row>
        <table:table-row>
          <table:table-cell office:value-type="float" office:value="5">
            <text:p>5</text:p>
          </table:table-cell>
          <table:table-cell office:value-type="string">
            <text:p>UTH</text:p>
          </table:table-cell>
          <table:table-cell office:value-type="string">
            <text:p>=IF(A29=A30,C29+1,1)</text:p>
          </table:table-cell>
          <table:table-cell office:value-type="string">
            <text:p>O</text:p>
          </table:table-cell>
          <table:table-cell office:value-type="string">
            <text:p>2nd</text:p>
          </table:table-cell>
          <table:table-cell office:value-type="float" office:value="5">
            <text:p>5</text:p>
          </table:table-cell>
          <table:table-cell office:value-type="string">
            <text:p>r</text:p>
          </table:table-cell>
          <table:table-cell office:value-type="string">
            <text:p>=IF(E30="","",IF(K30="x","d",IF(K30="p","d",IF(AJ30="o","o",IF(E30="1st",AK30,IF(E30="2nd",AL30,AJ30))))))</text:p>
          </table:table-cell>
          <table:table-cell office:value-type="string">
            <text:p>=IF(C30=1,1,IF(E30="","",IF(I29="",I28+1,I29)))</text:p>
          </table:table-cell>
          <table:table-cell office:value-type="string">
            <text:p>=IF(E30="","",IF(E29="",1,1+J29))</text:p>
          </table:table-cell>
          <table:table-cell office:value-type="string"/>
          <table:table-cell office:value-type="string"/>
          <table:table-cell office:value-type="string"/>
          <table:table-cell office:value-type="string">
            <text:p>=IF(G30="?",CONCAT(AQ30,"Q ",AR30,":",TEXT(AS30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0="t","o",IF(E31="1st","o","d"))</text:p>
          </table:table-cell>
          <table:table-cell office:value-type="string">
            <text:p>=IF((F30-F31)&lt;=1,"d",IF((F30-F31)&gt;F30/3,"o","d"))</text:p>
          </table:table-cell>
          <table:table-cell office:value-type="string">
            <text:p>=IF((F30-F31)&lt;=1,"d",IF((F30-F31)&gt;=F30/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6">
            <text:p>6</text:p>
          </table:table-cell>
          <table:table-cell office:value-type="float" office:value="39">
            <text:p>39</text:p>
          </table:table-cell>
          <table:table-cell office:value-type="float" office:value="84">
            <text:p>84</text:p>
          </table:table-cell>
          <table:table-cell office:value-type="string"/>
          <table:table-cell office:value-type="float" office:value="5">
            <text:p>5</text:p>
          </table:table-cell>
          <table:table-cell office:value-type="string">
            <text:p>Rush</text:p>
          </table:table-cell>
          <table:table-cell office:value-type="string">
            <text:p>Sione Vaki run for 5 yds to the UTAH 21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0="","",IF(AT31="",AV30,AT30-AT31))</text:p>
          </table:table-cell>
          <table:table-cell office:value-type="string">
            <text:p>=BE30=AV30</text:p>
          </table:table-cell>
        </table:table-row>
        <table:table-row>
          <table:table-cell office:value-type="float" office:value="5">
            <text:p>5</text:p>
          </table:table-cell>
          <table:table-cell office:value-type="string">
            <text:p>UTH</text:p>
          </table:table-cell>
          <table:table-cell office:value-type="string">
            <text:p>=IF(A30=A31,C30+1,1)</text:p>
          </table:table-cell>
          <table:table-cell office:value-type="string">
            <text:p>O</text:p>
          </table:table-cell>
          <table:table-cell office:value-type="string">
            <text:p>1st</text:p>
          </table:table-cell>
          <table:table-cell office:value-type="float" office:value="10">
            <text:p>10</text:p>
          </table:table-cell>
          <table:table-cell office:value-type="string">
            <text:p>p</text:p>
          </table:table-cell>
          <table:table-cell office:value-type="string">
            <text:p>=IF(E31="","",IF(K31="x","d",IF(K31="p","d",IF(AJ31="o","o",IF(E31="1st",AK31,IF(E31="2nd",AL31,AJ31))))))</text:p>
          </table:table-cell>
          <table:table-cell office:value-type="string">
            <text:p>=IF(C31=1,1,IF(E31="","",IF(I30="",I29+1,I30)))</text:p>
          </table:table-cell>
          <table:table-cell office:value-type="string">
            <text:p>=IF(E31="","",IF(E30="",1,1+J30))</text:p>
          </table:table-cell>
          <table:table-cell office:value-type="string"/>
          <table:table-cell office:value-type="string"/>
          <table:table-cell office:value-type="string"/>
          <table:table-cell office:value-type="string">
            <text:p>=IF(G31="?",CONCAT(AQ31,"Q ",AR31,":",TEXT(AS3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1="t","o",IF(E32="1st","o","d"))</text:p>
          </table:table-cell>
          <table:table-cell office:value-type="string">
            <text:p>=IF((F31-F32)&lt;=1,"d",IF((F31-F32)&gt;F31/3,"o","d"))</text:p>
          </table:table-cell>
          <table:table-cell office:value-type="string">
            <text:p>=IF((F31-F32)&lt;=1,"d",IF((F31-F32)&gt;=F31/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6">
            <text:p>6</text:p>
          </table:table-cell>
          <table:table-cell office:value-type="float" office:value="39">
            <text:p>39</text:p>
          </table:table-cell>
          <table:table-cell office:value-type="float" office:value="79">
            <text:p>79</text:p>
          </table:table-cell>
          <table:table-cell office:value-type="string"/>
          <table:table-cell office:value-type="float" office:value="5">
            <text:p>5</text:p>
          </table:table-cell>
          <table:table-cell office:value-type="string">
            <text:p>Pass Reception</text:p>
          </table:table-cell>
          <table:table-cell office:value-type="string">
            <text:p>Bryson Barnes pass complete to Mikey Matthews for 5 yds to the UTAH 26</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1="","",IF(AT32="",AV31,AT31-AT32))</text:p>
          </table:table-cell>
          <table:table-cell office:value-type="string">
            <text:p>=BE31=AV31</text:p>
          </table:table-cell>
        </table:table-row>
        <table:table-row>
          <table:table-cell office:value-type="float" office:value="5">
            <text:p>5</text:p>
          </table:table-cell>
          <table:table-cell office:value-type="string">
            <text:p>UTH</text:p>
          </table:table-cell>
          <table:table-cell office:value-type="string">
            <text:p>=IF(A31=A32,C31+1,1)</text:p>
          </table:table-cell>
          <table:table-cell office:value-type="string">
            <text:p>O</text:p>
          </table:table-cell>
          <table:table-cell office:value-type="string">
            <text:p>2nd</text:p>
          </table:table-cell>
          <table:table-cell office:value-type="float" office:value="5">
            <text:p>5</text:p>
          </table:table-cell>
          <table:table-cell office:value-type="string">
            <text:p>r</text:p>
          </table:table-cell>
          <table:table-cell office:value-type="string">
            <text:p>=IF(E32="","",IF(K32="x","d",IF(K32="p","d",IF(AJ32="o","o",IF(E32="1st",AK32,IF(E32="2nd",AL32,AJ32))))))</text:p>
          </table:table-cell>
          <table:table-cell office:value-type="string">
            <text:p>=IF(C32=1,1,IF(E32="","",IF(I31="",I30+1,I31)))</text:p>
          </table:table-cell>
          <table:table-cell office:value-type="string">
            <text:p>=IF(E32="","",IF(E31="",1,1+J31))</text:p>
          </table:table-cell>
          <table:table-cell office:value-type="string"/>
          <table:table-cell office:value-type="string"/>
          <table:table-cell office:value-type="string"/>
          <table:table-cell office:value-type="string">
            <text:p>=IF(G32="?",CONCAT(AQ32,"Q ",AR32,":",TEXT(AS3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2="t","o",IF(E33="1st","o","d"))</text:p>
          </table:table-cell>
          <table:table-cell office:value-type="string">
            <text:p>=IF((F32-F33)&lt;=1,"d",IF((F32-F33)&gt;F32/3,"o","d"))</text:p>
          </table:table-cell>
          <table:table-cell office:value-type="string">
            <text:p>=IF((F32-F33)&lt;=1,"d",IF((F32-F33)&gt;=F32/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6">
            <text:p>6</text:p>
          </table:table-cell>
          <table:table-cell office:value-type="float" office:value="39">
            <text:p>39</text:p>
          </table:table-cell>
          <table:table-cell office:value-type="float" office:value="74">
            <text:p>74</text:p>
          </table:table-cell>
          <table:table-cell office:value-type="string"/>
          <table:table-cell office:value-type="float" office:value="1">
            <text:p>1</text:p>
          </table:table-cell>
          <table:table-cell office:value-type="string">
            <text:p>Rush</text:p>
          </table:table-cell>
          <table:table-cell office:value-type="string">
            <text:p>Ja'Quinden Jackson run for 1 yd to the UTAH 27</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2="","",IF(AT33="",AV32,AT32-AT33))</text:p>
          </table:table-cell>
          <table:table-cell office:value-type="string">
            <text:p>=BE32=AV32</text:p>
          </table:table-cell>
        </table:table-row>
        <table:table-row>
          <table:table-cell office:value-type="float" office:value="5">
            <text:p>5</text:p>
          </table:table-cell>
          <table:table-cell office:value-type="string">
            <text:p>UTH</text:p>
          </table:table-cell>
          <table:table-cell office:value-type="string">
            <text:p>=IF(A32=A33,C32+1,1)</text:p>
          </table:table-cell>
          <table:table-cell office:value-type="string">
            <text:p>O</text:p>
          </table:table-cell>
          <table:table-cell office:value-type="string">
            <text:p>3rd</text:p>
          </table:table-cell>
          <table:table-cell office:value-type="float" office:value="4">
            <text:p>4</text:p>
          </table:table-cell>
          <table:table-cell office:value-type="string">
            <text:p>r</text:p>
          </table:table-cell>
          <table:table-cell office:value-type="string">
            <text:p>=IF(E33="","",IF(K33="x","d",IF(K33="p","d",IF(AJ33="o","o",IF(E33="1st",AK33,IF(E33="2nd",AL33,AJ33))))))</text:p>
          </table:table-cell>
          <table:table-cell office:value-type="string">
            <text:p>=IF(C33=1,1,IF(E33="","",IF(I32="",I31+1,I32)))</text:p>
          </table:table-cell>
          <table:table-cell office:value-type="string">
            <text:p>=IF(E33="","",IF(E32="",1,1+J32))</text:p>
          </table:table-cell>
          <table:table-cell office:value-type="string"/>
          <table:table-cell office:value-type="string"/>
          <table:table-cell office:value-type="string"/>
          <table:table-cell office:value-type="string">
            <text:p>=IF(G33="?",CONCAT(AQ33,"Q ",AR33,":",TEXT(AS33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3="t","o",IF(E34="1st","o","d"))</text:p>
          </table:table-cell>
          <table:table-cell office:value-type="string">
            <text:p>=IF((F33-F34)&lt;=1,"d",IF((F33-F34)&gt;F33/3,"o","d"))</text:p>
          </table:table-cell>
          <table:table-cell office:value-type="string">
            <text:p>=IF((F33-F34)&lt;=1,"d",IF((F33-F34)&gt;=F33/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6">
            <text:p>6</text:p>
          </table:table-cell>
          <table:table-cell office:value-type="float" office:value="39">
            <text:p>39</text:p>
          </table:table-cell>
          <table:table-cell office:value-type="float" office:value="73">
            <text:p>73</text:p>
          </table:table-cell>
          <table:table-cell office:value-type="string"/>
          <table:table-cell office:value-type="float" office:value="11">
            <text:p>11</text:p>
          </table:table-cell>
          <table:table-cell office:value-type="string">
            <text:p>Rush</text:p>
          </table:table-cell>
          <table:table-cell office:value-type="string">
            <text:p>Bryson Barnes run for 11 yds to the UTAH 38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3="","",IF(AT34="",AV33,AT33-AT34))</text:p>
          </table:table-cell>
          <table:table-cell office:value-type="string">
            <text:p>=BE33=AV33</text:p>
          </table:table-cell>
        </table:table-row>
        <table:table-row>
          <table:table-cell office:value-type="float" office:value="5">
            <text:p>5</text:p>
          </table:table-cell>
          <table:table-cell office:value-type="string">
            <text:p>UTH</text:p>
          </table:table-cell>
          <table:table-cell office:value-type="string">
            <text:p>=IF(A33=A34,C33+1,1)</text:p>
          </table:table-cell>
          <table:table-cell office:value-type="string">
            <text:p>O</text:p>
          </table:table-cell>
          <table:table-cell office:value-type="string">
            <text:p>1st</text:p>
          </table:table-cell>
          <table:table-cell office:value-type="float" office:value="10">
            <text:p>10</text:p>
          </table:table-cell>
          <table:table-cell office:value-type="string">
            <text:p>r</text:p>
          </table:table-cell>
          <table:table-cell office:value-type="string">
            <text:p>=IF(E34="","",IF(K34="x","d",IF(K34="p","d",IF(AJ34="o","o",IF(E34="1st",AK34,IF(E34="2nd",AL34,AJ34))))))</text:p>
          </table:table-cell>
          <table:table-cell office:value-type="string">
            <text:p>=IF(C34=1,1,IF(E34="","",IF(I33="",I32+1,I33)))</text:p>
          </table:table-cell>
          <table:table-cell office:value-type="string">
            <text:p>=IF(E34="","",IF(E33="",1,1+J33))</text:p>
          </table:table-cell>
          <table:table-cell office:value-type="string"/>
          <table:table-cell office:value-type="string"/>
          <table:table-cell office:value-type="string"/>
          <table:table-cell office:value-type="string">
            <text:p>=IF(G34="?",CONCAT(AQ34,"Q ",AR34,":",TEXT(AS34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4="t","o",IF(E35="1st","o","d"))</text:p>
          </table:table-cell>
          <table:table-cell office:value-type="string">
            <text:p>=IF((F34-F35)&lt;=1,"d",IF((F34-F35)&gt;F34/3,"o","d"))</text:p>
          </table:table-cell>
          <table:table-cell office:value-type="string">
            <text:p>=IF((F34-F35)&lt;=1,"d",IF((F34-F35)&gt;=F34/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6">
            <text:p>6</text:p>
          </table:table-cell>
          <table:table-cell office:value-type="float" office:value="39">
            <text:p>39</text:p>
          </table:table-cell>
          <table:table-cell office:value-type="float" office:value="62">
            <text:p>62</text:p>
          </table:table-cell>
          <table:table-cell office:value-type="string"/>
          <table:table-cell office:value-type="float" office:value="8">
            <text:p>8</text:p>
          </table:table-cell>
          <table:table-cell office:value-type="string">
            <text:p>Rush</text:p>
          </table:table-cell>
          <table:table-cell office:value-type="string">
            <text:p>Bryson Barnes run for 8 yds to the UTAH 46</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4="","",IF(AT35="",AV34,AT34-AT35))</text:p>
          </table:table-cell>
          <table:table-cell office:value-type="string">
            <text:p>=BE34=AV34</text:p>
          </table:table-cell>
        </table:table-row>
        <table:table-row>
          <table:table-cell office:value-type="float" office:value="5">
            <text:p>5</text:p>
          </table:table-cell>
          <table:table-cell office:value-type="string">
            <text:p>UTH</text:p>
          </table:table-cell>
          <table:table-cell office:value-type="string">
            <text:p>=IF(A34=A35,C34+1,1)</text:p>
          </table:table-cell>
          <table:table-cell office:value-type="string">
            <text:p>O</text:p>
          </table:table-cell>
          <table:table-cell office:value-type="string">
            <text:p>2nd</text:p>
          </table:table-cell>
          <table:table-cell office:value-type="float" office:value="2">
            <text:p>2</text:p>
          </table:table-cell>
          <table:table-cell office:value-type="string">
            <text:p>p</text:p>
          </table:table-cell>
          <table:table-cell office:value-type="string">
            <text:p>=IF(E35="","",IF(K35="x","d",IF(K35="p","d",IF(AJ35="o","o",IF(E35="1st",AK35,IF(E35="2nd",AL35,AJ35))))))</text:p>
          </table:table-cell>
          <table:table-cell office:value-type="string">
            <text:p>=IF(C35=1,1,IF(E35="","",IF(I34="",I33+1,I34)))</text:p>
          </table:table-cell>
          <table:table-cell office:value-type="string">
            <text:p>=IF(E35="","",IF(E34="",1,1+J34))</text:p>
          </table:table-cell>
          <table:table-cell office:value-type="string"/>
          <table:table-cell office:value-type="string"/>
          <table:table-cell office:value-type="string"/>
          <table:table-cell office:value-type="string">
            <text:p>=IF(G35="?",CONCAT(AQ35,"Q ",AR35,":",TEXT(AS35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5="t","o",IF(E36="1st","o","d"))</text:p>
          </table:table-cell>
          <table:table-cell office:value-type="string">
            <text:p>=IF((F35-F36)&lt;=1,"d",IF((F35-F36)&gt;F35/3,"o","d"))</text:p>
          </table:table-cell>
          <table:table-cell office:value-type="string">
            <text:p>=IF((F35-F36)&lt;=1,"d",IF((F35-F36)&gt;=F35/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6">
            <text:p>6</text:p>
          </table:table-cell>
          <table:table-cell office:value-type="float" office:value="39">
            <text:p>39</text:p>
          </table:table-cell>
          <table:table-cell office:value-type="float" office:value="54">
            <text:p>54</text:p>
          </table:table-cell>
          <table:table-cell office:value-type="string"/>
          <table:table-cell office:value-type="float" office:value="2">
            <text:p>2</text:p>
          </table:table-cell>
          <table:table-cell office:value-type="string">
            <text:p>Pass Reception</text:p>
          </table:table-cell>
          <table:table-cell office:value-type="string">
            <text:p>Bryson Barnes pass complete to Emery Simmons for 2 yds to the UTAH 48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5="","",IF(AT36="",AV35,AT35-AT36))</text:p>
          </table:table-cell>
          <table:table-cell office:value-type="string">
            <text:p>=BE35=AV35</text:p>
          </table:table-cell>
        </table:table-row>
        <table:table-row>
          <table:table-cell office:value-type="float" office:value="5">
            <text:p>5</text:p>
          </table:table-cell>
          <table:table-cell office:value-type="string">
            <text:p>UTH</text:p>
          </table:table-cell>
          <table:table-cell office:value-type="string">
            <text:p>=IF(A35=A36,C35+1,1)</text:p>
          </table:table-cell>
          <table:table-cell office:value-type="string">
            <text:p>O</text:p>
          </table:table-cell>
          <table:table-cell office:value-type="string">
            <text:p>1st</text:p>
          </table:table-cell>
          <table:table-cell office:value-type="float" office:value="10">
            <text:p>10</text:p>
          </table:table-cell>
          <table:table-cell office:value-type="string">
            <text:p>r</text:p>
          </table:table-cell>
          <table:table-cell office:value-type="string">
            <text:p>=IF(E36="","",IF(K36="x","d",IF(K36="p","d",IF(AJ36="o","o",IF(E36="1st",AK36,IF(E36="2nd",AL36,AJ36))))))</text:p>
          </table:table-cell>
          <table:table-cell office:value-type="string">
            <text:p>=IF(C36=1,1,IF(E36="","",IF(I35="",I34+1,I35)))</text:p>
          </table:table-cell>
          <table:table-cell office:value-type="string">
            <text:p>=IF(E36="","",IF(E35="",1,1+J35))</text:p>
          </table:table-cell>
          <table:table-cell office:value-type="string"/>
          <table:table-cell office:value-type="string"/>
          <table:table-cell office:value-type="string"/>
          <table:table-cell office:value-type="string">
            <text:p>=IF(G36="?",CONCAT(AQ36,"Q ",AR36,":",TEXT(AS36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6="t","o",IF(E37="1st","o","d"))</text:p>
          </table:table-cell>
          <table:table-cell office:value-type="string">
            <text:p>=IF((F36-F37)&lt;=1,"d",IF((F36-F37)&gt;F36/3,"o","d"))</text:p>
          </table:table-cell>
          <table:table-cell office:value-type="string">
            <text:p>=IF((F36-F37)&lt;=1,"d",IF((F36-F37)&gt;=F36/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6">
            <text:p>6</text:p>
          </table:table-cell>
          <table:table-cell office:value-type="float" office:value="39">
            <text:p>39</text:p>
          </table:table-cell>
          <table:table-cell office:value-type="float" office:value="52">
            <text:p>52</text:p>
          </table:table-cell>
          <table:table-cell office:value-type="string"/>
          <table:table-cell office:value-type="float" office:value="8">
            <text:p>8</text:p>
          </table:table-cell>
          <table:table-cell office:value-type="string">
            <text:p>Rush</text:p>
          </table:table-cell>
          <table:table-cell office:value-type="string">
            <text:p>Sione Vaki run for 8 yds to the CAL 44</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6="","",IF(AT37="",AV36,AT36-AT37))</text:p>
          </table:table-cell>
          <table:table-cell office:value-type="string">
            <text:p>=BE36=AV36</text:p>
          </table:table-cell>
        </table:table-row>
        <table:table-row>
          <table:table-cell office:value-type="float" office:value="5">
            <text:p>5</text:p>
          </table:table-cell>
          <table:table-cell office:value-type="string">
            <text:p>UTH</text:p>
          </table:table-cell>
          <table:table-cell office:value-type="string">
            <text:p>=IF(A36=A37,C36+1,1)</text:p>
          </table:table-cell>
          <table:table-cell office:value-type="string">
            <text:p>O</text:p>
          </table:table-cell>
          <table:table-cell office:value-type="string">
            <text:p>2nd</text:p>
          </table:table-cell>
          <table:table-cell office:value-type="float" office:value="2">
            <text:p>2</text:p>
          </table:table-cell>
          <table:table-cell office:value-type="string">
            <text:p>p</text:p>
          </table:table-cell>
          <table:table-cell office:value-type="string">
            <text:p>=IF(E37="","",IF(K37="x","d",IF(K37="p","d",IF(AJ37="o","o",IF(E37="1st",AK37,IF(E37="2nd",AL37,AJ37))))))</text:p>
          </table:table-cell>
          <table:table-cell office:value-type="string">
            <text:p>=IF(C37=1,1,IF(E37="","",IF(I36="",I35+1,I36)))</text:p>
          </table:table-cell>
          <table:table-cell office:value-type="string">
            <text:p>=IF(E37="","",IF(E36="",1,1+J36))</text:p>
          </table:table-cell>
          <table:table-cell office:value-type="string"/>
          <table:table-cell office:value-type="string"/>
          <table:table-cell office:value-type="string"/>
          <table:table-cell office:value-type="string">
            <text:p>=IF(G37="?",CONCAT(AQ37,"Q ",AR37,":",TEXT(AS37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7="t","o",IF(E38="1st","o","d"))</text:p>
          </table:table-cell>
          <table:table-cell office:value-type="string">
            <text:p>=IF((F37-F38)&lt;=1,"d",IF((F37-F38)&gt;F37/3,"o","d"))</text:p>
          </table:table-cell>
          <table:table-cell office:value-type="string">
            <text:p>=IF((F37-F38)&lt;=1,"d",IF((F37-F38)&gt;=F37/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6">
            <text:p>6</text:p>
          </table:table-cell>
          <table:table-cell office:value-type="float" office:value="39">
            <text:p>39</text:p>
          </table:table-cell>
          <table:table-cell office:value-type="float" office:value="44">
            <text:p>44</text:p>
          </table:table-cell>
          <table:table-cell office:value-type="string"/>
          <table:table-cell office:value-type="float" office:value="0">
            <text:p>0</text:p>
          </table:table-cell>
          <table:table-cell office:value-type="string">
            <text:p>Pass Incompletion</text:p>
          </table:table-cell>
          <table:table-cell office:value-type="string">
            <text:p>Bryson Barnes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7="","",IF(AT38="",AV37,AT37-AT38))</text:p>
          </table:table-cell>
          <table:table-cell office:value-type="string">
            <text:p>=BE37=AV37</text:p>
          </table:table-cell>
        </table:table-row>
        <table:table-row>
          <table:table-cell office:value-type="float" office:value="5">
            <text:p>5</text:p>
          </table:table-cell>
          <table:table-cell office:value-type="string">
            <text:p>UTH</text:p>
          </table:table-cell>
          <table:table-cell office:value-type="string">
            <text:p>=IF(A37=A38,C37+1,1)</text:p>
          </table:table-cell>
          <table:table-cell office:value-type="string">
            <text:p>O</text:p>
          </table:table-cell>
          <table:table-cell office:value-type="string">
            <text:p>3rd</text:p>
          </table:table-cell>
          <table:table-cell office:value-type="float" office:value="2">
            <text:p>2</text:p>
          </table:table-cell>
          <table:table-cell office:value-type="string">
            <text:p>r</text:p>
          </table:table-cell>
          <table:table-cell office:value-type="string">
            <text:p>=IF(E38="","",IF(K38="x","d",IF(K38="p","d",IF(AJ38="o","o",IF(E38="1st",AK38,IF(E38="2nd",AL38,AJ38))))))</text:p>
          </table:table-cell>
          <table:table-cell office:value-type="string">
            <text:p>=IF(C38=1,1,IF(E38="","",IF(I37="",I36+1,I37)))</text:p>
          </table:table-cell>
          <table:table-cell office:value-type="string">
            <text:p>=IF(E38="","",IF(E37="",1,1+J37))</text:p>
          </table:table-cell>
          <table:table-cell office:value-type="string"/>
          <table:table-cell office:value-type="string"/>
          <table:table-cell office:value-type="string"/>
          <table:table-cell office:value-type="string">
            <text:p>=IF(G38="?",CONCAT(AQ38,"Q ",AR38,":",TEXT(AS38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8="t","o",IF(E39="1st","o","d"))</text:p>
          </table:table-cell>
          <table:table-cell office:value-type="string">
            <text:p>=IF((F38-F39)&lt;=1,"d",IF((F38-F39)&gt;F38/3,"o","d"))</text:p>
          </table:table-cell>
          <table:table-cell office:value-type="string">
            <text:p>=IF((F38-F39)&lt;=1,"d",IF((F38-F39)&gt;=F38/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1">
            <text:p>1</text:p>
          </table:table-cell>
          <table:table-cell office:value-type="float" office:value="28">
            <text:p>28</text:p>
          </table:table-cell>
          <table:table-cell office:value-type="float" office:value="44">
            <text:p>44</text:p>
          </table:table-cell>
          <table:table-cell office:value-type="string"/>
          <table:table-cell office:value-type="float" office:value="0">
            <text:p>0</text:p>
          </table:table-cell>
          <table:table-cell office:value-type="string">
            <text:p>Rush</text:p>
          </table:table-cell>
          <table:table-cell office:value-type="string">
            <text:p>Bryson Barnes run for no gain to the CAL 44</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8="","",IF(AT39="",AV38,AT38-AT39))</text:p>
          </table:table-cell>
          <table:table-cell office:value-type="string">
            <text:p>=BE38=AV38</text:p>
          </table:table-cell>
        </table:table-row>
        <table:table-row>
          <table:table-cell office:value-type="float" office:value="5">
            <text:p>5</text:p>
          </table:table-cell>
          <table:table-cell office:value-type="string">
            <text:p>UTH</text:p>
          </table:table-cell>
          <table:table-cell office:value-type="string">
            <text:p>=IF(A38=A39,C38+1,1)</text:p>
          </table:table-cell>
          <table:table-cell office:value-type="string">
            <text:p>O</text:p>
          </table:table-cell>
          <table:table-cell office:value-type="string">
            <text:p>4th</text:p>
          </table:table-cell>
          <table:table-cell office:value-type="float" office:value="2">
            <text:p>2</text:p>
          </table:table-cell>
          <table:table-cell office:value-type="string">
            <text:p>r</text:p>
          </table:table-cell>
          <table:table-cell office:value-type="string">
            <text:p>=IF(E39="","",IF(K39="x","d",IF(K39="p","d",IF(AJ39="o","o",IF(E39="1st",AK39,IF(E39="2nd",AL39,AJ39))))))</text:p>
          </table:table-cell>
          <table:table-cell office:value-type="string">
            <text:p>=IF(C39=1,1,IF(E39="","",IF(I38="",I37+1,I38)))</text:p>
          </table:table-cell>
          <table:table-cell office:value-type="string">
            <text:p>=IF(E39="","",IF(E38="",1,1+J38))</text:p>
          </table:table-cell>
          <table:table-cell office:value-type="string"/>
          <table:table-cell office:value-type="string"/>
          <table:table-cell office:value-type="string"/>
          <table:table-cell office:value-type="string">
            <text:p>=IF(G39="?",CONCAT(AQ39,"Q ",AR39,":",TEXT(AS39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9="t","o",IF(E40="1st","o","d"))</text:p>
          </table:table-cell>
          <table:table-cell office:value-type="string">
            <text:p>=IF((F39-F40)&lt;=1,"d",IF((F39-F40)&gt;F39/3,"o","d"))</text:p>
          </table:table-cell>
          <table:table-cell office:value-type="string">
            <text:p>=IF((F39-F40)&lt;=1,"d",IF((F39-F40)&gt;=F39/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1">
            <text:p>1</text:p>
          </table:table-cell>
          <table:table-cell office:value-type="float" office:value="28">
            <text:p>28</text:p>
          </table:table-cell>
          <table:table-cell office:value-type="float" office:value="44">
            <text:p>44</text:p>
          </table:table-cell>
          <table:table-cell office:value-type="string"/>
          <table:table-cell office:value-type="float" office:value="9">
            <text:p>9</text:p>
          </table:table-cell>
          <table:table-cell office:value-type="string">
            <text:p>Rush</text:p>
          </table:table-cell>
          <table:table-cell office:value-type="string">
            <text:p>run for 9 yds to the CAL 35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9="","",IF(AT40="",AV39,AT39-AT40))</text:p>
          </table:table-cell>
          <table:table-cell office:value-type="string">
            <text:p>=BE39=AV39</text:p>
          </table:table-cell>
        </table:table-row>
        <table:table-row>
          <table:table-cell office:value-type="float" office:value="5">
            <text:p>5</text:p>
          </table:table-cell>
          <table:table-cell office:value-type="string">
            <text:p>UTH</text:p>
          </table:table-cell>
          <table:table-cell office:value-type="string">
            <text:p>=IF(A39=A40,C39+1,1)</text:p>
          </table:table-cell>
          <table:table-cell office:value-type="string">
            <text:p>O</text:p>
          </table:table-cell>
          <table:table-cell office:value-type="string">
            <text:p>1st</text:p>
          </table:table-cell>
          <table:table-cell office:value-type="float" office:value="10">
            <text:p>10</text:p>
          </table:table-cell>
          <table:table-cell office:value-type="string">
            <text:p>p</text:p>
          </table:table-cell>
          <table:table-cell office:value-type="string">
            <text:p>=IF(E40="","",IF(K40="x","d",IF(K40="p","d",IF(AJ40="o","o",IF(E40="1st",AK40,IF(E40="2nd",AL40,AJ40))))))</text:p>
          </table:table-cell>
          <table:table-cell office:value-type="string">
            <text:p>=IF(C40=1,1,IF(E40="","",IF(I39="",I38+1,I39)))</text:p>
          </table:table-cell>
          <table:table-cell office:value-type="string">
            <text:p>=IF(E40="","",IF(E39="",1,1+J39))</text:p>
          </table:table-cell>
          <table:table-cell office:value-type="string"/>
          <table:table-cell office:value-type="string"/>
          <table:table-cell office:value-type="string"/>
          <table:table-cell office:value-type="string">
            <text:p>=IF(G40="?",CONCAT(AQ40,"Q ",AR40,":",TEXT(AS40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0="t","o",IF(E41="1st","o","d"))</text:p>
          </table:table-cell>
          <table:table-cell office:value-type="string">
            <text:p>=IF((F40-F41)&lt;=1,"d",IF((F40-F41)&gt;F40/3,"o","d"))</text:p>
          </table:table-cell>
          <table:table-cell office:value-type="string">
            <text:p>=IF((F40-F41)&lt;=1,"d",IF((F40-F41)&gt;=F40/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1">
            <text:p>1</text:p>
          </table:table-cell>
          <table:table-cell office:value-type="float" office:value="28">
            <text:p>28</text:p>
          </table:table-cell>
          <table:table-cell office:value-type="float" office:value="35">
            <text:p>35</text:p>
          </table:table-cell>
          <table:table-cell office:value-type="string"/>
          <table:table-cell office:value-type="float" office:value="9">
            <text:p>9</text:p>
          </table:table-cell>
          <table:table-cell office:value-type="string">
            <text:p>Pass Reception</text:p>
          </table:table-cell>
          <table:table-cell office:value-type="string">
            <text:p>Bryson Barnes pass complete to Money Parks for 9 yds to the CAL 26</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0="","",IF(AT41="",AV40,AT40-AT41))</text:p>
          </table:table-cell>
          <table:table-cell office:value-type="string">
            <text:p>=BE40=AV40</text:p>
          </table:table-cell>
        </table:table-row>
        <table:table-row>
          <table:table-cell office:value-type="float" office:value="5">
            <text:p>5</text:p>
          </table:table-cell>
          <table:table-cell office:value-type="string">
            <text:p>UTH</text:p>
          </table:table-cell>
          <table:table-cell office:value-type="string">
            <text:p>=IF(A40=A41,C40+1,1)</text:p>
          </table:table-cell>
          <table:table-cell office:value-type="string">
            <text:p>O</text:p>
          </table:table-cell>
          <table:table-cell office:value-type="string">
            <text:p>2nd</text:p>
          </table:table-cell>
          <table:table-cell office:value-type="float" office:value="1">
            <text:p>1</text:p>
          </table:table-cell>
          <table:table-cell office:value-type="string">
            <text:p>p</text:p>
          </table:table-cell>
          <table:table-cell office:value-type="string">
            <text:p>=IF(E41="","",IF(K41="x","d",IF(K41="p","d",IF(AJ41="o","o",IF(E41="1st",AK41,IF(E41="2nd",AL41,AJ41))))))</text:p>
          </table:table-cell>
          <table:table-cell office:value-type="string">
            <text:p>=IF(C41=1,1,IF(E41="","",IF(I40="",I39+1,I40)))</text:p>
          </table:table-cell>
          <table:table-cell office:value-type="string">
            <text:p>=IF(E41="","",IF(E40="",1,1+J40))</text:p>
          </table:table-cell>
          <table:table-cell office:value-type="string"/>
          <table:table-cell office:value-type="string"/>
          <table:table-cell office:value-type="string"/>
          <table:table-cell office:value-type="string">
            <text:p>=IF(G41="?",CONCAT(AQ41,"Q ",AR41,":",TEXT(AS4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1="t","o",IF(E42="1st","o","d"))</text:p>
          </table:table-cell>
          <table:table-cell office:value-type="string">
            <text:p>=IF((F41-F42)&lt;=1,"d",IF((F41-F42)&gt;F41/3,"o","d"))</text:p>
          </table:table-cell>
          <table:table-cell office:value-type="string">
            <text:p>=IF((F41-F42)&lt;=1,"d",IF((F41-F42)&gt;=F41/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1">
            <text:p>1</text:p>
          </table:table-cell>
          <table:table-cell office:value-type="float" office:value="28">
            <text:p>28</text:p>
          </table:table-cell>
          <table:table-cell office:value-type="float" office:value="26">
            <text:p>26</text:p>
          </table:table-cell>
          <table:table-cell office:value-type="string"/>
          <table:table-cell office:value-type="float" office:value="15">
            <text:p>15</text:p>
          </table:table-cell>
          <table:table-cell office:value-type="string">
            <text:p>Pass Reception</text:p>
          </table:table-cell>
          <table:table-cell office:value-type="string">
            <text:p>Bryson Barnes pass complete to Mikey Matthews for 15 yds to the CAL 11 for a 1ST down California Penalty, Personal Foul (Yards) to the CAL 6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1="","",IF(AT42="",AV41,AT41-AT42))</text:p>
          </table:table-cell>
          <table:table-cell office:value-type="string">
            <text:p>=BE41=AV41</text:p>
          </table:table-cell>
        </table:table-row>
        <table:table-row>
          <table:table-cell office:value-type="float" office:value="5">
            <text:p>5</text:p>
          </table:table-cell>
          <table:table-cell office:value-type="string">
            <text:p>UTH</text:p>
          </table:table-cell>
          <table:table-cell office:value-type="string">
            <text:p>=IF(A41=A42,C41+1,1)</text:p>
          </table:table-cell>
          <table:table-cell office:value-type="string">
            <text:p>O</text:p>
          </table:table-cell>
          <table:table-cell office:value-type="string">
            <text:p>1st</text:p>
          </table:table-cell>
          <table:table-cell office:value-type="float" office:value="5">
            <text:p>5</text:p>
          </table:table-cell>
          <table:table-cell office:value-type="string">
            <text:p>r</text:p>
          </table:table-cell>
          <table:table-cell office:value-type="string">
            <text:p>=IF(E42="","",IF(K42="x","d",IF(K42="p","d",IF(AJ42="o","o",IF(E42="1st",AK42,IF(E42="2nd",AL42,AJ42))))))</text:p>
          </table:table-cell>
          <table:table-cell office:value-type="string">
            <text:p>=IF(C42=1,1,IF(E42="","",IF(I41="",I40+1,I41)))</text:p>
          </table:table-cell>
          <table:table-cell office:value-type="string">
            <text:p>=IF(E42="","",IF(E41="",1,1+J41))</text:p>
          </table:table-cell>
          <table:table-cell office:value-type="string"/>
          <table:table-cell office:value-type="string"/>
          <table:table-cell office:value-type="string"/>
          <table:table-cell office:value-type="string">
            <text:p>=IF(G42="?",CONCAT(AQ42,"Q ",AR42,":",TEXT(AS4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2="t","o",IF(E43="1st","o","d"))</text:p>
          </table:table-cell>
          <table:table-cell office:value-type="string">
            <text:p>=IF((F42-F43)&lt;=1,"d",IF((F42-F43)&gt;F42/3,"o","d"))</text:p>
          </table:table-cell>
          <table:table-cell office:value-type="string">
            <text:p>=IF((F42-F43)&lt;=1,"d",IF((F42-F43)&gt;=F42/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0">
            <text:p>0</text:p>
          </table:table-cell>
          <table:table-cell office:value-type="float" office:value="35">
            <text:p>35</text:p>
          </table:table-cell>
          <table:table-cell office:value-type="float" office:value="5">
            <text:p>5</text:p>
          </table:table-cell>
          <table:table-cell office:value-type="string"/>
          <table:table-cell office:value-type="float" office:value="4">
            <text:p>4</text:p>
          </table:table-cell>
          <table:table-cell office:value-type="string">
            <text:p>Rush</text:p>
          </table:table-cell>
          <table:table-cell office:value-type="string">
            <text:p>Ja'Quinden Jackson run for 4 yds to the CAL 1</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2="","",IF(AT43="",AV42,AT42-AT43))</text:p>
          </table:table-cell>
          <table:table-cell office:value-type="string">
            <text:p>=BE42=AV42</text:p>
          </table:table-cell>
        </table:table-row>
        <table:table-row>
          <table:table-cell office:value-type="float" office:value="5">
            <text:p>5</text:p>
          </table:table-cell>
          <table:table-cell office:value-type="string">
            <text:p>UTH</text:p>
          </table:table-cell>
          <table:table-cell office:value-type="string">
            <text:p>=IF(A42=A43,C42+1,1)</text:p>
          </table:table-cell>
          <table:table-cell office:value-type="string">
            <text:p>O</text:p>
          </table:table-cell>
          <table:table-cell office:value-type="string">
            <text:p>2nd</text:p>
          </table:table-cell>
          <table:table-cell office:value-type="float" office:value="1">
            <text:p>1</text:p>
          </table:table-cell>
          <table:table-cell office:value-type="string">
            <text:p>r</text:p>
          </table:table-cell>
          <table:table-cell office:value-type="string">
            <text:p>=IF(E43="","",IF(K43="x","d",IF(K43="p","d",IF(AJ43="o","o",IF(E43="1st",AK43,IF(E43="2nd",AL43,AJ43))))))</text:p>
          </table:table-cell>
          <table:table-cell office:value-type="string">
            <text:p>=IF(C43=1,1,IF(E43="","",IF(I42="",I41+1,I42)))</text:p>
          </table:table-cell>
          <table:table-cell office:value-type="string">
            <text:p>=IF(E43="","",IF(E42="",1,1+J42))</text:p>
          </table:table-cell>
          <table:table-cell office:value-type="string">
            <text:p>t</text:p>
          </table:table-cell>
          <table:table-cell office:value-type="string"/>
          <table:table-cell office:value-type="string"/>
          <table:table-cell office:value-type="string">
            <text:p>=IF(G43="?",CONCAT(AQ43,"Q ",AR43,":",TEXT(AS43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3="t","o",IF(E44="1st","o","d"))</text:p>
          </table:table-cell>
          <table:table-cell office:value-type="string">
            <text:p>=IF((F43-F44)&lt;=1,"d",IF((F43-F44)&gt;F43/3,"o","d"))</text:p>
          </table:table-cell>
          <table:table-cell office:value-type="string">
            <text:p>=IF((F43-F44)&lt;=1,"d",IF((F43-F44)&gt;=F43/2,"o","d"))</text:p>
          </table:table-cell>
          <table:table-cell office:value-type="string"/>
          <table:table-cell office:value-type="float" office:value="14">
            <text:p>14</text:p>
          </table:table-cell>
          <table:table-cell office:value-type="float" office:value="7">
            <text:p>7</text:p>
          </table:table-cell>
          <table:table-cell office:value-type="string"/>
          <table:table-cell office:value-type="float" office:value="2">
            <text:p>2</text:p>
          </table:table-cell>
          <table:table-cell office:value-type="float" office:value="0">
            <text:p>0</text:p>
          </table:table-cell>
          <table:table-cell office:value-type="float" office:value="26">
            <text:p>26</text:p>
          </table:table-cell>
          <table:table-cell office:value-type="float" office:value="1">
            <text:p>1</text:p>
          </table:table-cell>
          <table:table-cell office:value-type="string"/>
          <table:table-cell office:value-type="float" office:value="1">
            <text:p>1</text:p>
          </table:table-cell>
          <table:table-cell office:value-type="string">
            <text:p>Rushing Touchdown</text:p>
          </table:table-cell>
          <table:table-cell office:value-type="string">
            <text:p>Sione Vaki 1 Yd Run (Cole Becker Kick)</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3="","",IF(AT44="",AV43,AT43-AT44))</text:p>
          </table:table-cell>
          <table:table-cell office:value-type="string">
            <text:p>=BE43=AV43</text:p>
          </table:table-cell>
        </table:table-row>
        <table:table-row>
          <table:table-cell office:value-type="float" office:value="5">
            <text:p>5</text:p>
          </table:table-cell>
          <table:table-cell office:value-type="string">
            <text:p>UTH</text:p>
          </table:table-cell>
          <table:table-cell office:value-type="string">
            <text:p>=IF(A43=A44,C43+1,1)</text:p>
          </table:table-cell>
          <table:table-cell office:value-type="string">
            <text:p>O</text:p>
          </table:table-cell>
          <table:table-cell office:value-type="string"/>
          <table:table-cell office:value-type="string"/>
          <table:table-cell office:value-type="string"/>
          <table:table-cell office:value-type="string">
            <text:p>=IF(E44="","",IF(K44="x","d",IF(K44="p","d",IF(AJ44="o","o",IF(E44="1st",AK44,IF(E44="2nd",AL44,AJ44))))))</text:p>
          </table:table-cell>
          <table:table-cell office:value-type="string">
            <text:p>=IF(C44=1,1,IF(E44="","",IF(I43="",I42+1,I43)))</text:p>
          </table:table-cell>
          <table:table-cell office:value-type="string">
            <text:p>=IF(E44="","",IF(E43="",1,1+J43))</text:p>
          </table:table-cell>
          <table:table-cell office:value-type="string"/>
          <table:table-cell office:value-type="string"/>
          <table:table-cell office:value-type="string"/>
          <table:table-cell office:value-type="string">
            <text:p>=IF(G44="?",CONCAT(AQ44,"Q ",AR44,":",TEXT(AS44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4="t","o",IF(E45="1st","o","d"))</text:p>
          </table:table-cell>
          <table:table-cell office:value-type="string">
            <text:p>=IF((F44-F45)&lt;=1,"d",IF((F44-F45)&gt;F44/3,"o","d"))</text:p>
          </table:table-cell>
          <table:table-cell office:value-type="string">
            <text:p>=IF((F44-F45)&lt;=1,"d",IF((F44-F45)&gt;=F44/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44="","",IF(AT45="",AV44,AT44-AT45))</text:p>
          </table:table-cell>
          <table:table-cell office:value-type="string">
            <text:p>=BE44=AV44</text:p>
          </table:table-cell>
        </table:table-row>
        <table:table-row>
          <table:table-cell office:value-type="float" office:value="5">
            <text:p>5</text:p>
          </table:table-cell>
          <table:table-cell office:value-type="string">
            <text:p>UTH</text:p>
          </table:table-cell>
          <table:table-cell office:value-type="string">
            <text:p>=IF(A44=A45,C44+1,1)</text:p>
          </table:table-cell>
          <table:table-cell office:value-type="string">
            <text:p>O</text:p>
          </table:table-cell>
          <table:table-cell office:value-type="string">
            <text:p>1st</text:p>
          </table:table-cell>
          <table:table-cell office:value-type="float" office:value="10">
            <text:p>10</text:p>
          </table:table-cell>
          <table:table-cell office:value-type="string">
            <text:p>p</text:p>
          </table:table-cell>
          <table:table-cell office:value-type="string">
            <text:p>=IF(E45="","",IF(K45="x","d",IF(K45="p","d",IF(AJ45="o","o",IF(E45="1st",AK45,IF(E45="2nd",AL45,AJ45))))))</text:p>
          </table:table-cell>
          <table:table-cell office:value-type="string">
            <text:p>=IF(C45=1,1,IF(E45="","",IF(I44="",I43+1,I44)))</text:p>
          </table:table-cell>
          <table:table-cell office:value-type="string">
            <text:p>=IF(E45="","",IF(E44="",1,1+J44))</text:p>
          </table:table-cell>
          <table:table-cell office:value-type="string"/>
          <table:table-cell office:value-type="string"/>
          <table:table-cell office:value-type="string"/>
          <table:table-cell office:value-type="string">
            <text:p>=IF(G45="?",CONCAT(AQ45,"Q ",AR45,":",TEXT(AS45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5="t","o",IF(E46="1st","o","d"))</text:p>
          </table:table-cell>
          <table:table-cell office:value-type="string">
            <text:p>=IF((F45-F46)&lt;=1,"d",IF((F45-F46)&gt;F45/3,"o","d"))</text:p>
          </table:table-cell>
          <table:table-cell office:value-type="string">
            <text:p>=IF((F45-F46)&lt;=1,"d",IF((F45-F46)&gt;=F45/2,"o","d"))</text:p>
          </table:table-cell>
          <table:table-cell office:value-type="string"/>
          <table:table-cell office:value-type="float" office:value="14">
            <text:p>14</text:p>
          </table:table-cell>
          <table:table-cell office:value-type="float" office:value="7">
            <text:p>7</text:p>
          </table:table-cell>
          <table:table-cell office:value-type="string"/>
          <table:table-cell office:value-type="float" office:value="3">
            <text:p>3</text:p>
          </table:table-cell>
          <table:table-cell office:value-type="float" office:value="15">
            <text:p>15</text:p>
          </table:table-cell>
          <table:table-cell office:value-type="float" office:value="0">
            <text:p>0</text:p>
          </table:table-cell>
          <table:table-cell office:value-type="float" office:value="75">
            <text:p>75</text:p>
          </table:table-cell>
          <table:table-cell office:value-type="string"/>
          <table:table-cell office:value-type="float" office:value="17">
            <text:p>17</text:p>
          </table:table-cell>
          <table:table-cell office:value-type="string">
            <text:p>Pass Reception</text:p>
          </table:table-cell>
          <table:table-cell office:value-type="string">
            <text:p>Bryson Barnes pass complete to Devaughn Vele for 17 yds to the UTAH 42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5="","",IF(AT46="",AV45,AT45-AT46))</text:p>
          </table:table-cell>
          <table:table-cell office:value-type="string">
            <text:p>=BE45=AV45</text:p>
          </table:table-cell>
        </table:table-row>
        <table:table-row>
          <table:table-cell office:value-type="float" office:value="5">
            <text:p>5</text:p>
          </table:table-cell>
          <table:table-cell office:value-type="string">
            <text:p>UTH</text:p>
          </table:table-cell>
          <table:table-cell office:value-type="string">
            <text:p>=IF(A45=A46,C45+1,1)</text:p>
          </table:table-cell>
          <table:table-cell office:value-type="string">
            <text:p>O</text:p>
          </table:table-cell>
          <table:table-cell office:value-type="string">
            <text:p>1st</text:p>
          </table:table-cell>
          <table:table-cell office:value-type="float" office:value="10">
            <text:p>10</text:p>
          </table:table-cell>
          <table:table-cell office:value-type="string">
            <text:p>r</text:p>
          </table:table-cell>
          <table:table-cell office:value-type="string">
            <text:p>=IF(E46="","",IF(K46="x","d",IF(K46="p","d",IF(AJ46="o","o",IF(E46="1st",AK46,IF(E46="2nd",AL46,AJ46))))))</text:p>
          </table:table-cell>
          <table:table-cell office:value-type="string">
            <text:p>=IF(C46=1,1,IF(E46="","",IF(I45="",I44+1,I45)))</text:p>
          </table:table-cell>
          <table:table-cell office:value-type="string">
            <text:p>=IF(E46="","",IF(E45="",1,1+J45))</text:p>
          </table:table-cell>
          <table:table-cell office:value-type="string"/>
          <table:table-cell office:value-type="string"/>
          <table:table-cell office:value-type="string"/>
          <table:table-cell office:value-type="string">
            <text:p>=IF(G46="?",CONCAT(AQ46,"Q ",AR46,":",TEXT(AS46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6="t","o",IF(E47="1st","o","d"))</text:p>
          </table:table-cell>
          <table:table-cell office:value-type="string">
            <text:p>=IF((F46-F47)&lt;=1,"d",IF((F46-F47)&gt;F46/3,"o","d"))</text:p>
          </table:table-cell>
          <table:table-cell office:value-type="string">
            <text:p>=IF((F46-F47)&lt;=1,"d",IF((F46-F47)&gt;=F46/2,"o","d"))</text:p>
          </table:table-cell>
          <table:table-cell office:value-type="string"/>
          <table:table-cell office:value-type="float" office:value="14">
            <text:p>14</text:p>
          </table:table-cell>
          <table:table-cell office:value-type="float" office:value="7">
            <text:p>7</text:p>
          </table:table-cell>
          <table:table-cell office:value-type="string"/>
          <table:table-cell office:value-type="float" office:value="3">
            <text:p>3</text:p>
          </table:table-cell>
          <table:table-cell office:value-type="float" office:value="15">
            <text:p>15</text:p>
          </table:table-cell>
          <table:table-cell office:value-type="float" office:value="0">
            <text:p>0</text:p>
          </table:table-cell>
          <table:table-cell office:value-type="float" office:value="58">
            <text:p>58</text:p>
          </table:table-cell>
          <table:table-cell office:value-type="string"/>
          <table:table-cell office:value-type="float" office:value="3">
            <text:p>3</text:p>
          </table:table-cell>
          <table:table-cell office:value-type="string">
            <text:p>Rush</text:p>
          </table:table-cell>
          <table:table-cell office:value-type="string">
            <text:p>Ja'Quinden Jackson run for 3 yds to the UTAH 45</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6="","",IF(AT47="",AV46,AT46-AT47))</text:p>
          </table:table-cell>
          <table:table-cell office:value-type="string">
            <text:p>=BE46=AV46</text:p>
          </table:table-cell>
        </table:table-row>
        <table:table-row>
          <table:table-cell office:value-type="float" office:value="5">
            <text:p>5</text:p>
          </table:table-cell>
          <table:table-cell office:value-type="string">
            <text:p>UTH</text:p>
          </table:table-cell>
          <table:table-cell office:value-type="string">
            <text:p>=IF(A46=A47,C46+1,1)</text:p>
          </table:table-cell>
          <table:table-cell office:value-type="string">
            <text:p>O</text:p>
          </table:table-cell>
          <table:table-cell office:value-type="string">
            <text:p>2nd</text:p>
          </table:table-cell>
          <table:table-cell office:value-type="float" office:value="7">
            <text:p>7</text:p>
          </table:table-cell>
          <table:table-cell office:value-type="string">
            <text:p>r</text:p>
          </table:table-cell>
          <table:table-cell office:value-type="string">
            <text:p>=IF(E47="","",IF(K47="x","d",IF(K47="p","d",IF(AJ47="o","o",IF(E47="1st",AK47,IF(E47="2nd",AL47,AJ47))))))</text:p>
          </table:table-cell>
          <table:table-cell office:value-type="string">
            <text:p>=IF(C47=1,1,IF(E47="","",IF(I46="",I45+1,I46)))</text:p>
          </table:table-cell>
          <table:table-cell office:value-type="string">
            <text:p>=IF(E47="","",IF(E46="",1,1+J46))</text:p>
          </table:table-cell>
          <table:table-cell office:value-type="string"/>
          <table:table-cell office:value-type="string"/>
          <table:table-cell office:value-type="string"/>
          <table:table-cell office:value-type="string">
            <text:p>=IF(G47="?",CONCAT(AQ47,"Q ",AR47,":",TEXT(AS47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7="t","o",IF(E48="1st","o","d"))</text:p>
          </table:table-cell>
          <table:table-cell office:value-type="string">
            <text:p>=IF((F47-F48)&lt;=1,"d",IF((F47-F48)&gt;F47/3,"o","d"))</text:p>
          </table:table-cell>
          <table:table-cell office:value-type="string">
            <text:p>=IF((F47-F48)&lt;=1,"d",IF((F47-F48)&gt;=F47/2,"o","d"))</text:p>
          </table:table-cell>
          <table:table-cell office:value-type="string"/>
          <table:table-cell office:value-type="float" office:value="14">
            <text:p>14</text:p>
          </table:table-cell>
          <table:table-cell office:value-type="float" office:value="7">
            <text:p>7</text:p>
          </table:table-cell>
          <table:table-cell office:value-type="string"/>
          <table:table-cell office:value-type="float" office:value="3">
            <text:p>3</text:p>
          </table:table-cell>
          <table:table-cell office:value-type="float" office:value="15">
            <text:p>15</text:p>
          </table:table-cell>
          <table:table-cell office:value-type="float" office:value="0">
            <text:p>0</text:p>
          </table:table-cell>
          <table:table-cell office:value-type="float" office:value="55">
            <text:p>55</text:p>
          </table:table-cell>
          <table:table-cell office:value-type="string"/>
          <table:table-cell office:value-type="float" office:value="2">
            <text:p>2</text:p>
          </table:table-cell>
          <table:table-cell office:value-type="string">
            <text:p>Rush</text:p>
          </table:table-cell>
          <table:table-cell office:value-type="string">
            <text:p>Sione Vaki run for 2 yds to the UTAH 47</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7="","",IF(AT48="",AV47,AT47-AT48))</text:p>
          </table:table-cell>
          <table:table-cell office:value-type="string">
            <text:p>=BE47=AV47</text:p>
          </table:table-cell>
        </table:table-row>
        <table:table-row>
          <table:table-cell office:value-type="float" office:value="5">
            <text:p>5</text:p>
          </table:table-cell>
          <table:table-cell office:value-type="string">
            <text:p>UTH</text:p>
          </table:table-cell>
          <table:table-cell office:value-type="string">
            <text:p>=IF(A47=A48,C47+1,1)</text:p>
          </table:table-cell>
          <table:table-cell office:value-type="string">
            <text:p>O</text:p>
          </table:table-cell>
          <table:table-cell office:value-type="string">
            <text:p>3rd</text:p>
          </table:table-cell>
          <table:table-cell office:value-type="float" office:value="5">
            <text:p>5</text:p>
          </table:table-cell>
          <table:table-cell office:value-type="string">
            <text:p>p</text:p>
          </table:table-cell>
          <table:table-cell office:value-type="string">
            <text:p>=IF(E48="","",IF(K48="x","d",IF(K48="p","d",IF(AJ48="o","o",IF(E48="1st",AK48,IF(E48="2nd",AL48,AJ48))))))</text:p>
          </table:table-cell>
          <table:table-cell office:value-type="string">
            <text:p>=IF(C48=1,1,IF(E48="","",IF(I47="",I46+1,I47)))</text:p>
          </table:table-cell>
          <table:table-cell office:value-type="string">
            <text:p>=IF(E48="","",IF(E47="",1,1+J47))</text:p>
          </table:table-cell>
          <table:table-cell office:value-type="string"/>
          <table:table-cell office:value-type="string"/>
          <table:table-cell office:value-type="string"/>
          <table:table-cell office:value-type="string">
            <text:p>=IF(G48="?",CONCAT(AQ48,"Q ",AR48,":",TEXT(AS48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8="t","o",IF(E49="1st","o","d"))</text:p>
          </table:table-cell>
          <table:table-cell office:value-type="string">
            <text:p>=IF((F48-F49)&lt;=1,"d",IF((F48-F49)&gt;F48/3,"o","d"))</text:p>
          </table:table-cell>
          <table:table-cell office:value-type="string">
            <text:p>=IF((F48-F49)&lt;=1,"d",IF((F48-F49)&gt;=F48/2,"o","d"))</text:p>
          </table:table-cell>
          <table:table-cell office:value-type="string"/>
          <table:table-cell office:value-type="float" office:value="14">
            <text:p>14</text:p>
          </table:table-cell>
          <table:table-cell office:value-type="float" office:value="7">
            <text:p>7</text:p>
          </table:table-cell>
          <table:table-cell office:value-type="string"/>
          <table:table-cell office:value-type="float" office:value="3">
            <text:p>3</text:p>
          </table:table-cell>
          <table:table-cell office:value-type="float" office:value="15">
            <text:p>15</text:p>
          </table:table-cell>
          <table:table-cell office:value-type="float" office:value="0">
            <text:p>0</text:p>
          </table:table-cell>
          <table:table-cell office:value-type="float" office:value="53">
            <text:p>53</text:p>
          </table:table-cell>
          <table:table-cell office:value-type="string"/>
          <table:table-cell office:value-type="float" office:value="41">
            <text:p>41</text:p>
          </table:table-cell>
          <table:table-cell office:value-type="string">
            <text:p>Pass Reception</text:p>
          </table:table-cell>
          <table:table-cell office:value-type="string">
            <text:p>Bryson Barnes pass complete to Munir McClain for 41 yds to the CAL 12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8="","",IF(AT49="",AV48,AT48-AT49))</text:p>
          </table:table-cell>
          <table:table-cell office:value-type="string">
            <text:p>=BE48=AV48</text:p>
          </table:table-cell>
        </table:table-row>
        <table:table-row>
          <table:table-cell office:value-type="float" office:value="5">
            <text:p>5</text:p>
          </table:table-cell>
          <table:table-cell office:value-type="string">
            <text:p>UTH</text:p>
          </table:table-cell>
          <table:table-cell office:value-type="string">
            <text:p>=IF(A48=A49,C48+1,1)</text:p>
          </table:table-cell>
          <table:table-cell office:value-type="string">
            <text:p>O</text:p>
          </table:table-cell>
          <table:table-cell office:value-type="string">
            <text:p>1st</text:p>
          </table:table-cell>
          <table:table-cell office:value-type="float" office:value="10">
            <text:p>10</text:p>
          </table:table-cell>
          <table:table-cell office:value-type="string">
            <text:p>p</text:p>
          </table:table-cell>
          <table:table-cell office:value-type="string">
            <text:p>=IF(E49="","",IF(K49="x","d",IF(K49="p","d",IF(AJ49="o","o",IF(E49="1st",AK49,IF(E49="2nd",AL49,AJ49))))))</text:p>
          </table:table-cell>
          <table:table-cell office:value-type="string">
            <text:p>=IF(C49=1,1,IF(E49="","",IF(I48="",I47+1,I48)))</text:p>
          </table:table-cell>
          <table:table-cell office:value-type="string">
            <text:p>=IF(E49="","",IF(E48="",1,1+J48))</text:p>
          </table:table-cell>
          <table:table-cell office:value-type="string"/>
          <table:table-cell office:value-type="string"/>
          <table:table-cell office:value-type="string"/>
          <table:table-cell office:value-type="string">
            <text:p>=IF(G49="?",CONCAT(AQ49,"Q ",AR49,":",TEXT(AS49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9="t","o",IF(E50="1st","o","d"))</text:p>
          </table:table-cell>
          <table:table-cell office:value-type="string">
            <text:p>=IF((F49-F50)&lt;=1,"d",IF((F49-F50)&gt;F49/3,"o","d"))</text:p>
          </table:table-cell>
          <table:table-cell office:value-type="string">
            <text:p>=IF((F49-F50)&lt;=1,"d",IF((F49-F50)&gt;=F49/2,"o","d"))</text:p>
          </table:table-cell>
          <table:table-cell office:value-type="string"/>
          <table:table-cell office:value-type="float" office:value="14">
            <text:p>14</text:p>
          </table:table-cell>
          <table:table-cell office:value-type="float" office:value="7">
            <text:p>7</text:p>
          </table:table-cell>
          <table:table-cell office:value-type="string"/>
          <table:table-cell office:value-type="float" office:value="3">
            <text:p>3</text:p>
          </table:table-cell>
          <table:table-cell office:value-type="float" office:value="15">
            <text:p>15</text:p>
          </table:table-cell>
          <table:table-cell office:value-type="float" office:value="0">
            <text:p>0</text:p>
          </table:table-cell>
          <table:table-cell office:value-type="float" office:value="12">
            <text:p>12</text:p>
          </table:table-cell>
          <table:table-cell office:value-type="string"/>
          <table:table-cell office:value-type="float" office:value="3">
            <text:p>3</text:p>
          </table:table-cell>
          <table:table-cell office:value-type="string">
            <text:p>Pass Reception</text:p>
          </table:table-cell>
          <table:table-cell office:value-type="string">
            <text:p>Bryson Barnes pass complete to Ja'Quinden Jackson for 3 yds to the CAL 9</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9="","",IF(AT50="",AV49,AT49-AT50))</text:p>
          </table:table-cell>
          <table:table-cell office:value-type="string">
            <text:p>=BE49=AV49</text:p>
          </table:table-cell>
        </table:table-row>
        <table:table-row>
          <table:table-cell office:value-type="float" office:value="5">
            <text:p>5</text:p>
          </table:table-cell>
          <table:table-cell office:value-type="string">
            <text:p>UTH</text:p>
          </table:table-cell>
          <table:table-cell office:value-type="string">
            <text:p>=IF(A49=A50,C49+1,1)</text:p>
          </table:table-cell>
          <table:table-cell office:value-type="string">
            <text:p>O</text:p>
          </table:table-cell>
          <table:table-cell office:value-type="string">
            <text:p>2nd</text:p>
          </table:table-cell>
          <table:table-cell office:value-type="float" office:value="7">
            <text:p>7</text:p>
          </table:table-cell>
          <table:table-cell office:value-type="string">
            <text:p>r</text:p>
          </table:table-cell>
          <table:table-cell office:value-type="string">
            <text:p>=IF(E50="","",IF(K50="x","d",IF(K50="p","d",IF(AJ50="o","o",IF(E50="1st",AK50,IF(E50="2nd",AL50,AJ50))))))</text:p>
          </table:table-cell>
          <table:table-cell office:value-type="string">
            <text:p>=IF(C50=1,1,IF(E50="","",IF(I49="",I48+1,I49)))</text:p>
          </table:table-cell>
          <table:table-cell office:value-type="string">
            <text:p>=IF(E50="","",IF(E49="",1,1+J49))</text:p>
          </table:table-cell>
          <table:table-cell office:value-type="string"/>
          <table:table-cell office:value-type="string"/>
          <table:table-cell office:value-type="string"/>
          <table:table-cell office:value-type="string">
            <text:p>=IF(G50="?",CONCAT(AQ50,"Q ",AR50,":",TEXT(AS50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0="t","o",IF(E51="1st","o","d"))</text:p>
          </table:table-cell>
          <table:table-cell office:value-type="string">
            <text:p>=IF((F50-F51)&lt;=1,"d",IF((F50-F51)&gt;F50/3,"o","d"))</text:p>
          </table:table-cell>
          <table:table-cell office:value-type="string">
            <text:p>=IF((F50-F51)&lt;=1,"d",IF((F50-F51)&gt;=F50/2,"o","d"))</text:p>
          </table:table-cell>
          <table:table-cell office:value-type="string"/>
          <table:table-cell office:value-type="float" office:value="14">
            <text:p>14</text:p>
          </table:table-cell>
          <table:table-cell office:value-type="float" office:value="7">
            <text:p>7</text:p>
          </table:table-cell>
          <table:table-cell office:value-type="string"/>
          <table:table-cell office:value-type="float" office:value="3">
            <text:p>3</text:p>
          </table:table-cell>
          <table:table-cell office:value-type="float" office:value="15">
            <text:p>15</text:p>
          </table:table-cell>
          <table:table-cell office:value-type="float" office:value="0">
            <text:p>0</text:p>
          </table:table-cell>
          <table:table-cell office:value-type="float" office:value="9">
            <text:p>9</text:p>
          </table:table-cell>
          <table:table-cell office:value-type="string"/>
          <table:table-cell office:value-type="float" office:value="4">
            <text:p>4</text:p>
          </table:table-cell>
          <table:table-cell office:value-type="string">
            <text:p>Rush</text:p>
          </table:table-cell>
          <table:table-cell office:value-type="string">
            <text:p>Ja'Quinden Jackson run for 4 yds to the CAL 5</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0="","",IF(AT51="",AV50,AT50-AT51))</text:p>
          </table:table-cell>
          <table:table-cell office:value-type="string">
            <text:p>=BE50=AV50</text:p>
          </table:table-cell>
        </table:table-row>
        <table:table-row>
          <table:table-cell office:value-type="float" office:value="5">
            <text:p>5</text:p>
          </table:table-cell>
          <table:table-cell office:value-type="string">
            <text:p>UTH</text:p>
          </table:table-cell>
          <table:table-cell office:value-type="string">
            <text:p>=IF(A50=A51,C50+1,1)</text:p>
          </table:table-cell>
          <table:table-cell office:value-type="string">
            <text:p>O</text:p>
          </table:table-cell>
          <table:table-cell office:value-type="string">
            <text:p>3rd</text:p>
          </table:table-cell>
          <table:table-cell office:value-type="float" office:value="3">
            <text:p>3</text:p>
          </table:table-cell>
          <table:table-cell office:value-type="string">
            <text:p>r</text:p>
          </table:table-cell>
          <table:table-cell office:value-type="string">
            <text:p>=IF(E51="","",IF(K51="x","d",IF(K51="p","d",IF(AJ51="o","o",IF(E51="1st",AK51,IF(E51="2nd",AL51,AJ51))))))</text:p>
          </table:table-cell>
          <table:table-cell office:value-type="string">
            <text:p>=IF(C51=1,1,IF(E51="","",IF(I50="",I49+1,I50)))</text:p>
          </table:table-cell>
          <table:table-cell office:value-type="string">
            <text:p>=IF(E51="","",IF(E50="",1,1+J50))</text:p>
          </table:table-cell>
          <table:table-cell office:value-type="string"/>
          <table:table-cell office:value-type="string"/>
          <table:table-cell office:value-type="string"/>
          <table:table-cell office:value-type="string">
            <text:p>=IF(G51="?",CONCAT(AQ51,"Q ",AR51,":",TEXT(AS5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1="t","o",IF(E52="1st","o","d"))</text:p>
          </table:table-cell>
          <table:table-cell office:value-type="string">
            <text:p>=IF((F51-F52)&lt;=1,"d",IF((F51-F52)&gt;F51/3,"o","d"))</text:p>
          </table:table-cell>
          <table:table-cell office:value-type="string">
            <text:p>=IF((F51-F52)&lt;=1,"d",IF((F51-F52)&gt;=F51/2,"o","d"))</text:p>
          </table:table-cell>
          <table:table-cell office:value-type="string"/>
          <table:table-cell office:value-type="float" office:value="14">
            <text:p>14</text:p>
          </table:table-cell>
          <table:table-cell office:value-type="float" office:value="7">
            <text:p>7</text:p>
          </table:table-cell>
          <table:table-cell office:value-type="string"/>
          <table:table-cell office:value-type="float" office:value="3">
            <text:p>3</text:p>
          </table:table-cell>
          <table:table-cell office:value-type="float" office:value="15">
            <text:p>15</text:p>
          </table:table-cell>
          <table:table-cell office:value-type="float" office:value="0">
            <text:p>0</text:p>
          </table:table-cell>
          <table:table-cell office:value-type="float" office:value="5">
            <text:p>5</text:p>
          </table:table-cell>
          <table:table-cell office:value-type="string"/>
          <table:table-cell office:value-type="float" office:value="0">
            <text:p>0</text:p>
          </table:table-cell>
          <table:table-cell office:value-type="string">
            <text:p>Rush</text:p>
          </table:table-cell>
          <table:table-cell office:value-type="string">
            <text:p>Ja'Quinden Jackson run for no gain to the CAL 5</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1="","",IF(AT52="",AV51,AT51-AT52))</text:p>
          </table:table-cell>
          <table:table-cell office:value-type="string">
            <text:p>=BE51=AV51</text:p>
          </table:table-cell>
        </table:table-row>
        <table:table-row>
          <table:table-cell office:value-type="float" office:value="5">
            <text:p>5</text:p>
          </table:table-cell>
          <table:table-cell office:value-type="string">
            <text:p>UTH</text:p>
          </table:table-cell>
          <table:table-cell office:value-type="string">
            <text:p>=IF(A51=A52,C51+1,1)</text:p>
          </table:table-cell>
          <table:table-cell office:value-type="string">
            <text:p>O</text:p>
          </table:table-cell>
          <table:table-cell office:value-type="string"/>
          <table:table-cell office:value-type="string"/>
          <table:table-cell office:value-type="string"/>
          <table:table-cell office:value-type="string">
            <text:p>=IF(E52="","",IF(K52="x","d",IF(K52="p","d",IF(AJ52="o","o",IF(E52="1st",AK52,IF(E52="2nd",AL52,AJ52))))))</text:p>
          </table:table-cell>
          <table:table-cell office:value-type="string">
            <text:p>=IF(C52=1,1,IF(E52="","",IF(I51="",I50+1,I51)))</text:p>
          </table:table-cell>
          <table:table-cell office:value-type="string">
            <text:p>=IF(E52="","",IF(E51="",1,1+J51))</text:p>
          </table:table-cell>
          <table:table-cell office:value-type="string"/>
          <table:table-cell office:value-type="string"/>
          <table:table-cell office:value-type="string"/>
          <table:table-cell office:value-type="string">
            <text:p>=IF(G52="?",CONCAT(AQ52,"Q ",AR52,":",TEXT(AS5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2="t","o",IF(E53="1st","o","d"))</text:p>
          </table:table-cell>
          <table:table-cell office:value-type="string">
            <text:p>=IF((F52-F53)&lt;=1,"d",IF((F52-F53)&gt;F52/3,"o","d"))</text:p>
          </table:table-cell>
          <table:table-cell office:value-type="string">
            <text:p>=IF((F52-F53)&lt;=1,"d",IF((F52-F53)&gt;=F52/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52="","",IF(AT53="",AV52,AT52-AT53))</text:p>
          </table:table-cell>
          <table:table-cell office:value-type="string">
            <text:p>=BE52=AV52</text:p>
          </table:table-cell>
        </table:table-row>
        <table:table-row>
          <table:table-cell office:value-type="float" office:value="5">
            <text:p>5</text:p>
          </table:table-cell>
          <table:table-cell office:value-type="string">
            <text:p>UTH</text:p>
          </table:table-cell>
          <table:table-cell office:value-type="string">
            <text:p>=IF(A52=A53,C52+1,1)</text:p>
          </table:table-cell>
          <table:table-cell office:value-type="string">
            <text:p>O</text:p>
          </table:table-cell>
          <table:table-cell office:value-type="string">
            <text:p>1st</text:p>
          </table:table-cell>
          <table:table-cell office:value-type="float" office:value="10">
            <text:p>10</text:p>
          </table:table-cell>
          <table:table-cell office:value-type="string">
            <text:p>r</text:p>
          </table:table-cell>
          <table:table-cell office:value-type="string">
            <text:p>=IF(E53="","",IF(K53="x","d",IF(K53="p","d",IF(AJ53="o","o",IF(E53="1st",AK53,IF(E53="2nd",AL53,AJ53))))))</text:p>
          </table:table-cell>
          <table:table-cell office:value-type="string">
            <text:p>=IF(C53=1,1,IF(E53="","",IF(I52="",I51+1,I52)))</text:p>
          </table:table-cell>
          <table:table-cell office:value-type="string">
            <text:p>=IF(E53="","",IF(E52="",1,1+J52))</text:p>
          </table:table-cell>
          <table:table-cell office:value-type="string"/>
          <table:table-cell office:value-type="string"/>
          <table:table-cell office:value-type="string"/>
          <table:table-cell office:value-type="string">
            <text:p>=IF(G53="?",CONCAT(AQ53,"Q ",AR53,":",TEXT(AS53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3="t","o",IF(E54="1st","o","d"))</text:p>
          </table:table-cell>
          <table:table-cell office:value-type="string">
            <text:p>=IF((F53-F54)&lt;=1,"d",IF((F53-F54)&gt;F53/3,"o","d"))</text:p>
          </table:table-cell>
          <table:table-cell office:value-type="string">
            <text:p>=IF((F53-F54)&lt;=1,"d",IF((F53-F54)&gt;=F53/2,"o","d"))</text:p>
          </table:table-cell>
          <table:table-cell office:value-type="string"/>
          <table:table-cell office:value-type="float" office:value="17">
            <text:p>17</text:p>
          </table:table-cell>
          <table:table-cell office:value-type="float" office:value="7">
            <text:p>7</text:p>
          </table:table-cell>
          <table:table-cell office:value-type="string"/>
          <table:table-cell office:value-type="float" office:value="3">
            <text:p>3</text:p>
          </table:table-cell>
          <table:table-cell office:value-type="float" office:value="10">
            <text:p>10</text:p>
          </table:table-cell>
          <table:table-cell office:value-type="float" office:value="27">
            <text:p>27</text:p>
          </table:table-cell>
          <table:table-cell office:value-type="float" office:value="13">
            <text:p>13</text:p>
          </table:table-cell>
          <table:table-cell office:value-type="string"/>
          <table:table-cell office:value-type="float" office:value="5">
            <text:p>5</text:p>
          </table:table-cell>
          <table:table-cell office:value-type="string">
            <text:p>Rush</text:p>
          </table:table-cell>
          <table:table-cell office:value-type="string">
            <text:p>Ja'Quinden Jackson run for 5 yds to the CAL 8</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3="","",IF(AT54="",AV53,AT53-AT54))</text:p>
          </table:table-cell>
          <table:table-cell office:value-type="string">
            <text:p>=BE53=AV53</text:p>
          </table:table-cell>
        </table:table-row>
        <table:table-row>
          <table:table-cell office:value-type="float" office:value="5">
            <text:p>5</text:p>
          </table:table-cell>
          <table:table-cell office:value-type="string">
            <text:p>UTH</text:p>
          </table:table-cell>
          <table:table-cell office:value-type="string">
            <text:p>=IF(A53=A54,C53+1,1)</text:p>
          </table:table-cell>
          <table:table-cell office:value-type="string">
            <text:p>O</text:p>
          </table:table-cell>
          <table:table-cell office:value-type="string">
            <text:p>2nd</text:p>
          </table:table-cell>
          <table:table-cell office:value-type="float" office:value="5">
            <text:p>5</text:p>
          </table:table-cell>
          <table:table-cell office:value-type="string">
            <text:p>r</text:p>
          </table:table-cell>
          <table:table-cell office:value-type="string">
            <text:p>=IF(E54="","",IF(K54="x","d",IF(K54="p","d",IF(AJ54="o","o",IF(E54="1st",AK54,IF(E54="2nd",AL54,AJ54))))))</text:p>
          </table:table-cell>
          <table:table-cell office:value-type="string">
            <text:p>=IF(C54=1,1,IF(E54="","",IF(I53="",I52+1,I53)))</text:p>
          </table:table-cell>
          <table:table-cell office:value-type="string">
            <text:p>=IF(E54="","",IF(E53="",1,1+J53))</text:p>
          </table:table-cell>
          <table:table-cell office:value-type="string"/>
          <table:table-cell office:value-type="string"/>
          <table:table-cell office:value-type="string"/>
          <table:table-cell office:value-type="string">
            <text:p>=IF(G54="?",CONCAT(AQ54,"Q ",AR54,":",TEXT(AS54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4="t","o",IF(E55="1st","o","d"))</text:p>
          </table:table-cell>
          <table:table-cell office:value-type="string">
            <text:p>=IF((F54-F55)&lt;=1,"d",IF((F54-F55)&gt;F54/3,"o","d"))</text:p>
          </table:table-cell>
          <table:table-cell office:value-type="string">
            <text:p>=IF((F54-F55)&lt;=1,"d",IF((F54-F55)&gt;=F54/2,"o","d"))</text:p>
          </table:table-cell>
          <table:table-cell office:value-type="string"/>
          <table:table-cell office:value-type="float" office:value="17">
            <text:p>17</text:p>
          </table:table-cell>
          <table:table-cell office:value-type="float" office:value="7">
            <text:p>7</text:p>
          </table:table-cell>
          <table:table-cell office:value-type="string"/>
          <table:table-cell office:value-type="float" office:value="3">
            <text:p>3</text:p>
          </table:table-cell>
          <table:table-cell office:value-type="float" office:value="10">
            <text:p>10</text:p>
          </table:table-cell>
          <table:table-cell office:value-type="float" office:value="27">
            <text:p>27</text:p>
          </table:table-cell>
          <table:table-cell office:value-type="float" office:value="8">
            <text:p>8</text:p>
          </table:table-cell>
          <table:table-cell office:value-type="string"/>
          <table:table-cell office:value-type="float" office:value="4">
            <text:p>4</text:p>
          </table:table-cell>
          <table:table-cell office:value-type="string">
            <text:p>Rush</text:p>
          </table:table-cell>
          <table:table-cell office:value-type="string">
            <text:p>Ja'Quinden Jackson run for 4 yds to the CAL 4</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4="","",IF(AT55="",AV54,AT54-AT55))</text:p>
          </table:table-cell>
          <table:table-cell office:value-type="string">
            <text:p>=BE54=AV54</text:p>
          </table:table-cell>
        </table:table-row>
        <table:table-row>
          <table:table-cell office:value-type="float" office:value="5">
            <text:p>5</text:p>
          </table:table-cell>
          <table:table-cell office:value-type="string">
            <text:p>UTH</text:p>
          </table:table-cell>
          <table:table-cell office:value-type="string">
            <text:p>=IF(A54=A55,C54+1,1)</text:p>
          </table:table-cell>
          <table:table-cell office:value-type="string">
            <text:p>O</text:p>
          </table:table-cell>
          <table:table-cell office:value-type="string">
            <text:p>3rd</text:p>
          </table:table-cell>
          <table:table-cell office:value-type="float" office:value="1">
            <text:p>1</text:p>
          </table:table-cell>
          <table:table-cell office:value-type="string">
            <text:p>r</text:p>
          </table:table-cell>
          <table:table-cell office:value-type="string">
            <text:p>=IF(E55="","",IF(K55="x","d",IF(K55="p","d",IF(AJ55="o","o",IF(E55="1st",AK55,IF(E55="2nd",AL55,AJ55))))))</text:p>
          </table:table-cell>
          <table:table-cell office:value-type="string">
            <text:p>=IF(C55=1,1,IF(E55="","",IF(I54="",I53+1,I54)))</text:p>
          </table:table-cell>
          <table:table-cell office:value-type="string">
            <text:p>=IF(E55="","",IF(E54="",1,1+J54))</text:p>
          </table:table-cell>
          <table:table-cell office:value-type="string">
            <text:p>t</text:p>
          </table:table-cell>
          <table:table-cell office:value-type="string"/>
          <table:table-cell office:value-type="string"/>
          <table:table-cell office:value-type="string">
            <text:p>=IF(G55="?",CONCAT(AQ55,"Q ",AR55,":",TEXT(AS55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5="t","o",IF(E56="1st","o","d"))</text:p>
          </table:table-cell>
          <table:table-cell office:value-type="string">
            <text:p>=IF((F55-F56)&lt;=1,"d",IF((F55-F56)&gt;F55/3,"o","d"))</text:p>
          </table:table-cell>
          <table:table-cell office:value-type="string">
            <text:p>=IF((F55-F56)&lt;=1,"d",IF((F55-F56)&gt;=F55/2,"o","d"))</text:p>
          </table:table-cell>
          <table:table-cell office:value-type="string"/>
          <table:table-cell office:value-type="float" office:value="24">
            <text:p>24</text:p>
          </table:table-cell>
          <table:table-cell office:value-type="float" office:value="7">
            <text:p>7</text:p>
          </table:table-cell>
          <table:table-cell office:value-type="string"/>
          <table:table-cell office:value-type="float" office:value="3">
            <text:p>3</text:p>
          </table:table-cell>
          <table:table-cell office:value-type="float" office:value="9">
            <text:p>9</text:p>
          </table:table-cell>
          <table:table-cell office:value-type="float" office:value="11">
            <text:p>11</text:p>
          </table:table-cell>
          <table:table-cell office:value-type="float" office:value="4">
            <text:p>4</text:p>
          </table:table-cell>
          <table:table-cell office:value-type="string"/>
          <table:table-cell office:value-type="float" office:value="4">
            <text:p>4</text:p>
          </table:table-cell>
          <table:table-cell office:value-type="string">
            <text:p>Rushing Touchdown</text:p>
          </table:table-cell>
          <table:table-cell office:value-type="string">
            <text:p>Bryson Barnes run for 4 yds for a TD (Cole Becker KICK)</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5="","",IF(AT56="",AV55,AT55-AT56))</text:p>
          </table:table-cell>
          <table:table-cell office:value-type="string">
            <text:p>=BE55=AV55</text:p>
          </table:table-cell>
        </table:table-row>
        <table:table-row>
          <table:table-cell office:value-type="float" office:value="5">
            <text:p>5</text:p>
          </table:table-cell>
          <table:table-cell office:value-type="string">
            <text:p>UTH</text:p>
          </table:table-cell>
          <table:table-cell office:value-type="string">
            <text:p>=IF(A55=A56,C55+1,1)</text:p>
          </table:table-cell>
          <table:table-cell office:value-type="string">
            <text:p>O</text:p>
          </table:table-cell>
          <table:table-cell office:value-type="string"/>
          <table:table-cell office:value-type="string"/>
          <table:table-cell office:value-type="string"/>
          <table:table-cell office:value-type="string">
            <text:p>=IF(E56="","",IF(K56="x","d",IF(K56="p","d",IF(AJ56="o","o",IF(E56="1st",AK56,IF(E56="2nd",AL56,AJ56))))))</text:p>
          </table:table-cell>
          <table:table-cell office:value-type="string">
            <text:p>=IF(C56=1,1,IF(E56="","",IF(I55="",I54+1,I55)))</text:p>
          </table:table-cell>
          <table:table-cell office:value-type="string">
            <text:p>=IF(E56="","",IF(E55="",1,1+J55))</text:p>
          </table:table-cell>
          <table:table-cell office:value-type="string"/>
          <table:table-cell office:value-type="string"/>
          <table:table-cell office:value-type="string"/>
          <table:table-cell office:value-type="string">
            <text:p>=IF(G56="?",CONCAT(AQ56,"Q ",AR56,":",TEXT(AS56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6="t","o",IF(E57="1st","o","d"))</text:p>
          </table:table-cell>
          <table:table-cell office:value-type="string">
            <text:p>=IF((F56-F57)&lt;=1,"d",IF((F56-F57)&gt;F56/3,"o","d"))</text:p>
          </table:table-cell>
          <table:table-cell office:value-type="string">
            <text:p>=IF((F56-F57)&lt;=1,"d",IF((F56-F57)&gt;=F56/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56="","",IF(AT57="",AV56,AT56-AT57))</text:p>
          </table:table-cell>
          <table:table-cell office:value-type="string">
            <text:p>=BE56=AV56</text:p>
          </table:table-cell>
        </table:table-row>
        <table:table-row>
          <table:table-cell office:value-type="float" office:value="5">
            <text:p>5</text:p>
          </table:table-cell>
          <table:table-cell office:value-type="string">
            <text:p>UTH</text:p>
          </table:table-cell>
          <table:table-cell office:value-type="string">
            <text:p>=IF(A56=A57,C56+1,1)</text:p>
          </table:table-cell>
          <table:table-cell office:value-type="string">
            <text:p>O</text:p>
          </table:table-cell>
          <table:table-cell office:value-type="string">
            <text:p>1st</text:p>
          </table:table-cell>
          <table:table-cell office:value-type="float" office:value="10">
            <text:p>10</text:p>
          </table:table-cell>
          <table:table-cell office:value-type="string">
            <text:p>r</text:p>
          </table:table-cell>
          <table:table-cell office:value-type="string">
            <text:p>=IF(E57="","",IF(K57="x","d",IF(K57="p","d",IF(AJ57="o","o",IF(E57="1st",AK57,IF(E57="2nd",AL57,AJ57))))))</text:p>
          </table:table-cell>
          <table:table-cell office:value-type="string">
            <text:p>=IF(C57=1,1,IF(E57="","",IF(I56="",I55+1,I56)))</text:p>
          </table:table-cell>
          <table:table-cell office:value-type="string">
            <text:p>=IF(E57="","",IF(E56="",1,1+J56))</text:p>
          </table:table-cell>
          <table:table-cell office:value-type="string"/>
          <table:table-cell office:value-type="string"/>
          <table:table-cell office:value-type="string"/>
          <table:table-cell office:value-type="string">
            <text:p>=IF(G57="?",CONCAT(AQ57,"Q ",AR57,":",TEXT(AS57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7="t","o",IF(E58="1st","o","d"))</text:p>
          </table:table-cell>
          <table:table-cell office:value-type="string">
            <text:p>=IF((F57-F58)&lt;=1,"d",IF((F57-F58)&gt;F57/3,"o","d"))</text:p>
          </table:table-cell>
          <table:table-cell office:value-type="string">
            <text:p>=IF((F57-F58)&lt;=1,"d",IF((F57-F58)&gt;=F57/2,"o","d"))</text:p>
          </table:table-cell>
          <table:table-cell office:value-type="string"/>
          <table:table-cell office:value-type="float" office:value="24">
            <text:p>24</text:p>
          </table:table-cell>
          <table:table-cell office:value-type="float" office:value="7">
            <text:p>7</text:p>
          </table:table-cell>
          <table:table-cell office:value-type="string"/>
          <table:table-cell office:value-type="float" office:value="3">
            <text:p>3</text:p>
          </table:table-cell>
          <table:table-cell office:value-type="float" office:value="7">
            <text:p>7</text:p>
          </table:table-cell>
          <table:table-cell office:value-type="float" office:value="39">
            <text:p>39</text:p>
          </table:table-cell>
          <table:table-cell office:value-type="float" office:value="80">
            <text:p>80</text:p>
          </table:table-cell>
          <table:table-cell office:value-type="string"/>
          <table:table-cell office:value-type="float" office:value="5">
            <text:p>5</text:p>
          </table:table-cell>
          <table:table-cell office:value-type="string">
            <text:p>Rush</text:p>
          </table:table-cell>
          <table:table-cell office:value-type="string">
            <text:p>Ja'Quinden Jackson run for 5 yds to the UTAH 25</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7="","",IF(AT58="",AV57,AT57-AT58))</text:p>
          </table:table-cell>
          <table:table-cell office:value-type="string">
            <text:p>=BE57=AV57</text:p>
          </table:table-cell>
        </table:table-row>
        <table:table-row>
          <table:table-cell office:value-type="float" office:value="5">
            <text:p>5</text:p>
          </table:table-cell>
          <table:table-cell office:value-type="string">
            <text:p>UTH</text:p>
          </table:table-cell>
          <table:table-cell office:value-type="string">
            <text:p>=IF(A57=A58,C57+1,1)</text:p>
          </table:table-cell>
          <table:table-cell office:value-type="string">
            <text:p>O</text:p>
          </table:table-cell>
          <table:table-cell office:value-type="string">
            <text:p>2nd</text:p>
          </table:table-cell>
          <table:table-cell office:value-type="float" office:value="5">
            <text:p>5</text:p>
          </table:table-cell>
          <table:table-cell office:value-type="string">
            <text:p>r</text:p>
          </table:table-cell>
          <table:table-cell office:value-type="string">
            <text:p>=IF(E58="","",IF(K58="x","d",IF(K58="p","d",IF(AJ58="o","o",IF(E58="1st",AK58,IF(E58="2nd",AL58,AJ58))))))</text:p>
          </table:table-cell>
          <table:table-cell office:value-type="string">
            <text:p>=IF(C58=1,1,IF(E58="","",IF(I57="",I56+1,I57)))</text:p>
          </table:table-cell>
          <table:table-cell office:value-type="string">
            <text:p>=IF(E58="","",IF(E57="",1,1+J57))</text:p>
          </table:table-cell>
          <table:table-cell office:value-type="string"/>
          <table:table-cell office:value-type="string"/>
          <table:table-cell office:value-type="string"/>
          <table:table-cell office:value-type="string">
            <text:p>=IF(G58="?",CONCAT(AQ58,"Q ",AR58,":",TEXT(AS58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8="t","o",IF(E59="1st","o","d"))</text:p>
          </table:table-cell>
          <table:table-cell office:value-type="string">
            <text:p>=IF((F58-F59)&lt;=1,"d",IF((F58-F59)&gt;F58/3,"o","d"))</text:p>
          </table:table-cell>
          <table:table-cell office:value-type="string">
            <text:p>=IF((F58-F59)&lt;=1,"d",IF((F58-F59)&gt;=F58/2,"o","d"))</text:p>
          </table:table-cell>
          <table:table-cell office:value-type="string"/>
          <table:table-cell office:value-type="float" office:value="24">
            <text:p>24</text:p>
          </table:table-cell>
          <table:table-cell office:value-type="float" office:value="7">
            <text:p>7</text:p>
          </table:table-cell>
          <table:table-cell office:value-type="string"/>
          <table:table-cell office:value-type="float" office:value="3">
            <text:p>3</text:p>
          </table:table-cell>
          <table:table-cell office:value-type="float" office:value="7">
            <text:p>7</text:p>
          </table:table-cell>
          <table:table-cell office:value-type="float" office:value="39">
            <text:p>39</text:p>
          </table:table-cell>
          <table:table-cell office:value-type="float" office:value="75">
            <text:p>75</text:p>
          </table:table-cell>
          <table:table-cell office:value-type="string"/>
          <table:table-cell office:value-type="float" office:value="0">
            <text:p>0</text:p>
          </table:table-cell>
          <table:table-cell office:value-type="string">
            <text:p>Rush</text:p>
          </table:table-cell>
          <table:table-cell office:value-type="string">
            <text:p>Ja'Quinden Jackson run for no gain to the UTAH 25</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8="","",IF(AT59="",AV58,AT58-AT59))</text:p>
          </table:table-cell>
          <table:table-cell office:value-type="string">
            <text:p>=BE58=AV58</text:p>
          </table:table-cell>
        </table:table-row>
        <table:table-row>
          <table:table-cell office:value-type="float" office:value="5">
            <text:p>5</text:p>
          </table:table-cell>
          <table:table-cell office:value-type="string">
            <text:p>UTH</text:p>
          </table:table-cell>
          <table:table-cell office:value-type="string">
            <text:p>=IF(A58=A59,C58+1,1)</text:p>
          </table:table-cell>
          <table:table-cell office:value-type="string">
            <text:p>O</text:p>
          </table:table-cell>
          <table:table-cell office:value-type="string">
            <text:p>3rd</text:p>
          </table:table-cell>
          <table:table-cell office:value-type="float" office:value="5">
            <text:p>5</text:p>
          </table:table-cell>
          <table:table-cell office:value-type="string">
            <text:p>p</text:p>
          </table:table-cell>
          <table:table-cell office:value-type="string">
            <text:p>=IF(E59="","",IF(K59="x","d",IF(K59="p","d",IF(AJ59="o","o",IF(E59="1st",AK59,IF(E59="2nd",AL59,AJ59))))))</text:p>
          </table:table-cell>
          <table:table-cell office:value-type="string">
            <text:p>=IF(C59=1,1,IF(E59="","",IF(I58="",I57+1,I58)))</text:p>
          </table:table-cell>
          <table:table-cell office:value-type="string">
            <text:p>=IF(E59="","",IF(E58="",1,1+J58))</text:p>
          </table:table-cell>
          <table:table-cell office:value-type="string"/>
          <table:table-cell office:value-type="string"/>
          <table:table-cell office:value-type="string"/>
          <table:table-cell office:value-type="string">
            <text:p>=IF(G59="?",CONCAT(AQ59,"Q ",AR59,":",TEXT(AS59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9="t","o",IF(E60="1st","o","d"))</text:p>
          </table:table-cell>
          <table:table-cell office:value-type="string">
            <text:p>=IF((F59-F60)&lt;=1,"d",IF((F59-F60)&gt;F59/3,"o","d"))</text:p>
          </table:table-cell>
          <table:table-cell office:value-type="string">
            <text:p>=IF((F59-F60)&lt;=1,"d",IF((F59-F60)&gt;=F59/2,"o","d"))</text:p>
          </table:table-cell>
          <table:table-cell office:value-type="string"/>
          <table:table-cell office:value-type="float" office:value="24">
            <text:p>24</text:p>
          </table:table-cell>
          <table:table-cell office:value-type="float" office:value="7">
            <text:p>7</text:p>
          </table:table-cell>
          <table:table-cell office:value-type="string"/>
          <table:table-cell office:value-type="float" office:value="3">
            <text:p>3</text:p>
          </table:table-cell>
          <table:table-cell office:value-type="float" office:value="7">
            <text:p>7</text:p>
          </table:table-cell>
          <table:table-cell office:value-type="float" office:value="39">
            <text:p>39</text:p>
          </table:table-cell>
          <table:table-cell office:value-type="float" office:value="75">
            <text:p>75</text:p>
          </table:table-cell>
          <table:table-cell office:value-type="string"/>
          <table:table-cell office:value-type="float" office:value="0">
            <text:p>0</text:p>
          </table:table-cell>
          <table:table-cell office:value-type="string">
            <text:p>Pass Incompletion</text:p>
          </table:table-cell>
          <table:table-cell office:value-type="string">
            <text:p>Bryson Barnes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9="","",IF(AT60="",AV59,AT59-AT60))</text:p>
          </table:table-cell>
          <table:table-cell office:value-type="string">
            <text:p>=BE59=AV59</text:p>
          </table:table-cell>
        </table:table-row>
        <table:table-row>
          <table:table-cell office:value-type="float" office:value="5">
            <text:p>5</text:p>
          </table:table-cell>
          <table:table-cell office:value-type="string">
            <text:p>UTH</text:p>
          </table:table-cell>
          <table:table-cell office:value-type="string">
            <text:p>=IF(A59=A60,C59+1,1)</text:p>
          </table:table-cell>
          <table:table-cell office:value-type="string">
            <text:p>O</text:p>
          </table:table-cell>
          <table:table-cell office:value-type="string"/>
          <table:table-cell office:value-type="string"/>
          <table:table-cell office:value-type="string"/>
          <table:table-cell office:value-type="string">
            <text:p>=IF(E60="","",IF(K60="x","d",IF(K60="p","d",IF(AJ60="o","o",IF(E60="1st",AK60,IF(E60="2nd",AL60,AJ60))))))</text:p>
          </table:table-cell>
          <table:table-cell office:value-type="string">
            <text:p>=IF(C60=1,1,IF(E60="","",IF(I59="",I58+1,I59)))</text:p>
          </table:table-cell>
          <table:table-cell office:value-type="string">
            <text:p>=IF(E60="","",IF(E59="",1,1+J59))</text:p>
          </table:table-cell>
          <table:table-cell office:value-type="string"/>
          <table:table-cell office:value-type="string"/>
          <table:table-cell office:value-type="string"/>
          <table:table-cell office:value-type="string">
            <text:p>=IF(G60="?",CONCAT(AQ60,"Q ",AR60,":",TEXT(AS60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0="t","o",IF(E61="1st","o","d"))</text:p>
          </table:table-cell>
          <table:table-cell office:value-type="string">
            <text:p>=IF((F60-F61)&lt;=1,"d",IF((F60-F61)&gt;F60/3,"o","d"))</text:p>
          </table:table-cell>
          <table:table-cell office:value-type="string">
            <text:p>=IF((F60-F61)&lt;=1,"d",IF((F60-F61)&gt;=F60/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60="","",IF(AT61="",AV60,AT60-AT61))</text:p>
          </table:table-cell>
          <table:table-cell office:value-type="string">
            <text:p>=BE60=AV60</text:p>
          </table:table-cell>
        </table:table-row>
        <table:table-row>
          <table:table-cell office:value-type="float" office:value="5">
            <text:p>5</text:p>
          </table:table-cell>
          <table:table-cell office:value-type="string">
            <text:p>UTH</text:p>
          </table:table-cell>
          <table:table-cell office:value-type="string">
            <text:p>=IF(A60=A61,C60+1,1)</text:p>
          </table:table-cell>
          <table:table-cell office:value-type="string">
            <text:p>O</text:p>
          </table:table-cell>
          <table:table-cell office:value-type="string">
            <text:p>1st</text:p>
          </table:table-cell>
          <table:table-cell office:value-type="float" office:value="10">
            <text:p>10</text:p>
          </table:table-cell>
          <table:table-cell office:value-type="string">
            <text:p>p</text:p>
          </table:table-cell>
          <table:table-cell office:value-type="string">
            <text:p>=IF(E61="","",IF(K61="x","d",IF(K61="p","d",IF(AJ61="o","o",IF(E61="1st",AK61,IF(E61="2nd",AL61,AJ61))))))</text:p>
          </table:table-cell>
          <table:table-cell office:value-type="string">
            <text:p>=IF(C61=1,1,IF(E61="","",IF(I60="",I59+1,I60)))</text:p>
          </table:table-cell>
          <table:table-cell office:value-type="string">
            <text:p>=IF(E61="","",IF(E60="",1,1+J60))</text:p>
          </table:table-cell>
          <table:table-cell office:value-type="string"/>
          <table:table-cell office:value-type="string"/>
          <table:table-cell office:value-type="string"/>
          <table:table-cell office:value-type="string">
            <text:p>=IF(G61="?",CONCAT(AQ61,"Q ",AR61,":",TEXT(AS6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1="t","o",IF(E62="1st","o","d"))</text:p>
          </table:table-cell>
          <table:table-cell office:value-type="string">
            <text:p>=IF((F61-F62)&lt;=1,"d",IF((F61-F62)&gt;F61/3,"o","d"))</text:p>
          </table:table-cell>
          <table:table-cell office:value-type="string">
            <text:p>=IF((F61-F62)&lt;=1,"d",IF((F61-F62)&gt;=F61/2,"o","d"))</text:p>
          </table:table-cell>
          <table:table-cell office:value-type="string"/>
          <table:table-cell office:value-type="float" office:value="24">
            <text:p>24</text:p>
          </table:table-cell>
          <table:table-cell office:value-type="float" office:value="14">
            <text:p>14</text:p>
          </table:table-cell>
          <table:table-cell office:value-type="string"/>
          <table:table-cell office:value-type="float" office:value="3">
            <text:p>3</text:p>
          </table:table-cell>
          <table:table-cell office:value-type="float" office:value="4">
            <text:p>4</text:p>
          </table:table-cell>
          <table:table-cell office:value-type="float" office:value="14">
            <text:p>14</text:p>
          </table:table-cell>
          <table:table-cell office:value-type="float" office:value="76">
            <text:p>76</text:p>
          </table:table-cell>
          <table:table-cell office:value-type="string"/>
          <table:table-cell office:value-type="float" office:value="5">
            <text:p>5</text:p>
          </table:table-cell>
          <table:table-cell office:value-type="string">
            <text:p>Pass Reception</text:p>
          </table:table-cell>
          <table:table-cell office:value-type="string">
            <text:p>Bryson Barnes pass complete to Mikey Matthews for 5 yds to the UTAH 29</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1="","",IF(AT62="",AV61,AT61-AT62))</text:p>
          </table:table-cell>
          <table:table-cell office:value-type="string">
            <text:p>=BE61=AV61</text:p>
          </table:table-cell>
        </table:table-row>
        <table:table-row>
          <table:table-cell office:value-type="float" office:value="5">
            <text:p>5</text:p>
          </table:table-cell>
          <table:table-cell office:value-type="string">
            <text:p>UTH</text:p>
          </table:table-cell>
          <table:table-cell office:value-type="string">
            <text:p>=IF(A61=A62,C61+1,1)</text:p>
          </table:table-cell>
          <table:table-cell office:value-type="string">
            <text:p>O</text:p>
          </table:table-cell>
          <table:table-cell office:value-type="string">
            <text:p>2nd</text:p>
          </table:table-cell>
          <table:table-cell office:value-type="float" office:value="5">
            <text:p>5</text:p>
          </table:table-cell>
          <table:table-cell office:value-type="string">
            <text:p>r</text:p>
          </table:table-cell>
          <table:table-cell office:value-type="string">
            <text:p>=IF(E62="","",IF(K62="x","d",IF(K62="p","d",IF(AJ62="o","o",IF(E62="1st",AK62,IF(E62="2nd",AL62,AJ62))))))</text:p>
          </table:table-cell>
          <table:table-cell office:value-type="string">
            <text:p>=IF(C62=1,1,IF(E62="","",IF(I61="",I60+1,I61)))</text:p>
          </table:table-cell>
          <table:table-cell office:value-type="string">
            <text:p>=IF(E62="","",IF(E61="",1,1+J61))</text:p>
          </table:table-cell>
          <table:table-cell office:value-type="string"/>
          <table:table-cell office:value-type="string"/>
          <table:table-cell office:value-type="string"/>
          <table:table-cell office:value-type="string">
            <text:p>=IF(G62="?",CONCAT(AQ62,"Q ",AR62,":",TEXT(AS6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2="t","o",IF(E63="1st","o","d"))</text:p>
          </table:table-cell>
          <table:table-cell office:value-type="string">
            <text:p>=IF((F62-F63)&lt;=1,"d",IF((F62-F63)&gt;F62/3,"o","d"))</text:p>
          </table:table-cell>
          <table:table-cell office:value-type="string">
            <text:p>=IF((F62-F63)&lt;=1,"d",IF((F62-F63)&gt;=F62/2,"o","d"))</text:p>
          </table:table-cell>
          <table:table-cell office:value-type="string"/>
          <table:table-cell office:value-type="float" office:value="24">
            <text:p>24</text:p>
          </table:table-cell>
          <table:table-cell office:value-type="float" office:value="14">
            <text:p>14</text:p>
          </table:table-cell>
          <table:table-cell office:value-type="string"/>
          <table:table-cell office:value-type="float" office:value="3">
            <text:p>3</text:p>
          </table:table-cell>
          <table:table-cell office:value-type="float" office:value="4">
            <text:p>4</text:p>
          </table:table-cell>
          <table:table-cell office:value-type="float" office:value="14">
            <text:p>14</text:p>
          </table:table-cell>
          <table:table-cell office:value-type="float" office:value="71">
            <text:p>71</text:p>
          </table:table-cell>
          <table:table-cell office:value-type="string"/>
          <table:table-cell office:value-type="float" office:value="8">
            <text:p>8</text:p>
          </table:table-cell>
          <table:table-cell office:value-type="string">
            <text:p>Rush</text:p>
          </table:table-cell>
          <table:table-cell office:value-type="string">
            <text:p>Sione Vaki run for 8 yds to the UTAH 37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2="","",IF(AT63="",AV62,AT62-AT63))</text:p>
          </table:table-cell>
          <table:table-cell office:value-type="string">
            <text:p>=BE62=AV62</text:p>
          </table:table-cell>
        </table:table-row>
        <table:table-row>
          <table:table-cell office:value-type="float" office:value="5">
            <text:p>5</text:p>
          </table:table-cell>
          <table:table-cell office:value-type="string">
            <text:p>UTH</text:p>
          </table:table-cell>
          <table:table-cell office:value-type="string">
            <text:p>=IF(A62=A63,C62+1,1)</text:p>
          </table:table-cell>
          <table:table-cell office:value-type="string">
            <text:p>O</text:p>
          </table:table-cell>
          <table:table-cell office:value-type="string">
            <text:p>1st</text:p>
          </table:table-cell>
          <table:table-cell office:value-type="float" office:value="10">
            <text:p>10</text:p>
          </table:table-cell>
          <table:table-cell office:value-type="string">
            <text:p>p</text:p>
          </table:table-cell>
          <table:table-cell office:value-type="string">
            <text:p>=IF(E63="","",IF(K63="x","d",IF(K63="p","d",IF(AJ63="o","o",IF(E63="1st",AK63,IF(E63="2nd",AL63,AJ63))))))</text:p>
          </table:table-cell>
          <table:table-cell office:value-type="string">
            <text:p>=IF(C63=1,1,IF(E63="","",IF(I62="",I61+1,I62)))</text:p>
          </table:table-cell>
          <table:table-cell office:value-type="string">
            <text:p>=IF(E63="","",IF(E62="",1,1+J62))</text:p>
          </table:table-cell>
          <table:table-cell office:value-type="string"/>
          <table:table-cell office:value-type="string"/>
          <table:table-cell office:value-type="string"/>
          <table:table-cell office:value-type="string">
            <text:p>=IF(G63="?",CONCAT(AQ63,"Q ",AR63,":",TEXT(AS63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3="t","o",IF(E64="1st","o","d"))</text:p>
          </table:table-cell>
          <table:table-cell office:value-type="string">
            <text:p>=IF((F63-F64)&lt;=1,"d",IF((F63-F64)&gt;F63/3,"o","d"))</text:p>
          </table:table-cell>
          <table:table-cell office:value-type="string">
            <text:p>=IF((F63-F64)&lt;=1,"d",IF((F63-F64)&gt;=F63/2,"o","d"))</text:p>
          </table:table-cell>
          <table:table-cell office:value-type="string"/>
          <table:table-cell office:value-type="float" office:value="24">
            <text:p>24</text:p>
          </table:table-cell>
          <table:table-cell office:value-type="float" office:value="14">
            <text:p>14</text:p>
          </table:table-cell>
          <table:table-cell office:value-type="string"/>
          <table:table-cell office:value-type="float" office:value="3">
            <text:p>3</text:p>
          </table:table-cell>
          <table:table-cell office:value-type="float" office:value="4">
            <text:p>4</text:p>
          </table:table-cell>
          <table:table-cell office:value-type="float" office:value="14">
            <text:p>14</text:p>
          </table:table-cell>
          <table:table-cell office:value-type="float" office:value="63">
            <text:p>63</text:p>
          </table:table-cell>
          <table:table-cell office:value-type="string"/>
          <table:table-cell office:value-type="float" office:value="0">
            <text:p>0</text:p>
          </table:table-cell>
          <table:table-cell office:value-type="string">
            <text:p>Pass Incompletion</text:p>
          </table:table-cell>
          <table:table-cell office:value-type="string">
            <text:p>Bryson Barnes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3="","",IF(AT64="",AV63,AT63-AT64))</text:p>
          </table:table-cell>
          <table:table-cell office:value-type="string">
            <text:p>=BE63=AV63</text:p>
          </table:table-cell>
        </table:table-row>
        <table:table-row>
          <table:table-cell office:value-type="float" office:value="5">
            <text:p>5</text:p>
          </table:table-cell>
          <table:table-cell office:value-type="string">
            <text:p>UTH</text:p>
          </table:table-cell>
          <table:table-cell office:value-type="string">
            <text:p>=IF(A63=A64,C63+1,1)</text:p>
          </table:table-cell>
          <table:table-cell office:value-type="string">
            <text:p>O</text:p>
          </table:table-cell>
          <table:table-cell office:value-type="string">
            <text:p>2nd</text:p>
          </table:table-cell>
          <table:table-cell office:value-type="float" office:value="10">
            <text:p>10</text:p>
          </table:table-cell>
          <table:table-cell office:value-type="string">
            <text:p>r</text:p>
          </table:table-cell>
          <table:table-cell office:value-type="string">
            <text:p>=IF(E64="","",IF(K64="x","d",IF(K64="p","d",IF(AJ64="o","o",IF(E64="1st",AK64,IF(E64="2nd",AL64,AJ64))))))</text:p>
          </table:table-cell>
          <table:table-cell office:value-type="string">
            <text:p>=IF(C64=1,1,IF(E64="","",IF(I63="",I62+1,I63)))</text:p>
          </table:table-cell>
          <table:table-cell office:value-type="string">
            <text:p>=IF(E64="","",IF(E63="",1,1+J63))</text:p>
          </table:table-cell>
          <table:table-cell office:value-type="string"/>
          <table:table-cell office:value-type="string"/>
          <table:table-cell office:value-type="string"/>
          <table:table-cell office:value-type="string">
            <text:p>=IF(G64="?",CONCAT(AQ64,"Q ",AR64,":",TEXT(AS64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4="t","o",IF(E65="1st","o","d"))</text:p>
          </table:table-cell>
          <table:table-cell office:value-type="string">
            <text:p>=IF((F64-F65)&lt;=1,"d",IF((F64-F65)&gt;F64/3,"o","d"))</text:p>
          </table:table-cell>
          <table:table-cell office:value-type="string">
            <text:p>=IF((F64-F65)&lt;=1,"d",IF((F64-F65)&gt;=F64/2,"o","d"))</text:p>
          </table:table-cell>
          <table:table-cell office:value-type="string"/>
          <table:table-cell office:value-type="float" office:value="24">
            <text:p>24</text:p>
          </table:table-cell>
          <table:table-cell office:value-type="float" office:value="14">
            <text:p>14</text:p>
          </table:table-cell>
          <table:table-cell office:value-type="string"/>
          <table:table-cell office:value-type="float" office:value="3">
            <text:p>3</text:p>
          </table:table-cell>
          <table:table-cell office:value-type="float" office:value="4">
            <text:p>4</text:p>
          </table:table-cell>
          <table:table-cell office:value-type="float" office:value="14">
            <text:p>14</text:p>
          </table:table-cell>
          <table:table-cell office:value-type="float" office:value="63">
            <text:p>63</text:p>
          </table:table-cell>
          <table:table-cell office:value-type="string"/>
          <table:table-cell office:value-type="float" office:value="9">
            <text:p>9</text:p>
          </table:table-cell>
          <table:table-cell office:value-type="string">
            <text:p>Rush</text:p>
          </table:table-cell>
          <table:table-cell office:value-type="string">
            <text:p>Ja'Quinden Jackson run for 9 yds to the UTAH 46</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4="","",IF(AT65="",AV64,AT64-AT65))</text:p>
          </table:table-cell>
          <table:table-cell office:value-type="string">
            <text:p>=BE64=AV64</text:p>
          </table:table-cell>
        </table:table-row>
        <table:table-row>
          <table:table-cell office:value-type="float" office:value="5">
            <text:p>5</text:p>
          </table:table-cell>
          <table:table-cell office:value-type="string">
            <text:p>UTH</text:p>
          </table:table-cell>
          <table:table-cell office:value-type="string">
            <text:p>=IF(A64=A65,C64+1,1)</text:p>
          </table:table-cell>
          <table:table-cell office:value-type="string">
            <text:p>O</text:p>
          </table:table-cell>
          <table:table-cell office:value-type="string">
            <text:p>3rd</text:p>
          </table:table-cell>
          <table:table-cell office:value-type="float" office:value="1">
            <text:p>1</text:p>
          </table:table-cell>
          <table:table-cell office:value-type="string">
            <text:p>r</text:p>
          </table:table-cell>
          <table:table-cell office:value-type="string">
            <text:p>=IF(E65="","",IF(K65="x","d",IF(K65="p","d",IF(AJ65="o","o",IF(E65="1st",AK65,IF(E65="2nd",AL65,AJ65))))))</text:p>
          </table:table-cell>
          <table:table-cell office:value-type="string">
            <text:p>=IF(C65=1,1,IF(E65="","",IF(I64="",I63+1,I64)))</text:p>
          </table:table-cell>
          <table:table-cell office:value-type="string">
            <text:p>=IF(E65="","",IF(E64="",1,1+J64))</text:p>
          </table:table-cell>
          <table:table-cell office:value-type="string"/>
          <table:table-cell office:value-type="string"/>
          <table:table-cell office:value-type="string"/>
          <table:table-cell office:value-type="string">
            <text:p>=IF(G65="?",CONCAT(AQ65,"Q ",AR65,":",TEXT(AS65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5="t","o",IF(E66="1st","o","d"))</text:p>
          </table:table-cell>
          <table:table-cell office:value-type="string">
            <text:p>=IF((F65-F66)&lt;=1,"d",IF((F65-F66)&gt;F65/3,"o","d"))</text:p>
          </table:table-cell>
          <table:table-cell office:value-type="string">
            <text:p>=IF((F65-F66)&lt;=1,"d",IF((F65-F66)&gt;=F65/2,"o","d"))</text:p>
          </table:table-cell>
          <table:table-cell office:value-type="string"/>
          <table:table-cell office:value-type="float" office:value="24">
            <text:p>24</text:p>
          </table:table-cell>
          <table:table-cell office:value-type="float" office:value="14">
            <text:p>14</text:p>
          </table:table-cell>
          <table:table-cell office:value-type="string"/>
          <table:table-cell office:value-type="float" office:value="3">
            <text:p>3</text:p>
          </table:table-cell>
          <table:table-cell office:value-type="float" office:value="4">
            <text:p>4</text:p>
          </table:table-cell>
          <table:table-cell office:value-type="float" office:value="14">
            <text:p>14</text:p>
          </table:table-cell>
          <table:table-cell office:value-type="float" office:value="54">
            <text:p>54</text:p>
          </table:table-cell>
          <table:table-cell office:value-type="string"/>
          <table:table-cell office:value-type="float" office:value="3">
            <text:p>3</text:p>
          </table:table-cell>
          <table:table-cell office:value-type="string">
            <text:p>Rush</text:p>
          </table:table-cell>
          <table:table-cell office:value-type="string">
            <text:p>Sione Vaki run for 3 yds to the UTAH 49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5="","",IF(AT66="",AV65,AT65-AT66))</text:p>
          </table:table-cell>
          <table:table-cell office:value-type="string">
            <text:p>=BE65=AV65</text:p>
          </table:table-cell>
        </table:table-row>
        <table:table-row>
          <table:table-cell office:value-type="float" office:value="5">
            <text:p>5</text:p>
          </table:table-cell>
          <table:table-cell office:value-type="string">
            <text:p>UTH</text:p>
          </table:table-cell>
          <table:table-cell office:value-type="string">
            <text:p>=IF(A65=A66,C65+1,1)</text:p>
          </table:table-cell>
          <table:table-cell office:value-type="string">
            <text:p>O</text:p>
          </table:table-cell>
          <table:table-cell office:value-type="string">
            <text:p>1st</text:p>
          </table:table-cell>
          <table:table-cell office:value-type="float" office:value="10">
            <text:p>10</text:p>
          </table:table-cell>
          <table:table-cell office:value-type="string">
            <text:p>p</text:p>
          </table:table-cell>
          <table:table-cell office:value-type="string">
            <text:p>=IF(E66="","",IF(K66="x","d",IF(K66="p","d",IF(AJ66="o","o",IF(E66="1st",AK66,IF(E66="2nd",AL66,AJ66))))))</text:p>
          </table:table-cell>
          <table:table-cell office:value-type="string">
            <text:p>=IF(C66=1,1,IF(E66="","",IF(I65="",I64+1,I65)))</text:p>
          </table:table-cell>
          <table:table-cell office:value-type="string">
            <text:p>=IF(E66="","",IF(E65="",1,1+J65))</text:p>
          </table:table-cell>
          <table:table-cell office:value-type="string"/>
          <table:table-cell office:value-type="string"/>
          <table:table-cell office:value-type="string"/>
          <table:table-cell office:value-type="string">
            <text:p>=IF(G66="?",CONCAT(AQ66,"Q ",AR66,":",TEXT(AS66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6="t","o",IF(E67="1st","o","d"))</text:p>
          </table:table-cell>
          <table:table-cell office:value-type="string">
            <text:p>=IF((F66-F67)&lt;=1,"d",IF((F66-F67)&gt;F66/3,"o","d"))</text:p>
          </table:table-cell>
          <table:table-cell office:value-type="string">
            <text:p>=IF((F66-F67)&lt;=1,"d",IF((F66-F67)&gt;=F66/2,"o","d"))</text:p>
          </table:table-cell>
          <table:table-cell office:value-type="string"/>
          <table:table-cell office:value-type="float" office:value="24">
            <text:p>24</text:p>
          </table:table-cell>
          <table:table-cell office:value-type="float" office:value="14">
            <text:p>14</text:p>
          </table:table-cell>
          <table:table-cell office:value-type="string"/>
          <table:table-cell office:value-type="float" office:value="3">
            <text:p>3</text:p>
          </table:table-cell>
          <table:table-cell office:value-type="float" office:value="4">
            <text:p>4</text:p>
          </table:table-cell>
          <table:table-cell office:value-type="float" office:value="14">
            <text:p>14</text:p>
          </table:table-cell>
          <table:table-cell office:value-type="float" office:value="51">
            <text:p>51</text:p>
          </table:table-cell>
          <table:table-cell office:value-type="string"/>
          <table:table-cell office:value-type="float" office:value="4">
            <text:p>4</text:p>
          </table:table-cell>
          <table:table-cell office:value-type="string">
            <text:p>Pass Reception</text:p>
          </table:table-cell>
          <table:table-cell office:value-type="string">
            <text:p>Bryson Barnes pass complete to Jaylon Glover for 4 yds to the CAL 47</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6="","",IF(AT67="",AV66,AT66-AT67))</text:p>
          </table:table-cell>
          <table:table-cell office:value-type="string">
            <text:p>=BE66=AV66</text:p>
          </table:table-cell>
        </table:table-row>
        <table:table-row>
          <table:table-cell office:value-type="float" office:value="5">
            <text:p>5</text:p>
          </table:table-cell>
          <table:table-cell office:value-type="string">
            <text:p>UTH</text:p>
          </table:table-cell>
          <table:table-cell office:value-type="string">
            <text:p>=IF(A66=A67,C66+1,1)</text:p>
          </table:table-cell>
          <table:table-cell office:value-type="string">
            <text:p>O</text:p>
          </table:table-cell>
          <table:table-cell office:value-type="string">
            <text:p>2nd</text:p>
          </table:table-cell>
          <table:table-cell office:value-type="float" office:value="6">
            <text:p>6</text:p>
          </table:table-cell>
          <table:table-cell office:value-type="string">
            <text:p>r</text:p>
          </table:table-cell>
          <table:table-cell office:value-type="string">
            <text:p>=IF(E67="","",IF(K67="x","d",IF(K67="p","d",IF(AJ67="o","o",IF(E67="1st",AK67,IF(E67="2nd",AL67,AJ67))))))</text:p>
          </table:table-cell>
          <table:table-cell office:value-type="string">
            <text:p>=IF(C67=1,1,IF(E67="","",IF(I66="",I65+1,I66)))</text:p>
          </table:table-cell>
          <table:table-cell office:value-type="string">
            <text:p>=IF(E67="","",IF(E66="",1,1+J66))</text:p>
          </table:table-cell>
          <table:table-cell office:value-type="string"/>
          <table:table-cell office:value-type="string"/>
          <table:table-cell office:value-type="string"/>
          <table:table-cell office:value-type="string">
            <text:p>=IF(G67="?",CONCAT(AQ67,"Q ",AR67,":",TEXT(AS67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7="t","o",IF(E68="1st","o","d"))</text:p>
          </table:table-cell>
          <table:table-cell office:value-type="string">
            <text:p>=IF((F67-F68)&lt;=1,"d",IF((F67-F68)&gt;F67/3,"o","d"))</text:p>
          </table:table-cell>
          <table:table-cell office:value-type="string">
            <text:p>=IF((F67-F68)&lt;=1,"d",IF((F67-F68)&gt;=F67/2,"o","d"))</text:p>
          </table:table-cell>
          <table:table-cell office:value-type="string"/>
          <table:table-cell office:value-type="float" office:value="24">
            <text:p>24</text:p>
          </table:table-cell>
          <table:table-cell office:value-type="float" office:value="14">
            <text:p>14</text:p>
          </table:table-cell>
          <table:table-cell office:value-type="string"/>
          <table:table-cell office:value-type="float" office:value="3">
            <text:p>3</text:p>
          </table:table-cell>
          <table:table-cell office:value-type="float" office:value="4">
            <text:p>4</text:p>
          </table:table-cell>
          <table:table-cell office:value-type="float" office:value="14">
            <text:p>14</text:p>
          </table:table-cell>
          <table:table-cell office:value-type="float" office:value="47">
            <text:p>47</text:p>
          </table:table-cell>
          <table:table-cell office:value-type="string"/>
          <table:table-cell office:value-type="float" office:value="3">
            <text:p>3</text:p>
          </table:table-cell>
          <table:table-cell office:value-type="string">
            <text:p>Rush</text:p>
          </table:table-cell>
          <table:table-cell office:value-type="string">
            <text:p>Jaylon Glover run for 3 yds to the CAL 44</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7="","",IF(AT68="",AV67,AT67-AT68))</text:p>
          </table:table-cell>
          <table:table-cell office:value-type="string">
            <text:p>=BE67=AV67</text:p>
          </table:table-cell>
        </table:table-row>
        <table:table-row>
          <table:table-cell office:value-type="float" office:value="5">
            <text:p>5</text:p>
          </table:table-cell>
          <table:table-cell office:value-type="string">
            <text:p>UTH</text:p>
          </table:table-cell>
          <table:table-cell office:value-type="string">
            <text:p>=IF(A67=A68,C67+1,1)</text:p>
          </table:table-cell>
          <table:table-cell office:value-type="string">
            <text:p>O</text:p>
          </table:table-cell>
          <table:table-cell office:value-type="string">
            <text:p>3rd</text:p>
          </table:table-cell>
          <table:table-cell office:value-type="float" office:value="3">
            <text:p>3</text:p>
          </table:table-cell>
          <table:table-cell office:value-type="string">
            <text:p>r</text:p>
          </table:table-cell>
          <table:table-cell office:value-type="string">
            <text:p>=IF(E68="","",IF(K68="x","d",IF(K68="p","d",IF(AJ68="o","o",IF(E68="1st",AK68,IF(E68="2nd",AL68,AJ68))))))</text:p>
          </table:table-cell>
          <table:table-cell office:value-type="string">
            <text:p>=IF(C68=1,1,IF(E68="","",IF(I67="",I66+1,I67)))</text:p>
          </table:table-cell>
          <table:table-cell office:value-type="string">
            <text:p>=IF(E68="","",IF(E67="",1,1+J67))</text:p>
          </table:table-cell>
          <table:table-cell office:value-type="string"/>
          <table:table-cell office:value-type="string"/>
          <table:table-cell office:value-type="string"/>
          <table:table-cell office:value-type="string">
            <text:p>=IF(G68="?",CONCAT(AQ68,"Q ",AR68,":",TEXT(AS68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8="t","o",IF(E69="1st","o","d"))</text:p>
          </table:table-cell>
          <table:table-cell office:value-type="string">
            <text:p>=IF((F68-F69)&lt;=1,"d",IF((F68-F69)&gt;F68/3,"o","d"))</text:p>
          </table:table-cell>
          <table:table-cell office:value-type="string">
            <text:p>=IF((F68-F69)&lt;=1,"d",IF((F68-F69)&gt;=F68/2,"o","d"))</text:p>
          </table:table-cell>
          <table:table-cell office:value-type="string"/>
          <table:table-cell office:value-type="float" office:value="24">
            <text:p>24</text:p>
          </table:table-cell>
          <table:table-cell office:value-type="float" office:value="14">
            <text:p>14</text:p>
          </table:table-cell>
          <table:table-cell office:value-type="string"/>
          <table:table-cell office:value-type="float" office:value="3">
            <text:p>3</text:p>
          </table:table-cell>
          <table:table-cell office:value-type="float" office:value="0">
            <text:p>0</text:p>
          </table:table-cell>
          <table:table-cell office:value-type="float" office:value="0">
            <text:p>0</text:p>
          </table:table-cell>
          <table:table-cell office:value-type="float" office:value="44">
            <text:p>44</text:p>
          </table:table-cell>
          <table:table-cell office:value-type="string"/>
          <table:table-cell office:value-type="float" office:value="7">
            <text:p>7</text:p>
          </table:table-cell>
          <table:table-cell office:value-type="string">
            <text:p>Rush</text:p>
          </table:table-cell>
          <table:table-cell office:value-type="string">
            <text:p>Sione Vaki run for 7 yds to the CAL 37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8="","",IF(AT69="",AV68,AT68-AT69))</text:p>
          </table:table-cell>
          <table:table-cell office:value-type="string">
            <text:p>=BE68=AV68</text:p>
          </table:table-cell>
        </table:table-row>
        <table:table-row>
          <table:table-cell office:value-type="float" office:value="5">
            <text:p>5</text:p>
          </table:table-cell>
          <table:table-cell office:value-type="string">
            <text:p>UTH</text:p>
          </table:table-cell>
          <table:table-cell office:value-type="string">
            <text:p>=IF(A68=A69,C68+1,1)</text:p>
          </table:table-cell>
          <table:table-cell office:value-type="string">
            <text:p>O</text:p>
          </table:table-cell>
          <table:table-cell office:value-type="string">
            <text:p>1st</text:p>
          </table:table-cell>
          <table:table-cell office:value-type="float" office:value="10">
            <text:p>10</text:p>
          </table:table-cell>
          <table:table-cell office:value-type="string">
            <text:p>p</text:p>
          </table:table-cell>
          <table:table-cell office:value-type="string">
            <text:p>=IF(E69="","",IF(K69="x","d",IF(K69="p","d",IF(AJ69="o","o",IF(E69="1st",AK69,IF(E69="2nd",AL69,AJ69))))))</text:p>
          </table:table-cell>
          <table:table-cell office:value-type="string">
            <text:p>=IF(C69=1,1,IF(E69="","",IF(I68="",I67+1,I68)))</text:p>
          </table:table-cell>
          <table:table-cell office:value-type="string">
            <text:p>=IF(E69="","",IF(E68="",1,1+J68))</text:p>
          </table:table-cell>
          <table:table-cell office:value-type="string"/>
          <table:table-cell office:value-type="string"/>
          <table:table-cell office:value-type="string"/>
          <table:table-cell office:value-type="string">
            <text:p>=IF(G69="?",CONCAT(AQ69,"Q ",AR69,":",TEXT(AS69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9="t","o",IF(E70="1st","o","d"))</text:p>
          </table:table-cell>
          <table:table-cell office:value-type="string">
            <text:p>=IF((F69-F70)&lt;=1,"d",IF((F69-F70)&gt;F69/3,"o","d"))</text:p>
          </table:table-cell>
          <table:table-cell office:value-type="string">
            <text:p>=IF((F69-F70)&lt;=1,"d",IF((F69-F70)&gt;=F69/2,"o","d"))</text:p>
          </table:table-cell>
          <table:table-cell office:value-type="string"/>
          <table:table-cell office:value-type="float" office:value="24">
            <text:p>24</text:p>
          </table:table-cell>
          <table:table-cell office:value-type="float" office:value="14">
            <text:p>14</text:p>
          </table:table-cell>
          <table:table-cell office:value-type="string"/>
          <table:table-cell office:value-type="float" office:value="4">
            <text:p>4</text:p>
          </table:table-cell>
          <table:table-cell office:value-type="float" office:value="15">
            <text:p>15</text:p>
          </table:table-cell>
          <table:table-cell office:value-type="float" office:value="0">
            <text:p>0</text:p>
          </table:table-cell>
          <table:table-cell office:value-type="float" office:value="37">
            <text:p>37</text:p>
          </table:table-cell>
          <table:table-cell office:value-type="string"/>
          <table:table-cell office:value-type="float" office:value="-5">
            <text:p>-5</text:p>
          </table:table-cell>
          <table:table-cell office:value-type="string">
            <text:p>Pass Reception</text:p>
          </table:table-cell>
          <table:table-cell office:value-type="string">
            <text:p>Bryson Barnes pass complete to Sione Vaki for a loss of 5 yards to the CAL 42</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9="","",IF(AT70="",AV69,AT69-AT70))</text:p>
          </table:table-cell>
          <table:table-cell office:value-type="string">
            <text:p>=BE69=AV69</text:p>
          </table:table-cell>
        </table:table-row>
        <table:table-row>
          <table:table-cell office:value-type="float" office:value="5">
            <text:p>5</text:p>
          </table:table-cell>
          <table:table-cell office:value-type="string">
            <text:p>UTH</text:p>
          </table:table-cell>
          <table:table-cell office:value-type="string">
            <text:p>=IF(A69=A70,C69+1,1)</text:p>
          </table:table-cell>
          <table:table-cell office:value-type="string">
            <text:p>O</text:p>
          </table:table-cell>
          <table:table-cell office:value-type="string">
            <text:p>2nd</text:p>
          </table:table-cell>
          <table:table-cell office:value-type="float" office:value="15">
            <text:p>15</text:p>
          </table:table-cell>
          <table:table-cell office:value-type="string">
            <text:p>r</text:p>
          </table:table-cell>
          <table:table-cell office:value-type="string">
            <text:p>=IF(E70="","",IF(K70="x","d",IF(K70="p","d",IF(AJ70="o","o",IF(E70="1st",AK70,IF(E70="2nd",AL70,AJ70))))))</text:p>
          </table:table-cell>
          <table:table-cell office:value-type="string">
            <text:p>=IF(C70=1,1,IF(E70="","",IF(I69="",I68+1,I69)))</text:p>
          </table:table-cell>
          <table:table-cell office:value-type="string">
            <text:p>=IF(E70="","",IF(E69="",1,1+J69))</text:p>
          </table:table-cell>
          <table:table-cell office:value-type="string"/>
          <table:table-cell office:value-type="string"/>
          <table:table-cell office:value-type="string"/>
          <table:table-cell office:value-type="string">
            <text:p>=IF(G70="?",CONCAT(AQ70,"Q ",AR70,":",TEXT(AS70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70="t","o",IF(E71="1st","o","d"))</text:p>
          </table:table-cell>
          <table:table-cell office:value-type="string">
            <text:p>=IF((F70-F71)&lt;=1,"d",IF((F70-F71)&gt;F70/3,"o","d"))</text:p>
          </table:table-cell>
          <table:table-cell office:value-type="string">
            <text:p>=IF((F70-F71)&lt;=1,"d",IF((F70-F71)&gt;=F70/2,"o","d"))</text:p>
          </table:table-cell>
          <table:table-cell office:value-type="string"/>
          <table:table-cell office:value-type="float" office:value="24">
            <text:p>24</text:p>
          </table:table-cell>
          <table:table-cell office:value-type="float" office:value="14">
            <text:p>14</text:p>
          </table:table-cell>
          <table:table-cell office:value-type="string"/>
          <table:table-cell office:value-type="float" office:value="4">
            <text:p>4</text:p>
          </table:table-cell>
          <table:table-cell office:value-type="float" office:value="15">
            <text:p>15</text:p>
          </table:table-cell>
          <table:table-cell office:value-type="float" office:value="0">
            <text:p>0</text:p>
          </table:table-cell>
          <table:table-cell office:value-type="float" office:value="42">
            <text:p>42</text:p>
          </table:table-cell>
          <table:table-cell office:value-type="string"/>
          <table:table-cell office:value-type="float" office:value="4">
            <text:p>4</text:p>
          </table:table-cell>
          <table:table-cell office:value-type="string">
            <text:p>Rush</text:p>
          </table:table-cell>
          <table:table-cell office:value-type="string">
            <text:p>Ja'Quinden Jackson run for 4 yds to the CAL 38</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70="","",IF(AT71="",AV70,AT70-AT71))</text:p>
          </table:table-cell>
          <table:table-cell office:value-type="string">
            <text:p>=BE70=AV70</text:p>
          </table:table-cell>
        </table:table-row>
        <table:table-row>
          <table:table-cell office:value-type="float" office:value="5">
            <text:p>5</text:p>
          </table:table-cell>
          <table:table-cell office:value-type="string">
            <text:p>UTH</text:p>
          </table:table-cell>
          <table:table-cell office:value-type="string">
            <text:p>=IF(A70=A71,C70+1,1)</text:p>
          </table:table-cell>
          <table:table-cell office:value-type="string">
            <text:p>O</text:p>
          </table:table-cell>
          <table:table-cell office:value-type="string">
            <text:p>3rd</text:p>
          </table:table-cell>
          <table:table-cell office:value-type="float" office:value="11">
            <text:p>11</text:p>
          </table:table-cell>
          <table:table-cell office:value-type="string">
            <text:p>p</text:p>
          </table:table-cell>
          <table:table-cell office:value-type="string">
            <text:p>=IF(E71="","",IF(K71="x","d",IF(K71="p","d",IF(AJ71="o","o",IF(E71="1st",AK71,IF(E71="2nd",AL71,AJ71))))))</text:p>
          </table:table-cell>
          <table:table-cell office:value-type="string">
            <text:p>=IF(C71=1,1,IF(E71="","",IF(I70="",I69+1,I70)))</text:p>
          </table:table-cell>
          <table:table-cell office:value-type="string">
            <text:p>=IF(E71="","",IF(E70="",1,1+J70))</text:p>
          </table:table-cell>
          <table:table-cell office:value-type="string"/>
          <table:table-cell office:value-type="string"/>
          <table:table-cell office:value-type="string"/>
          <table:table-cell office:value-type="string">
            <text:p>=IF(G71="?",CONCAT(AQ71,"Q ",AR71,":",TEXT(AS7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71="t","o",IF(E72="1st","o","d"))</text:p>
          </table:table-cell>
          <table:table-cell office:value-type="string">
            <text:p>=IF((F71-F72)&lt;=1,"d",IF((F71-F72)&gt;F71/3,"o","d"))</text:p>
          </table:table-cell>
          <table:table-cell office:value-type="string">
            <text:p>=IF((F71-F72)&lt;=1,"d",IF((F71-F72)&gt;=F71/2,"o","d"))</text:p>
          </table:table-cell>
          <table:table-cell office:value-type="string"/>
          <table:table-cell office:value-type="float" office:value="24">
            <text:p>24</text:p>
          </table:table-cell>
          <table:table-cell office:value-type="float" office:value="14">
            <text:p>14</text:p>
          </table:table-cell>
          <table:table-cell office:value-type="string"/>
          <table:table-cell office:value-type="float" office:value="4">
            <text:p>4</text:p>
          </table:table-cell>
          <table:table-cell office:value-type="float" office:value="15">
            <text:p>15</text:p>
          </table:table-cell>
          <table:table-cell office:value-type="float" office:value="0">
            <text:p>0</text:p>
          </table:table-cell>
          <table:table-cell office:value-type="float" office:value="38">
            <text:p>38</text:p>
          </table:table-cell>
          <table:table-cell office:value-type="string"/>
          <table:table-cell office:value-type="float" office:value="4">
            <text:p>4</text:p>
          </table:table-cell>
          <table:table-cell office:value-type="string">
            <text:p>Pass Reception</text:p>
          </table:table-cell>
          <table:table-cell office:value-type="string">
            <text:p>Bryson Barnes pass complete to Devaughn Vele for 4 yds to the CAL 34</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71="","",IF(AT72="",AV71,AT71-AT72))</text:p>
          </table:table-cell>
          <table:table-cell office:value-type="string">
            <text:p>=BE71=AV71</text:p>
          </table:table-cell>
        </table:table-row>
        <table:table-row>
          <table:table-cell office:value-type="float" office:value="5">
            <text:p>5</text:p>
          </table:table-cell>
          <table:table-cell office:value-type="string">
            <text:p>UTH</text:p>
          </table:table-cell>
          <table:table-cell office:value-type="string">
            <text:p>=IF(A71=A72,C71+1,1)</text:p>
          </table:table-cell>
          <table:table-cell office:value-type="string">
            <text:p>O</text:p>
          </table:table-cell>
          <table:table-cell office:value-type="string">
            <text:p>4th</text:p>
          </table:table-cell>
          <table:table-cell office:value-type="float" office:value="7">
            <text:p>7</text:p>
          </table:table-cell>
          <table:table-cell office:value-type="string">
            <text:p>r</text:p>
          </table:table-cell>
          <table:table-cell office:value-type="string">
            <text:p>=IF(E72="","",IF(K72="x","d",IF(K72="p","d",IF(AJ72="o","o",IF(E72="1st",AK72,IF(E72="2nd",AL72,AJ72))))))</text:p>
          </table:table-cell>
          <table:table-cell office:value-type="string">
            <text:p>=IF(C72=1,1,IF(E72="","",IF(I71="",I70+1,I71)))</text:p>
          </table:table-cell>
          <table:table-cell office:value-type="string">
            <text:p>=IF(E72="","",IF(E71="",1,1+J71))</text:p>
          </table:table-cell>
          <table:table-cell office:value-type="string"/>
          <table:table-cell office:value-type="string"/>
          <table:table-cell office:value-type="string"/>
          <table:table-cell office:value-type="string">
            <text:p>=IF(G72="?",CONCAT(AQ72,"Q ",AR72,":",TEXT(AS7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72="t","o",IF(E73="1st","o","d"))</text:p>
          </table:table-cell>
          <table:table-cell office:value-type="string">
            <text:p>=IF((F72-F73)&lt;=1,"d",IF((F72-F73)&gt;F72/3,"o","d"))</text:p>
          </table:table-cell>
          <table:table-cell office:value-type="string">
            <text:p>=IF((F72-F73)&lt;=1,"d",IF((F72-F73)&gt;=F72/2,"o","d"))</text:p>
          </table:table-cell>
          <table:table-cell office:value-type="string"/>
          <table:table-cell office:value-type="float" office:value="24">
            <text:p>24</text:p>
          </table:table-cell>
          <table:table-cell office:value-type="float" office:value="14">
            <text:p>14</text:p>
          </table:table-cell>
          <table:table-cell office:value-type="string"/>
          <table:table-cell office:value-type="float" office:value="4">
            <text:p>4</text:p>
          </table:table-cell>
          <table:table-cell office:value-type="float" office:value="12">
            <text:p>12</text:p>
          </table:table-cell>
          <table:table-cell office:value-type="float" office:value="54">
            <text:p>54</text:p>
          </table:table-cell>
          <table:table-cell office:value-type="float" office:value="34">
            <text:p>34</text:p>
          </table:table-cell>
          <table:table-cell office:value-type="string"/>
          <table:table-cell office:value-type="float" office:value="3">
            <text:p>3</text:p>
          </table:table-cell>
          <table:table-cell office:value-type="string">
            <text:p>Rush</text:p>
          </table:table-cell>
          <table:table-cell office:value-type="string">
            <text:p>Bryson Barnes run for 3 yds to the CAL 31</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72="","",IF(AT73="",AV72,AT72-AT73))</text:p>
          </table:table-cell>
          <table:table-cell office:value-type="string">
            <text:p>=BE72=AV72</text:p>
          </table:table-cell>
        </table:table-row>
        <table:table-row>
          <table:table-cell office:value-type="float" office:value="5">
            <text:p>5</text:p>
          </table:table-cell>
          <table:table-cell office:value-type="string">
            <text:p>UTH</text:p>
          </table:table-cell>
          <table:table-cell office:value-type="string">
            <text:p>=IF(A72=A73,C72+1,1)</text:p>
          </table:table-cell>
          <table:table-cell office:value-type="string">
            <text:p>O</text:p>
          </table:table-cell>
          <table:table-cell office:value-type="string"/>
          <table:table-cell office:value-type="string"/>
          <table:table-cell office:value-type="string"/>
          <table:table-cell office:value-type="string">
            <text:p>=IF(E73="","",IF(K73="x","d",IF(K73="p","d",IF(AJ73="o","o",IF(E73="1st",AK73,IF(E73="2nd",AL73,AJ73))))))</text:p>
          </table:table-cell>
          <table:table-cell office:value-type="string">
            <text:p>=IF(C73=1,1,IF(E73="","",IF(I72="",I71+1,I72)))</text:p>
          </table:table-cell>
          <table:table-cell office:value-type="string">
            <text:p>=IF(E73="","",IF(E72="",1,1+J72))</text:p>
          </table:table-cell>
          <table:table-cell office:value-type="string"/>
          <table:table-cell office:value-type="string"/>
          <table:table-cell office:value-type="string"/>
          <table:table-cell office:value-type="string">
            <text:p>=IF(G73="?",CONCAT(AQ73,"Q ",AR73,":",TEXT(AS73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73="t","o",IF(E74="1st","o","d"))</text:p>
          </table:table-cell>
          <table:table-cell office:value-type="string">
            <text:p>=IF((F73-F74)&lt;=1,"d",IF((F73-F74)&gt;F73/3,"o","d"))</text:p>
          </table:table-cell>
          <table:table-cell office:value-type="string">
            <text:p>=IF((F73-F74)&lt;=1,"d",IF((F73-F74)&gt;=F73/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73="","",IF(AT74="",AV73,AT73-AT74))</text:p>
          </table:table-cell>
          <table:table-cell office:value-type="string">
            <text:p>=BE73=AV73</text:p>
          </table:table-cell>
        </table:table-row>
        <table:table-row>
          <table:table-cell office:value-type="float" office:value="5">
            <text:p>5</text:p>
          </table:table-cell>
          <table:table-cell office:value-type="string">
            <text:p>UTH</text:p>
          </table:table-cell>
          <table:table-cell office:value-type="string">
            <text:p>=IF(A73=A74,C73+1,1)</text:p>
          </table:table-cell>
          <table:table-cell office:value-type="string">
            <text:p>O</text:p>
          </table:table-cell>
          <table:table-cell office:value-type="string">
            <text:p>1st</text:p>
          </table:table-cell>
          <table:table-cell office:value-type="float" office:value="10">
            <text:p>10</text:p>
          </table:table-cell>
          <table:table-cell office:value-type="string">
            <text:p>p</text:p>
          </table:table-cell>
          <table:table-cell office:value-type="string">
            <text:p>=IF(E74="","",IF(K74="x","d",IF(K74="p","d",IF(AJ74="o","o",IF(E74="1st",AK74,IF(E74="2nd",AL74,AJ74))))))</text:p>
          </table:table-cell>
          <table:table-cell office:value-type="string">
            <text:p>=IF(C74=1,1,IF(E74="","",IF(I73="",I72+1,I73)))</text:p>
          </table:table-cell>
          <table:table-cell office:value-type="string">
            <text:p>=IF(E74="","",IF(E73="",1,1+J73))</text:p>
          </table:table-cell>
          <table:table-cell office:value-type="string"/>
          <table:table-cell office:value-type="string"/>
          <table:table-cell office:value-type="string"/>
          <table:table-cell office:value-type="string">
            <text:p>=IF(G74="?",CONCAT(AQ74,"Q ",AR74,":",TEXT(AS74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74="t","o",IF(E75="1st","o","d"))</text:p>
          </table:table-cell>
          <table:table-cell office:value-type="string">
            <text:p>=IF((F74-F75)&lt;=1,"d",IF((F74-F75)&gt;F74/3,"o","d"))</text:p>
          </table:table-cell>
          <table:table-cell office:value-type="string">
            <text:p>=IF((F74-F75)&lt;=1,"d",IF((F74-F75)&gt;=F74/2,"o","d"))</text:p>
          </table:table-cell>
          <table:table-cell office:value-type="string"/>
          <table:table-cell office:value-type="float" office:value="24">
            <text:p>24</text:p>
          </table:table-cell>
          <table:table-cell office:value-type="float" office:value="14">
            <text:p>14</text:p>
          </table:table-cell>
          <table:table-cell office:value-type="string"/>
          <table:table-cell office:value-type="float" office:value="4">
            <text:p>4</text:p>
          </table:table-cell>
          <table:table-cell office:value-type="float" office:value="7">
            <text:p>7</text:p>
          </table:table-cell>
          <table:table-cell office:value-type="float" office:value="49">
            <text:p>49</text:p>
          </table:table-cell>
          <table:table-cell office:value-type="float" office:value="80">
            <text:p>80</text:p>
          </table:table-cell>
          <table:table-cell office:value-type="string"/>
          <table:table-cell office:value-type="float" office:value="8">
            <text:p>8</text:p>
          </table:table-cell>
          <table:table-cell office:value-type="string">
            <text:p>Pass Reception</text:p>
          </table:table-cell>
          <table:table-cell office:value-type="string">
            <text:p>Bryson Barnes pass complete to Mikey Matthews for 8 yds to the UTAH 28</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74="","",IF(AT75="",AV74,AT74-AT75))</text:p>
          </table:table-cell>
          <table:table-cell office:value-type="string">
            <text:p>=BE74=AV74</text:p>
          </table:table-cell>
        </table:table-row>
        <table:table-row>
          <table:table-cell office:value-type="float" office:value="5">
            <text:p>5</text:p>
          </table:table-cell>
          <table:table-cell office:value-type="string">
            <text:p>UTH</text:p>
          </table:table-cell>
          <table:table-cell office:value-type="string">
            <text:p>=IF(A74=A75,C74+1,1)</text:p>
          </table:table-cell>
          <table:table-cell office:value-type="string">
            <text:p>O</text:p>
          </table:table-cell>
          <table:table-cell office:value-type="string">
            <text:p>2nd</text:p>
          </table:table-cell>
          <table:table-cell office:value-type="float" office:value="2">
            <text:p>2</text:p>
          </table:table-cell>
          <table:table-cell office:value-type="string">
            <text:p>r</text:p>
          </table:table-cell>
          <table:table-cell office:value-type="string">
            <text:p>=IF(E75="","",IF(K75="x","d",IF(K75="p","d",IF(AJ75="o","o",IF(E75="1st",AK75,IF(E75="2nd",AL75,AJ75))))))</text:p>
          </table:table-cell>
          <table:table-cell office:value-type="string">
            <text:p>=IF(C75=1,1,IF(E75="","",IF(I74="",I73+1,I74)))</text:p>
          </table:table-cell>
          <table:table-cell office:value-type="string">
            <text:p>=IF(E75="","",IF(E74="",1,1+J74))</text:p>
          </table:table-cell>
          <table:table-cell office:value-type="string">
            <text:p>t</text:p>
          </table:table-cell>
          <table:table-cell office:value-type="string"/>
          <table:table-cell office:value-type="string"/>
          <table:table-cell office:value-type="string">
            <text:p>=IF(G75="?",CONCAT(AQ75,"Q ",AR75,":",TEXT(AS75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75="t","o",IF(E76="1st","o","d"))</text:p>
          </table:table-cell>
          <table:table-cell office:value-type="string">
            <text:p>=IF((F75-F76)&lt;=1,"d",IF((F75-F76)&gt;F75/3,"o","d"))</text:p>
          </table:table-cell>
          <table:table-cell office:value-type="string">
            <text:p>=IF((F75-F76)&lt;=1,"d",IF((F75-F76)&gt;=F75/2,"o","d"))</text:p>
          </table:table-cell>
          <table:table-cell office:value-type="string"/>
          <table:table-cell office:value-type="float" office:value="31">
            <text:p>31</text:p>
          </table:table-cell>
          <table:table-cell office:value-type="float" office:value="14">
            <text:p>14</text:p>
          </table:table-cell>
          <table:table-cell office:value-type="string"/>
          <table:table-cell office:value-type="float" office:value="4">
            <text:p>4</text:p>
          </table:table-cell>
          <table:table-cell office:value-type="float" office:value="6">
            <text:p>6</text:p>
          </table:table-cell>
          <table:table-cell office:value-type="float" office:value="51">
            <text:p>51</text:p>
          </table:table-cell>
          <table:table-cell office:value-type="float" office:value="72">
            <text:p>72</text:p>
          </table:table-cell>
          <table:table-cell office:value-type="string"/>
          <table:table-cell office:value-type="float" office:value="72">
            <text:p>72</text:p>
          </table:table-cell>
          <table:table-cell office:value-type="string">
            <text:p>Rushing Touchdown</text:p>
          </table:table-cell>
          <table:table-cell office:value-type="string">
            <text:p>Sione Vaki 72 Yd Run (Cole Becker Kick)</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75="","",IF(AT76="",AV75,AT75-AT76))</text:p>
          </table:table-cell>
          <table:table-cell office:value-type="string">
            <text:p>=BE75=AV75</text:p>
          </table:table-cell>
        </table:table-row>
        <table:table-row>
          <table:table-cell office:value-type="float" office:value="5">
            <text:p>5</text:p>
          </table:table-cell>
          <table:table-cell office:value-type="string">
            <text:p>UTH</text:p>
          </table:table-cell>
          <table:table-cell office:value-type="string">
            <text:p>=IF(A75=A76,C75+1,1)</text:p>
          </table:table-cell>
          <table:table-cell office:value-type="string">
            <text:p>O</text:p>
          </table:table-cell>
          <table:table-cell office:value-type="string"/>
          <table:table-cell office:value-type="string"/>
          <table:table-cell office:value-type="string"/>
          <table:table-cell office:value-type="string">
            <text:p>=IF(E76="","",IF(K76="x","d",IF(K76="p","d",IF(AJ76="o","o",IF(E76="1st",AK76,IF(E76="2nd",AL76,AJ76))))))</text:p>
          </table:table-cell>
          <table:table-cell office:value-type="string">
            <text:p>=IF(C76=1,1,IF(E76="","",IF(I75="",I74+1,I75)))</text:p>
          </table:table-cell>
          <table:table-cell office:value-type="string">
            <text:p>=IF(E76="","",IF(E75="",1,1+J75))</text:p>
          </table:table-cell>
          <table:table-cell office:value-type="string"/>
          <table:table-cell office:value-type="string"/>
          <table:table-cell office:value-type="string"/>
          <table:table-cell office:value-type="string">
            <text:p>=IF(G76="?",CONCAT(AQ76,"Q ",AR76,":",TEXT(AS76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76="t","o",IF(E77="1st","o","d"))</text:p>
          </table:table-cell>
          <table:table-cell office:value-type="string">
            <text:p>=IF((F76-F77)&lt;=1,"d",IF((F76-F77)&gt;F76/3,"o","d"))</text:p>
          </table:table-cell>
          <table:table-cell office:value-type="string">
            <text:p>=IF((F76-F77)&lt;=1,"d",IF((F76-F77)&gt;=F76/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76="","",IF(AT77="",AV76,AT76-AT77))</text:p>
          </table:table-cell>
          <table:table-cell office:value-type="string">
            <text:p>=BE76=AV76</text:p>
          </table:table-cell>
        </table:table-row>
        <table:table-row>
          <table:table-cell office:value-type="float" office:value="5">
            <text:p>5</text:p>
          </table:table-cell>
          <table:table-cell office:value-type="string">
            <text:p>UTH</text:p>
          </table:table-cell>
          <table:table-cell office:value-type="string">
            <text:p>=IF(A76=A77,C76+1,1)</text:p>
          </table:table-cell>
          <table:table-cell office:value-type="string">
            <text:p>O</text:p>
          </table:table-cell>
          <table:table-cell office:value-type="string">
            <text:p>2nd</text:p>
          </table:table-cell>
          <table:table-cell office:value-type="float" office:value="6">
            <text:p>6</text:p>
          </table:table-cell>
          <table:table-cell office:value-type="string">
            <text:p>r</text:p>
          </table:table-cell>
          <table:table-cell office:value-type="string">
            <text:p>=IF(E77="","",IF(K77="x","d",IF(K77="p","d",IF(AJ77="o","o",IF(E77="1st",AK77,IF(E77="2nd",AL77,AJ77))))))</text:p>
          </table:table-cell>
          <table:table-cell office:value-type="string">
            <text:p>=IF(C77=1,1,IF(E77="","",IF(I76="",I75+1,I76)))</text:p>
          </table:table-cell>
          <table:table-cell office:value-type="string">
            <text:p>=IF(E77="","",IF(E76="",1,1+J76))</text:p>
          </table:table-cell>
          <table:table-cell office:value-type="string"/>
          <table:table-cell office:value-type="string"/>
          <table:table-cell office:value-type="string"/>
          <table:table-cell office:value-type="string">
            <text:p>=IF(G77="?",CONCAT(AQ77,"Q ",AR77,":",TEXT(AS77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77="t","o",IF(E78="1st","o","d"))</text:p>
          </table:table-cell>
          <table:table-cell office:value-type="string">
            <text:p>=IF((F77-F78)&lt;=1,"d",IF((F77-F78)&gt;F77/3,"o","d"))</text:p>
          </table:table-cell>
          <table:table-cell office:value-type="string">
            <text:p>=IF((F77-F78)&lt;=1,"d",IF((F77-F78)&gt;=F77/2,"o","d"))</text:p>
          </table:table-cell>
          <table:table-cell office:value-type="string"/>
          <table:table-cell office:value-type="float" office:value="31">
            <text:p>31</text:p>
          </table:table-cell>
          <table:table-cell office:value-type="float" office:value="14">
            <text:p>14</text:p>
          </table:table-cell>
          <table:table-cell office:value-type="string"/>
          <table:table-cell office:value-type="float" office:value="4">
            <text:p>4</text:p>
          </table:table-cell>
          <table:table-cell office:value-type="float" office:value="4">
            <text:p>4</text:p>
          </table:table-cell>
          <table:table-cell office:value-type="float" office:value="18">
            <text:p>18</text:p>
          </table:table-cell>
          <table:table-cell office:value-type="float" office:value="35">
            <text:p>35</text:p>
          </table:table-cell>
          <table:table-cell office:value-type="string"/>
          <table:table-cell office:value-type="float" office:value="-3">
            <text:p>-3</text:p>
          </table:table-cell>
          <table:table-cell office:value-type="string">
            <text:p>Rush</text:p>
          </table:table-cell>
          <table:table-cell office:value-type="string">
            <text:p>Jaylon Glover run for a loss of 3 yards to the CAL 38</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77="","",IF(AT78="",AV77,AT77-AT78))</text:p>
          </table:table-cell>
          <table:table-cell office:value-type="string">
            <text:p>=BE77=AV77</text:p>
          </table:table-cell>
        </table:table-row>
        <table:table-row>
          <table:table-cell office:value-type="float" office:value="5">
            <text:p>5</text:p>
          </table:table-cell>
          <table:table-cell office:value-type="string">
            <text:p>UTH</text:p>
          </table:table-cell>
          <table:table-cell office:value-type="string">
            <text:p>=IF(A77=A78,C77+1,1)</text:p>
          </table:table-cell>
          <table:table-cell office:value-type="string">
            <text:p>O</text:p>
          </table:table-cell>
          <table:table-cell office:value-type="string">
            <text:p>3rd</text:p>
          </table:table-cell>
          <table:table-cell office:value-type="float" office:value="9">
            <text:p>9</text:p>
          </table:table-cell>
          <table:table-cell office:value-type="string">
            <text:p>?</text:p>
          </table:table-cell>
          <table:table-cell office:value-type="string">
            <text:p>=IF(E78="","",IF(K78="x","d",IF(K78="p","d",IF(AJ78="o","o",IF(E78="1st",AK78,IF(E78="2nd",AL78,AJ78))))))</text:p>
          </table:table-cell>
          <table:table-cell office:value-type="string">
            <text:p>=IF(C78=1,1,IF(E78="","",IF(I77="",I76+1,I77)))</text:p>
          </table:table-cell>
          <table:table-cell office:value-type="string">
            <text:p>=IF(E78="","",IF(E77="",1,1+J77))</text:p>
          </table:table-cell>
          <table:table-cell office:value-type="string"/>
          <table:table-cell office:value-type="string"/>
          <table:table-cell office:value-type="string"/>
          <table:table-cell office:value-type="string">
            <text:p>=IF(G78="?",CONCAT(AQ78,"Q ",AR78,":",TEXT(AS78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78="t","o",IF(E79="1st","o","d"))</text:p>
          </table:table-cell>
          <table:table-cell office:value-type="string">
            <text:p>=IF((F78-F79)&lt;=1,"d",IF((F78-F79)&gt;F78/3,"o","d"))</text:p>
          </table:table-cell>
          <table:table-cell office:value-type="string">
            <text:p>=IF((F78-F79)&lt;=1,"d",IF((F78-F79)&gt;=F78/2,"o","d"))</text:p>
          </table:table-cell>
          <table:table-cell office:value-type="string"/>
          <table:table-cell office:value-type="float" office:value="31">
            <text:p>31</text:p>
          </table:table-cell>
          <table:table-cell office:value-type="float" office:value="14">
            <text:p>14</text:p>
          </table:table-cell>
          <table:table-cell office:value-type="string"/>
          <table:table-cell office:value-type="float" office:value="4">
            <text:p>4</text:p>
          </table:table-cell>
          <table:table-cell office:value-type="float" office:value="4">
            <text:p>4</text:p>
          </table:table-cell>
          <table:table-cell office:value-type="float" office:value="18">
            <text:p>18</text:p>
          </table:table-cell>
          <table:table-cell office:value-type="float" office:value="38">
            <text:p>38</text:p>
          </table:table-cell>
          <table:table-cell office:value-type="string"/>
          <table:table-cell office:value-type="float" office:value="0">
            <text:p>0</text:p>
          </table:table-cell>
          <table:table-cell office:value-type="string">
            <text:p>Timeout</text:p>
          </table:table-cell>
          <table:table-cell office:value-type="string">
            <text:p>Timeout California, clock 04:18</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78="","",IF(AT79="",AV78,AT78-AT79))</text:p>
          </table:table-cell>
          <table:table-cell office:value-type="string">
            <text:p>=BE78=AV78</text:p>
          </table:table-cell>
        </table:table-row>
        <table:table-row>
          <table:table-cell office:value-type="float" office:value="5">
            <text:p>5</text:p>
          </table:table-cell>
          <table:table-cell office:value-type="string">
            <text:p>UTH</text:p>
          </table:table-cell>
          <table:table-cell office:value-type="string">
            <text:p>=IF(A78=A79,C78+1,1)</text:p>
          </table:table-cell>
          <table:table-cell office:value-type="string">
            <text:p>O</text:p>
          </table:table-cell>
          <table:table-cell office:value-type="string">
            <text:p>3rd</text:p>
          </table:table-cell>
          <table:table-cell office:value-type="float" office:value="9">
            <text:p>9</text:p>
          </table:table-cell>
          <table:table-cell office:value-type="string">
            <text:p>r</text:p>
          </table:table-cell>
          <table:table-cell office:value-type="string">
            <text:p>=IF(E79="","",IF(K79="x","d",IF(K79="p","d",IF(AJ79="o","o",IF(E79="1st",AK79,IF(E79="2nd",AL79,AJ79))))))</text:p>
          </table:table-cell>
          <table:table-cell office:value-type="string">
            <text:p>=IF(C79=1,1,IF(E79="","",IF(I78="",I77+1,I78)))</text:p>
          </table:table-cell>
          <table:table-cell office:value-type="string">
            <text:p>=IF(E79="","",IF(E78="",1,1+J78))</text:p>
          </table:table-cell>
          <table:table-cell office:value-type="string"/>
          <table:table-cell office:value-type="string"/>
          <table:table-cell office:value-type="string"/>
          <table:table-cell office:value-type="string">
            <text:p>=IF(G79="?",CONCAT(AQ79,"Q ",AR79,":",TEXT(AS79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79="t","o",IF(E80="1st","o","d"))</text:p>
          </table:table-cell>
          <table:table-cell office:value-type="string">
            <text:p>=IF((F79-F80)&lt;=1,"d",IF((F79-F80)&gt;F79/3,"o","d"))</text:p>
          </table:table-cell>
          <table:table-cell office:value-type="string">
            <text:p>=IF((F79-F80)&lt;=1,"d",IF((F79-F80)&gt;=F79/2,"o","d"))</text:p>
          </table:table-cell>
          <table:table-cell office:value-type="string"/>
          <table:table-cell office:value-type="float" office:value="31">
            <text:p>31</text:p>
          </table:table-cell>
          <table:table-cell office:value-type="float" office:value="14">
            <text:p>14</text:p>
          </table:table-cell>
          <table:table-cell office:value-type="string"/>
          <table:table-cell office:value-type="float" office:value="4">
            <text:p>4</text:p>
          </table:table-cell>
          <table:table-cell office:value-type="float" office:value="4">
            <text:p>4</text:p>
          </table:table-cell>
          <table:table-cell office:value-type="float" office:value="18">
            <text:p>18</text:p>
          </table:table-cell>
          <table:table-cell office:value-type="float" office:value="38">
            <text:p>38</text:p>
          </table:table-cell>
          <table:table-cell office:value-type="string"/>
          <table:table-cell office:value-type="float" office:value="10">
            <text:p>10</text:p>
          </table:table-cell>
          <table:table-cell office:value-type="string">
            <text:p>Rush</text:p>
          </table:table-cell>
          <table:table-cell office:value-type="string">
            <text:p>Bryson Barnes run for 10 yds to the CAL 28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79="","",IF(AT80="",AV79,AT79-AT80))</text:p>
          </table:table-cell>
          <table:table-cell office:value-type="string">
            <text:p>=BE79=AV79</text:p>
          </table:table-cell>
        </table:table-row>
        <table:table-row>
          <table:table-cell office:value-type="float" office:value="5">
            <text:p>5</text:p>
          </table:table-cell>
          <table:table-cell office:value-type="string">
            <text:p>UTH</text:p>
          </table:table-cell>
          <table:table-cell office:value-type="string">
            <text:p>=IF(A79=A80,C79+1,1)</text:p>
          </table:table-cell>
          <table:table-cell office:value-type="string">
            <text:p>O</text:p>
          </table:table-cell>
          <table:table-cell office:value-type="string">
            <text:p>1st</text:p>
          </table:table-cell>
          <table:table-cell office:value-type="float" office:value="10">
            <text:p>10</text:p>
          </table:table-cell>
          <table:table-cell office:value-type="string">
            <text:p>r</text:p>
          </table:table-cell>
          <table:table-cell office:value-type="string">
            <text:p>=IF(E80="","",IF(K80="x","d",IF(K80="p","d",IF(AJ80="o","o",IF(E80="1st",AK80,IF(E80="2nd",AL80,AJ80))))))</text:p>
          </table:table-cell>
          <table:table-cell office:value-type="string">
            <text:p>=IF(C80=1,1,IF(E80="","",IF(I79="",I78+1,I79)))</text:p>
          </table:table-cell>
          <table:table-cell office:value-type="string">
            <text:p>=IF(E80="","",IF(E79="",1,1+J79))</text:p>
          </table:table-cell>
          <table:table-cell office:value-type="string"/>
          <table:table-cell office:value-type="string"/>
          <table:table-cell office:value-type="string"/>
          <table:table-cell office:value-type="string">
            <text:p>=IF(G80="?",CONCAT(AQ80,"Q ",AR80,":",TEXT(AS80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80="t","o",IF(E81="1st","o","d"))</text:p>
          </table:table-cell>
          <table:table-cell office:value-type="string">
            <text:p>=IF((F80-F81)&lt;=1,"d",IF((F80-F81)&gt;F80/3,"o","d"))</text:p>
          </table:table-cell>
          <table:table-cell office:value-type="string">
            <text:p>=IF((F80-F81)&lt;=1,"d",IF((F80-F81)&gt;=F80/2,"o","d"))</text:p>
          </table:table-cell>
          <table:table-cell office:value-type="string"/>
          <table:table-cell office:value-type="float" office:value="31">
            <text:p>31</text:p>
          </table:table-cell>
          <table:table-cell office:value-type="float" office:value="14">
            <text:p>14</text:p>
          </table:table-cell>
          <table:table-cell office:value-type="string"/>
          <table:table-cell office:value-type="float" office:value="4">
            <text:p>4</text:p>
          </table:table-cell>
          <table:table-cell office:value-type="float" office:value="4">
            <text:p>4</text:p>
          </table:table-cell>
          <table:table-cell office:value-type="float" office:value="18">
            <text:p>18</text:p>
          </table:table-cell>
          <table:table-cell office:value-type="float" office:value="28">
            <text:p>28</text:p>
          </table:table-cell>
          <table:table-cell office:value-type="string"/>
          <table:table-cell office:value-type="float" office:value="4">
            <text:p>4</text:p>
          </table:table-cell>
          <table:table-cell office:value-type="string">
            <text:p>Rush</text:p>
          </table:table-cell>
          <table:table-cell office:value-type="string">
            <text:p>Jaylon Glover run for 4 yds to the CAL 24</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80="","",IF(AT81="",AV80,AT80-AT81))</text:p>
          </table:table-cell>
          <table:table-cell office:value-type="string">
            <text:p>=BE80=AV80</text:p>
          </table:table-cell>
        </table:table-row>
        <table:table-row>
          <table:table-cell office:value-type="float" office:value="5">
            <text:p>5</text:p>
          </table:table-cell>
          <table:table-cell office:value-type="string">
            <text:p>UTH</text:p>
          </table:table-cell>
          <table:table-cell office:value-type="string">
            <text:p>=IF(A80=A81,C80+1,1)</text:p>
          </table:table-cell>
          <table:table-cell office:value-type="string">
            <text:p>O</text:p>
          </table:table-cell>
          <table:table-cell office:value-type="string">
            <text:p>2nd</text:p>
          </table:table-cell>
          <table:table-cell office:value-type="float" office:value="6">
            <text:p>6</text:p>
          </table:table-cell>
          <table:table-cell office:value-type="string">
            <text:p>r</text:p>
          </table:table-cell>
          <table:table-cell office:value-type="string">
            <text:p>=IF(E81="","",IF(K81="x","d",IF(K81="p","d",IF(AJ81="o","o",IF(E81="1st",AK81,IF(E81="2nd",AL81,AJ81))))))</text:p>
          </table:table-cell>
          <table:table-cell office:value-type="string">
            <text:p>=IF(C81=1,1,IF(E81="","",IF(I80="",I79+1,I80)))</text:p>
          </table:table-cell>
          <table:table-cell office:value-type="string">
            <text:p>=IF(E81="","",IF(E80="",1,1+J80))</text:p>
          </table:table-cell>
          <table:table-cell office:value-type="string"/>
          <table:table-cell office:value-type="string"/>
          <table:table-cell office:value-type="string"/>
          <table:table-cell office:value-type="string">
            <text:p>=IF(G81="?",CONCAT(AQ81,"Q ",AR81,":",TEXT(AS8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81="t","o",IF(E82="1st","o","d"))</text:p>
          </table:table-cell>
          <table:table-cell office:value-type="string">
            <text:p>=IF((F81-F82)&lt;=1,"d",IF((F81-F82)&gt;F81/3,"o","d"))</text:p>
          </table:table-cell>
          <table:table-cell office:value-type="string">
            <text:p>=IF((F81-F82)&lt;=1,"d",IF((F81-F82)&gt;=F81/2,"o","d"))</text:p>
          </table:table-cell>
          <table:table-cell office:value-type="string"/>
          <table:table-cell office:value-type="float" office:value="31">
            <text:p>31</text:p>
          </table:table-cell>
          <table:table-cell office:value-type="float" office:value="14">
            <text:p>14</text:p>
          </table:table-cell>
          <table:table-cell office:value-type="string"/>
          <table:table-cell office:value-type="float" office:value="4">
            <text:p>4</text:p>
          </table:table-cell>
          <table:table-cell office:value-type="float" office:value="4">
            <text:p>4</text:p>
          </table:table-cell>
          <table:table-cell office:value-type="float" office:value="18">
            <text:p>18</text:p>
          </table:table-cell>
          <table:table-cell office:value-type="float" office:value="24">
            <text:p>24</text:p>
          </table:table-cell>
          <table:table-cell office:value-type="string"/>
          <table:table-cell office:value-type="float" office:value="4">
            <text:p>4</text:p>
          </table:table-cell>
          <table:table-cell office:value-type="string">
            <text:p>Rush</text:p>
          </table:table-cell>
          <table:table-cell office:value-type="string">
            <text:p>Jaylon Glover run for 4 yds to the CAL 2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81="","",IF(AT82="",AV81,AT81-AT82))</text:p>
          </table:table-cell>
          <table:table-cell office:value-type="string">
            <text:p>=BE81=AV81</text:p>
          </table:table-cell>
        </table:table-row>
        <table:table-row>
          <table:table-cell office:value-type="float" office:value="5">
            <text:p>5</text:p>
          </table:table-cell>
          <table:table-cell office:value-type="string">
            <text:p>UTH</text:p>
          </table:table-cell>
          <table:table-cell office:value-type="string">
            <text:p>=IF(A81=A82,C81+1,1)</text:p>
          </table:table-cell>
          <table:table-cell office:value-type="string">
            <text:p>O</text:p>
          </table:table-cell>
          <table:table-cell office:value-type="string">
            <text:p>2nd</text:p>
          </table:table-cell>
          <table:table-cell office:value-type="float" office:value="6">
            <text:p>6</text:p>
          </table:table-cell>
          <table:table-cell office:value-type="string">
            <text:p>?</text:p>
          </table:table-cell>
          <table:table-cell office:value-type="string">
            <text:p>=IF(E82="","",IF(K82="x","d",IF(K82="p","d",IF(AJ82="o","o",IF(E82="1st",AK82,IF(E82="2nd",AL82,AJ82))))))</text:p>
          </table:table-cell>
          <table:table-cell office:value-type="string">
            <text:p>=IF(C82=1,1,IF(E82="","",IF(I81="",I80+1,I81)))</text:p>
          </table:table-cell>
          <table:table-cell office:value-type="string">
            <text:p>=IF(E82="","",IF(E81="",1,1+J81))</text:p>
          </table:table-cell>
          <table:table-cell office:value-type="string"/>
          <table:table-cell office:value-type="string"/>
          <table:table-cell office:value-type="string"/>
          <table:table-cell office:value-type="string">
            <text:p>=IF(G82="?",CONCAT(AQ82,"Q ",AR82,":",TEXT(AS8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82="t","o",IF(E83="1st","o","d"))</text:p>
          </table:table-cell>
          <table:table-cell office:value-type="string">
            <text:p>=IF((F82-F83)&lt;=1,"d",IF((F82-F83)&gt;F82/3,"o","d"))</text:p>
          </table:table-cell>
          <table:table-cell office:value-type="string">
            <text:p>=IF((F82-F83)&lt;=1,"d",IF((F82-F83)&gt;=F82/2,"o","d"))</text:p>
          </table:table-cell>
          <table:table-cell office:value-type="string"/>
          <table:table-cell office:value-type="float" office:value="31">
            <text:p>31</text:p>
          </table:table-cell>
          <table:table-cell office:value-type="float" office:value="14">
            <text:p>14</text:p>
          </table:table-cell>
          <table:table-cell office:value-type="string"/>
          <table:table-cell office:value-type="float" office:value="4">
            <text:p>4</text:p>
          </table:table-cell>
          <table:table-cell office:value-type="float" office:value="4">
            <text:p>4</text:p>
          </table:table-cell>
          <table:table-cell office:value-type="float" office:value="15">
            <text:p>15</text:p>
          </table:table-cell>
          <table:table-cell office:value-type="float" office:value="35">
            <text:p>35</text:p>
          </table:table-cell>
          <table:table-cell office:value-type="string"/>
          <table:table-cell office:value-type="float" office:value="0">
            <text:p>0</text:p>
          </table:table-cell>
          <table:table-cell office:value-type="string">
            <text:p>Timeout</text:p>
          </table:table-cell>
          <table:table-cell office:value-type="string">
            <text:p>Timeout California, clock 04:15</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82="","",IF(AT83="",AV82,AT82-AT83))</text:p>
          </table:table-cell>
          <table:table-cell office:value-type="string">
            <text:p>=BE82=AV82</text:p>
          </table:table-cell>
        </table:table-row>
        <table:table-row>
          <table:table-cell office:value-type="float" office:value="5">
            <text:p>5</text:p>
          </table:table-cell>
          <table:table-cell office:value-type="string">
            <text:p>UTH</text:p>
          </table:table-cell>
          <table:table-cell office:value-type="string">
            <text:p>=IF(A82=A83,C82+1,1)</text:p>
          </table:table-cell>
          <table:table-cell office:value-type="string">
            <text:p>O</text:p>
          </table:table-cell>
          <table:table-cell office:value-type="string">
            <text:p>1st</text:p>
          </table:table-cell>
          <table:table-cell office:value-type="float" office:value="10">
            <text:p>10</text:p>
          </table:table-cell>
          <table:table-cell office:value-type="string">
            <text:p>r</text:p>
          </table:table-cell>
          <table:table-cell office:value-type="string">
            <text:p>=IF(E83="","",IF(K83="x","d",IF(K83="p","d",IF(AJ83="o","o",IF(E83="1st",AK83,IF(E83="2nd",AL83,AJ83))))))</text:p>
          </table:table-cell>
          <table:table-cell office:value-type="string">
            <text:p>=IF(C83=1,1,IF(E83="","",IF(I82="",I81+1,I82)))</text:p>
          </table:table-cell>
          <table:table-cell office:value-type="string">
            <text:p>=IF(E83="","",IF(E82="",1,1+J82))</text:p>
          </table:table-cell>
          <table:table-cell office:value-type="string"/>
          <table:table-cell office:value-type="string"/>
          <table:table-cell office:value-type="string"/>
          <table:table-cell office:value-type="string">
            <text:p>=IF(G83="?",CONCAT(AQ83,"Q ",AR83,":",TEXT(AS83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83="t","o",IF(E84="1st","o","d"))</text:p>
          </table:table-cell>
          <table:table-cell office:value-type="string">
            <text:p>=IF((F83-F84)&lt;=1,"d",IF((F83-F84)&gt;F83/3,"o","d"))</text:p>
          </table:table-cell>
          <table:table-cell office:value-type="string">
            <text:p>=IF((F83-F84)&lt;=1,"d",IF((F83-F84)&gt;=F83/2,"o","d"))</text:p>
          </table:table-cell>
          <table:table-cell office:value-type="string"/>
          <table:table-cell office:value-type="float" office:value="31">
            <text:p>31</text:p>
          </table:table-cell>
          <table:table-cell office:value-type="float" office:value="14">
            <text:p>14</text:p>
          </table:table-cell>
          <table:table-cell office:value-type="string"/>
          <table:table-cell office:value-type="float" office:value="4">
            <text:p>4</text:p>
          </table:table-cell>
          <table:table-cell office:value-type="float" office:value="4">
            <text:p>4</text:p>
          </table:table-cell>
          <table:table-cell office:value-type="float" office:value="15">
            <text:p>15</text:p>
          </table:table-cell>
          <table:table-cell office:value-type="float" office:value="39">
            <text:p>39</text:p>
          </table:table-cell>
          <table:table-cell office:value-type="string"/>
          <table:table-cell office:value-type="float" office:value="4">
            <text:p>4</text:p>
          </table:table-cell>
          <table:table-cell office:value-type="string">
            <text:p>Rush</text:p>
          </table:table-cell>
          <table:table-cell office:value-type="string">
            <text:p>Jaylon Glover run for 4 yds to the CAL 35</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83="","",IF(AT84="",AV83,AT83-AT84))</text:p>
          </table:table-cell>
          <table:table-cell office:value-type="string">
            <text:p>=BE83=AV83</text:p>
          </table:table-cell>
        </table:table-row>
        <table:table-row>
          <table:table-cell office:value-type="float" office:value="5">
            <text:p>5</text:p>
          </table:table-cell>
          <table:table-cell office:value-type="string">
            <text:p>UTH</text:p>
          </table:table-cell>
          <table:table-cell office:value-type="string">
            <text:p>=IF(A83=A84,C83+1,1)</text:p>
          </table:table-cell>
          <table:table-cell office:value-type="string">
            <text:p>O</text:p>
          </table:table-cell>
          <table:table-cell office:value-type="string">
            <text:p>4th</text:p>
          </table:table-cell>
          <table:table-cell office:value-type="float" office:value="2">
            <text:p>2</text:p>
          </table:table-cell>
          <table:table-cell office:value-type="string">
            <text:p>?</text:p>
          </table:table-cell>
          <table:table-cell office:value-type="string">
            <text:p>=IF(E84="","",IF(K84="x","d",IF(K84="p","d",IF(AJ84="o","o",IF(E84="1st",AK84,IF(E84="2nd",AL84,AJ84))))))</text:p>
          </table:table-cell>
          <table:table-cell office:value-type="string">
            <text:p>=IF(C84=1,1,IF(E84="","",IF(I83="",I82+1,I83)))</text:p>
          </table:table-cell>
          <table:table-cell office:value-type="string">
            <text:p>=IF(E84="","",IF(E83="",1,1+J83))</text:p>
          </table:table-cell>
          <table:table-cell office:value-type="string"/>
          <table:table-cell office:value-type="string"/>
          <table:table-cell office:value-type="string"/>
          <table:table-cell office:value-type="string">
            <text:p>=IF(G84="?",CONCAT(AQ84,"Q ",AR84,":",TEXT(AS84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84="t","o",IF(E85="1st","o","d"))</text:p>
          </table:table-cell>
          <table:table-cell office:value-type="string">
            <text:p>=IF((F84-F85)&lt;=1,"d",IF((F84-F85)&gt;F84/3,"o","d"))</text:p>
          </table:table-cell>
          <table:table-cell office:value-type="string">
            <text:p>=IF((F84-F85)&lt;=1,"d",IF((F84-F85)&gt;=F84/2,"o","d"))</text:p>
          </table:table-cell>
          <table:table-cell office:value-type="string"/>
          <table:table-cell office:value-type="float" office:value="31">
            <text:p>31</text:p>
          </table:table-cell>
          <table:table-cell office:value-type="float" office:value="14">
            <text:p>14</text:p>
          </table:table-cell>
          <table:table-cell office:value-type="string"/>
          <table:table-cell office:value-type="float" office:value="4">
            <text:p>4</text:p>
          </table:table-cell>
          <table:table-cell office:value-type="float" office:value="2">
            <text:p>2</text:p>
          </table:table-cell>
          <table:table-cell office:value-type="float" office:value="2">
            <text:p>2</text:p>
          </table:table-cell>
          <table:table-cell office:value-type="float" office:value="20">
            <text:p>20</text:p>
          </table:table-cell>
          <table:table-cell office:value-type="string"/>
          <table:table-cell office:value-type="float" office:value="0">
            <text:p>0</text:p>
          </table:table-cell>
          <table:table-cell office:value-type="string">
            <text:p>Timeout</text:p>
          </table:table-cell>
          <table:table-cell office:value-type="string">
            <text:p>Timeout California, clock 02:02</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84="","",IF(AT85="",AV84,AT84-AT85))</text:p>
          </table:table-cell>
          <table:table-cell office:value-type="string">
            <text:p>=BE84=AV84</text:p>
          </table:table-cell>
        </table:table-row>
        <table:table-row>
          <table:table-cell office:value-type="float" office:value="5">
            <text:p>5</text:p>
          </table:table-cell>
          <table:table-cell office:value-type="string">
            <text:p>UTH</text:p>
          </table:table-cell>
          <table:table-cell office:value-type="string">
            <text:p>=IF(A84=A85,C84+1,1)</text:p>
          </table:table-cell>
          <table:table-cell office:value-type="string">
            <text:p>O</text:p>
          </table:table-cell>
          <table:table-cell office:value-type="string">
            <text:p>3rd</text:p>
          </table:table-cell>
          <table:table-cell office:value-type="float" office:value="2">
            <text:p>2</text:p>
          </table:table-cell>
          <table:table-cell office:value-type="string">
            <text:p>r</text:p>
          </table:table-cell>
          <table:table-cell office:value-type="string">
            <text:p>=IF(E85="","",IF(K85="x","d",IF(K85="p","d",IF(AJ85="o","o",IF(E85="1st",AK85,IF(E85="2nd",AL85,AJ85))))))</text:p>
          </table:table-cell>
          <table:table-cell office:value-type="string">
            <text:p>=IF(C85=1,1,IF(E85="","",IF(I84="",I83+1,I84)))</text:p>
          </table:table-cell>
          <table:table-cell office:value-type="string">
            <text:p>=IF(E85="","",IF(E84="",1,1+J84))</text:p>
          </table:table-cell>
          <table:table-cell office:value-type="string"/>
          <table:table-cell office:value-type="string"/>
          <table:table-cell office:value-type="string"/>
          <table:table-cell office:value-type="string">
            <text:p>=IF(G85="?",CONCAT(AQ85,"Q ",AR85,":",TEXT(AS85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85="t","o",IF(E86="1st","o","d"))</text:p>
          </table:table-cell>
          <table:table-cell office:value-type="string">
            <text:p>=IF((F85-F86)&lt;=1,"d",IF((F85-F86)&gt;F85/3,"o","d"))</text:p>
          </table:table-cell>
          <table:table-cell office:value-type="string">
            <text:p>=IF((F85-F86)&lt;=1,"d",IF((F85-F86)&gt;=F85/2,"o","d"))</text:p>
          </table:table-cell>
          <table:table-cell office:value-type="string"/>
          <table:table-cell office:value-type="float" office:value="31">
            <text:p>31</text:p>
          </table:table-cell>
          <table:table-cell office:value-type="float" office:value="14">
            <text:p>14</text:p>
          </table:table-cell>
          <table:table-cell office:value-type="string"/>
          <table:table-cell office:value-type="float" office:value="4">
            <text:p>4</text:p>
          </table:table-cell>
          <table:table-cell office:value-type="float" office:value="2">
            <text:p>2</text:p>
          </table:table-cell>
          <table:table-cell office:value-type="float" office:value="2">
            <text:p>2</text:p>
          </table:table-cell>
          <table:table-cell office:value-type="float" office:value="20">
            <text:p>20</text:p>
          </table:table-cell>
          <table:table-cell office:value-type="string"/>
          <table:table-cell office:value-type="float" office:value="0">
            <text:p>0</text:p>
          </table:table-cell>
          <table:table-cell office:value-type="string">
            <text:p>Rush</text:p>
          </table:table-cell>
          <table:table-cell office:value-type="string">
            <text:p>Jaylon Glover run for no gain to the CAL 2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85="","",IF(AT86="",AV85,AT85-AT86))</text:p>
          </table:table-cell>
          <table:table-cell office:value-type="string">
            <text:p>=BE85=AV85</text:p>
          </table:table-cell>
        </table:table-row>
        <table:table-row>
          <table:table-cell office:value-type="float" office:value="5">
            <text:p>5</text:p>
          </table:table-cell>
          <table:table-cell office:value-type="string">
            <text:p>UTH</text:p>
          </table:table-cell>
          <table:table-cell office:value-type="string">
            <text:p>=IF(A85=A86,C85+1,1)</text:p>
          </table:table-cell>
          <table:table-cell office:value-type="string">
            <text:p>O</text:p>
          </table:table-cell>
          <table:table-cell office:value-type="string">
            <text:p>4th</text:p>
          </table:table-cell>
          <table:table-cell office:value-type="float" office:value="2">
            <text:p>2</text:p>
          </table:table-cell>
          <table:table-cell office:value-type="string">
            <text:p>?</text:p>
          </table:table-cell>
          <table:table-cell office:value-type="string">
            <text:p>=IF(E86="","",IF(K86="x","d",IF(K86="p","d",IF(AJ86="o","o",IF(E86="1st",AK86,IF(E86="2nd",AL86,AJ86))))))</text:p>
          </table:table-cell>
          <table:table-cell office:value-type="string">
            <text:p>=IF(C86=1,1,IF(E86="","",IF(I85="",I84+1,I85)))</text:p>
          </table:table-cell>
          <table:table-cell office:value-type="string">
            <text:p>=IF(E86="","",IF(E85="",1,1+J85))</text:p>
          </table:table-cell>
          <table:table-cell office:value-type="string"/>
          <table:table-cell office:value-type="string"/>
          <table:table-cell office:value-type="string"/>
          <table:table-cell office:value-type="string">
            <text:p>=IF(G86="?",CONCAT(AQ86,"Q ",AR86,":",TEXT(AS86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86="t","o",IF(E87="1st","o","d"))</text:p>
          </table:table-cell>
          <table:table-cell office:value-type="string">
            <text:p>=IF((F86-F87)&lt;=1,"d",IF((F86-F87)&gt;F86/3,"o","d"))</text:p>
          </table:table-cell>
          <table:table-cell office:value-type="string">
            <text:p>=IF((F86-F87)&lt;=1,"d",IF((F86-F87)&gt;=F86/2,"o","d"))</text:p>
          </table:table-cell>
          <table:table-cell office:value-type="string"/>
          <table:table-cell office:value-type="float" office:value="34">
            <text:p>34</text:p>
          </table:table-cell>
          <table:table-cell office:value-type="float" office:value="14">
            <text:p>14</text:p>
          </table:table-cell>
          <table:table-cell office:value-type="string"/>
          <table:table-cell office:value-type="float" office:value="4">
            <text:p>4</text:p>
          </table:table-cell>
          <table:table-cell office:value-type="float" office:value="1">
            <text:p>1</text:p>
          </table:table-cell>
          <table:table-cell office:value-type="float" office:value="57">
            <text:p>57</text:p>
          </table:table-cell>
          <table:table-cell office:value-type="float" office:value="20">
            <text:p>20</text:p>
          </table:table-cell>
          <table:table-cell office:value-type="string"/>
          <table:table-cell office:value-type="float" office:value="38">
            <text:p>38</text:p>
          </table:table-cell>
          <table:table-cell office:value-type="string">
            <text:p>Field Goal Good</text:p>
          </table:table-cell>
          <table:table-cell office:value-type="string">
            <text:p>Cole Becker 38 yd FG GO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86="","",IF(AT87="",AV86,AT86-AT87))</text:p>
          </table:table-cell>
          <table:table-cell office:value-type="string">
            <text:p>=BE86=AV86</text:p>
          </table:table-cell>
        </table:table-row>
        <table:table-row>
          <table:table-cell office:value-type="float" office:value="5">
            <text:p>5</text:p>
          </table:table-cell>
          <table:table-cell office:value-type="string">
            <text:p>UTH</text:p>
          </table:table-cell>
          <table:table-cell office:value-type="string">
            <text:p>=IF(A86=A87,C86+1,1)</text:p>
          </table:table-cell>
          <table:table-cell office:value-type="string">
            <text:p>O</text:p>
          </table:table-cell>
          <table:table-cell office:value-type="string"/>
          <table:table-cell office:value-type="string"/>
          <table:table-cell office:value-type="string"/>
          <table:table-cell office:value-type="string">
            <text:p>=IF(E87="","",IF(K87="x","d",IF(K87="p","d",IF(AJ87="o","o",IF(E87="1st",AK87,IF(E87="2nd",AL87,AJ87))))))</text:p>
          </table:table-cell>
          <table:table-cell office:value-type="string">
            <text:p>=IF(C87=1,1,IF(E87="","",IF(I86="",I85+1,I86)))</text:p>
          </table:table-cell>
          <table:table-cell office:value-type="string">
            <text:p>=IF(E87="","",IF(E86="",1,1+J86))</text:p>
          </table:table-cell>
          <table:table-cell office:value-type="string"/>
          <table:table-cell office:value-type="string"/>
          <table:table-cell office:value-type="string"/>
          <table:table-cell office:value-type="string">
            <text:p>=IF(G87="?",CONCAT(AQ87,"Q ",AR87,":",TEXT(AS87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87="t","o",IF(E88="1st","o","d"))</text:p>
          </table:table-cell>
          <table:table-cell office:value-type="string">
            <text:p>=IF((F87-F88)&lt;=1,"d",IF((F87-F88)&gt;F87/3,"o","d"))</text:p>
          </table:table-cell>
          <table:table-cell office:value-type="string">
            <text:p>=IF((F87-F88)&lt;=1,"d",IF((F87-F88)&gt;=F87/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87="","",IF(AT88="",AV87,AT87-AT88))</text:p>
          </table:table-cell>
          <table:table-cell office:value-type="string">
            <text:p>=BE87=AV87</text:p>
          </table:table-cell>
        </table:table-row>
        <table:table-row>
          <table:table-cell office:value-type="float" office:value="5">
            <text:p>5</text:p>
          </table:table-cell>
          <table:table-cell office:value-type="string">
            <text:p>UTH</text:p>
          </table:table-cell>
          <table:table-cell office:value-type="string">
            <text:p>=IF(A87=A88,C87+1,1)</text:p>
          </table:table-cell>
          <table:table-cell office:value-type="string">
            <text:p>O</text:p>
          </table:table-cell>
          <table:table-cell office:value-type="string">
            <text:p>?</text:p>
          </table:table-cell>
          <table:table-cell office:value-type="float" office:value="0">
            <text:p>0</text:p>
          </table:table-cell>
          <table:table-cell office:value-type="string">
            <text:p>?</text:p>
          </table:table-cell>
          <table:table-cell office:value-type="string">
            <text:p>=IF(E88="","",IF(K88="x","d",IF(K88="p","d",IF(AJ88="o","o",IF(E88="1st",AK88,IF(E88="2nd",AL88,AJ88))))))</text:p>
          </table:table-cell>
          <table:table-cell office:value-type="string">
            <text:p>=IF(C88=1,1,IF(E88="","",IF(I87="",I86+1,I87)))</text:p>
          </table:table-cell>
          <table:table-cell office:value-type="string">
            <text:p>=IF(E88="","",IF(E87="",1,1+J87))</text:p>
          </table:table-cell>
          <table:table-cell office:value-type="string"/>
          <table:table-cell office:value-type="string"/>
          <table:table-cell office:value-type="string"/>
          <table:table-cell office:value-type="string">
            <text:p>=IF(G88="?",CONCAT(AQ88,"Q ",AR88,":",TEXT(AS88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88="t","o",IF(E89="1st","o","d"))</text:p>
          </table:table-cell>
          <table:table-cell office:value-type="string">
            <text:p>=IF((F88-F89)&lt;=1,"d",IF((F88-F89)&gt;F88/3,"o","d"))</text:p>
          </table:table-cell>
          <table:table-cell office:value-type="string">
            <text:p>=IF((F88-F89)&lt;=1,"d",IF((F88-F89)&gt;=F88/2,"o","d"))</text:p>
          </table:table-cell>
          <table:table-cell office:value-type="string"/>
          <table:table-cell office:value-type="float" office:value="34">
            <text:p>34</text:p>
          </table:table-cell>
          <table:table-cell office:value-type="float" office:value="14">
            <text:p>14</text:p>
          </table:table-cell>
          <table:table-cell office:value-type="string"/>
          <table:table-cell office:value-type="float" office:value="4">
            <text:p>4</text:p>
          </table:table-cell>
          <table:table-cell office:value-type="float" office:value="1">
            <text:p>1</text:p>
          </table:table-cell>
          <table:table-cell office:value-type="float" office:value="57">
            <text:p>57</text:p>
          </table:table-cell>
          <table:table-cell office:value-type="float" office:value="65">
            <text:p>65</text:p>
          </table:table-cell>
          <table:table-cell office:value-type="string"/>
          <table:table-cell office:value-type="float" office:value="0">
            <text:p>0</text:p>
          </table:table-cell>
          <table:table-cell office:value-type="string">
            <text:p>Kickoff</text:p>
          </table:table-cell>
          <table:table-cell office:value-type="string">
            <text:p>Chase Carter kickoff for 64 yds</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88="","",IF(AT89="",AV88,AT88-AT89))</text:p>
          </table:table-cell>
          <table:table-cell office:value-type="string">
            <text:p>=BE88=AV88</text:p>
          </table:table-cell>
        </table:table-row>
        <table:table-row>
          <table:table-cell office:value-type="float" office:value="5">
            <text:p>5</text:p>
          </table:table-cell>
          <table:table-cell office:value-type="string">
            <text:p>UTH</text:p>
          </table:table-cell>
          <table:table-cell office:value-type="string">
            <text:p>=IF(A88=A89,C88+1,1)</text:p>
          </table:table-cell>
          <table:table-cell office:value-type="string">
            <text:p>O</text:p>
          </table:table-cell>
          <table:table-cell office:value-type="string"/>
          <table:table-cell office:value-type="string"/>
          <table:table-cell office:value-type="string"/>
          <table:table-cell office:value-type="string">
            <text:p>=IF(E89="","",IF(K89="x","d",IF(K89="p","d",IF(AJ89="o","o",IF(E89="1st",AK89,IF(E89="2nd",AL89,AJ89))))))</text:p>
          </table:table-cell>
          <table:table-cell office:value-type="string">
            <text:p>=IF(C89=1,1,IF(E89="","",IF(I88="",I87+1,I88)))</text:p>
          </table:table-cell>
          <table:table-cell office:value-type="string">
            <text:p>=IF(E89="","",IF(E88="",1,1+J88))</text:p>
          </table:table-cell>
          <table:table-cell office:value-type="string"/>
          <table:table-cell office:value-type="string"/>
          <table:table-cell office:value-type="string"/>
          <table:table-cell office:value-type="string">
            <text:p>=IF(G89="?",CONCAT(AQ89,"Q ",AR89,":",TEXT(AS89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89="t","o",IF(E90="1st","o","d"))</text:p>
          </table:table-cell>
          <table:table-cell office:value-type="string">
            <text:p>=IF((F89-F90)&lt;=1,"d",IF((F89-F90)&gt;F89/3,"o","d"))</text:p>
          </table:table-cell>
          <table:table-cell office:value-type="string">
            <text:p>=IF((F89-F90)&lt;=1,"d",IF((F89-F90)&gt;=F89/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89="","",IF(AT90="",AV89,AT89-AT90))</text:p>
          </table:table-cell>
          <table:table-cell office:value-type="string">
            <text:p>=BE89=AV89</text:p>
          </table:table-cell>
        </table:table-row>
        <table:table-row>
          <table:table-cell office:value-type="float" office:value="5">
            <text:p>5</text:p>
          </table:table-cell>
          <table:table-cell office:value-type="string">
            <text:p>UTH</text:p>
          </table:table-cell>
          <table:table-cell office:value-type="string">
            <text:p>=IF(A89=A90,C89+1,1)</text:p>
          </table:table-cell>
          <table:table-cell office:value-type="string">
            <text:p>O</text:p>
          </table:table-cell>
          <table:table-cell office:value-type="string">
            <text:p>1st</text:p>
          </table:table-cell>
          <table:table-cell office:value-type="float" office:value="10">
            <text:p>10</text:p>
          </table:table-cell>
          <table:table-cell office:value-type="string">
            <text:p>r</text:p>
          </table:table-cell>
          <table:table-cell office:value-type="string">
            <text:p>=IF(E90="","",IF(K90="x","d",IF(K90="p","d",IF(AJ90="o","o",IF(E90="1st",AK90,IF(E90="2nd",AL90,AJ90))))))</text:p>
          </table:table-cell>
          <table:table-cell office:value-type="string">
            <text:p>=IF(C90=1,1,IF(E90="","",IF(I89="",I88+1,I89)))</text:p>
          </table:table-cell>
          <table:table-cell office:value-type="string">
            <text:p>=IF(E90="","",IF(E89="",1,1+J89))</text:p>
          </table:table-cell>
          <table:table-cell office:value-type="string"/>
          <table:table-cell office:value-type="string"/>
          <table:table-cell office:value-type="string"/>
          <table:table-cell office:value-type="string">
            <text:p>=IF(G90="?",CONCAT(AQ90,"Q ",AR90,":",TEXT(AS90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90="t","o",IF(E91="1st","o","d"))</text:p>
          </table:table-cell>
          <table:table-cell office:value-type="string">
            <text:p>=IF((F90-F91)&lt;=1,"d",IF((F90-F91)&gt;F90/3,"o","d"))</text:p>
          </table:table-cell>
          <table:table-cell office:value-type="string">
            <text:p>=IF((F90-F91)&lt;=1,"d",IF((F90-F91)&gt;=F90/2,"o","d"))</text:p>
          </table:table-cell>
          <table:table-cell office:value-type="string"/>
          <table:table-cell office:value-type="float" office:value="34">
            <text:p>34</text:p>
          </table:table-cell>
          <table:table-cell office:value-type="float" office:value="14">
            <text:p>14</text:p>
          </table:table-cell>
          <table:table-cell office:value-type="string"/>
          <table:table-cell office:value-type="float" office:value="4">
            <text:p>4</text:p>
          </table:table-cell>
          <table:table-cell office:value-type="float" office:value="1">
            <text:p>1</text:p>
          </table:table-cell>
          <table:table-cell office:value-type="float" office:value="5">
            <text:p>5</text:p>
          </table:table-cell>
          <table:table-cell office:value-type="float" office:value="37">
            <text:p>37</text:p>
          </table:table-cell>
          <table:table-cell office:value-type="string"/>
          <table:table-cell office:value-type="float" office:value="1">
            <text:p>1</text:p>
          </table:table-cell>
          <table:table-cell office:value-type="string">
            <text:p>Rush</text:p>
          </table:table-cell>
          <table:table-cell office:value-type="string">
            <text:p>John Randle Jr. run for 1 yd to the CAL 36</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90="","",IF(AT91="",AV90,AT90-AT91))</text:p>
          </table:table-cell>
          <table:table-cell office:value-type="string">
            <text:p>=BE90=AV90</text:p>
          </table:table-cell>
        </table:table-row>
        <table:table-row>
          <table:table-cell office:value-type="float" office:value="5">
            <text:p>5</text:p>
          </table:table-cell>
          <table:table-cell office:value-type="string">
            <text:p>UTH</text:p>
          </table:table-cell>
          <table:table-cell office:value-type="string">
            <text:p>=IF(A90=A91,C90+1,1)</text:p>
          </table:table-cell>
          <table:table-cell office:value-type="string">
            <text:p>O</text:p>
          </table:table-cell>
          <table:table-cell office:value-type="string">
            <text:p>2nd</text:p>
          </table:table-cell>
          <table:table-cell office:value-type="float" office:value="9">
            <text:p>9</text:p>
          </table:table-cell>
          <table:table-cell office:value-type="string">
            <text:p>r</text:p>
          </table:table-cell>
          <table:table-cell office:value-type="string">
            <text:p>=IF(E91="","",IF(K91="x","d",IF(K91="p","d",IF(AJ91="o","o",IF(E91="1st",AK91,IF(E91="2nd",AL91,AJ91))))))</text:p>
          </table:table-cell>
          <table:table-cell office:value-type="string">
            <text:p>=IF(C91=1,1,IF(E91="","",IF(I90="",I89+1,I90)))</text:p>
          </table:table-cell>
          <table:table-cell office:value-type="string">
            <text:p>=IF(E91="","",IF(E90="",1,1+J90))</text:p>
          </table:table-cell>
          <table:table-cell office:value-type="string"/>
          <table:table-cell office:value-type="string"/>
          <table:table-cell office:value-type="string"/>
          <table:table-cell office:value-type="string">
            <text:p>=IF(G91="?",CONCAT(AQ91,"Q ",AR91,":",TEXT(AS9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91="t","o",IF(E92="1st","o","d"))</text:p>
          </table:table-cell>
          <table:table-cell office:value-type="string">
            <text:p>=IF((F91-F92)&lt;=1,"d",IF((F91-F92)&gt;F91/3,"o","d"))</text:p>
          </table:table-cell>
          <table:table-cell office:value-type="string">
            <text:p>=IF((F91-F92)&lt;=1,"d",IF((F91-F92)&gt;=F91/2,"o","d"))</text:p>
          </table:table-cell>
          <table:table-cell office:value-type="string"/>
          <table:table-cell office:value-type="float" office:value="34">
            <text:p>34</text:p>
          </table:table-cell>
          <table:table-cell office:value-type="float" office:value="14">
            <text:p>14</text:p>
          </table:table-cell>
          <table:table-cell office:value-type="string"/>
          <table:table-cell office:value-type="float" office:value="4">
            <text:p>4</text:p>
          </table:table-cell>
          <table:table-cell office:value-type="float" office:value="0">
            <text:p>0</text:p>
          </table:table-cell>
          <table:table-cell office:value-type="float" office:value="0">
            <text:p>0</text:p>
          </table:table-cell>
          <table:table-cell office:value-type="float" office:value="36">
            <text:p>36</text:p>
          </table:table-cell>
          <table:table-cell office:value-type="string"/>
          <table:table-cell office:value-type="float" office:value="2">
            <text:p>2</text:p>
          </table:table-cell>
          <table:table-cell office:value-type="string">
            <text:p>Rush</text:p>
          </table:table-cell>
          <table:table-cell office:value-type="string">
            <text:p>John Randle Jr. run for 2 yds to the CAL 34</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91="","",IF(AT92="",AV91,AT91-AT92))</text:p>
          </table:table-cell>
          <table:table-cell office:value-type="string">
            <text:p>=BE91=AV91</text:p>
          </table:table-cell>
        </table:table-row>
        <table:table-row>
          <table:table-cell office:value-type="float" office:value="5">
            <text:p>5</text:p>
          </table:table-cell>
          <table:table-cell office:value-type="string">
            <text:p>UTH</text:p>
          </table:table-cell>
          <table:table-cell office:value-type="string">
            <text:p>=IF(A91=A92,C91+1,1)</text:p>
          </table:table-cell>
          <table:table-cell office:value-type="string">
            <text:p>O</text:p>
          </table:table-cell>
          <table:table-cell office:value-type="string">
            <text:p>?</text:p>
          </table:table-cell>
          <table:table-cell office:value-type="float" office:value="9">
            <text:p>9</text:p>
          </table:table-cell>
          <table:table-cell office:value-type="string">
            <text:p>?</text:p>
          </table:table-cell>
          <table:table-cell office:value-type="string">
            <text:p>=IF(E92="","",IF(K92="x","d",IF(K92="p","d",IF(AJ92="o","o",IF(E92="1st",AK92,IF(E92="2nd",AL92,AJ92))))))</text:p>
          </table:table-cell>
          <table:table-cell office:value-type="string">
            <text:p>=IF(C92=1,1,IF(E92="","",IF(I91="",I90+1,I91)))</text:p>
          </table:table-cell>
          <table:table-cell office:value-type="string">
            <text:p>=IF(E92="","",IF(E91="",1,1+J91))</text:p>
          </table:table-cell>
          <table:table-cell office:value-type="string"/>
          <table:table-cell office:value-type="string"/>
          <table:table-cell office:value-type="string"/>
          <table:table-cell office:value-type="string">
            <text:p>=IF(G92="?",CONCAT(AQ92,"Q ",AR92,":",TEXT(AS9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92="t","o",IF(E93="1st","o","d"))</text:p>
          </table:table-cell>
          <table:table-cell office:value-type="string">
            <text:p>=IF((F92-F93)&lt;=1,"d",IF((F92-F93)&gt;F92/3,"o","d"))</text:p>
          </table:table-cell>
          <table:table-cell office:value-type="string">
            <text:p>=IF((F92-F93)&lt;=1,"d",IF((F92-F93)&gt;=F92/2,"o","d"))</text:p>
          </table:table-cell>
          <table:table-cell office:value-type="string"/>
          <table:table-cell office:value-type="float" office:value="34">
            <text:p>34</text:p>
          </table:table-cell>
          <table:table-cell office:value-type="float" office:value="14">
            <text:p>14</text:p>
          </table:table-cell>
          <table:table-cell office:value-type="string"/>
          <table:table-cell office:value-type="float" office:value="4">
            <text:p>4</text:p>
          </table:table-cell>
          <table:table-cell office:value-type="float" office:value="0">
            <text:p>0</text:p>
          </table:table-cell>
          <table:table-cell office:value-type="float" office:value="0">
            <text:p>0</text:p>
          </table:table-cell>
          <table:table-cell office:value-type="float" office:value="34">
            <text:p>34</text:p>
          </table:table-cell>
          <table:table-cell office:value-type="string"/>
          <table:table-cell office:value-type="float" office:value="0">
            <text:p>0</text:p>
          </table:table-cell>
          <table:table-cell office:value-type="string">
            <text:p>End of Game</text:p>
          </table:table-cell>
          <table:table-cell office:value-type="string">
            <text:p>End of 4th Quarter</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92="","",IF(AT93="",AV92,AT92-AT93))</text:p>
          </table:table-cell>
          <table:table-cell office:value-type="string">
            <text:p>=BE92=AV92</text:p>
          </table:table-cell>
        </table:table-row>
      </table:table>
      <table:table table:name="CAL Off, UTH Def" table:style-name="ta1">
        <table:table-row>
          <table:table-cell office:value-type="float" office:value="5">
            <text:p>5</text:p>
          </table:table-cell>
          <table:table-cell office:value-type="string">
            <text:p>CAL</text:p>
          </table:table-cell>
          <table:table-cell office:value-type="float" office:value="1">
            <text:p>1</text:p>
          </table:table-cell>
          <table:table-cell office:value-type="string">
            <text:p>ddd</text:p>
          </table:table-cell>
          <table:table-cell office:value-type="string">
            <text:p>1st</text:p>
          </table:table-cell>
          <table:table-cell office:value-type="float" office:value="13">
            <text:p>13</text:p>
          </table:table-cell>
          <table:table-cell office:value-type="string">
            <text:p>r</text:p>
          </table:table-cell>
          <table:table-cell office:value-type="string">
            <text:p>=IF(E1="","",IF(K1="x","d",IF(K1="p","d",IF(AJ1="o","o",IF(E1="1st",AK1,IF(E1="2nd",AL1,AJ1))))))</text:p>
          </table:table-cell>
          <table:table-cell office:value-type="string">
            <text:p>1</text:p>
          </table:table-cell>
          <table:table-cell office:value-type="string">
            <text:p>1</text:p>
          </table:table-cell>
          <table:table-cell office:value-type="string"/>
          <table:table-cell office:value-type="string"/>
          <table:table-cell office:value-type="string"/>
          <table:table-cell office:value-type="string">
            <text:p>=IF(G1="?",CONCAT(AQ1,"Q ",AR1,":",TEXT(AS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t","o",IF(E2="1st","o","d"))</text:p>
          </table:table-cell>
          <table:table-cell office:value-type="string">
            <text:p>=IF((F1-F2)&lt;=1,"d",IF((F1-F2)&gt;F1/3,"o","d"))</text:p>
          </table:table-cell>
          <table:table-cell office:value-type="string">
            <text:p>=IF((F1-F2)&lt;=1,"d",IF((F1-F2)&gt;=F1/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4">
            <text:p>14</text:p>
          </table:table-cell>
          <table:table-cell office:value-type="float" office:value="52">
            <text:p>52</text:p>
          </table:table-cell>
          <table:table-cell office:value-type="float" office:value="96">
            <text:p>96</text:p>
          </table:table-cell>
          <table:table-cell office:value-type="string"/>
          <table:table-cell office:value-type="float" office:value="2">
            <text:p>2</text:p>
          </table:table-cell>
          <table:table-cell office:value-type="string">
            <text:p>Rush</text:p>
          </table:table-cell>
          <table:table-cell office:value-type="string">
            <text:p>Jaydn Ott run for 2 yds to the CAL 6</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IF(AT2="",AV1,AT1-AT2))</text:p>
          </table:table-cell>
          <table:table-cell office:value-type="string">
            <text:p>=BE1=AV1</text:p>
          </table:table-cell>
        </table:table-row>
        <table:table-row>
          <table:table-cell office:value-type="float" office:value="5">
            <text:p>5</text:p>
          </table:table-cell>
          <table:table-cell office:value-type="string">
            <text:p>CAL</text:p>
          </table:table-cell>
          <table:table-cell office:value-type="string">
            <text:p>=IF(A1=A2,C1+1,1)</text:p>
          </table:table-cell>
          <table:table-cell office:value-type="string">
            <text:p>ddd</text:p>
          </table:table-cell>
          <table:table-cell office:value-type="string">
            <text:p>2nd</text:p>
          </table:table-cell>
          <table:table-cell office:value-type="float" office:value="11">
            <text:p>11</text:p>
          </table:table-cell>
          <table:table-cell office:value-type="string">
            <text:p>p</text:p>
          </table:table-cell>
          <table:table-cell office:value-type="string">
            <text:p>=IF(E2="","",IF(K2="x","d",IF(K2="p","d",IF(AJ2="o","o",IF(E2="1st",AK2,IF(E2="2nd",AL2,AJ2))))))</text:p>
          </table:table-cell>
          <table:table-cell office:value-type="string">
            <text:p>1</text:p>
          </table:table-cell>
          <table:table-cell office:value-type="string">
            <text:p>=IF(E2="","",IF(E1="",1,1+J1))</text:p>
          </table:table-cell>
          <table:table-cell office:value-type="string"/>
          <table:table-cell office:value-type="string"/>
          <table:table-cell office:value-type="string"/>
          <table:table-cell office:value-type="string">
            <text:p>=IF(G2="?",CONCAT(AQ2,"Q ",AR2,":",TEXT(AS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t","o",IF(E3="1st","o","d"))</text:p>
          </table:table-cell>
          <table:table-cell office:value-type="string">
            <text:p>=IF((F2-F3)&lt;=1,"d",IF((F2-F3)&gt;F2/3,"o","d"))</text:p>
          </table:table-cell>
          <table:table-cell office:value-type="string">
            <text:p>=IF((F2-F3)&lt;=1,"d",IF((F2-F3)&gt;=F2/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4">
            <text:p>14</text:p>
          </table:table-cell>
          <table:table-cell office:value-type="float" office:value="52">
            <text:p>52</text:p>
          </table:table-cell>
          <table:table-cell office:value-type="float" office:value="94">
            <text:p>94</text:p>
          </table:table-cell>
          <table:table-cell office:value-type="string"/>
          <table:table-cell office:value-type="float" office:value="0">
            <text:p>0</text:p>
          </table:table-cell>
          <table:table-cell office:value-type="string">
            <text:p>Pass Incompletion</text:p>
          </table:table-cell>
          <table:table-cell office:value-type="string">
            <text:p>Fernando Mendoza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IF(AT3="",AV2,AT2-AT3))</text:p>
          </table:table-cell>
          <table:table-cell office:value-type="string">
            <text:p>=BE2=AV2</text:p>
          </table:table-cell>
        </table:table-row>
        <table:table-row>
          <table:table-cell office:value-type="float" office:value="5">
            <text:p>5</text:p>
          </table:table-cell>
          <table:table-cell office:value-type="string">
            <text:p>CAL</text:p>
          </table:table-cell>
          <table:table-cell office:value-type="string">
            <text:p>=IF(A2=A3,C2+1,1)</text:p>
          </table:table-cell>
          <table:table-cell office:value-type="string">
            <text:p>ddd</text:p>
          </table:table-cell>
          <table:table-cell office:value-type="string">
            <text:p>3rd</text:p>
          </table:table-cell>
          <table:table-cell office:value-type="float" office:value="11">
            <text:p>11</text:p>
          </table:table-cell>
          <table:table-cell office:value-type="string">
            <text:p>?</text:p>
          </table:table-cell>
          <table:table-cell office:value-type="string">
            <text:p>=IF(E3="","",IF(K3="x","d",IF(K3="p","d",IF(AJ3="o","o",IF(E3="1st",AK3,IF(E3="2nd",AL3,AJ3))))))</text:p>
          </table:table-cell>
          <table:table-cell office:value-type="string">
            <text:p>=IF(C3=1,1,IF(E3="","",IF(I2="",I1+1,I2)))</text:p>
          </table:table-cell>
          <table:table-cell office:value-type="string">
            <text:p>=IF(E3="","",IF(E2="",1,1+J2))</text:p>
          </table:table-cell>
          <table:table-cell office:value-type="string"/>
          <table:table-cell office:value-type="string"/>
          <table:table-cell office:value-type="string"/>
          <table:table-cell office:value-type="string">
            <text:p>=IF(G3="?",CONCAT(AQ3,"Q ",AR3,":",TEXT(AS3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t","o",IF(E4="1st","o","d"))</text:p>
          </table:table-cell>
          <table:table-cell office:value-type="string">
            <text:p>=IF((F3-F4)&lt;=1,"d",IF((F3-F4)&gt;F3/3,"o","d"))</text:p>
          </table:table-cell>
          <table:table-cell office:value-type="string">
            <text:p>=IF((F3-F4)&lt;=1,"d",IF((F3-F4)&gt;=F3/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4">
            <text:p>14</text:p>
          </table:table-cell>
          <table:table-cell office:value-type="float" office:value="52">
            <text:p>52</text:p>
          </table:table-cell>
          <table:table-cell office:value-type="float" office:value="94">
            <text:p>94</text:p>
          </table:table-cell>
          <table:table-cell office:value-type="string"/>
          <table:table-cell office:value-type="float" office:value="0">
            <text:p>0</text:p>
          </table:table-cell>
          <table:table-cell office:value-type="string">
            <text:p>Penalty</text:p>
          </table:table-cell>
          <table:table-cell office:value-type="string">
            <text:p>California Penalty, Delay Of Game (Fernando Mendoza) to the CAL 3</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IF(AT4="",AV3,AT3-AT4))</text:p>
          </table:table-cell>
          <table:table-cell office:value-type="string">
            <text:p>=BE3=AV3</text:p>
          </table:table-cell>
        </table:table-row>
        <table:table-row>
          <table:table-cell office:value-type="float" office:value="5">
            <text:p>5</text:p>
          </table:table-cell>
          <table:table-cell office:value-type="string">
            <text:p>CAL</text:p>
          </table:table-cell>
          <table:table-cell office:value-type="string">
            <text:p>=IF(A3=A4,C3+1,1)</text:p>
          </table:table-cell>
          <table:table-cell office:value-type="string">
            <text:p>ddd</text:p>
          </table:table-cell>
          <table:table-cell office:value-type="string">
            <text:p>3rd</text:p>
          </table:table-cell>
          <table:table-cell office:value-type="float" office:value="14">
            <text:p>14</text:p>
          </table:table-cell>
          <table:table-cell office:value-type="string">
            <text:p>r</text:p>
          </table:table-cell>
          <table:table-cell office:value-type="string">
            <text:p>=IF(E4="","",IF(K4="x","d",IF(K4="p","d",IF(AJ4="o","o",IF(E4="1st",AK4,IF(E4="2nd",AL4,AJ4))))))</text:p>
          </table:table-cell>
          <table:table-cell office:value-type="string">
            <text:p>=IF(C4=1,1,IF(E4="","",IF(I3="",I2+1,I3)))</text:p>
          </table:table-cell>
          <table:table-cell office:value-type="string">
            <text:p>=IF(E4="","",IF(E3="",1,1+J3))</text:p>
          </table:table-cell>
          <table:table-cell office:value-type="string"/>
          <table:table-cell office:value-type="string"/>
          <table:table-cell office:value-type="string"/>
          <table:table-cell office:value-type="string">
            <text:p>=IF(G4="?",CONCAT(AQ4,"Q ",AR4,":",TEXT(AS4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t","o",IF(E5="1st","o","d"))</text:p>
          </table:table-cell>
          <table:table-cell office:value-type="string">
            <text:p>=IF((F4-F5)&lt;=1,"d",IF((F4-F5)&gt;F4/3,"o","d"))</text:p>
          </table:table-cell>
          <table:table-cell office:value-type="string">
            <text:p>=IF((F4-F5)&lt;=1,"d",IF((F4-F5)&gt;=F4/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4">
            <text:p>14</text:p>
          </table:table-cell>
          <table:table-cell office:value-type="float" office:value="52">
            <text:p>52</text:p>
          </table:table-cell>
          <table:table-cell office:value-type="float" office:value="97">
            <text:p>97</text:p>
          </table:table-cell>
          <table:table-cell office:value-type="string"/>
          <table:table-cell office:value-type="float" office:value="11">
            <text:p>11</text:p>
          </table:table-cell>
          <table:table-cell office:value-type="string">
            <text:p>Rush</text:p>
          </table:table-cell>
          <table:table-cell office:value-type="string">
            <text:p>Fernando Mendoza run for 11 yds to the CAL 14</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IF(AT5="",AV4,AT4-AT5))</text:p>
          </table:table-cell>
          <table:table-cell office:value-type="string">
            <text:p>=BE4=AV4</text:p>
          </table:table-cell>
        </table:table-row>
        <table:table-row>
          <table:table-cell office:value-type="float" office:value="5">
            <text:p>5</text:p>
          </table:table-cell>
          <table:table-cell office:value-type="string">
            <text:p>CAL</text:p>
          </table:table-cell>
          <table:table-cell office:value-type="string">
            <text:p>=IF(A4=A5,C4+1,1)</text:p>
          </table:table-cell>
          <table:table-cell office:value-type="string">
            <text:p>ddd</text:p>
          </table:table-cell>
          <table:table-cell office:value-type="string"/>
          <table:table-cell office:value-type="string"/>
          <table:table-cell office:value-type="string"/>
          <table:table-cell office:value-type="string">
            <text:p>=IF(E5="","",IF(K5="x","d",IF(K5="p","d",IF(AJ5="o","o",IF(E5="1st",AK5,IF(E5="2nd",AL5,AJ5))))))</text:p>
          </table:table-cell>
          <table:table-cell office:value-type="string">
            <text:p>=IF(C5=1,1,IF(E5="","",IF(I4="",I3+1,I4)))</text:p>
          </table:table-cell>
          <table:table-cell office:value-type="string">
            <text:p>=IF(E5="","",IF(E4="",1,1+J4))</text:p>
          </table:table-cell>
          <table:table-cell office:value-type="string"/>
          <table:table-cell office:value-type="string"/>
          <table:table-cell office:value-type="string"/>
          <table:table-cell office:value-type="string">
            <text:p>=IF(G5="?",CONCAT(AQ5,"Q ",AR5,":",TEXT(AS5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t","o",IF(E6="1st","o","d"))</text:p>
          </table:table-cell>
          <table:table-cell office:value-type="string">
            <text:p>=IF((F5-F6)&lt;=1,"d",IF((F5-F6)&gt;F5/3,"o","d"))</text:p>
          </table:table-cell>
          <table:table-cell office:value-type="string">
            <text:p>=IF((F5-F6)&lt;=1,"d",IF((F5-F6)&gt;=F5/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5="","",IF(AT6="",AV5,AT5-AT6))</text:p>
          </table:table-cell>
          <table:table-cell office:value-type="string">
            <text:p>=BE5=AV5</text:p>
          </table:table-cell>
        </table:table-row>
        <table:table-row>
          <table:table-cell office:value-type="float" office:value="5">
            <text:p>5</text:p>
          </table:table-cell>
          <table:table-cell office:value-type="string">
            <text:p>CAL</text:p>
          </table:table-cell>
          <table:table-cell office:value-type="string">
            <text:p>=IF(A5=A6,C5+1,1)</text:p>
          </table:table-cell>
          <table:table-cell office:value-type="string">
            <text:p>ddd</text:p>
          </table:table-cell>
          <table:table-cell office:value-type="string">
            <text:p>1st</text:p>
          </table:table-cell>
          <table:table-cell office:value-type="float" office:value="10">
            <text:p>10</text:p>
          </table:table-cell>
          <table:table-cell office:value-type="string">
            <text:p>r</text:p>
          </table:table-cell>
          <table:table-cell office:value-type="string">
            <text:p>=IF(E6="","",IF(K6="x","d",IF(K6="p","d",IF(AJ6="o","o",IF(E6="1st",AK6,IF(E6="2nd",AL6,AJ6))))))</text:p>
          </table:table-cell>
          <table:table-cell office:value-type="string">
            <text:p>=IF(C6=1,1,IF(E6="","",IF(I5="",I4+1,I5)))</text:p>
          </table:table-cell>
          <table:table-cell office:value-type="string">
            <text:p>=IF(E6="","",IF(E5="",1,1+J5))</text:p>
          </table:table-cell>
          <table:table-cell office:value-type="string"/>
          <table:table-cell office:value-type="string"/>
          <table:table-cell office:value-type="string"/>
          <table:table-cell office:value-type="string">
            <text:p>=IF(G6="?",CONCAT(AQ6,"Q ",AR6,":",TEXT(AS6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t","o",IF(E7="1st","o","d"))</text:p>
          </table:table-cell>
          <table:table-cell office:value-type="string">
            <text:p>=IF((F6-F7)&lt;=1,"d",IF((F6-F7)&gt;F6/3,"o","d"))</text:p>
          </table:table-cell>
          <table:table-cell office:value-type="string">
            <text:p>=IF((F6-F7)&lt;=1,"d",IF((F6-F7)&gt;=F6/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0">
            <text:p>10</text:p>
          </table:table-cell>
          <table:table-cell office:value-type="float" office:value="4">
            <text:p>4</text:p>
          </table:table-cell>
          <table:table-cell office:value-type="float" office:value="82">
            <text:p>82</text:p>
          </table:table-cell>
          <table:table-cell office:value-type="string"/>
          <table:table-cell office:value-type="float" office:value="9">
            <text:p>9</text:p>
          </table:table-cell>
          <table:table-cell office:value-type="string">
            <text:p>Rush</text:p>
          </table:table-cell>
          <table:table-cell office:value-type="string">
            <text:p>Jaivian Thomas run for 9 yds to the CAL 27</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IF(AT7="",AV6,AT6-AT7))</text:p>
          </table:table-cell>
          <table:table-cell office:value-type="string">
            <text:p>=BE6=AV6</text:p>
          </table:table-cell>
        </table:table-row>
        <table:table-row>
          <table:table-cell office:value-type="float" office:value="5">
            <text:p>5</text:p>
          </table:table-cell>
          <table:table-cell office:value-type="string">
            <text:p>CAL</text:p>
          </table:table-cell>
          <table:table-cell office:value-type="string">
            <text:p>=IF(A6=A7,C6+1,1)</text:p>
          </table:table-cell>
          <table:table-cell office:value-type="string">
            <text:p>ddd</text:p>
          </table:table-cell>
          <table:table-cell office:value-type="string">
            <text:p>2nd</text:p>
          </table:table-cell>
          <table:table-cell office:value-type="float" office:value="1">
            <text:p>1</text:p>
          </table:table-cell>
          <table:table-cell office:value-type="string">
            <text:p>r</text:p>
          </table:table-cell>
          <table:table-cell office:value-type="string">
            <text:p>=IF(E7="","",IF(K7="x","d",IF(K7="p","d",IF(AJ7="o","o",IF(E7="1st",AK7,IF(E7="2nd",AL7,AJ7))))))</text:p>
          </table:table-cell>
          <table:table-cell office:value-type="string">
            <text:p>=IF(C7=1,1,IF(E7="","",IF(I6="",I5+1,I6)))</text:p>
          </table:table-cell>
          <table:table-cell office:value-type="string">
            <text:p>=IF(E7="","",IF(E6="",1,1+J6))</text:p>
          </table:table-cell>
          <table:table-cell office:value-type="string"/>
          <table:table-cell office:value-type="string"/>
          <table:table-cell office:value-type="string"/>
          <table:table-cell office:value-type="string">
            <text:p>=IF(G7="?",CONCAT(AQ7,"Q ",AR7,":",TEXT(AS7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7="t","o",IF(E8="1st","o","d"))</text:p>
          </table:table-cell>
          <table:table-cell office:value-type="string">
            <text:p>=IF((F7-F8)&lt;=1,"d",IF((F7-F8)&gt;F7/3,"o","d"))</text:p>
          </table:table-cell>
          <table:table-cell office:value-type="string">
            <text:p>=IF((F7-F8)&lt;=1,"d",IF((F7-F8)&gt;=F7/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0">
            <text:p>10</text:p>
          </table:table-cell>
          <table:table-cell office:value-type="float" office:value="4">
            <text:p>4</text:p>
          </table:table-cell>
          <table:table-cell office:value-type="float" office:value="73">
            <text:p>73</text:p>
          </table:table-cell>
          <table:table-cell office:value-type="string"/>
          <table:table-cell office:value-type="float" office:value="0">
            <text:p>0</text:p>
          </table:table-cell>
          <table:table-cell office:value-type="string">
            <text:p>Rush</text:p>
          </table:table-cell>
          <table:table-cell office:value-type="string">
            <text:p>Isaiah Ifanse run for no gain to the CAL 27</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7="","",IF(AT8="",AV7,AT7-AT8))</text:p>
          </table:table-cell>
          <table:table-cell office:value-type="string">
            <text:p>=BE7=AV7</text:p>
          </table:table-cell>
        </table:table-row>
        <table:table-row>
          <table:table-cell office:value-type="float" office:value="5">
            <text:p>5</text:p>
          </table:table-cell>
          <table:table-cell office:value-type="string">
            <text:p>CAL</text:p>
          </table:table-cell>
          <table:table-cell office:value-type="string">
            <text:p>=IF(A7=A8,C7+1,1)</text:p>
          </table:table-cell>
          <table:table-cell office:value-type="string">
            <text:p>ddd</text:p>
          </table:table-cell>
          <table:table-cell office:value-type="string">
            <text:p>3rd</text:p>
          </table:table-cell>
          <table:table-cell office:value-type="float" office:value="1">
            <text:p>1</text:p>
          </table:table-cell>
          <table:table-cell office:value-type="string">
            <text:p>r</text:p>
          </table:table-cell>
          <table:table-cell office:value-type="string">
            <text:p>=IF(E8="","",IF(K8="x","d",IF(K8="p","d",IF(AJ8="o","o",IF(E8="1st",AK8,IF(E8="2nd",AL8,AJ8))))))</text:p>
          </table:table-cell>
          <table:table-cell office:value-type="string">
            <text:p>=IF(C8=1,1,IF(E8="","",IF(I7="",I6+1,I7)))</text:p>
          </table:table-cell>
          <table:table-cell office:value-type="string">
            <text:p>=IF(E8="","",IF(E7="",1,1+J7))</text:p>
          </table:table-cell>
          <table:table-cell office:value-type="string"/>
          <table:table-cell office:value-type="string"/>
          <table:table-cell office:value-type="string"/>
          <table:table-cell office:value-type="string">
            <text:p>=IF(G8="?",CONCAT(AQ8,"Q ",AR8,":",TEXT(AS8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8="t","o",IF(E9="1st","o","d"))</text:p>
          </table:table-cell>
          <table:table-cell office:value-type="string">
            <text:p>=IF((F8-F9)&lt;=1,"d",IF((F8-F9)&gt;F8/3,"o","d"))</text:p>
          </table:table-cell>
          <table:table-cell office:value-type="string">
            <text:p>=IF((F8-F9)&lt;=1,"d",IF((F8-F9)&gt;=F8/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0">
            <text:p>10</text:p>
          </table:table-cell>
          <table:table-cell office:value-type="float" office:value="4">
            <text:p>4</text:p>
          </table:table-cell>
          <table:table-cell office:value-type="float" office:value="73">
            <text:p>73</text:p>
          </table:table-cell>
          <table:table-cell office:value-type="string"/>
          <table:table-cell office:value-type="float" office:value="2">
            <text:p>2</text:p>
          </table:table-cell>
          <table:table-cell office:value-type="string">
            <text:p>Rush</text:p>
          </table:table-cell>
          <table:table-cell office:value-type="string">
            <text:p>Isaiah Ifanse run for 2 yds to the CAL 29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8="","",IF(AT9="",AV8,AT8-AT9))</text:p>
          </table:table-cell>
          <table:table-cell office:value-type="string">
            <text:p>=BE8=AV8</text:p>
          </table:table-cell>
        </table:table-row>
        <table:table-row>
          <table:table-cell office:value-type="float" office:value="5">
            <text:p>5</text:p>
          </table:table-cell>
          <table:table-cell office:value-type="string">
            <text:p>CAL</text:p>
          </table:table-cell>
          <table:table-cell office:value-type="string">
            <text:p>=IF(A8=A9,C8+1,1)</text:p>
          </table:table-cell>
          <table:table-cell office:value-type="string">
            <text:p>ddd</text:p>
          </table:table-cell>
          <table:table-cell office:value-type="string">
            <text:p>1st</text:p>
          </table:table-cell>
          <table:table-cell office:value-type="float" office:value="10">
            <text:p>10</text:p>
          </table:table-cell>
          <table:table-cell office:value-type="string">
            <text:p>p</text:p>
          </table:table-cell>
          <table:table-cell office:value-type="string">
            <text:p>=IF(E9="","",IF(K9="x","d",IF(K9="p","d",IF(AJ9="o","o",IF(E9="1st",AK9,IF(E9="2nd",AL9,AJ9))))))</text:p>
          </table:table-cell>
          <table:table-cell office:value-type="string">
            <text:p>=IF(C9=1,1,IF(E9="","",IF(I8="",I7+1,I8)))</text:p>
          </table:table-cell>
          <table:table-cell office:value-type="string">
            <text:p>=IF(E9="","",IF(E8="",1,1+J8))</text:p>
          </table:table-cell>
          <table:table-cell office:value-type="string"/>
          <table:table-cell office:value-type="string"/>
          <table:table-cell office:value-type="string"/>
          <table:table-cell office:value-type="string">
            <text:p>=IF(G9="?",CONCAT(AQ9,"Q ",AR9,":",TEXT(AS9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9="t","o",IF(E10="1st","o","d"))</text:p>
          </table:table-cell>
          <table:table-cell office:value-type="string">
            <text:p>=IF((F9-F10)&lt;=1,"d",IF((F9-F10)&gt;F9/3,"o","d"))</text:p>
          </table:table-cell>
          <table:table-cell office:value-type="string">
            <text:p>=IF((F9-F10)&lt;=1,"d",IF((F9-F10)&gt;=F9/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0">
            <text:p>10</text:p>
          </table:table-cell>
          <table:table-cell office:value-type="float" office:value="4">
            <text:p>4</text:p>
          </table:table-cell>
          <table:table-cell office:value-type="float" office:value="71">
            <text:p>71</text:p>
          </table:table-cell>
          <table:table-cell office:value-type="string"/>
          <table:table-cell office:value-type="float" office:value="21">
            <text:p>21</text:p>
          </table:table-cell>
          <table:table-cell office:value-type="string">
            <text:p>Pass Reception</text:p>
          </table:table-cell>
          <table:table-cell office:value-type="string">
            <text:p>Fernando Mendoza pass complete to Taj Davis for 21 yds to the 50 yard line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9="","",IF(AT10="",AV9,AT9-AT10))</text:p>
          </table:table-cell>
          <table:table-cell office:value-type="string">
            <text:p>=BE9=AV9</text:p>
          </table:table-cell>
        </table:table-row>
        <table:table-row>
          <table:table-cell office:value-type="float" office:value="5">
            <text:p>5</text:p>
          </table:table-cell>
          <table:table-cell office:value-type="string">
            <text:p>CAL</text:p>
          </table:table-cell>
          <table:table-cell office:value-type="string">
            <text:p>=IF(A9=A10,C9+1,1)</text:p>
          </table:table-cell>
          <table:table-cell office:value-type="string">
            <text:p>ddd</text:p>
          </table:table-cell>
          <table:table-cell office:value-type="string">
            <text:p>1st</text:p>
          </table:table-cell>
          <table:table-cell office:value-type="float" office:value="10">
            <text:p>10</text:p>
          </table:table-cell>
          <table:table-cell office:value-type="string">
            <text:p>r</text:p>
          </table:table-cell>
          <table:table-cell office:value-type="string">
            <text:p>=IF(E10="","",IF(K10="x","d",IF(K10="p","d",IF(AJ10="o","o",IF(E10="1st",AK10,IF(E10="2nd",AL10,AJ10))))))</text:p>
          </table:table-cell>
          <table:table-cell office:value-type="string">
            <text:p>=IF(C10=1,1,IF(E10="","",IF(I9="",I8+1,I9)))</text:p>
          </table:table-cell>
          <table:table-cell office:value-type="string">
            <text:p>=IF(E10="","",IF(E9="",1,1+J9))</text:p>
          </table:table-cell>
          <table:table-cell office:value-type="string"/>
          <table:table-cell office:value-type="string"/>
          <table:table-cell office:value-type="string"/>
          <table:table-cell office:value-type="string">
            <text:p>=IF(G10="?",CONCAT(AQ10,"Q ",AR10,":",TEXT(AS10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0="t","o",IF(E11="1st","o","d"))</text:p>
          </table:table-cell>
          <table:table-cell office:value-type="string">
            <text:p>=IF((F10-F11)&lt;=1,"d",IF((F10-F11)&gt;F10/3,"o","d"))</text:p>
          </table:table-cell>
          <table:table-cell office:value-type="string">
            <text:p>=IF((F10-F11)&lt;=1,"d",IF((F10-F11)&gt;=F10/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0">
            <text:p>10</text:p>
          </table:table-cell>
          <table:table-cell office:value-type="float" office:value="4">
            <text:p>4</text:p>
          </table:table-cell>
          <table:table-cell office:value-type="float" office:value="50">
            <text:p>50</text:p>
          </table:table-cell>
          <table:table-cell office:value-type="string"/>
          <table:table-cell office:value-type="float" office:value="2">
            <text:p>2</text:p>
          </table:table-cell>
          <table:table-cell office:value-type="string">
            <text:p>Rush</text:p>
          </table:table-cell>
          <table:table-cell office:value-type="string">
            <text:p>Jaydn Ott run for 2 yds to the UTAH 48</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0="","",IF(AT11="",AV10,AT10-AT11))</text:p>
          </table:table-cell>
          <table:table-cell office:value-type="string">
            <text:p>=BE10=AV10</text:p>
          </table:table-cell>
        </table:table-row>
        <table:table-row>
          <table:table-cell office:value-type="float" office:value="5">
            <text:p>5</text:p>
          </table:table-cell>
          <table:table-cell office:value-type="string">
            <text:p>CAL</text:p>
          </table:table-cell>
          <table:table-cell office:value-type="string">
            <text:p>=IF(A10=A11,C10+1,1)</text:p>
          </table:table-cell>
          <table:table-cell office:value-type="string">
            <text:p>ddd</text:p>
          </table:table-cell>
          <table:table-cell office:value-type="string">
            <text:p>2nd</text:p>
          </table:table-cell>
          <table:table-cell office:value-type="float" office:value="8">
            <text:p>8</text:p>
          </table:table-cell>
          <table:table-cell office:value-type="string">
            <text:p>?</text:p>
          </table:table-cell>
          <table:table-cell office:value-type="string">
            <text:p>=IF(E11="","",IF(K11="x","d",IF(K11="p","d",IF(AJ11="o","o",IF(E11="1st",AK11,IF(E11="2nd",AL11,AJ11))))))</text:p>
          </table:table-cell>
          <table:table-cell office:value-type="string">
            <text:p>=IF(C11=1,1,IF(E11="","",IF(I10="",I9+1,I10)))</text:p>
          </table:table-cell>
          <table:table-cell office:value-type="string">
            <text:p>=IF(E11="","",IF(E10="",1,1+J10))</text:p>
          </table:table-cell>
          <table:table-cell office:value-type="string"/>
          <table:table-cell office:value-type="string"/>
          <table:table-cell office:value-type="string"/>
          <table:table-cell office:value-type="string">
            <text:p>=IF(G11="?",CONCAT(AQ11,"Q ",AR11,":",TEXT(AS1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1="t","o",IF(E12="1st","o","d"))</text:p>
          </table:table-cell>
          <table:table-cell office:value-type="string">
            <text:p>=IF((F11-F12)&lt;=1,"d",IF((F11-F12)&gt;F11/3,"o","d"))</text:p>
          </table:table-cell>
          <table:table-cell office:value-type="string">
            <text:p>=IF((F11-F12)&lt;=1,"d",IF((F11-F12)&gt;=F11/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0">
            <text:p>10</text:p>
          </table:table-cell>
          <table:table-cell office:value-type="float" office:value="4">
            <text:p>4</text:p>
          </table:table-cell>
          <table:table-cell office:value-type="float" office:value="48">
            <text:p>48</text:p>
          </table:table-cell>
          <table:table-cell office:value-type="string"/>
          <table:table-cell office:value-type="float" office:value="-10">
            <text:p>-10</text:p>
          </table:table-cell>
          <table:table-cell office:value-type="string">
            <text:p>Penalty</text:p>
          </table:table-cell>
          <table:table-cell office:value-type="string">
            <text:p>MENDOZA, Fernando pass short up the middle complete for 10 yards to HUNTER, Jeremiah caught at the UTE45 and advanced to the UTE38 (BISHOP, Cole). PENALTY CAL Holding enforced 10 yards from the UTE48 to the CAL42 [SG]. NO PLAY (replay the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1="","",IF(AT12="",AV11,AT11-AT12))</text:p>
          </table:table-cell>
          <table:table-cell office:value-type="string">
            <text:p>=BE11=AV11</text:p>
          </table:table-cell>
        </table:table-row>
        <table:table-row>
          <table:table-cell office:value-type="float" office:value="5">
            <text:p>5</text:p>
          </table:table-cell>
          <table:table-cell office:value-type="string">
            <text:p>CAL</text:p>
          </table:table-cell>
          <table:table-cell office:value-type="string">
            <text:p>=IF(A11=A12,C11+1,1)</text:p>
          </table:table-cell>
          <table:table-cell office:value-type="string">
            <text:p>ddd</text:p>
          </table:table-cell>
          <table:table-cell office:value-type="string">
            <text:p>2nd</text:p>
          </table:table-cell>
          <table:table-cell office:value-type="float" office:value="18">
            <text:p>18</text:p>
          </table:table-cell>
          <table:table-cell office:value-type="string">
            <text:p>p</text:p>
          </table:table-cell>
          <table:table-cell office:value-type="string">
            <text:p>=IF(E12="","",IF(K12="x","d",IF(K12="p","d",IF(AJ12="o","o",IF(E12="1st",AK12,IF(E12="2nd",AL12,AJ12))))))</text:p>
          </table:table-cell>
          <table:table-cell office:value-type="string">
            <text:p>=IF(C12=1,1,IF(E12="","",IF(I11="",I10+1,I11)))</text:p>
          </table:table-cell>
          <table:table-cell office:value-type="string">
            <text:p>=IF(E12="","",IF(E11="",1,1+J11))</text:p>
          </table:table-cell>
          <table:table-cell office:value-type="string"/>
          <table:table-cell office:value-type="string"/>
          <table:table-cell office:value-type="string"/>
          <table:table-cell office:value-type="string">
            <text:p>=IF(G12="?",CONCAT(AQ12,"Q ",AR12,":",TEXT(AS1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2="t","o",IF(E13="1st","o","d"))</text:p>
          </table:table-cell>
          <table:table-cell office:value-type="string">
            <text:p>=IF((F12-F13)&lt;=1,"d",IF((F12-F13)&gt;F12/3,"o","d"))</text:p>
          </table:table-cell>
          <table:table-cell office:value-type="string">
            <text:p>=IF((F12-F13)&lt;=1,"d",IF((F12-F13)&gt;=F12/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0">
            <text:p>10</text:p>
          </table:table-cell>
          <table:table-cell office:value-type="float" office:value="4">
            <text:p>4</text:p>
          </table:table-cell>
          <table:table-cell office:value-type="float" office:value="58">
            <text:p>58</text:p>
          </table:table-cell>
          <table:table-cell office:value-type="string"/>
          <table:table-cell office:value-type="float" office:value="10">
            <text:p>10</text:p>
          </table:table-cell>
          <table:table-cell office:value-type="string">
            <text:p>Pass Reception</text:p>
          </table:table-cell>
          <table:table-cell office:value-type="string">
            <text:p>Fernando Mendoza pass complete to Taj Davis for 10 yds to the UTAH 48</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2="","",IF(AT13="",AV12,AT12-AT13))</text:p>
          </table:table-cell>
          <table:table-cell office:value-type="string">
            <text:p>=BE12=AV12</text:p>
          </table:table-cell>
        </table:table-row>
        <table:table-row>
          <table:table-cell office:value-type="float" office:value="5">
            <text:p>5</text:p>
          </table:table-cell>
          <table:table-cell office:value-type="string">
            <text:p>CAL</text:p>
          </table:table-cell>
          <table:table-cell office:value-type="string">
            <text:p>=IF(A12=A13,C12+1,1)</text:p>
          </table:table-cell>
          <table:table-cell office:value-type="string">
            <text:p>ddd</text:p>
          </table:table-cell>
          <table:table-cell office:value-type="string">
            <text:p>3rd</text:p>
          </table:table-cell>
          <table:table-cell office:value-type="float" office:value="8">
            <text:p>8</text:p>
          </table:table-cell>
          <table:table-cell office:value-type="string">
            <text:p>p</text:p>
          </table:table-cell>
          <table:table-cell office:value-type="string">
            <text:p>=IF(E13="","",IF(K13="x","d",IF(K13="p","d",IF(AJ13="o","o",IF(E13="1st",AK13,IF(E13="2nd",AL13,AJ13))))))</text:p>
          </table:table-cell>
          <table:table-cell office:value-type="string">
            <text:p>=IF(C13=1,1,IF(E13="","",IF(I12="",I11+1,I12)))</text:p>
          </table:table-cell>
          <table:table-cell office:value-type="string">
            <text:p>=IF(E13="","",IF(E12="",1,1+J12))</text:p>
          </table:table-cell>
          <table:table-cell office:value-type="string">
            <text:p>t</text:p>
          </table:table-cell>
          <table:table-cell office:value-type="string"/>
          <table:table-cell office:value-type="string"/>
          <table:table-cell office:value-type="string">
            <text:p>=IF(G13="?",CONCAT(AQ13,"Q ",AR13,":",TEXT(AS13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3="t","o",IF(E14="1st","o","d"))</text:p>
          </table:table-cell>
          <table:table-cell office:value-type="string">
            <text:p>=IF((F13-F14)&lt;=1,"d",IF((F13-F14)&gt;F13/3,"o","d"))</text:p>
          </table:table-cell>
          <table:table-cell office:value-type="string">
            <text:p>=IF((F13-F14)&lt;=1,"d",IF((F13-F14)&gt;=F13/2,"o","d"))</text:p>
          </table:table-cell>
          <table:table-cell office:value-type="string"/>
          <table:table-cell office:value-type="float" office:value="7">
            <text:p>7</text:p>
          </table:table-cell>
          <table:table-cell office:value-type="float" office:value="0">
            <text:p>0</text:p>
          </table:table-cell>
          <table:table-cell office:value-type="string"/>
          <table:table-cell office:value-type="float" office:value="1">
            <text:p>1</text:p>
          </table:table-cell>
          <table:table-cell office:value-type="float" office:value="5">
            <text:p>5</text:p>
          </table:table-cell>
          <table:table-cell office:value-type="float" office:value="41">
            <text:p>41</text:p>
          </table:table-cell>
          <table:table-cell office:value-type="float" office:value="48">
            <text:p>48</text:p>
          </table:table-cell>
          <table:table-cell office:value-type="string"/>
          <table:table-cell office:value-type="float" office:value="48">
            <text:p>48</text:p>
          </table:table-cell>
          <table:table-cell office:value-type="string">
            <text:p>Passing Touchdown</text:p>
          </table:table-cell>
          <table:table-cell office:value-type="string">
            <text:p>Fernando Mendoza pass complete to Jaydn Ott for 48 yds for a TD (Mateen Bhaghani KICK)</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3="","",IF(AT14="",AV13,AT13-AT14))</text:p>
          </table:table-cell>
          <table:table-cell office:value-type="string">
            <text:p>=BE13=AV13</text:p>
          </table:table-cell>
        </table:table-row>
        <table:table-row>
          <table:table-cell office:value-type="float" office:value="5">
            <text:p>5</text:p>
          </table:table-cell>
          <table:table-cell office:value-type="string">
            <text:p>CAL</text:p>
          </table:table-cell>
          <table:table-cell office:value-type="string">
            <text:p>=IF(A13=A14,C13+1,1)</text:p>
          </table:table-cell>
          <table:table-cell office:value-type="string">
            <text:p>ddd</text:p>
          </table:table-cell>
          <table:table-cell office:value-type="string"/>
          <table:table-cell office:value-type="string"/>
          <table:table-cell office:value-type="string"/>
          <table:table-cell office:value-type="string">
            <text:p>=IF(E14="","",IF(K14="x","d",IF(K14="p","d",IF(AJ14="o","o",IF(E14="1st",AK14,IF(E14="2nd",AL14,AJ14))))))</text:p>
          </table:table-cell>
          <table:table-cell office:value-type="string">
            <text:p>=IF(C14=1,1,IF(E14="","",IF(I13="",I12+1,I13)))</text:p>
          </table:table-cell>
          <table:table-cell office:value-type="string">
            <text:p>=IF(E14="","",IF(E13="",1,1+J13))</text:p>
          </table:table-cell>
          <table:table-cell office:value-type="string"/>
          <table:table-cell office:value-type="string"/>
          <table:table-cell office:value-type="string"/>
          <table:table-cell office:value-type="string">
            <text:p>=IF(G14="?",CONCAT(AQ14,"Q ",AR14,":",TEXT(AS14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4="t","o",IF(E15="1st","o","d"))</text:p>
          </table:table-cell>
          <table:table-cell office:value-type="string">
            <text:p>=IF((F14-F15)&lt;=1,"d",IF((F14-F15)&gt;F14/3,"o","d"))</text:p>
          </table:table-cell>
          <table:table-cell office:value-type="string">
            <text:p>=IF((F14-F15)&lt;=1,"d",IF((F14-F15)&gt;=F14/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14="","",IF(AT15="",AV14,AT14-AT15))</text:p>
          </table:table-cell>
          <table:table-cell office:value-type="string">
            <text:p>=BE14=AV14</text:p>
          </table:table-cell>
        </table:table-row>
        <table:table-row>
          <table:table-cell office:value-type="float" office:value="5">
            <text:p>5</text:p>
          </table:table-cell>
          <table:table-cell office:value-type="string">
            <text:p>CAL</text:p>
          </table:table-cell>
          <table:table-cell office:value-type="string">
            <text:p>=IF(A14=A15,C14+1,1)</text:p>
          </table:table-cell>
          <table:table-cell office:value-type="string">
            <text:p>ddd</text:p>
          </table:table-cell>
          <table:table-cell office:value-type="string">
            <text:p>1st</text:p>
          </table:table-cell>
          <table:table-cell office:value-type="float" office:value="10">
            <text:p>10</text:p>
          </table:table-cell>
          <table:table-cell office:value-type="string">
            <text:p>p</text:p>
          </table:table-cell>
          <table:table-cell office:value-type="string">
            <text:p>=IF(E15="","",IF(K15="x","d",IF(K15="p","d",IF(AJ15="o","o",IF(E15="1st",AK15,IF(E15="2nd",AL15,AJ15))))))</text:p>
          </table:table-cell>
          <table:table-cell office:value-type="string">
            <text:p>=IF(C15=1,1,IF(E15="","",IF(I14="",I13+1,I14)))</text:p>
          </table:table-cell>
          <table:table-cell office:value-type="string">
            <text:p>=IF(E15="","",IF(E14="",1,1+J14))</text:p>
          </table:table-cell>
          <table:table-cell office:value-type="string"/>
          <table:table-cell office:value-type="string"/>
          <table:table-cell office:value-type="string"/>
          <table:table-cell office:value-type="string">
            <text:p>=IF(G15="?",CONCAT(AQ15,"Q ",AR15,":",TEXT(AS15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5="t","o",IF(E16="1st","o","d"))</text:p>
          </table:table-cell>
          <table:table-cell office:value-type="string">
            <text:p>=IF((F15-F16)&lt;=1,"d",IF((F15-F16)&gt;F15/3,"o","d"))</text:p>
          </table:table-cell>
          <table:table-cell office:value-type="string">
            <text:p>=IF((F15-F16)&lt;=1,"d",IF((F15-F16)&gt;=F15/2,"o","d"))</text:p>
          </table:table-cell>
          <table:table-cell office:value-type="string"/>
          <table:table-cell office:value-type="float" office:value="7">
            <text:p>7</text:p>
          </table:table-cell>
          <table:table-cell office:value-type="float" office:value="0">
            <text:p>0</text:p>
          </table:table-cell>
          <table:table-cell office:value-type="string"/>
          <table:table-cell office:value-type="float" office:value="1">
            <text:p>1</text:p>
          </table:table-cell>
          <table:table-cell office:value-type="float" office:value="1">
            <text:p>1</text:p>
          </table:table-cell>
          <table:table-cell office:value-type="float" office:value="18">
            <text:p>18</text:p>
          </table:table-cell>
          <table:table-cell office:value-type="float" office:value="80">
            <text:p>80</text:p>
          </table:table-cell>
          <table:table-cell office:value-type="string"/>
          <table:table-cell office:value-type="float" office:value="10">
            <text:p>10</text:p>
          </table:table-cell>
          <table:table-cell office:value-type="string">
            <text:p>Pass Reception</text:p>
          </table:table-cell>
          <table:table-cell office:value-type="string">
            <text:p>Fernando Mendoza pass complete to Taj Davis for 10 yds to the CAL 30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5="","",IF(AT16="",AV15,AT15-AT16))</text:p>
          </table:table-cell>
          <table:table-cell office:value-type="string">
            <text:p>=BE15=AV15</text:p>
          </table:table-cell>
        </table:table-row>
        <table:table-row>
          <table:table-cell office:value-type="float" office:value="5">
            <text:p>5</text:p>
          </table:table-cell>
          <table:table-cell office:value-type="string">
            <text:p>CAL</text:p>
          </table:table-cell>
          <table:table-cell office:value-type="string">
            <text:p>=IF(A15=A16,C15+1,1)</text:p>
          </table:table-cell>
          <table:table-cell office:value-type="string">
            <text:p>ddd</text:p>
          </table:table-cell>
          <table:table-cell office:value-type="string">
            <text:p>1st</text:p>
          </table:table-cell>
          <table:table-cell office:value-type="float" office:value="10">
            <text:p>10</text:p>
          </table:table-cell>
          <table:table-cell office:value-type="string">
            <text:p>r</text:p>
          </table:table-cell>
          <table:table-cell office:value-type="string">
            <text:p>=IF(E16="","",IF(K16="x","d",IF(K16="p","d",IF(AJ16="o","o",IF(E16="1st",AK16,IF(E16="2nd",AL16,AJ16))))))</text:p>
          </table:table-cell>
          <table:table-cell office:value-type="string">
            <text:p>=IF(C16=1,1,IF(E16="","",IF(I15="",I14+1,I15)))</text:p>
          </table:table-cell>
          <table:table-cell office:value-type="string">
            <text:p>=IF(E16="","",IF(E15="",1,1+J15))</text:p>
          </table:table-cell>
          <table:table-cell office:value-type="string"/>
          <table:table-cell office:value-type="string"/>
          <table:table-cell office:value-type="string"/>
          <table:table-cell office:value-type="string">
            <text:p>=IF(G16="?",CONCAT(AQ16,"Q ",AR16,":",TEXT(AS16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6="t","o",IF(E17="1st","o","d"))</text:p>
          </table:table-cell>
          <table:table-cell office:value-type="string">
            <text:p>=IF((F16-F17)&lt;=1,"d",IF((F16-F17)&gt;F16/3,"o","d"))</text:p>
          </table:table-cell>
          <table:table-cell office:value-type="string">
            <text:p>=IF((F16-F17)&lt;=1,"d",IF((F16-F17)&gt;=F16/2,"o","d"))</text:p>
          </table:table-cell>
          <table:table-cell office:value-type="string"/>
          <table:table-cell office:value-type="float" office:value="7">
            <text:p>7</text:p>
          </table:table-cell>
          <table:table-cell office:value-type="float" office:value="0">
            <text:p>0</text:p>
          </table:table-cell>
          <table:table-cell office:value-type="string"/>
          <table:table-cell office:value-type="float" office:value="1">
            <text:p>1</text:p>
          </table:table-cell>
          <table:table-cell office:value-type="float" office:value="1">
            <text:p>1</text:p>
          </table:table-cell>
          <table:table-cell office:value-type="float" office:value="18">
            <text:p>18</text:p>
          </table:table-cell>
          <table:table-cell office:value-type="float" office:value="70">
            <text:p>70</text:p>
          </table:table-cell>
          <table:table-cell office:value-type="string"/>
          <table:table-cell office:value-type="float" office:value="6">
            <text:p>6</text:p>
          </table:table-cell>
          <table:table-cell office:value-type="string">
            <text:p>Rush</text:p>
          </table:table-cell>
          <table:table-cell office:value-type="string">
            <text:p>Jaydn Ott run for 6 yds to the CAL 36</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6="","",IF(AT17="",AV16,AT16-AT17))</text:p>
          </table:table-cell>
          <table:table-cell office:value-type="string">
            <text:p>=BE16=AV16</text:p>
          </table:table-cell>
        </table:table-row>
        <table:table-row>
          <table:table-cell office:value-type="float" office:value="5">
            <text:p>5</text:p>
          </table:table-cell>
          <table:table-cell office:value-type="string">
            <text:p>CAL</text:p>
          </table:table-cell>
          <table:table-cell office:value-type="string">
            <text:p>=IF(A16=A17,C16+1,1)</text:p>
          </table:table-cell>
          <table:table-cell office:value-type="string">
            <text:p>ddd</text:p>
          </table:table-cell>
          <table:table-cell office:value-type="string">
            <text:p>2nd</text:p>
          </table:table-cell>
          <table:table-cell office:value-type="float" office:value="4">
            <text:p>4</text:p>
          </table:table-cell>
          <table:table-cell office:value-type="string">
            <text:p>p</text:p>
          </table:table-cell>
          <table:table-cell office:value-type="string">
            <text:p>=IF(E17="","",IF(K17="x","d",IF(K17="p","d",IF(AJ17="o","o",IF(E17="1st",AK17,IF(E17="2nd",AL17,AJ17))))))</text:p>
          </table:table-cell>
          <table:table-cell office:value-type="string">
            <text:p>=IF(C17=1,1,IF(E17="","",IF(I16="",I15+1,I16)))</text:p>
          </table:table-cell>
          <table:table-cell office:value-type="string">
            <text:p>=IF(E17="","",IF(E16="",1,1+J16))</text:p>
          </table:table-cell>
          <table:table-cell office:value-type="string"/>
          <table:table-cell office:value-type="string"/>
          <table:table-cell office:value-type="string"/>
          <table:table-cell office:value-type="string">
            <text:p>=IF(G17="?",CONCAT(AQ17,"Q ",AR17,":",TEXT(AS17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7="t","o",IF(E18="1st","o","d"))</text:p>
          </table:table-cell>
          <table:table-cell office:value-type="string">
            <text:p>=IF((F17-F18)&lt;=1,"d",IF((F17-F18)&gt;F17/3,"o","d"))</text:p>
          </table:table-cell>
          <table:table-cell office:value-type="string">
            <text:p>=IF((F17-F18)&lt;=1,"d",IF((F17-F18)&gt;=F17/2,"o","d"))</text:p>
          </table:table-cell>
          <table:table-cell office:value-type="string"/>
          <table:table-cell office:value-type="float" office:value="7">
            <text:p>7</text:p>
          </table:table-cell>
          <table:table-cell office:value-type="float" office:value="0">
            <text:p>0</text:p>
          </table:table-cell>
          <table:table-cell office:value-type="string"/>
          <table:table-cell office:value-type="float" office:value="1">
            <text:p>1</text:p>
          </table:table-cell>
          <table:table-cell office:value-type="float" office:value="0">
            <text:p>0</text:p>
          </table:table-cell>
          <table:table-cell office:value-type="float" office:value="0">
            <text:p>0</text:p>
          </table:table-cell>
          <table:table-cell office:value-type="float" office:value="64">
            <text:p>64</text:p>
          </table:table-cell>
          <table:table-cell office:value-type="string"/>
          <table:table-cell office:value-type="float" office:value="5">
            <text:p>5</text:p>
          </table:table-cell>
          <table:table-cell office:value-type="string">
            <text:p>Pass Reception</text:p>
          </table:table-cell>
          <table:table-cell office:value-type="string">
            <text:p>Fernando Mendoza pass complete to Trond Grizzell for 5 yds to the CAL 41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7="","",IF(AT18="",AV17,AT17-AT18))</text:p>
          </table:table-cell>
          <table:table-cell office:value-type="string">
            <text:p>=BE17=AV17</text:p>
          </table:table-cell>
        </table:table-row>
        <table:table-row>
          <table:table-cell office:value-type="float" office:value="5">
            <text:p>5</text:p>
          </table:table-cell>
          <table:table-cell office:value-type="string">
            <text:p>CAL</text:p>
          </table:table-cell>
          <table:table-cell office:value-type="string">
            <text:p>=IF(A17=A18,C17+1,1)</text:p>
          </table:table-cell>
          <table:table-cell office:value-type="string">
            <text:p>ddd</text:p>
          </table:table-cell>
          <table:table-cell office:value-type="string">
            <text:p>1st</text:p>
          </table:table-cell>
          <table:table-cell office:value-type="float" office:value="10">
            <text:p>10</text:p>
          </table:table-cell>
          <table:table-cell office:value-type="string">
            <text:p>?</text:p>
          </table:table-cell>
          <table:table-cell office:value-type="string">
            <text:p>=IF(E18="","",IF(K18="x","d",IF(K18="p","d",IF(AJ18="o","o",IF(E18="1st",AK18,IF(E18="2nd",AL18,AJ18))))))</text:p>
          </table:table-cell>
          <table:table-cell office:value-type="string">
            <text:p>=IF(C18=1,1,IF(E18="","",IF(I17="",I16+1,I17)))</text:p>
          </table:table-cell>
          <table:table-cell office:value-type="string">
            <text:p>=IF(E18="","",IF(E17="",1,1+J17))</text:p>
          </table:table-cell>
          <table:table-cell office:value-type="string"/>
          <table:table-cell office:value-type="string"/>
          <table:table-cell office:value-type="string"/>
          <table:table-cell office:value-type="string">
            <text:p>=IF(G18="?",CONCAT(AQ18,"Q ",AR18,":",TEXT(AS18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8="t","o",IF(E19="1st","o","d"))</text:p>
          </table:table-cell>
          <table:table-cell office:value-type="string">
            <text:p>=IF((F18-F19)&lt;=1,"d",IF((F18-F19)&gt;F18/3,"o","d"))</text:p>
          </table:table-cell>
          <table:table-cell office:value-type="string">
            <text:p>=IF((F18-F19)&lt;=1,"d",IF((F18-F19)&gt;=F18/2,"o","d"))</text:p>
          </table:table-cell>
          <table:table-cell office:value-type="string"/>
          <table:table-cell office:value-type="float" office:value="7">
            <text:p>7</text:p>
          </table:table-cell>
          <table:table-cell office:value-type="float" office:value="0">
            <text:p>0</text:p>
          </table:table-cell>
          <table:table-cell office:value-type="string"/>
          <table:table-cell office:value-type="float" office:value="2">
            <text:p>2</text:p>
          </table:table-cell>
          <table:table-cell office:value-type="float" office:value="15">
            <text:p>15</text:p>
          </table:table-cell>
          <table:table-cell office:value-type="float" office:value="0">
            <text:p>0</text:p>
          </table:table-cell>
          <table:table-cell office:value-type="float" office:value="59">
            <text:p>59</text:p>
          </table:table-cell>
          <table:table-cell office:value-type="string"/>
          <table:table-cell office:value-type="float" office:value="-8">
            <text:p>-8</text:p>
          </table:table-cell>
          <table:table-cell office:value-type="string">
            <text:p>Sack</text:p>
          </table:table-cell>
          <table:table-cell office:value-type="string">
            <text:p>Fernando Mendoza sacked by Jonah Elliss and Connor O'Toole for a loss of 8 yards to the CAL 33</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8="","",IF(AT19="",AV18,AT18-AT19))</text:p>
          </table:table-cell>
          <table:table-cell office:value-type="string">
            <text:p>=BE18=AV18</text:p>
          </table:table-cell>
        </table:table-row>
        <table:table-row>
          <table:table-cell office:value-type="float" office:value="5">
            <text:p>5</text:p>
          </table:table-cell>
          <table:table-cell office:value-type="string">
            <text:p>CAL</text:p>
          </table:table-cell>
          <table:table-cell office:value-type="string">
            <text:p>=IF(A18=A19,C18+1,1)</text:p>
          </table:table-cell>
          <table:table-cell office:value-type="string">
            <text:p>ddd</text:p>
          </table:table-cell>
          <table:table-cell office:value-type="string">
            <text:p>2nd</text:p>
          </table:table-cell>
          <table:table-cell office:value-type="float" office:value="18">
            <text:p>18</text:p>
          </table:table-cell>
          <table:table-cell office:value-type="string">
            <text:p>p</text:p>
          </table:table-cell>
          <table:table-cell office:value-type="string">
            <text:p>=IF(E19="","",IF(K19="x","d",IF(K19="p","d",IF(AJ19="o","o",IF(E19="1st",AK19,IF(E19="2nd",AL19,AJ19))))))</text:p>
          </table:table-cell>
          <table:table-cell office:value-type="string">
            <text:p>=IF(C19=1,1,IF(E19="","",IF(I18="",I17+1,I18)))</text:p>
          </table:table-cell>
          <table:table-cell office:value-type="string">
            <text:p>=IF(E19="","",IF(E18="",1,1+J18))</text:p>
          </table:table-cell>
          <table:table-cell office:value-type="string"/>
          <table:table-cell office:value-type="string"/>
          <table:table-cell office:value-type="string"/>
          <table:table-cell office:value-type="string">
            <text:p>=IF(G19="?",CONCAT(AQ19,"Q ",AR19,":",TEXT(AS19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9="t","o",IF(E20="1st","o","d"))</text:p>
          </table:table-cell>
          <table:table-cell office:value-type="string">
            <text:p>=IF((F19-F20)&lt;=1,"d",IF((F19-F20)&gt;F19/3,"o","d"))</text:p>
          </table:table-cell>
          <table:table-cell office:value-type="string">
            <text:p>=IF((F19-F20)&lt;=1,"d",IF((F19-F20)&gt;=F19/2,"o","d"))</text:p>
          </table:table-cell>
          <table:table-cell office:value-type="string"/>
          <table:table-cell office:value-type="float" office:value="7">
            <text:p>7</text:p>
          </table:table-cell>
          <table:table-cell office:value-type="float" office:value="0">
            <text:p>0</text:p>
          </table:table-cell>
          <table:table-cell office:value-type="string"/>
          <table:table-cell office:value-type="float" office:value="2">
            <text:p>2</text:p>
          </table:table-cell>
          <table:table-cell office:value-type="float" office:value="15">
            <text:p>15</text:p>
          </table:table-cell>
          <table:table-cell office:value-type="float" office:value="0">
            <text:p>0</text:p>
          </table:table-cell>
          <table:table-cell office:value-type="float" office:value="67">
            <text:p>67</text:p>
          </table:table-cell>
          <table:table-cell office:value-type="string"/>
          <table:table-cell office:value-type="float" office:value="9">
            <text:p>9</text:p>
          </table:table-cell>
          <table:table-cell office:value-type="string">
            <text:p>Pass Reception</text:p>
          </table:table-cell>
          <table:table-cell office:value-type="string">
            <text:p>Fernando Mendoza pass complete to Jaivian Thomas for 9 yds to the CAL 42</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9="","",IF(AT20="",AV19,AT19-AT20))</text:p>
          </table:table-cell>
          <table:table-cell office:value-type="string">
            <text:p>=BE19=AV19</text:p>
          </table:table-cell>
        </table:table-row>
        <table:table-row>
          <table:table-cell office:value-type="float" office:value="5">
            <text:p>5</text:p>
          </table:table-cell>
          <table:table-cell office:value-type="string">
            <text:p>CAL</text:p>
          </table:table-cell>
          <table:table-cell office:value-type="string">
            <text:p>=IF(A19=A20,C19+1,1)</text:p>
          </table:table-cell>
          <table:table-cell office:value-type="string">
            <text:p>ddd</text:p>
          </table:table-cell>
          <table:table-cell office:value-type="string">
            <text:p>3rd</text:p>
          </table:table-cell>
          <table:table-cell office:value-type="float" office:value="9">
            <text:p>9</text:p>
          </table:table-cell>
          <table:table-cell office:value-type="string">
            <text:p>?</text:p>
          </table:table-cell>
          <table:table-cell office:value-type="string">
            <text:p>=IF(E20="","",IF(K20="x","d",IF(K20="p","d",IF(AJ20="o","o",IF(E20="1st",AK20,IF(E20="2nd",AL20,AJ20))))))</text:p>
          </table:table-cell>
          <table:table-cell office:value-type="string">
            <text:p>=IF(C20=1,1,IF(E20="","",IF(I19="",I18+1,I19)))</text:p>
          </table:table-cell>
          <table:table-cell office:value-type="string">
            <text:p>=IF(E20="","",IF(E19="",1,1+J19))</text:p>
          </table:table-cell>
          <table:table-cell office:value-type="string"/>
          <table:table-cell office:value-type="string"/>
          <table:table-cell office:value-type="string"/>
          <table:table-cell office:value-type="string">
            <text:p>=IF(G20="?",CONCAT(AQ20,"Q ",AR20,":",TEXT(AS20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0="t","o",IF(E21="1st","o","d"))</text:p>
          </table:table-cell>
          <table:table-cell office:value-type="string">
            <text:p>=IF((F20-F21)&lt;=1,"d",IF((F20-F21)&gt;F20/3,"o","d"))</text:p>
          </table:table-cell>
          <table:table-cell office:value-type="string">
            <text:p>=IF((F20-F21)&lt;=1,"d",IF((F20-F21)&gt;=F20/2,"o","d"))</text:p>
          </table:table-cell>
          <table:table-cell office:value-type="string"/>
          <table:table-cell office:value-type="float" office:value="7">
            <text:p>7</text:p>
          </table:table-cell>
          <table:table-cell office:value-type="float" office:value="0">
            <text:p>0</text:p>
          </table:table-cell>
          <table:table-cell office:value-type="string"/>
          <table:table-cell office:value-type="float" office:value="2">
            <text:p>2</text:p>
          </table:table-cell>
          <table:table-cell office:value-type="float" office:value="13">
            <text:p>13</text:p>
          </table:table-cell>
          <table:table-cell office:value-type="float" office:value="29">
            <text:p>29</text:p>
          </table:table-cell>
          <table:table-cell office:value-type="float" office:value="58">
            <text:p>58</text:p>
          </table:table-cell>
          <table:table-cell office:value-type="string"/>
          <table:table-cell office:value-type="float" office:value="0">
            <text:p>0</text:p>
          </table:table-cell>
          <table:table-cell office:value-type="string">
            <text:p>Interception</text:p>
          </table:table-cell>
          <table:table-cell office:value-type="string">
            <text:p>Fernando Mendoza pass intercepte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0="","",IF(AT21="",AV20,AT20-AT21))</text:p>
          </table:table-cell>
          <table:table-cell office:value-type="string">
            <text:p>=BE20=AV20</text:p>
          </table:table-cell>
        </table:table-row>
        <table:table-row>
          <table:table-cell office:value-type="float" office:value="5">
            <text:p>5</text:p>
          </table:table-cell>
          <table:table-cell office:value-type="string">
            <text:p>CAL</text:p>
          </table:table-cell>
          <table:table-cell office:value-type="string">
            <text:p>=IF(A20=A21,C20+1,1)</text:p>
          </table:table-cell>
          <table:table-cell office:value-type="string">
            <text:p>ddd</text:p>
          </table:table-cell>
          <table:table-cell office:value-type="string"/>
          <table:table-cell office:value-type="string"/>
          <table:table-cell office:value-type="string"/>
          <table:table-cell office:value-type="string">
            <text:p>=IF(E21="","",IF(K21="x","d",IF(K21="p","d",IF(AJ21="o","o",IF(E21="1st",AK21,IF(E21="2nd",AL21,AJ21))))))</text:p>
          </table:table-cell>
          <table:table-cell office:value-type="string">
            <text:p>=IF(C21=1,1,IF(E21="","",IF(I20="",I19+1,I20)))</text:p>
          </table:table-cell>
          <table:table-cell office:value-type="string">
            <text:p>=IF(E21="","",IF(E20="",1,1+J20))</text:p>
          </table:table-cell>
          <table:table-cell office:value-type="string"/>
          <table:table-cell office:value-type="string"/>
          <table:table-cell office:value-type="string"/>
          <table:table-cell office:value-type="string">
            <text:p>=IF(G21="?",CONCAT(AQ21,"Q ",AR21,":",TEXT(AS2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1="t","o",IF(E22="1st","o","d"))</text:p>
          </table:table-cell>
          <table:table-cell office:value-type="string">
            <text:p>=IF((F21-F22)&lt;=1,"d",IF((F21-F22)&gt;F21/3,"o","d"))</text:p>
          </table:table-cell>
          <table:table-cell office:value-type="string">
            <text:p>=IF((F21-F22)&lt;=1,"d",IF((F21-F22)&gt;=F21/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21="","",IF(AT22="",AV21,AT21-AT22))</text:p>
          </table:table-cell>
          <table:table-cell office:value-type="string">
            <text:p>=BE21=AV21</text:p>
          </table:table-cell>
        </table:table-row>
        <table:table-row>
          <table:table-cell office:value-type="float" office:value="5">
            <text:p>5</text:p>
          </table:table-cell>
          <table:table-cell office:value-type="string">
            <text:p>CAL</text:p>
          </table:table-cell>
          <table:table-cell office:value-type="string">
            <text:p>=IF(A21=A22,C21+1,1)</text:p>
          </table:table-cell>
          <table:table-cell office:value-type="string">
            <text:p>ddd</text:p>
          </table:table-cell>
          <table:table-cell office:value-type="string">
            <text:p>1st</text:p>
          </table:table-cell>
          <table:table-cell office:value-type="float" office:value="10">
            <text:p>10</text:p>
          </table:table-cell>
          <table:table-cell office:value-type="string">
            <text:p>r</text:p>
          </table:table-cell>
          <table:table-cell office:value-type="string">
            <text:p>=IF(E22="","",IF(K22="x","d",IF(K22="p","d",IF(AJ22="o","o",IF(E22="1st",AK22,IF(E22="2nd",AL22,AJ22))))))</text:p>
          </table:table-cell>
          <table:table-cell office:value-type="string">
            <text:p>=IF(C22=1,1,IF(E22="","",IF(I21="",I20+1,I21)))</text:p>
          </table:table-cell>
          <table:table-cell office:value-type="string">
            <text:p>=IF(E22="","",IF(E21="",1,1+J21))</text:p>
          </table:table-cell>
          <table:table-cell office:value-type="string"/>
          <table:table-cell office:value-type="string"/>
          <table:table-cell office:value-type="string"/>
          <table:table-cell office:value-type="string">
            <text:p>=IF(G22="?",CONCAT(AQ22,"Q ",AR22,":",TEXT(AS2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2="t","o",IF(E23="1st","o","d"))</text:p>
          </table:table-cell>
          <table:table-cell office:value-type="string">
            <text:p>=IF((F22-F23)&lt;=1,"d",IF((F22-F23)&gt;F22/3,"o","d"))</text:p>
          </table:table-cell>
          <table:table-cell office:value-type="string">
            <text:p>=IF((F22-F23)&lt;=1,"d",IF((F22-F23)&gt;=F22/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7">
            <text:p>7</text:p>
          </table:table-cell>
          <table:table-cell office:value-type="float" office:value="56">
            <text:p>56</text:p>
          </table:table-cell>
          <table:table-cell office:value-type="float" office:value="75">
            <text:p>75</text:p>
          </table:table-cell>
          <table:table-cell office:value-type="string"/>
          <table:table-cell office:value-type="float" office:value="10">
            <text:p>10</text:p>
          </table:table-cell>
          <table:table-cell office:value-type="string">
            <text:p>Rush</text:p>
          </table:table-cell>
          <table:table-cell office:value-type="string">
            <text:p>Jaydn Ott run for 10 yds to the CAL 35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2="","",IF(AT23="",AV22,AT22-AT23))</text:p>
          </table:table-cell>
          <table:table-cell office:value-type="string">
            <text:p>=BE22=AV22</text:p>
          </table:table-cell>
        </table:table-row>
        <table:table-row>
          <table:table-cell office:value-type="float" office:value="5">
            <text:p>5</text:p>
          </table:table-cell>
          <table:table-cell office:value-type="string">
            <text:p>CAL</text:p>
          </table:table-cell>
          <table:table-cell office:value-type="string">
            <text:p>=IF(A22=A23,C22+1,1)</text:p>
          </table:table-cell>
          <table:table-cell office:value-type="string">
            <text:p>ddd</text:p>
          </table:table-cell>
          <table:table-cell office:value-type="string">
            <text:p>1st</text:p>
          </table:table-cell>
          <table:table-cell office:value-type="float" office:value="10">
            <text:p>10</text:p>
          </table:table-cell>
          <table:table-cell office:value-type="string">
            <text:p>r</text:p>
          </table:table-cell>
          <table:table-cell office:value-type="string">
            <text:p>=IF(E23="","",IF(K23="x","d",IF(K23="p","d",IF(AJ23="o","o",IF(E23="1st",AK23,IF(E23="2nd",AL23,AJ23))))))</text:p>
          </table:table-cell>
          <table:table-cell office:value-type="string">
            <text:p>=IF(C23=1,1,IF(E23="","",IF(I22="",I21+1,I22)))</text:p>
          </table:table-cell>
          <table:table-cell office:value-type="string">
            <text:p>=IF(E23="","",IF(E22="",1,1+J22))</text:p>
          </table:table-cell>
          <table:table-cell office:value-type="string"/>
          <table:table-cell office:value-type="string"/>
          <table:table-cell office:value-type="string"/>
          <table:table-cell office:value-type="string">
            <text:p>=IF(G23="?",CONCAT(AQ23,"Q ",AR23,":",TEXT(AS23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3="t","o",IF(E24="1st","o","d"))</text:p>
          </table:table-cell>
          <table:table-cell office:value-type="string">
            <text:p>=IF((F23-F24)&lt;=1,"d",IF((F23-F24)&gt;F23/3,"o","d"))</text:p>
          </table:table-cell>
          <table:table-cell office:value-type="string">
            <text:p>=IF((F23-F24)&lt;=1,"d",IF((F23-F24)&gt;=F23/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7">
            <text:p>7</text:p>
          </table:table-cell>
          <table:table-cell office:value-type="float" office:value="1">
            <text:p>1</text:p>
          </table:table-cell>
          <table:table-cell office:value-type="float" office:value="65">
            <text:p>65</text:p>
          </table:table-cell>
          <table:table-cell office:value-type="string"/>
          <table:table-cell office:value-type="float" office:value="5">
            <text:p>5</text:p>
          </table:table-cell>
          <table:table-cell office:value-type="string">
            <text:p>Rush</text:p>
          </table:table-cell>
          <table:table-cell office:value-type="string">
            <text:p>Fernando Mendoza run for 5 yds to the CAL 4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3="","",IF(AT24="",AV23,AT23-AT24))</text:p>
          </table:table-cell>
          <table:table-cell office:value-type="string">
            <text:p>=BE23=AV23</text:p>
          </table:table-cell>
        </table:table-row>
        <table:table-row>
          <table:table-cell office:value-type="float" office:value="5">
            <text:p>5</text:p>
          </table:table-cell>
          <table:table-cell office:value-type="string">
            <text:p>CAL</text:p>
          </table:table-cell>
          <table:table-cell office:value-type="string">
            <text:p>=IF(A23=A24,C23+1,1)</text:p>
          </table:table-cell>
          <table:table-cell office:value-type="string">
            <text:p>ddd</text:p>
          </table:table-cell>
          <table:table-cell office:value-type="string">
            <text:p>2nd</text:p>
          </table:table-cell>
          <table:table-cell office:value-type="float" office:value="5">
            <text:p>5</text:p>
          </table:table-cell>
          <table:table-cell office:value-type="string">
            <text:p>p</text:p>
          </table:table-cell>
          <table:table-cell office:value-type="string">
            <text:p>=IF(E24="","",IF(K24="x","d",IF(K24="p","d",IF(AJ24="o","o",IF(E24="1st",AK24,IF(E24="2nd",AL24,AJ24))))))</text:p>
          </table:table-cell>
          <table:table-cell office:value-type="string">
            <text:p>=IF(C24=1,1,IF(E24="","",IF(I23="",I22+1,I23)))</text:p>
          </table:table-cell>
          <table:table-cell office:value-type="string">
            <text:p>=IF(E24="","",IF(E23="",1,1+J23))</text:p>
          </table:table-cell>
          <table:table-cell office:value-type="string"/>
          <table:table-cell office:value-type="string"/>
          <table:table-cell office:value-type="string"/>
          <table:table-cell office:value-type="string">
            <text:p>=IF(G24="?",CONCAT(AQ24,"Q ",AR24,":",TEXT(AS24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4="t","o",IF(E25="1st","o","d"))</text:p>
          </table:table-cell>
          <table:table-cell office:value-type="string">
            <text:p>=IF((F24-F25)&lt;=1,"d",IF((F24-F25)&gt;F24/3,"o","d"))</text:p>
          </table:table-cell>
          <table:table-cell office:value-type="string">
            <text:p>=IF((F24-F25)&lt;=1,"d",IF((F24-F25)&gt;=F24/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7">
            <text:p>7</text:p>
          </table:table-cell>
          <table:table-cell office:value-type="float" office:value="1">
            <text:p>1</text:p>
          </table:table-cell>
          <table:table-cell office:value-type="float" office:value="60">
            <text:p>60</text:p>
          </table:table-cell>
          <table:table-cell office:value-type="string"/>
          <table:table-cell office:value-type="float" office:value="0">
            <text:p>0</text:p>
          </table:table-cell>
          <table:table-cell office:value-type="string">
            <text:p>Pass Incompletion</text:p>
          </table:table-cell>
          <table:table-cell office:value-type="string">
            <text:p>Fernando Mendoza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4="","",IF(AT25="",AV24,AT24-AT25))</text:p>
          </table:table-cell>
          <table:table-cell office:value-type="string">
            <text:p>=BE24=AV24</text:p>
          </table:table-cell>
        </table:table-row>
        <table:table-row>
          <table:table-cell office:value-type="float" office:value="5">
            <text:p>5</text:p>
          </table:table-cell>
          <table:table-cell office:value-type="string">
            <text:p>CAL</text:p>
          </table:table-cell>
          <table:table-cell office:value-type="string">
            <text:p>=IF(A24=A25,C24+1,1)</text:p>
          </table:table-cell>
          <table:table-cell office:value-type="string">
            <text:p>ddd</text:p>
          </table:table-cell>
          <table:table-cell office:value-type="string">
            <text:p>3rd</text:p>
          </table:table-cell>
          <table:table-cell office:value-type="float" office:value="5">
            <text:p>5</text:p>
          </table:table-cell>
          <table:table-cell office:value-type="string">
            <text:p>p</text:p>
          </table:table-cell>
          <table:table-cell office:value-type="string">
            <text:p>=IF(E25="","",IF(K25="x","d",IF(K25="p","d",IF(AJ25="o","o",IF(E25="1st",AK25,IF(E25="2nd",AL25,AJ25))))))</text:p>
          </table:table-cell>
          <table:table-cell office:value-type="string">
            <text:p>=IF(C25=1,1,IF(E25="","",IF(I24="",I23+1,I24)))</text:p>
          </table:table-cell>
          <table:table-cell office:value-type="string">
            <text:p>=IF(E25="","",IF(E24="",1,1+J24))</text:p>
          </table:table-cell>
          <table:table-cell office:value-type="string"/>
          <table:table-cell office:value-type="string"/>
          <table:table-cell office:value-type="string"/>
          <table:table-cell office:value-type="string">
            <text:p>=IF(G25="?",CONCAT(AQ25,"Q ",AR25,":",TEXT(AS25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5="t","o",IF(E26="1st","o","d"))</text:p>
          </table:table-cell>
          <table:table-cell office:value-type="string">
            <text:p>=IF((F25-F26)&lt;=1,"d",IF((F25-F26)&gt;F25/3,"o","d"))</text:p>
          </table:table-cell>
          <table:table-cell office:value-type="string">
            <text:p>=IF((F25-F26)&lt;=1,"d",IF((F25-F26)&gt;=F25/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7">
            <text:p>7</text:p>
          </table:table-cell>
          <table:table-cell office:value-type="float" office:value="1">
            <text:p>1</text:p>
          </table:table-cell>
          <table:table-cell office:value-type="float" office:value="60">
            <text:p>60</text:p>
          </table:table-cell>
          <table:table-cell office:value-type="string"/>
          <table:table-cell office:value-type="float" office:value="0">
            <text:p>0</text:p>
          </table:table-cell>
          <table:table-cell office:value-type="string">
            <text:p>Pass Incompletion</text:p>
          </table:table-cell>
          <table:table-cell office:value-type="string">
            <text:p>Fernando Mendoza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5="","",IF(AT26="",AV25,AT25-AT26))</text:p>
          </table:table-cell>
          <table:table-cell office:value-type="string">
            <text:p>=BE25=AV25</text:p>
          </table:table-cell>
        </table:table-row>
        <table:table-row>
          <table:table-cell office:value-type="float" office:value="5">
            <text:p>5</text:p>
          </table:table-cell>
          <table:table-cell office:value-type="string">
            <text:p>CAL</text:p>
          </table:table-cell>
          <table:table-cell office:value-type="string">
            <text:p>=IF(A25=A26,C25+1,1)</text:p>
          </table:table-cell>
          <table:table-cell office:value-type="string">
            <text:p>ddd</text:p>
          </table:table-cell>
          <table:table-cell office:value-type="string"/>
          <table:table-cell office:value-type="string"/>
          <table:table-cell office:value-type="string"/>
          <table:table-cell office:value-type="string">
            <text:p>=IF(E26="","",IF(K26="x","d",IF(K26="p","d",IF(AJ26="o","o",IF(E26="1st",AK26,IF(E26="2nd",AL26,AJ26))))))</text:p>
          </table:table-cell>
          <table:table-cell office:value-type="string">
            <text:p>=IF(C26=1,1,IF(E26="","",IF(I25="",I24+1,I25)))</text:p>
          </table:table-cell>
          <table:table-cell office:value-type="string">
            <text:p>=IF(E26="","",IF(E25="",1,1+J25))</text:p>
          </table:table-cell>
          <table:table-cell office:value-type="string"/>
          <table:table-cell office:value-type="string"/>
          <table:table-cell office:value-type="string"/>
          <table:table-cell office:value-type="string">
            <text:p>=IF(G26="?",CONCAT(AQ26,"Q ",AR26,":",TEXT(AS26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6="t","o",IF(E27="1st","o","d"))</text:p>
          </table:table-cell>
          <table:table-cell office:value-type="string">
            <text:p>=IF((F26-F27)&lt;=1,"d",IF((F26-F27)&gt;F26/3,"o","d"))</text:p>
          </table:table-cell>
          <table:table-cell office:value-type="string">
            <text:p>=IF((F26-F27)&lt;=1,"d",IF((F26-F27)&gt;=F26/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26="","",IF(AT27="",AV26,AT26-AT27))</text:p>
          </table:table-cell>
          <table:table-cell office:value-type="string">
            <text:p>=BE26=AV26</text:p>
          </table:table-cell>
        </table:table-row>
        <table:table-row>
          <table:table-cell office:value-type="float" office:value="5">
            <text:p>5</text:p>
          </table:table-cell>
          <table:table-cell office:value-type="string">
            <text:p>CAL</text:p>
          </table:table-cell>
          <table:table-cell office:value-type="string">
            <text:p>=IF(A26=A27,C26+1,1)</text:p>
          </table:table-cell>
          <table:table-cell office:value-type="string">
            <text:p>ddd</text:p>
          </table:table-cell>
          <table:table-cell office:value-type="string">
            <text:p>1st</text:p>
          </table:table-cell>
          <table:table-cell office:value-type="float" office:value="10">
            <text:p>10</text:p>
          </table:table-cell>
          <table:table-cell office:value-type="string">
            <text:p>p</text:p>
          </table:table-cell>
          <table:table-cell office:value-type="string">
            <text:p>=IF(E27="","",IF(K27="x","d",IF(K27="p","d",IF(AJ27="o","o",IF(E27="1st",AK27,IF(E27="2nd",AL27,AJ27))))))</text:p>
          </table:table-cell>
          <table:table-cell office:value-type="string">
            <text:p>=IF(C27=1,1,IF(E27="","",IF(I26="",I25+1,I26)))</text:p>
          </table:table-cell>
          <table:table-cell office:value-type="string">
            <text:p>=IF(E27="","",IF(E26="",1,1+J26))</text:p>
          </table:table-cell>
          <table:table-cell office:value-type="string"/>
          <table:table-cell office:value-type="string"/>
          <table:table-cell office:value-type="string"/>
          <table:table-cell office:value-type="string">
            <text:p>=IF(G27="?",CONCAT(AQ27,"Q ",AR27,":",TEXT(AS27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7="t","o",IF(E28="1st","o","d"))</text:p>
          </table:table-cell>
          <table:table-cell office:value-type="string">
            <text:p>=IF((F27-F28)&lt;=1,"d",IF((F27-F28)&gt;F27/3,"o","d"))</text:p>
          </table:table-cell>
          <table:table-cell office:value-type="string">
            <text:p>=IF((F27-F28)&lt;=1,"d",IF((F27-F28)&gt;=F27/2,"o","d"))</text:p>
          </table:table-cell>
          <table:table-cell office:value-type="string"/>
          <table:table-cell office:value-type="float" office:value="7">
            <text:p>7</text:p>
          </table:table-cell>
          <table:table-cell office:value-type="float" office:value="14">
            <text:p>14</text:p>
          </table:table-cell>
          <table:table-cell office:value-type="string"/>
          <table:table-cell office:value-type="float" office:value="2">
            <text:p>2</text:p>
          </table:table-cell>
          <table:table-cell office:value-type="float" office:value="0">
            <text:p>0</text:p>
          </table:table-cell>
          <table:table-cell office:value-type="float" office:value="0">
            <text:p>0</text:p>
          </table:table-cell>
          <table:table-cell office:value-type="float" office:value="74">
            <text:p>74</text:p>
          </table:table-cell>
          <table:table-cell office:value-type="string"/>
          <table:table-cell office:value-type="float" office:value="1">
            <text:p>1</text:p>
          </table:table-cell>
          <table:table-cell office:value-type="string">
            <text:p>Pass Reception</text:p>
          </table:table-cell>
          <table:table-cell office:value-type="string">
            <text:p>Fernando Mendoza pass complete to Trond Grizzell for 1 yd to the CAL 27</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7="","",IF(AT28="",AV27,AT27-AT28))</text:p>
          </table:table-cell>
          <table:table-cell office:value-type="string">
            <text:p>=BE27=AV27</text:p>
          </table:table-cell>
        </table:table-row>
        <table:table-row>
          <table:table-cell office:value-type="float" office:value="5">
            <text:p>5</text:p>
          </table:table-cell>
          <table:table-cell office:value-type="string">
            <text:p>CAL</text:p>
          </table:table-cell>
          <table:table-cell office:value-type="string">
            <text:p>=IF(A27=A28,C27+1,1)</text:p>
          </table:table-cell>
          <table:table-cell office:value-type="string">
            <text:p>ddd</text:p>
          </table:table-cell>
          <table:table-cell office:value-type="string"/>
          <table:table-cell office:value-type="string"/>
          <table:table-cell office:value-type="string"/>
          <table:table-cell office:value-type="string">
            <text:p>=IF(E28="","",IF(K28="x","d",IF(K28="p","d",IF(AJ28="o","o",IF(E28="1st",AK28,IF(E28="2nd",AL28,AJ28))))))</text:p>
          </table:table-cell>
          <table:table-cell office:value-type="string">
            <text:p>=IF(C28=1,1,IF(E28="","",IF(I27="",I26+1,I27)))</text:p>
          </table:table-cell>
          <table:table-cell office:value-type="string">
            <text:p>=IF(E28="","",IF(E27="",1,1+J27))</text:p>
          </table:table-cell>
          <table:table-cell office:value-type="string"/>
          <table:table-cell office:value-type="string"/>
          <table:table-cell office:value-type="string"/>
          <table:table-cell office:value-type="string">
            <text:p>=IF(G28="?",CONCAT(AQ28,"Q ",AR28,":",TEXT(AS28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8="t","o",IF(E29="1st","o","d"))</text:p>
          </table:table-cell>
          <table:table-cell office:value-type="string">
            <text:p>=IF((F28-F29)&lt;=1,"d",IF((F28-F29)&gt;F28/3,"o","d"))</text:p>
          </table:table-cell>
          <table:table-cell office:value-type="string">
            <text:p>=IF((F28-F29)&lt;=1,"d",IF((F28-F29)&gt;=F28/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28="","",IF(AT29="",AV28,AT28-AT29))</text:p>
          </table:table-cell>
          <table:table-cell office:value-type="string">
            <text:p>=BE28=AV28</text:p>
          </table:table-cell>
        </table:table-row>
        <table:table-row>
          <table:table-cell office:value-type="float" office:value="5">
            <text:p>5</text:p>
          </table:table-cell>
          <table:table-cell office:value-type="string">
            <text:p>CAL</text:p>
          </table:table-cell>
          <table:table-cell office:value-type="string">
            <text:p>=IF(A28=A29,C28+1,1)</text:p>
          </table:table-cell>
          <table:table-cell office:value-type="string">
            <text:p>ddd</text:p>
          </table:table-cell>
          <table:table-cell office:value-type="string">
            <text:p>1st</text:p>
          </table:table-cell>
          <table:table-cell office:value-type="float" office:value="10">
            <text:p>10</text:p>
          </table:table-cell>
          <table:table-cell office:value-type="string">
            <text:p>?</text:p>
          </table:table-cell>
          <table:table-cell office:value-type="string">
            <text:p>=IF(E29="","",IF(K29="x","d",IF(K29="p","d",IF(AJ29="o","o",IF(E29="1st",AK29,IF(E29="2nd",AL29,AJ29))))))</text:p>
          </table:table-cell>
          <table:table-cell office:value-type="string">
            <text:p>=IF(C29=1,1,IF(E29="","",IF(I28="",I27+1,I28)))</text:p>
          </table:table-cell>
          <table:table-cell office:value-type="string">
            <text:p>=IF(E29="","",IF(E28="",1,1+J28))</text:p>
          </table:table-cell>
          <table:table-cell office:value-type="string"/>
          <table:table-cell office:value-type="string"/>
          <table:table-cell office:value-type="string"/>
          <table:table-cell office:value-type="string">
            <text:p>=IF(G29="?",CONCAT(AQ29,"Q ",AR29,":",TEXT(AS29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9="t","o",IF(E30="1st","o","d"))</text:p>
          </table:table-cell>
          <table:table-cell office:value-type="string">
            <text:p>=IF((F29-F30)&lt;=1,"d",IF((F29-F30)&gt;F29/3,"o","d"))</text:p>
          </table:table-cell>
          <table:table-cell office:value-type="string">
            <text:p>=IF((F29-F30)&lt;=1,"d",IF((F29-F30)&gt;=F29/2,"o","d"))</text:p>
          </table:table-cell>
          <table:table-cell office:value-type="string"/>
          <table:table-cell office:value-type="float" office:value="7">
            <text:p>7</text:p>
          </table:table-cell>
          <table:table-cell office:value-type="float" office:value="17">
            <text:p>17</text:p>
          </table:table-cell>
          <table:table-cell office:value-type="string"/>
          <table:table-cell office:value-type="float" office:value="3">
            <text:p>3</text:p>
          </table:table-cell>
          <table:table-cell office:value-type="float" office:value="10">
            <text:p>10</text:p>
          </table:table-cell>
          <table:table-cell office:value-type="float" office:value="27">
            <text:p>27</text:p>
          </table:table-cell>
          <table:table-cell office:value-type="float" office:value="75">
            <text:p>75</text:p>
          </table:table-cell>
          <table:table-cell office:value-type="string"/>
          <table:table-cell office:value-type="float" office:value="-12">
            <text:p>-12</text:p>
          </table:table-cell>
          <table:table-cell office:value-type="string">
            <text:p>Sack</text:p>
          </table:table-cell>
          <table:table-cell office:value-type="string">
            <text:p>Fernando Mendoza sacked for a loss of 12 yards to the CAL 13</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9="","",IF(AT30="",AV29,AT29-AT30))</text:p>
          </table:table-cell>
          <table:table-cell office:value-type="string">
            <text:p>=BE29=AV29</text:p>
          </table:table-cell>
        </table:table-row>
        <table:table-row>
          <table:table-cell office:value-type="float" office:value="5">
            <text:p>5</text:p>
          </table:table-cell>
          <table:table-cell office:value-type="string">
            <text:p>CAL</text:p>
          </table:table-cell>
          <table:table-cell office:value-type="string">
            <text:p>=IF(A29=A30,C29+1,1)</text:p>
          </table:table-cell>
          <table:table-cell office:value-type="string">
            <text:p>ddd</text:p>
          </table:table-cell>
          <table:table-cell office:value-type="string"/>
          <table:table-cell office:value-type="string"/>
          <table:table-cell office:value-type="string"/>
          <table:table-cell office:value-type="string">
            <text:p>=IF(E30="","",IF(K30="x","d",IF(K30="p","d",IF(AJ30="o","o",IF(E30="1st",AK30,IF(E30="2nd",AL30,AJ30))))))</text:p>
          </table:table-cell>
          <table:table-cell office:value-type="string">
            <text:p>=IF(C30=1,1,IF(E30="","",IF(I29="",I28+1,I29)))</text:p>
          </table:table-cell>
          <table:table-cell office:value-type="string">
            <text:p>=IF(E30="","",IF(E29="",1,1+J29))</text:p>
          </table:table-cell>
          <table:table-cell office:value-type="string"/>
          <table:table-cell office:value-type="string"/>
          <table:table-cell office:value-type="string"/>
          <table:table-cell office:value-type="string">
            <text:p>=IF(G30="?",CONCAT(AQ30,"Q ",AR30,":",TEXT(AS30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0="t","o",IF(E31="1st","o","d"))</text:p>
          </table:table-cell>
          <table:table-cell office:value-type="string">
            <text:p>=IF((F30-F31)&lt;=1,"d",IF((F30-F31)&gt;F30/3,"o","d"))</text:p>
          </table:table-cell>
          <table:table-cell office:value-type="string">
            <text:p>=IF((F30-F31)&lt;=1,"d",IF((F30-F31)&gt;=F30/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30="","",IF(AT31="",AV30,AT30-AT31))</text:p>
          </table:table-cell>
          <table:table-cell office:value-type="string">
            <text:p>=BE30=AV30</text:p>
          </table:table-cell>
        </table:table-row>
        <table:table-row>
          <table:table-cell office:value-type="float" office:value="5">
            <text:p>5</text:p>
          </table:table-cell>
          <table:table-cell office:value-type="string">
            <text:p>CAL</text:p>
          </table:table-cell>
          <table:table-cell office:value-type="string">
            <text:p>=IF(A30=A31,C30+1,1)</text:p>
          </table:table-cell>
          <table:table-cell office:value-type="string">
            <text:p>ddd</text:p>
          </table:table-cell>
          <table:table-cell office:value-type="string">
            <text:p>1st</text:p>
          </table:table-cell>
          <table:table-cell office:value-type="float" office:value="10">
            <text:p>10</text:p>
          </table:table-cell>
          <table:table-cell office:value-type="string">
            <text:p>p</text:p>
          </table:table-cell>
          <table:table-cell office:value-type="string">
            <text:p>=IF(E31="","",IF(K31="x","d",IF(K31="p","d",IF(AJ31="o","o",IF(E31="1st",AK31,IF(E31="2nd",AL31,AJ31))))))</text:p>
          </table:table-cell>
          <table:table-cell office:value-type="string">
            <text:p>=IF(C31=1,1,IF(E31="","",IF(I30="",I29+1,I30)))</text:p>
          </table:table-cell>
          <table:table-cell office:value-type="string">
            <text:p>=IF(E31="","",IF(E30="",1,1+J30))</text:p>
          </table:table-cell>
          <table:table-cell office:value-type="string"/>
          <table:table-cell office:value-type="string"/>
          <table:table-cell office:value-type="string"/>
          <table:table-cell office:value-type="string">
            <text:p>=IF(G31="?",CONCAT(AQ31,"Q ",AR31,":",TEXT(AS3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1="t","o",IF(E32="1st","o","d"))</text:p>
          </table:table-cell>
          <table:table-cell office:value-type="string">
            <text:p>=IF((F31-F32)&lt;=1,"d",IF((F31-F32)&gt;F31/3,"o","d"))</text:p>
          </table:table-cell>
          <table:table-cell office:value-type="string">
            <text:p>=IF((F31-F32)&lt;=1,"d",IF((F31-F32)&gt;=F31/2,"o","d"))</text:p>
          </table:table-cell>
          <table:table-cell office:value-type="string"/>
          <table:table-cell office:value-type="float" office:value="7">
            <text:p>7</text:p>
          </table:table-cell>
          <table:table-cell office:value-type="float" office:value="24">
            <text:p>24</text:p>
          </table:table-cell>
          <table:table-cell office:value-type="string"/>
          <table:table-cell office:value-type="float" office:value="3">
            <text:p>3</text:p>
          </table:table-cell>
          <table:table-cell office:value-type="float" office:value="9">
            <text:p>9</text:p>
          </table:table-cell>
          <table:table-cell office:value-type="float" office:value="11">
            <text:p>11</text:p>
          </table:table-cell>
          <table:table-cell office:value-type="float" office:value="75">
            <text:p>75</text:p>
          </table:table-cell>
          <table:table-cell office:value-type="string"/>
          <table:table-cell office:value-type="float" office:value="0">
            <text:p>0</text:p>
          </table:table-cell>
          <table:table-cell office:value-type="string">
            <text:p>Pass Incompletion</text:p>
          </table:table-cell>
          <table:table-cell office:value-type="string">
            <text:p>Fernando Mendoza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1="","",IF(AT32="",AV31,AT31-AT32))</text:p>
          </table:table-cell>
          <table:table-cell office:value-type="string">
            <text:p>=BE31=AV31</text:p>
          </table:table-cell>
        </table:table-row>
        <table:table-row>
          <table:table-cell office:value-type="float" office:value="5">
            <text:p>5</text:p>
          </table:table-cell>
          <table:table-cell office:value-type="string">
            <text:p>CAL</text:p>
          </table:table-cell>
          <table:table-cell office:value-type="string">
            <text:p>=IF(A31=A32,C31+1,1)</text:p>
          </table:table-cell>
          <table:table-cell office:value-type="string">
            <text:p>ddd</text:p>
          </table:table-cell>
          <table:table-cell office:value-type="string">
            <text:p>2nd</text:p>
          </table:table-cell>
          <table:table-cell office:value-type="float" office:value="10">
            <text:p>10</text:p>
          </table:table-cell>
          <table:table-cell office:value-type="string">
            <text:p>?</text:p>
          </table:table-cell>
          <table:table-cell office:value-type="string">
            <text:p>=IF(E32="","",IF(K32="x","d",IF(K32="p","d",IF(AJ32="o","o",IF(E32="1st",AK32,IF(E32="2nd",AL32,AJ32))))))</text:p>
          </table:table-cell>
          <table:table-cell office:value-type="string">
            <text:p>=IF(C32=1,1,IF(E32="","",IF(I31="",I30+1,I31)))</text:p>
          </table:table-cell>
          <table:table-cell office:value-type="string">
            <text:p>=IF(E32="","",IF(E31="",1,1+J31))</text:p>
          </table:table-cell>
          <table:table-cell office:value-type="string"/>
          <table:table-cell office:value-type="string"/>
          <table:table-cell office:value-type="string"/>
          <table:table-cell office:value-type="string">
            <text:p>=IF(G32="?",CONCAT(AQ32,"Q ",AR32,":",TEXT(AS3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2="t","o",IF(E33="1st","o","d"))</text:p>
          </table:table-cell>
          <table:table-cell office:value-type="string">
            <text:p>=IF((F32-F33)&lt;=1,"d",IF((F32-F33)&gt;F32/3,"o","d"))</text:p>
          </table:table-cell>
          <table:table-cell office:value-type="string">
            <text:p>=IF((F32-F33)&lt;=1,"d",IF((F32-F33)&gt;=F32/2,"o","d"))</text:p>
          </table:table-cell>
          <table:table-cell office:value-type="string"/>
          <table:table-cell office:value-type="float" office:value="7">
            <text:p>7</text:p>
          </table:table-cell>
          <table:table-cell office:value-type="float" office:value="24">
            <text:p>24</text:p>
          </table:table-cell>
          <table:table-cell office:value-type="string"/>
          <table:table-cell office:value-type="float" office:value="3">
            <text:p>3</text:p>
          </table:table-cell>
          <table:table-cell office:value-type="float" office:value="9">
            <text:p>9</text:p>
          </table:table-cell>
          <table:table-cell office:value-type="float" office:value="11">
            <text:p>11</text:p>
          </table:table-cell>
          <table:table-cell office:value-type="float" office:value="75">
            <text:p>75</text:p>
          </table:table-cell>
          <table:table-cell office:value-type="string"/>
          <table:table-cell office:value-type="float" office:value="-10">
            <text:p>-10</text:p>
          </table:table-cell>
          <table:table-cell office:value-type="string">
            <text:p>Sack</text:p>
          </table:table-cell>
          <table:table-cell office:value-type="string">
            <text:p>Fernando Mendoza sacked by Van Fillinger for a loss of 10 yards to the CAL 15</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2="","",IF(AT33="",AV32,AT32-AT33))</text:p>
          </table:table-cell>
          <table:table-cell office:value-type="string">
            <text:p>=BE32=AV32</text:p>
          </table:table-cell>
        </table:table-row>
        <table:table-row>
          <table:table-cell office:value-type="float" office:value="5">
            <text:p>5</text:p>
          </table:table-cell>
          <table:table-cell office:value-type="string">
            <text:p>CAL</text:p>
          </table:table-cell>
          <table:table-cell office:value-type="string">
            <text:p>=IF(A32=A33,C32+1,1)</text:p>
          </table:table-cell>
          <table:table-cell office:value-type="string">
            <text:p>ddd</text:p>
          </table:table-cell>
          <table:table-cell office:value-type="string">
            <text:p>3rd</text:p>
          </table:table-cell>
          <table:table-cell office:value-type="float" office:value="20">
            <text:p>20</text:p>
          </table:table-cell>
          <table:table-cell office:value-type="string">
            <text:p>r</text:p>
          </table:table-cell>
          <table:table-cell office:value-type="string">
            <text:p>=IF(E33="","",IF(K33="x","d",IF(K33="p","d",IF(AJ33="o","o",IF(E33="1st",AK33,IF(E33="2nd",AL33,AJ33))))))</text:p>
          </table:table-cell>
          <table:table-cell office:value-type="string">
            <text:p>=IF(C33=1,1,IF(E33="","",IF(I32="",I31+1,I32)))</text:p>
          </table:table-cell>
          <table:table-cell office:value-type="string">
            <text:p>=IF(E33="","",IF(E32="",1,1+J32))</text:p>
          </table:table-cell>
          <table:table-cell office:value-type="string"/>
          <table:table-cell office:value-type="string"/>
          <table:table-cell office:value-type="string"/>
          <table:table-cell office:value-type="string">
            <text:p>=IF(G33="?",CONCAT(AQ33,"Q ",AR33,":",TEXT(AS33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3="t","o",IF(E34="1st","o","d"))</text:p>
          </table:table-cell>
          <table:table-cell office:value-type="string">
            <text:p>=IF((F33-F34)&lt;=1,"d",IF((F33-F34)&gt;F33/3,"o","d"))</text:p>
          </table:table-cell>
          <table:table-cell office:value-type="string">
            <text:p>=IF((F33-F34)&lt;=1,"d",IF((F33-F34)&gt;=F33/2,"o","d"))</text:p>
          </table:table-cell>
          <table:table-cell office:value-type="string"/>
          <table:table-cell office:value-type="float" office:value="7">
            <text:p>7</text:p>
          </table:table-cell>
          <table:table-cell office:value-type="float" office:value="24">
            <text:p>24</text:p>
          </table:table-cell>
          <table:table-cell office:value-type="string"/>
          <table:table-cell office:value-type="float" office:value="3">
            <text:p>3</text:p>
          </table:table-cell>
          <table:table-cell office:value-type="float" office:value="9">
            <text:p>9</text:p>
          </table:table-cell>
          <table:table-cell office:value-type="float" office:value="11">
            <text:p>11</text:p>
          </table:table-cell>
          <table:table-cell office:value-type="float" office:value="85">
            <text:p>85</text:p>
          </table:table-cell>
          <table:table-cell office:value-type="string"/>
          <table:table-cell office:value-type="float" office:value="13">
            <text:p>13</text:p>
          </table:table-cell>
          <table:table-cell office:value-type="string">
            <text:p>Rush</text:p>
          </table:table-cell>
          <table:table-cell office:value-type="string">
            <text:p>Fernando Mendoza run for 13 yds to the CAL 28</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3="","",IF(AT34="",AV33,AT33-AT34))</text:p>
          </table:table-cell>
          <table:table-cell office:value-type="string">
            <text:p>=BE33=AV33</text:p>
          </table:table-cell>
        </table:table-row>
        <table:table-row>
          <table:table-cell office:value-type="float" office:value="5">
            <text:p>5</text:p>
          </table:table-cell>
          <table:table-cell office:value-type="string">
            <text:p>CAL</text:p>
          </table:table-cell>
          <table:table-cell office:value-type="string">
            <text:p>=IF(A33=A34,C33+1,1)</text:p>
          </table:table-cell>
          <table:table-cell office:value-type="string">
            <text:p>ddd</text:p>
          </table:table-cell>
          <table:table-cell office:value-type="string"/>
          <table:table-cell office:value-type="string"/>
          <table:table-cell office:value-type="string"/>
          <table:table-cell office:value-type="string">
            <text:p>=IF(E34="","",IF(K34="x","d",IF(K34="p","d",IF(AJ34="o","o",IF(E34="1st",AK34,IF(E34="2nd",AL34,AJ34))))))</text:p>
          </table:table-cell>
          <table:table-cell office:value-type="string">
            <text:p>=IF(C34=1,1,IF(E34="","",IF(I33="",I32+1,I33)))</text:p>
          </table:table-cell>
          <table:table-cell office:value-type="string">
            <text:p>=IF(E34="","",IF(E33="",1,1+J33))</text:p>
          </table:table-cell>
          <table:table-cell office:value-type="string"/>
          <table:table-cell office:value-type="string"/>
          <table:table-cell office:value-type="string"/>
          <table:table-cell office:value-type="string">
            <text:p>=IF(G34="?",CONCAT(AQ34,"Q ",AR34,":",TEXT(AS34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4="t","o",IF(E35="1st","o","d"))</text:p>
          </table:table-cell>
          <table:table-cell office:value-type="string">
            <text:p>=IF((F34-F35)&lt;=1,"d",IF((F34-F35)&gt;F34/3,"o","d"))</text:p>
          </table:table-cell>
          <table:table-cell office:value-type="string">
            <text:p>=IF((F34-F35)&lt;=1,"d",IF((F34-F35)&gt;=F34/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34="","",IF(AT35="",AV34,AT34-AT35))</text:p>
          </table:table-cell>
          <table:table-cell office:value-type="string">
            <text:p>=BE34=AV34</text:p>
          </table:table-cell>
        </table:table-row>
        <table:table-row>
          <table:table-cell office:value-type="float" office:value="5">
            <text:p>5</text:p>
          </table:table-cell>
          <table:table-cell office:value-type="string">
            <text:p>CAL</text:p>
          </table:table-cell>
          <table:table-cell office:value-type="string">
            <text:p>=IF(A34=A35,C34+1,1)</text:p>
          </table:table-cell>
          <table:table-cell office:value-type="string">
            <text:p>ddd</text:p>
          </table:table-cell>
          <table:table-cell office:value-type="string">
            <text:p>1st</text:p>
          </table:table-cell>
          <table:table-cell office:value-type="float" office:value="10">
            <text:p>10</text:p>
          </table:table-cell>
          <table:table-cell office:value-type="string">
            <text:p>r</text:p>
          </table:table-cell>
          <table:table-cell office:value-type="string">
            <text:p>=IF(E35="","",IF(K35="x","d",IF(K35="p","d",IF(AJ35="o","o",IF(E35="1st",AK35,IF(E35="2nd",AL35,AJ35))))))</text:p>
          </table:table-cell>
          <table:table-cell office:value-type="string">
            <text:p>=IF(C35=1,1,IF(E35="","",IF(I34="",I33+1,I34)))</text:p>
          </table:table-cell>
          <table:table-cell office:value-type="string">
            <text:p>=IF(E35="","",IF(E34="",1,1+J34))</text:p>
          </table:table-cell>
          <table:table-cell office:value-type="string"/>
          <table:table-cell office:value-type="string"/>
          <table:table-cell office:value-type="string"/>
          <table:table-cell office:value-type="string">
            <text:p>=IF(G35="?",CONCAT(AQ35,"Q ",AR35,":",TEXT(AS35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5="t","o",IF(E36="1st","o","d"))</text:p>
          </table:table-cell>
          <table:table-cell office:value-type="string">
            <text:p>=IF((F35-F36)&lt;=1,"d",IF((F35-F36)&gt;F35/3,"o","d"))</text:p>
          </table:table-cell>
          <table:table-cell office:value-type="string">
            <text:p>=IF((F35-F36)&lt;=1,"d",IF((F35-F36)&gt;=F35/2,"o","d"))</text:p>
          </table:table-cell>
          <table:table-cell office:value-type="string"/>
          <table:table-cell office:value-type="float" office:value="7">
            <text:p>7</text:p>
          </table:table-cell>
          <table:table-cell office:value-type="float" office:value="24">
            <text:p>24</text:p>
          </table:table-cell>
          <table:table-cell office:value-type="string"/>
          <table:table-cell office:value-type="float" office:value="3">
            <text:p>3</text:p>
          </table:table-cell>
          <table:table-cell office:value-type="float" office:value="5">
            <text:p>5</text:p>
          </table:table-cell>
          <table:table-cell office:value-type="float" office:value="58">
            <text:p>58</text:p>
          </table:table-cell>
          <table:table-cell office:value-type="float" office:value="65">
            <text:p>65</text:p>
          </table:table-cell>
          <table:table-cell office:value-type="string"/>
          <table:table-cell office:value-type="float" office:value="4">
            <text:p>4</text:p>
          </table:table-cell>
          <table:table-cell office:value-type="string">
            <text:p>Rush</text:p>
          </table:table-cell>
          <table:table-cell office:value-type="string">
            <text:p>Isaiah Ifanse run for 4 yds to the CAL 39</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5="","",IF(AT36="",AV35,AT35-AT36))</text:p>
          </table:table-cell>
          <table:table-cell office:value-type="string">
            <text:p>=BE35=AV35</text:p>
          </table:table-cell>
        </table:table-row>
        <table:table-row>
          <table:table-cell office:value-type="float" office:value="5">
            <text:p>5</text:p>
          </table:table-cell>
          <table:table-cell office:value-type="string">
            <text:p>CAL</text:p>
          </table:table-cell>
          <table:table-cell office:value-type="string">
            <text:p>=IF(A35=A36,C35+1,1)</text:p>
          </table:table-cell>
          <table:table-cell office:value-type="string">
            <text:p>ddd</text:p>
          </table:table-cell>
          <table:table-cell office:value-type="string">
            <text:p>2nd</text:p>
          </table:table-cell>
          <table:table-cell office:value-type="float" office:value="6">
            <text:p>6</text:p>
          </table:table-cell>
          <table:table-cell office:value-type="string">
            <text:p>p</text:p>
          </table:table-cell>
          <table:table-cell office:value-type="string">
            <text:p>=IF(E36="","",IF(K36="x","d",IF(K36="p","d",IF(AJ36="o","o",IF(E36="1st",AK36,IF(E36="2nd",AL36,AJ36))))))</text:p>
          </table:table-cell>
          <table:table-cell office:value-type="string">
            <text:p>=IF(C36=1,1,IF(E36="","",IF(I35="",I34+1,I35)))</text:p>
          </table:table-cell>
          <table:table-cell office:value-type="string">
            <text:p>=IF(E36="","",IF(E35="",1,1+J35))</text:p>
          </table:table-cell>
          <table:table-cell office:value-type="string"/>
          <table:table-cell office:value-type="string"/>
          <table:table-cell office:value-type="string"/>
          <table:table-cell office:value-type="string">
            <text:p>=IF(G36="?",CONCAT(AQ36,"Q ",AR36,":",TEXT(AS36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6="t","o",IF(E37="1st","o","d"))</text:p>
          </table:table-cell>
          <table:table-cell office:value-type="string">
            <text:p>=IF((F36-F37)&lt;=1,"d",IF((F36-F37)&gt;F36/3,"o","d"))</text:p>
          </table:table-cell>
          <table:table-cell office:value-type="string">
            <text:p>=IF((F36-F37)&lt;=1,"d",IF((F36-F37)&gt;=F36/2,"o","d"))</text:p>
          </table:table-cell>
          <table:table-cell office:value-type="string"/>
          <table:table-cell office:value-type="float" office:value="7">
            <text:p>7</text:p>
          </table:table-cell>
          <table:table-cell office:value-type="float" office:value="24">
            <text:p>24</text:p>
          </table:table-cell>
          <table:table-cell office:value-type="string"/>
          <table:table-cell office:value-type="float" office:value="3">
            <text:p>3</text:p>
          </table:table-cell>
          <table:table-cell office:value-type="float" office:value="5">
            <text:p>5</text:p>
          </table:table-cell>
          <table:table-cell office:value-type="float" office:value="58">
            <text:p>58</text:p>
          </table:table-cell>
          <table:table-cell office:value-type="float" office:value="61">
            <text:p>61</text:p>
          </table:table-cell>
          <table:table-cell office:value-type="string"/>
          <table:table-cell office:value-type="float" office:value="15">
            <text:p>15</text:p>
          </table:table-cell>
          <table:table-cell office:value-type="string">
            <text:p>Pass Reception</text:p>
          </table:table-cell>
          <table:table-cell office:value-type="string">
            <text:p>Fernando Mendoza pass complete to Jack Endries for 15 yds to the UTAH 46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6="","",IF(AT37="",AV36,AT36-AT37))</text:p>
          </table:table-cell>
          <table:table-cell office:value-type="string">
            <text:p>=BE36=AV36</text:p>
          </table:table-cell>
        </table:table-row>
        <table:table-row>
          <table:table-cell office:value-type="float" office:value="5">
            <text:p>5</text:p>
          </table:table-cell>
          <table:table-cell office:value-type="string">
            <text:p>CAL</text:p>
          </table:table-cell>
          <table:table-cell office:value-type="string">
            <text:p>=IF(A36=A37,C36+1,1)</text:p>
          </table:table-cell>
          <table:table-cell office:value-type="string">
            <text:p>ddd</text:p>
          </table:table-cell>
          <table:table-cell office:value-type="string">
            <text:p>1st</text:p>
          </table:table-cell>
          <table:table-cell office:value-type="float" office:value="10">
            <text:p>10</text:p>
          </table:table-cell>
          <table:table-cell office:value-type="string">
            <text:p>p</text:p>
          </table:table-cell>
          <table:table-cell office:value-type="string">
            <text:p>=IF(E37="","",IF(K37="x","d",IF(K37="p","d",IF(AJ37="o","o",IF(E37="1st",AK37,IF(E37="2nd",AL37,AJ37))))))</text:p>
          </table:table-cell>
          <table:table-cell office:value-type="string">
            <text:p>=IF(C37=1,1,IF(E37="","",IF(I36="",I35+1,I36)))</text:p>
          </table:table-cell>
          <table:table-cell office:value-type="string">
            <text:p>=IF(E37="","",IF(E36="",1,1+J36))</text:p>
          </table:table-cell>
          <table:table-cell office:value-type="string"/>
          <table:table-cell office:value-type="string"/>
          <table:table-cell office:value-type="string"/>
          <table:table-cell office:value-type="string">
            <text:p>=IF(G37="?",CONCAT(AQ37,"Q ",AR37,":",TEXT(AS37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7="t","o",IF(E38="1st","o","d"))</text:p>
          </table:table-cell>
          <table:table-cell office:value-type="string">
            <text:p>=IF((F37-F38)&lt;=1,"d",IF((F37-F38)&gt;F37/3,"o","d"))</text:p>
          </table:table-cell>
          <table:table-cell office:value-type="string">
            <text:p>=IF((F37-F38)&lt;=1,"d",IF((F37-F38)&gt;=F37/2,"o","d"))</text:p>
          </table:table-cell>
          <table:table-cell office:value-type="string"/>
          <table:table-cell office:value-type="float" office:value="7">
            <text:p>7</text:p>
          </table:table-cell>
          <table:table-cell office:value-type="float" office:value="24">
            <text:p>24</text:p>
          </table:table-cell>
          <table:table-cell office:value-type="string"/>
          <table:table-cell office:value-type="float" office:value="3">
            <text:p>3</text:p>
          </table:table-cell>
          <table:table-cell office:value-type="float" office:value="5">
            <text:p>5</text:p>
          </table:table-cell>
          <table:table-cell office:value-type="float" office:value="58">
            <text:p>58</text:p>
          </table:table-cell>
          <table:table-cell office:value-type="float" office:value="46">
            <text:p>46</text:p>
          </table:table-cell>
          <table:table-cell office:value-type="string"/>
          <table:table-cell office:value-type="float" office:value="6">
            <text:p>6</text:p>
          </table:table-cell>
          <table:table-cell office:value-type="string">
            <text:p>Pass Reception</text:p>
          </table:table-cell>
          <table:table-cell office:value-type="string">
            <text:p>Fernando Mendoza pass complete to Taj Davis for 6 yds to the UTAH 4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7="","",IF(AT38="",AV37,AT37-AT38))</text:p>
          </table:table-cell>
          <table:table-cell office:value-type="string">
            <text:p>=BE37=AV37</text:p>
          </table:table-cell>
        </table:table-row>
        <table:table-row>
          <table:table-cell office:value-type="float" office:value="5">
            <text:p>5</text:p>
          </table:table-cell>
          <table:table-cell office:value-type="string">
            <text:p>CAL</text:p>
          </table:table-cell>
          <table:table-cell office:value-type="string">
            <text:p>=IF(A37=A38,C37+1,1)</text:p>
          </table:table-cell>
          <table:table-cell office:value-type="string">
            <text:p>ddd</text:p>
          </table:table-cell>
          <table:table-cell office:value-type="string">
            <text:p>2nd</text:p>
          </table:table-cell>
          <table:table-cell office:value-type="float" office:value="4">
            <text:p>4</text:p>
          </table:table-cell>
          <table:table-cell office:value-type="string">
            <text:p>r</text:p>
          </table:table-cell>
          <table:table-cell office:value-type="string">
            <text:p>=IF(E38="","",IF(K38="x","d",IF(K38="p","d",IF(AJ38="o","o",IF(E38="1st",AK38,IF(E38="2nd",AL38,AJ38))))))</text:p>
          </table:table-cell>
          <table:table-cell office:value-type="string">
            <text:p>=IF(C38=1,1,IF(E38="","",IF(I37="",I36+1,I37)))</text:p>
          </table:table-cell>
          <table:table-cell office:value-type="string">
            <text:p>=IF(E38="","",IF(E37="",1,1+J37))</text:p>
          </table:table-cell>
          <table:table-cell office:value-type="string"/>
          <table:table-cell office:value-type="string"/>
          <table:table-cell office:value-type="string"/>
          <table:table-cell office:value-type="string">
            <text:p>=IF(G38="?",CONCAT(AQ38,"Q ",AR38,":",TEXT(AS38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8="t","o",IF(E39="1st","o","d"))</text:p>
          </table:table-cell>
          <table:table-cell office:value-type="string">
            <text:p>=IF((F38-F39)&lt;=1,"d",IF((F38-F39)&gt;F38/3,"o","d"))</text:p>
          </table:table-cell>
          <table:table-cell office:value-type="string">
            <text:p>=IF((F38-F39)&lt;=1,"d",IF((F38-F39)&gt;=F38/2,"o","d"))</text:p>
          </table:table-cell>
          <table:table-cell office:value-type="string"/>
          <table:table-cell office:value-type="float" office:value="7">
            <text:p>7</text:p>
          </table:table-cell>
          <table:table-cell office:value-type="float" office:value="24">
            <text:p>24</text:p>
          </table:table-cell>
          <table:table-cell office:value-type="string"/>
          <table:table-cell office:value-type="float" office:value="3">
            <text:p>3</text:p>
          </table:table-cell>
          <table:table-cell office:value-type="float" office:value="5">
            <text:p>5</text:p>
          </table:table-cell>
          <table:table-cell office:value-type="float" office:value="58">
            <text:p>58</text:p>
          </table:table-cell>
          <table:table-cell office:value-type="float" office:value="40">
            <text:p>40</text:p>
          </table:table-cell>
          <table:table-cell office:value-type="string"/>
          <table:table-cell office:value-type="float" office:value="3">
            <text:p>3</text:p>
          </table:table-cell>
          <table:table-cell office:value-type="string">
            <text:p>Rush</text:p>
          </table:table-cell>
          <table:table-cell office:value-type="string">
            <text:p>Isaiah Ifanse run for 3 yds to the UTAH 37</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8="","",IF(AT39="",AV38,AT38-AT39))</text:p>
          </table:table-cell>
          <table:table-cell office:value-type="string">
            <text:p>=BE38=AV38</text:p>
          </table:table-cell>
        </table:table-row>
        <table:table-row>
          <table:table-cell office:value-type="float" office:value="5">
            <text:p>5</text:p>
          </table:table-cell>
          <table:table-cell office:value-type="string">
            <text:p>CAL</text:p>
          </table:table-cell>
          <table:table-cell office:value-type="string">
            <text:p>=IF(A38=A39,C38+1,1)</text:p>
          </table:table-cell>
          <table:table-cell office:value-type="string">
            <text:p>ddd</text:p>
          </table:table-cell>
          <table:table-cell office:value-type="string">
            <text:p>3rd</text:p>
          </table:table-cell>
          <table:table-cell office:value-type="float" office:value="1">
            <text:p>1</text:p>
          </table:table-cell>
          <table:table-cell office:value-type="string">
            <text:p>r</text:p>
          </table:table-cell>
          <table:table-cell office:value-type="string">
            <text:p>=IF(E39="","",IF(K39="x","d",IF(K39="p","d",IF(AJ39="o","o",IF(E39="1st",AK39,IF(E39="2nd",AL39,AJ39))))))</text:p>
          </table:table-cell>
          <table:table-cell office:value-type="string">
            <text:p>=IF(C39=1,1,IF(E39="","",IF(I38="",I37+1,I38)))</text:p>
          </table:table-cell>
          <table:table-cell office:value-type="string">
            <text:p>=IF(E39="","",IF(E38="",1,1+J38))</text:p>
          </table:table-cell>
          <table:table-cell office:value-type="string"/>
          <table:table-cell office:value-type="string"/>
          <table:table-cell office:value-type="string"/>
          <table:table-cell office:value-type="string">
            <text:p>=IF(G39="?",CONCAT(AQ39,"Q ",AR39,":",TEXT(AS39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9="t","o",IF(E40="1st","o","d"))</text:p>
          </table:table-cell>
          <table:table-cell office:value-type="string">
            <text:p>=IF((F39-F40)&lt;=1,"d",IF((F39-F40)&gt;F39/3,"o","d"))</text:p>
          </table:table-cell>
          <table:table-cell office:value-type="string">
            <text:p>=IF((F39-F40)&lt;=1,"d",IF((F39-F40)&gt;=F39/2,"o","d"))</text:p>
          </table:table-cell>
          <table:table-cell office:value-type="string"/>
          <table:table-cell office:value-type="float" office:value="7">
            <text:p>7</text:p>
          </table:table-cell>
          <table:table-cell office:value-type="float" office:value="24">
            <text:p>24</text:p>
          </table:table-cell>
          <table:table-cell office:value-type="string"/>
          <table:table-cell office:value-type="float" office:value="3">
            <text:p>3</text:p>
          </table:table-cell>
          <table:table-cell office:value-type="float" office:value="5">
            <text:p>5</text:p>
          </table:table-cell>
          <table:table-cell office:value-type="float" office:value="58">
            <text:p>58</text:p>
          </table:table-cell>
          <table:table-cell office:value-type="float" office:value="37">
            <text:p>37</text:p>
          </table:table-cell>
          <table:table-cell office:value-type="string"/>
          <table:table-cell office:value-type="float" office:value="13">
            <text:p>13</text:p>
          </table:table-cell>
          <table:table-cell office:value-type="string">
            <text:p>Rush</text:p>
          </table:table-cell>
          <table:table-cell office:value-type="string">
            <text:p>Fernando Mendoza run for 13 yds to the UTAH 24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9="","",IF(AT40="",AV39,AT39-AT40))</text:p>
          </table:table-cell>
          <table:table-cell office:value-type="string">
            <text:p>=BE39=AV39</text:p>
          </table:table-cell>
        </table:table-row>
        <table:table-row>
          <table:table-cell office:value-type="float" office:value="5">
            <text:p>5</text:p>
          </table:table-cell>
          <table:table-cell office:value-type="string">
            <text:p>CAL</text:p>
          </table:table-cell>
          <table:table-cell office:value-type="string">
            <text:p>=IF(A39=A40,C39+1,1)</text:p>
          </table:table-cell>
          <table:table-cell office:value-type="string">
            <text:p>ddd</text:p>
          </table:table-cell>
          <table:table-cell office:value-type="string">
            <text:p>1st</text:p>
          </table:table-cell>
          <table:table-cell office:value-type="float" office:value="10">
            <text:p>10</text:p>
          </table:table-cell>
          <table:table-cell office:value-type="string">
            <text:p>p</text:p>
          </table:table-cell>
          <table:table-cell office:value-type="string">
            <text:p>=IF(E40="","",IF(K40="x","d",IF(K40="p","d",IF(AJ40="o","o",IF(E40="1st",AK40,IF(E40="2nd",AL40,AJ40))))))</text:p>
          </table:table-cell>
          <table:table-cell office:value-type="string">
            <text:p>=IF(C40=1,1,IF(E40="","",IF(I39="",I38+1,I39)))</text:p>
          </table:table-cell>
          <table:table-cell office:value-type="string">
            <text:p>=IF(E40="","",IF(E39="",1,1+J39))</text:p>
          </table:table-cell>
          <table:table-cell office:value-type="string">
            <text:p>t</text:p>
          </table:table-cell>
          <table:table-cell office:value-type="string"/>
          <table:table-cell office:value-type="string"/>
          <table:table-cell office:value-type="string">
            <text:p>=IF(G40="?",CONCAT(AQ40,"Q ",AR40,":",TEXT(AS40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0="t","o",IF(E41="1st","o","d"))</text:p>
          </table:table-cell>
          <table:table-cell office:value-type="string">
            <text:p>=IF((F40-F41)&lt;=1,"d",IF((F40-F41)&gt;F40/3,"o","d"))</text:p>
          </table:table-cell>
          <table:table-cell office:value-type="string">
            <text:p>=IF((F40-F41)&lt;=1,"d",IF((F40-F41)&gt;=F40/2,"o","d"))</text:p>
          </table:table-cell>
          <table:table-cell office:value-type="string"/>
          <table:table-cell office:value-type="float" office:value="14">
            <text:p>14</text:p>
          </table:table-cell>
          <table:table-cell office:value-type="float" office:value="24">
            <text:p>24</text:p>
          </table:table-cell>
          <table:table-cell office:value-type="string"/>
          <table:table-cell office:value-type="float" office:value="3">
            <text:p>3</text:p>
          </table:table-cell>
          <table:table-cell office:value-type="float" office:value="4">
            <text:p>4</text:p>
          </table:table-cell>
          <table:table-cell office:value-type="float" office:value="21">
            <text:p>21</text:p>
          </table:table-cell>
          <table:table-cell office:value-type="float" office:value="24">
            <text:p>24</text:p>
          </table:table-cell>
          <table:table-cell office:value-type="string"/>
          <table:table-cell office:value-type="float" office:value="24">
            <text:p>24</text:p>
          </table:table-cell>
          <table:table-cell office:value-type="string">
            <text:p>Passing Touchdown</text:p>
          </table:table-cell>
          <table:table-cell office:value-type="string">
            <text:p>Fernando Mendoza pass complete to Taj Davis for 24 yds for a TD (Mateen Bhaghani KICK)</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0="","",IF(AT41="",AV40,AT40-AT41))</text:p>
          </table:table-cell>
          <table:table-cell office:value-type="string">
            <text:p>=BE40=AV40</text:p>
          </table:table-cell>
        </table:table-row>
        <table:table-row>
          <table:table-cell office:value-type="float" office:value="5">
            <text:p>5</text:p>
          </table:table-cell>
          <table:table-cell office:value-type="string">
            <text:p>CAL</text:p>
          </table:table-cell>
          <table:table-cell office:value-type="string">
            <text:p>=IF(A40=A41,C40+1,1)</text:p>
          </table:table-cell>
          <table:table-cell office:value-type="string">
            <text:p>ddd</text:p>
          </table:table-cell>
          <table:table-cell office:value-type="string"/>
          <table:table-cell office:value-type="string"/>
          <table:table-cell office:value-type="string"/>
          <table:table-cell office:value-type="string">
            <text:p>=IF(E41="","",IF(K41="x","d",IF(K41="p","d",IF(AJ41="o","o",IF(E41="1st",AK41,IF(E41="2nd",AL41,AJ41))))))</text:p>
          </table:table-cell>
          <table:table-cell office:value-type="string">
            <text:p>=IF(C41=1,1,IF(E41="","",IF(I40="",I39+1,I40)))</text:p>
          </table:table-cell>
          <table:table-cell office:value-type="string">
            <text:p>=IF(E41="","",IF(E40="",1,1+J40))</text:p>
          </table:table-cell>
          <table:table-cell office:value-type="string"/>
          <table:table-cell office:value-type="string"/>
          <table:table-cell office:value-type="string"/>
          <table:table-cell office:value-type="string">
            <text:p>=IF(G41="?",CONCAT(AQ41,"Q ",AR41,":",TEXT(AS4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1="t","o",IF(E42="1st","o","d"))</text:p>
          </table:table-cell>
          <table:table-cell office:value-type="string">
            <text:p>=IF((F41-F42)&lt;=1,"d",IF((F41-F42)&gt;F41/3,"o","d"))</text:p>
          </table:table-cell>
          <table:table-cell office:value-type="string">
            <text:p>=IF((F41-F42)&lt;=1,"d",IF((F41-F42)&gt;=F41/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41="","",IF(AT42="",AV41,AT41-AT42))</text:p>
          </table:table-cell>
          <table:table-cell office:value-type="string">
            <text:p>=BE41=AV41</text:p>
          </table:table-cell>
        </table:table-row>
        <table:table-row>
          <table:table-cell office:value-type="float" office:value="5">
            <text:p>5</text:p>
          </table:table-cell>
          <table:table-cell office:value-type="string">
            <text:p>CAL</text:p>
          </table:table-cell>
          <table:table-cell office:value-type="string">
            <text:p>=IF(A41=A42,C41+1,1)</text:p>
          </table:table-cell>
          <table:table-cell office:value-type="string">
            <text:p>ddd</text:p>
          </table:table-cell>
          <table:table-cell office:value-type="string">
            <text:p>1st</text:p>
          </table:table-cell>
          <table:table-cell office:value-type="float" office:value="10">
            <text:p>10</text:p>
          </table:table-cell>
          <table:table-cell office:value-type="string">
            <text:p>r</text:p>
          </table:table-cell>
          <table:table-cell office:value-type="string">
            <text:p>=IF(E42="","",IF(K42="x","d",IF(K42="p","d",IF(AJ42="o","o",IF(E42="1st",AK42,IF(E42="2nd",AL42,AJ42))))))</text:p>
          </table:table-cell>
          <table:table-cell office:value-type="string">
            <text:p>=IF(C42=1,1,IF(E42="","",IF(I41="",I40+1,I41)))</text:p>
          </table:table-cell>
          <table:table-cell office:value-type="string">
            <text:p>=IF(E42="","",IF(E41="",1,1+J41))</text:p>
          </table:table-cell>
          <table:table-cell office:value-type="string"/>
          <table:table-cell office:value-type="string"/>
          <table:table-cell office:value-type="string"/>
          <table:table-cell office:value-type="string">
            <text:p>=IF(G42="?",CONCAT(AQ42,"Q ",AR42,":",TEXT(AS4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2="t","o",IF(E43="1st","o","d"))</text:p>
          </table:table-cell>
          <table:table-cell office:value-type="string">
            <text:p>=IF((F42-F43)&lt;=1,"d",IF((F42-F43)&gt;F42/3,"o","d"))</text:p>
          </table:table-cell>
          <table:table-cell office:value-type="string">
            <text:p>=IF((F42-F43)&lt;=1,"d",IF((F42-F43)&gt;=F42/2,"o","d"))</text:p>
          </table:table-cell>
          <table:table-cell office:value-type="string"/>
          <table:table-cell office:value-type="float" office:value="14">
            <text:p>14</text:p>
          </table:table-cell>
          <table:table-cell office:value-type="float" office:value="24">
            <text:p>24</text:p>
          </table:table-cell>
          <table:table-cell office:value-type="string"/>
          <table:table-cell office:value-type="float" office:value="4">
            <text:p>4</text:p>
          </table:table-cell>
          <table:table-cell office:value-type="float" office:value="12">
            <text:p>12</text:p>
          </table:table-cell>
          <table:table-cell office:value-type="float" office:value="54">
            <text:p>54</text:p>
          </table:table-cell>
          <table:table-cell office:value-type="float" office:value="69">
            <text:p>69</text:p>
          </table:table-cell>
          <table:table-cell office:value-type="string"/>
          <table:table-cell office:value-type="float" office:value="9">
            <text:p>9</text:p>
          </table:table-cell>
          <table:table-cell office:value-type="string">
            <text:p>Rush</text:p>
          </table:table-cell>
          <table:table-cell office:value-type="string">
            <text:p>Jaydn Ott run for 9 yds to the CAL 4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2="","",IF(AT43="",AV42,AT42-AT43))</text:p>
          </table:table-cell>
          <table:table-cell office:value-type="string">
            <text:p>=BE42=AV42</text:p>
          </table:table-cell>
        </table:table-row>
        <table:table-row>
          <table:table-cell office:value-type="float" office:value="5">
            <text:p>5</text:p>
          </table:table-cell>
          <table:table-cell office:value-type="string">
            <text:p>CAL</text:p>
          </table:table-cell>
          <table:table-cell office:value-type="string">
            <text:p>=IF(A42=A43,C42+1,1)</text:p>
          </table:table-cell>
          <table:table-cell office:value-type="string">
            <text:p>ddd</text:p>
          </table:table-cell>
          <table:table-cell office:value-type="string">
            <text:p>2nd</text:p>
          </table:table-cell>
          <table:table-cell office:value-type="float" office:value="1">
            <text:p>1</text:p>
          </table:table-cell>
          <table:table-cell office:value-type="string">
            <text:p>r</text:p>
          </table:table-cell>
          <table:table-cell office:value-type="string">
            <text:p>=IF(E43="","",IF(K43="x","d",IF(K43="p","d",IF(AJ43="o","o",IF(E43="1st",AK43,IF(E43="2nd",AL43,AJ43))))))</text:p>
          </table:table-cell>
          <table:table-cell office:value-type="string">
            <text:p>=IF(C43=1,1,IF(E43="","",IF(I42="",I41+1,I42)))</text:p>
          </table:table-cell>
          <table:table-cell office:value-type="string">
            <text:p>=IF(E43="","",IF(E42="",1,1+J42))</text:p>
          </table:table-cell>
          <table:table-cell office:value-type="string"/>
          <table:table-cell office:value-type="string"/>
          <table:table-cell office:value-type="string"/>
          <table:table-cell office:value-type="string">
            <text:p>=IF(G43="?",CONCAT(AQ43,"Q ",AR43,":",TEXT(AS43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3="t","o",IF(E44="1st","o","d"))</text:p>
          </table:table-cell>
          <table:table-cell office:value-type="string">
            <text:p>=IF((F43-F44)&lt;=1,"d",IF((F43-F44)&gt;F43/3,"o","d"))</text:p>
          </table:table-cell>
          <table:table-cell office:value-type="string">
            <text:p>=IF((F43-F44)&lt;=1,"d",IF((F43-F44)&gt;=F43/2,"o","d"))</text:p>
          </table:table-cell>
          <table:table-cell office:value-type="string"/>
          <table:table-cell office:value-type="float" office:value="14">
            <text:p>14</text:p>
          </table:table-cell>
          <table:table-cell office:value-type="float" office:value="24">
            <text:p>24</text:p>
          </table:table-cell>
          <table:table-cell office:value-type="string"/>
          <table:table-cell office:value-type="float" office:value="4">
            <text:p>4</text:p>
          </table:table-cell>
          <table:table-cell office:value-type="float" office:value="12">
            <text:p>12</text:p>
          </table:table-cell>
          <table:table-cell office:value-type="float" office:value="54">
            <text:p>54</text:p>
          </table:table-cell>
          <table:table-cell office:value-type="float" office:value="60">
            <text:p>60</text:p>
          </table:table-cell>
          <table:table-cell office:value-type="string"/>
          <table:table-cell office:value-type="float" office:value="2">
            <text:p>2</text:p>
          </table:table-cell>
          <table:table-cell office:value-type="string">
            <text:p>Rush</text:p>
          </table:table-cell>
          <table:table-cell office:value-type="string">
            <text:p>Jaydn Ott run for 2 yds to the CAL 42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3="","",IF(AT44="",AV43,AT43-AT44))</text:p>
          </table:table-cell>
          <table:table-cell office:value-type="string">
            <text:p>=BE43=AV43</text:p>
          </table:table-cell>
        </table:table-row>
        <table:table-row>
          <table:table-cell office:value-type="float" office:value="5">
            <text:p>5</text:p>
          </table:table-cell>
          <table:table-cell office:value-type="string">
            <text:p>CAL</text:p>
          </table:table-cell>
          <table:table-cell office:value-type="string">
            <text:p>=IF(A43=A44,C43+1,1)</text:p>
          </table:table-cell>
          <table:table-cell office:value-type="string">
            <text:p>ddd</text:p>
          </table:table-cell>
          <table:table-cell office:value-type="string">
            <text:p>1st</text:p>
          </table:table-cell>
          <table:table-cell office:value-type="float" office:value="10">
            <text:p>10</text:p>
          </table:table-cell>
          <table:table-cell office:value-type="string">
            <text:p>p</text:p>
          </table:table-cell>
          <table:table-cell office:value-type="string">
            <text:p>=IF(E44="","",IF(K44="x","d",IF(K44="p","d",IF(AJ44="o","o",IF(E44="1st",AK44,IF(E44="2nd",AL44,AJ44))))))</text:p>
          </table:table-cell>
          <table:table-cell office:value-type="string">
            <text:p>=IF(C44=1,1,IF(E44="","",IF(I43="",I42+1,I43)))</text:p>
          </table:table-cell>
          <table:table-cell office:value-type="string">
            <text:p>=IF(E44="","",IF(E43="",1,1+J43))</text:p>
          </table:table-cell>
          <table:table-cell office:value-type="string"/>
          <table:table-cell office:value-type="string"/>
          <table:table-cell office:value-type="string"/>
          <table:table-cell office:value-type="string">
            <text:p>=IF(G44="?",CONCAT(AQ44,"Q ",AR44,":",TEXT(AS44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4="t","o",IF(E45="1st","o","d"))</text:p>
          </table:table-cell>
          <table:table-cell office:value-type="string">
            <text:p>=IF((F44-F45)&lt;=1,"d",IF((F44-F45)&gt;F44/3,"o","d"))</text:p>
          </table:table-cell>
          <table:table-cell office:value-type="string">
            <text:p>=IF((F44-F45)&lt;=1,"d",IF((F44-F45)&gt;=F44/2,"o","d"))</text:p>
          </table:table-cell>
          <table:table-cell office:value-type="string"/>
          <table:table-cell office:value-type="float" office:value="14">
            <text:p>14</text:p>
          </table:table-cell>
          <table:table-cell office:value-type="float" office:value="24">
            <text:p>24</text:p>
          </table:table-cell>
          <table:table-cell office:value-type="string"/>
          <table:table-cell office:value-type="float" office:value="4">
            <text:p>4</text:p>
          </table:table-cell>
          <table:table-cell office:value-type="float" office:value="12">
            <text:p>12</text:p>
          </table:table-cell>
          <table:table-cell office:value-type="float" office:value="54">
            <text:p>54</text:p>
          </table:table-cell>
          <table:table-cell office:value-type="float" office:value="58">
            <text:p>58</text:p>
          </table:table-cell>
          <table:table-cell office:value-type="string"/>
          <table:table-cell office:value-type="float" office:value="0">
            <text:p>0</text:p>
          </table:table-cell>
          <table:table-cell office:value-type="string">
            <text:p>Pass Incompletion</text:p>
          </table:table-cell>
          <table:table-cell office:value-type="string">
            <text:p>Fernando Mendoza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4="","",IF(AT45="",AV44,AT44-AT45))</text:p>
          </table:table-cell>
          <table:table-cell office:value-type="string">
            <text:p>=BE44=AV44</text:p>
          </table:table-cell>
        </table:table-row>
        <table:table-row>
          <table:table-cell office:value-type="float" office:value="5">
            <text:p>5</text:p>
          </table:table-cell>
          <table:table-cell office:value-type="string">
            <text:p>CAL</text:p>
          </table:table-cell>
          <table:table-cell office:value-type="string">
            <text:p>=IF(A44=A45,C44+1,1)</text:p>
          </table:table-cell>
          <table:table-cell office:value-type="string">
            <text:p>ddd</text:p>
          </table:table-cell>
          <table:table-cell office:value-type="string">
            <text:p>2nd</text:p>
          </table:table-cell>
          <table:table-cell office:value-type="float" office:value="10">
            <text:p>10</text:p>
          </table:table-cell>
          <table:table-cell office:value-type="string">
            <text:p>?</text:p>
          </table:table-cell>
          <table:table-cell office:value-type="string">
            <text:p>=IF(E45="","",IF(K45="x","d",IF(K45="p","d",IF(AJ45="o","o",IF(E45="1st",AK45,IF(E45="2nd",AL45,AJ45))))))</text:p>
          </table:table-cell>
          <table:table-cell office:value-type="string">
            <text:p>=IF(C45=1,1,IF(E45="","",IF(I44="",I43+1,I44)))</text:p>
          </table:table-cell>
          <table:table-cell office:value-type="string">
            <text:p>=IF(E45="","",IF(E44="",1,1+J44))</text:p>
          </table:table-cell>
          <table:table-cell office:value-type="string"/>
          <table:table-cell office:value-type="string"/>
          <table:table-cell office:value-type="string"/>
          <table:table-cell office:value-type="string">
            <text:p>=IF(G45="?",CONCAT(AQ45,"Q ",AR45,":",TEXT(AS45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5="t","o",IF(E46="1st","o","d"))</text:p>
          </table:table-cell>
          <table:table-cell office:value-type="string">
            <text:p>=IF((F45-F46)&lt;=1,"d",IF((F45-F46)&gt;F45/3,"o","d"))</text:p>
          </table:table-cell>
          <table:table-cell office:value-type="string">
            <text:p>=IF((F45-F46)&lt;=1,"d",IF((F45-F46)&gt;=F45/2,"o","d"))</text:p>
          </table:table-cell>
          <table:table-cell office:value-type="string"/>
          <table:table-cell office:value-type="float" office:value="14">
            <text:p>14</text:p>
          </table:table-cell>
          <table:table-cell office:value-type="float" office:value="24">
            <text:p>24</text:p>
          </table:table-cell>
          <table:table-cell office:value-type="string"/>
          <table:table-cell office:value-type="float" office:value="4">
            <text:p>4</text:p>
          </table:table-cell>
          <table:table-cell office:value-type="float" office:value="12">
            <text:p>12</text:p>
          </table:table-cell>
          <table:table-cell office:value-type="float" office:value="54">
            <text:p>54</text:p>
          </table:table-cell>
          <table:table-cell office:value-type="float" office:value="58">
            <text:p>58</text:p>
          </table:table-cell>
          <table:table-cell office:value-type="string"/>
          <table:table-cell office:value-type="float" office:value="-10">
            <text:p>-10</text:p>
          </table:table-cell>
          <table:table-cell office:value-type="string">
            <text:p>Penalty</text:p>
          </table:table-cell>
          <table:table-cell office:value-type="string">
            <text:p>MENDOZA, Fernando pass short to the left complete for 18 yards to JOHNSON, Jeffrey caught at the CAL45 and advanced to the UTE40 (VAUGHN, Zemaiah). PENALTY CAL Holding on MILLER, Barrett enforced 10 yards from the CAL42 to the CAL32 [NHSG]. NO PLAY (replay the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5="","",IF(AT46="",AV45,AT45-AT46))</text:p>
          </table:table-cell>
          <table:table-cell office:value-type="string">
            <text:p>=BE45=AV45</text:p>
          </table:table-cell>
        </table:table-row>
        <table:table-row>
          <table:table-cell office:value-type="float" office:value="5">
            <text:p>5</text:p>
          </table:table-cell>
          <table:table-cell office:value-type="string">
            <text:p>CAL</text:p>
          </table:table-cell>
          <table:table-cell office:value-type="string">
            <text:p>=IF(A45=A46,C45+1,1)</text:p>
          </table:table-cell>
          <table:table-cell office:value-type="string">
            <text:p>ddd</text:p>
          </table:table-cell>
          <table:table-cell office:value-type="string">
            <text:p>2nd</text:p>
          </table:table-cell>
          <table:table-cell office:value-type="float" office:value="20">
            <text:p>20</text:p>
          </table:table-cell>
          <table:table-cell office:value-type="string">
            <text:p>?</text:p>
          </table:table-cell>
          <table:table-cell office:value-type="string">
            <text:p>=IF(E46="","",IF(K46="x","d",IF(K46="p","d",IF(AJ46="o","o",IF(E46="1st",AK46,IF(E46="2nd",AL46,AJ46))))))</text:p>
          </table:table-cell>
          <table:table-cell office:value-type="string">
            <text:p>=IF(C46=1,1,IF(E46="","",IF(I45="",I44+1,I45)))</text:p>
          </table:table-cell>
          <table:table-cell office:value-type="string">
            <text:p>=IF(E46="","",IF(E45="",1,1+J45))</text:p>
          </table:table-cell>
          <table:table-cell office:value-type="string"/>
          <table:table-cell office:value-type="string"/>
          <table:table-cell office:value-type="string"/>
          <table:table-cell office:value-type="string">
            <text:p>=IF(G46="?",CONCAT(AQ46,"Q ",AR46,":",TEXT(AS46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6="t","o",IF(E47="1st","o","d"))</text:p>
          </table:table-cell>
          <table:table-cell office:value-type="string">
            <text:p>=IF((F46-F47)&lt;=1,"d",IF((F46-F47)&gt;F46/3,"o","d"))</text:p>
          </table:table-cell>
          <table:table-cell office:value-type="string">
            <text:p>=IF((F46-F47)&lt;=1,"d",IF((F46-F47)&gt;=F46/2,"o","d"))</text:p>
          </table:table-cell>
          <table:table-cell office:value-type="string"/>
          <table:table-cell office:value-type="float" office:value="14">
            <text:p>14</text:p>
          </table:table-cell>
          <table:table-cell office:value-type="float" office:value="24">
            <text:p>24</text:p>
          </table:table-cell>
          <table:table-cell office:value-type="string"/>
          <table:table-cell office:value-type="float" office:value="4">
            <text:p>4</text:p>
          </table:table-cell>
          <table:table-cell office:value-type="float" office:value="12">
            <text:p>12</text:p>
          </table:table-cell>
          <table:table-cell office:value-type="float" office:value="54">
            <text:p>54</text:p>
          </table:table-cell>
          <table:table-cell office:value-type="float" office:value="68">
            <text:p>68</text:p>
          </table:table-cell>
          <table:table-cell office:value-type="string"/>
          <table:table-cell office:value-type="float" office:value="10">
            <text:p>10</text:p>
          </table:table-cell>
          <table:table-cell office:value-type="string">
            <text:p>Penalty</text:p>
          </table:table-cell>
          <table:table-cell office:value-type="string">
            <text:p>MENDOZA, Fernando pass to the left complete for 17 yards to YOUNG, Monroe caught at the CAL45 and advanced to the CAL49 (BATTLE, Miles). PENALTY UTE Holding on BATTLE, Miles enforced 10 yards from the CAL32 to the CAL42 and results in automatic 1ST DOWN [NHSG]. NO PLAY (replay the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6="","",IF(AT47="",AV46,AT46-AT47))</text:p>
          </table:table-cell>
          <table:table-cell office:value-type="string">
            <text:p>=BE46=AV46</text:p>
          </table:table-cell>
        </table:table-row>
        <table:table-row>
          <table:table-cell office:value-type="float" office:value="5">
            <text:p>5</text:p>
          </table:table-cell>
          <table:table-cell office:value-type="string">
            <text:p>CAL</text:p>
          </table:table-cell>
          <table:table-cell office:value-type="string">
            <text:p>=IF(A46=A47,C46+1,1)</text:p>
          </table:table-cell>
          <table:table-cell office:value-type="string">
            <text:p>ddd</text:p>
          </table:table-cell>
          <table:table-cell office:value-type="string">
            <text:p>1st</text:p>
          </table:table-cell>
          <table:table-cell office:value-type="float" office:value="10">
            <text:p>10</text:p>
          </table:table-cell>
          <table:table-cell office:value-type="string">
            <text:p>r</text:p>
          </table:table-cell>
          <table:table-cell office:value-type="string">
            <text:p>=IF(E47="","",IF(K47="x","d",IF(K47="p","d",IF(AJ47="o","o",IF(E47="1st",AK47,IF(E47="2nd",AL47,AJ47))))))</text:p>
          </table:table-cell>
          <table:table-cell office:value-type="string">
            <text:p>=IF(C47=1,1,IF(E47="","",IF(I46="",I45+1,I46)))</text:p>
          </table:table-cell>
          <table:table-cell office:value-type="string">
            <text:p>=IF(E47="","",IF(E46="",1,1+J46))</text:p>
          </table:table-cell>
          <table:table-cell office:value-type="string"/>
          <table:table-cell office:value-type="string"/>
          <table:table-cell office:value-type="string"/>
          <table:table-cell office:value-type="string">
            <text:p>=IF(G47="?",CONCAT(AQ47,"Q ",AR47,":",TEXT(AS47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7="t","o",IF(E48="1st","o","d"))</text:p>
          </table:table-cell>
          <table:table-cell office:value-type="string">
            <text:p>=IF((F47-F48)&lt;=1,"d",IF((F47-F48)&gt;F47/3,"o","d"))</text:p>
          </table:table-cell>
          <table:table-cell office:value-type="string">
            <text:p>=IF((F47-F48)&lt;=1,"d",IF((F47-F48)&gt;=F47/2,"o","d"))</text:p>
          </table:table-cell>
          <table:table-cell office:value-type="string"/>
          <table:table-cell office:value-type="float" office:value="14">
            <text:p>14</text:p>
          </table:table-cell>
          <table:table-cell office:value-type="float" office:value="24">
            <text:p>24</text:p>
          </table:table-cell>
          <table:table-cell office:value-type="string"/>
          <table:table-cell office:value-type="float" office:value="4">
            <text:p>4</text:p>
          </table:table-cell>
          <table:table-cell office:value-type="float" office:value="12">
            <text:p>12</text:p>
          </table:table-cell>
          <table:table-cell office:value-type="float" office:value="54">
            <text:p>54</text:p>
          </table:table-cell>
          <table:table-cell office:value-type="float" office:value="58">
            <text:p>58</text:p>
          </table:table-cell>
          <table:table-cell office:value-type="string"/>
          <table:table-cell office:value-type="float" office:value="13">
            <text:p>13</text:p>
          </table:table-cell>
          <table:table-cell office:value-type="string">
            <text:p>Rush</text:p>
          </table:table-cell>
          <table:table-cell office:value-type="string">
            <text:p>Jaydn Ott run for 13 yds to the UTAH 45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7="","",IF(AT48="",AV47,AT47-AT48))</text:p>
          </table:table-cell>
          <table:table-cell office:value-type="string">
            <text:p>=BE47=AV47</text:p>
          </table:table-cell>
        </table:table-row>
        <table:table-row>
          <table:table-cell office:value-type="float" office:value="5">
            <text:p>5</text:p>
          </table:table-cell>
          <table:table-cell office:value-type="string">
            <text:p>CAL</text:p>
          </table:table-cell>
          <table:table-cell office:value-type="string">
            <text:p>=IF(A47=A48,C47+1,1)</text:p>
          </table:table-cell>
          <table:table-cell office:value-type="string">
            <text:p>ddd</text:p>
          </table:table-cell>
          <table:table-cell office:value-type="string">
            <text:p>1st</text:p>
          </table:table-cell>
          <table:table-cell office:value-type="float" office:value="10">
            <text:p>10</text:p>
          </table:table-cell>
          <table:table-cell office:value-type="string">
            <text:p>p</text:p>
          </table:table-cell>
          <table:table-cell office:value-type="string">
            <text:p>=IF(E48="","",IF(K48="x","d",IF(K48="p","d",IF(AJ48="o","o",IF(E48="1st",AK48,IF(E48="2nd",AL48,AJ48))))))</text:p>
          </table:table-cell>
          <table:table-cell office:value-type="string">
            <text:p>=IF(C48=1,1,IF(E48="","",IF(I47="",I46+1,I47)))</text:p>
          </table:table-cell>
          <table:table-cell office:value-type="string">
            <text:p>=IF(E48="","",IF(E47="",1,1+J47))</text:p>
          </table:table-cell>
          <table:table-cell office:value-type="string"/>
          <table:table-cell office:value-type="string"/>
          <table:table-cell office:value-type="string"/>
          <table:table-cell office:value-type="string">
            <text:p>=IF(G48="?",CONCAT(AQ48,"Q ",AR48,":",TEXT(AS48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8="t","o",IF(E49="1st","o","d"))</text:p>
          </table:table-cell>
          <table:table-cell office:value-type="string">
            <text:p>=IF((F48-F49)&lt;=1,"d",IF((F48-F49)&gt;F48/3,"o","d"))</text:p>
          </table:table-cell>
          <table:table-cell office:value-type="string">
            <text:p>=IF((F48-F49)&lt;=1,"d",IF((F48-F49)&gt;=F48/2,"o","d"))</text:p>
          </table:table-cell>
          <table:table-cell office:value-type="string"/>
          <table:table-cell office:value-type="float" office:value="14">
            <text:p>14</text:p>
          </table:table-cell>
          <table:table-cell office:value-type="float" office:value="24">
            <text:p>24</text:p>
          </table:table-cell>
          <table:table-cell office:value-type="string"/>
          <table:table-cell office:value-type="float" office:value="4">
            <text:p>4</text:p>
          </table:table-cell>
          <table:table-cell office:value-type="float" office:value="12">
            <text:p>12</text:p>
          </table:table-cell>
          <table:table-cell office:value-type="float" office:value="54">
            <text:p>54</text:p>
          </table:table-cell>
          <table:table-cell office:value-type="float" office:value="45">
            <text:p>45</text:p>
          </table:table-cell>
          <table:table-cell office:value-type="string"/>
          <table:table-cell office:value-type="float" office:value="0">
            <text:p>0</text:p>
          </table:table-cell>
          <table:table-cell office:value-type="string">
            <text:p>Pass Reception</text:p>
          </table:table-cell>
          <table:table-cell office:value-type="string">
            <text:p>Ben Finley pass complete to Brian Hightower for no gain to the UTAH 45</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8="","",IF(AT49="",AV48,AT48-AT49))</text:p>
          </table:table-cell>
          <table:table-cell office:value-type="string">
            <text:p>=BE48=AV48</text:p>
          </table:table-cell>
        </table:table-row>
        <table:table-row>
          <table:table-cell office:value-type="float" office:value="5">
            <text:p>5</text:p>
          </table:table-cell>
          <table:table-cell office:value-type="string">
            <text:p>CAL</text:p>
          </table:table-cell>
          <table:table-cell office:value-type="string">
            <text:p>=IF(A48=A49,C48+1,1)</text:p>
          </table:table-cell>
          <table:table-cell office:value-type="string">
            <text:p>ddd</text:p>
          </table:table-cell>
          <table:table-cell office:value-type="string">
            <text:p>2nd</text:p>
          </table:table-cell>
          <table:table-cell office:value-type="float" office:value="10">
            <text:p>10</text:p>
          </table:table-cell>
          <table:table-cell office:value-type="string">
            <text:p>p</text:p>
          </table:table-cell>
          <table:table-cell office:value-type="string">
            <text:p>=IF(E49="","",IF(K49="x","d",IF(K49="p","d",IF(AJ49="o","o",IF(E49="1st",AK49,IF(E49="2nd",AL49,AJ49))))))</text:p>
          </table:table-cell>
          <table:table-cell office:value-type="string">
            <text:p>=IF(C49=1,1,IF(E49="","",IF(I48="",I47+1,I48)))</text:p>
          </table:table-cell>
          <table:table-cell office:value-type="string">
            <text:p>=IF(E49="","",IF(E48="",1,1+J48))</text:p>
          </table:table-cell>
          <table:table-cell office:value-type="string"/>
          <table:table-cell office:value-type="string"/>
          <table:table-cell office:value-type="string"/>
          <table:table-cell office:value-type="string">
            <text:p>=IF(G49="?",CONCAT(AQ49,"Q ",AR49,":",TEXT(AS49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9="t","o",IF(E50="1st","o","d"))</text:p>
          </table:table-cell>
          <table:table-cell office:value-type="string">
            <text:p>=IF((F49-F50)&lt;=1,"d",IF((F49-F50)&gt;F49/3,"o","d"))</text:p>
          </table:table-cell>
          <table:table-cell office:value-type="string">
            <text:p>=IF((F49-F50)&lt;=1,"d",IF((F49-F50)&gt;=F49/2,"o","d"))</text:p>
          </table:table-cell>
          <table:table-cell office:value-type="string"/>
          <table:table-cell office:value-type="float" office:value="14">
            <text:p>14</text:p>
          </table:table-cell>
          <table:table-cell office:value-type="float" office:value="24">
            <text:p>24</text:p>
          </table:table-cell>
          <table:table-cell office:value-type="string"/>
          <table:table-cell office:value-type="float" office:value="4">
            <text:p>4</text:p>
          </table:table-cell>
          <table:table-cell office:value-type="float" office:value="12">
            <text:p>12</text:p>
          </table:table-cell>
          <table:table-cell office:value-type="float" office:value="54">
            <text:p>54</text:p>
          </table:table-cell>
          <table:table-cell office:value-type="float" office:value="45">
            <text:p>45</text:p>
          </table:table-cell>
          <table:table-cell office:value-type="string"/>
          <table:table-cell office:value-type="float" office:value="20">
            <text:p>20</text:p>
          </table:table-cell>
          <table:table-cell office:value-type="string">
            <text:p>Pass Reception</text:p>
          </table:table-cell>
          <table:table-cell office:value-type="string">
            <text:p>Ben Finley pass complete to Taj Davis for 20 yds to the UTAH 25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9="","",IF(AT50="",AV49,AT49-AT50))</text:p>
          </table:table-cell>
          <table:table-cell office:value-type="string">
            <text:p>=BE49=AV49</text:p>
          </table:table-cell>
        </table:table-row>
        <table:table-row>
          <table:table-cell office:value-type="float" office:value="5">
            <text:p>5</text:p>
          </table:table-cell>
          <table:table-cell office:value-type="string">
            <text:p>CAL</text:p>
          </table:table-cell>
          <table:table-cell office:value-type="string">
            <text:p>=IF(A49=A50,C49+1,1)</text:p>
          </table:table-cell>
          <table:table-cell office:value-type="string">
            <text:p>ddd</text:p>
          </table:table-cell>
          <table:table-cell office:value-type="string">
            <text:p>1st</text:p>
          </table:table-cell>
          <table:table-cell office:value-type="float" office:value="10">
            <text:p>10</text:p>
          </table:table-cell>
          <table:table-cell office:value-type="string">
            <text:p>p</text:p>
          </table:table-cell>
          <table:table-cell office:value-type="string">
            <text:p>=IF(E50="","",IF(K50="x","d",IF(K50="p","d",IF(AJ50="o","o",IF(E50="1st",AK50,IF(E50="2nd",AL50,AJ50))))))</text:p>
          </table:table-cell>
          <table:table-cell office:value-type="string">
            <text:p>=IF(C50=1,1,IF(E50="","",IF(I49="",I48+1,I49)))</text:p>
          </table:table-cell>
          <table:table-cell office:value-type="string">
            <text:p>=IF(E50="","",IF(E49="",1,1+J49))</text:p>
          </table:table-cell>
          <table:table-cell office:value-type="string"/>
          <table:table-cell office:value-type="string"/>
          <table:table-cell office:value-type="string"/>
          <table:table-cell office:value-type="string">
            <text:p>=IF(G50="?",CONCAT(AQ50,"Q ",AR50,":",TEXT(AS50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0="t","o",IF(E51="1st","o","d"))</text:p>
          </table:table-cell>
          <table:table-cell office:value-type="string">
            <text:p>=IF((F50-F51)&lt;=1,"d",IF((F50-F51)&gt;F50/3,"o","d"))</text:p>
          </table:table-cell>
          <table:table-cell office:value-type="string">
            <text:p>=IF((F50-F51)&lt;=1,"d",IF((F50-F51)&gt;=F50/2,"o","d"))</text:p>
          </table:table-cell>
          <table:table-cell office:value-type="string"/>
          <table:table-cell office:value-type="float" office:value="14">
            <text:p>14</text:p>
          </table:table-cell>
          <table:table-cell office:value-type="float" office:value="24">
            <text:p>24</text:p>
          </table:table-cell>
          <table:table-cell office:value-type="string"/>
          <table:table-cell office:value-type="float" office:value="4">
            <text:p>4</text:p>
          </table:table-cell>
          <table:table-cell office:value-type="float" office:value="12">
            <text:p>12</text:p>
          </table:table-cell>
          <table:table-cell office:value-type="float" office:value="54">
            <text:p>54</text:p>
          </table:table-cell>
          <table:table-cell office:value-type="float" office:value="25">
            <text:p>25</text:p>
          </table:table-cell>
          <table:table-cell office:value-type="string"/>
          <table:table-cell office:value-type="float" office:value="0">
            <text:p>0</text:p>
          </table:table-cell>
          <table:table-cell office:value-type="string">
            <text:p>Pass Incompletion</text:p>
          </table:table-cell>
          <table:table-cell office:value-type="string">
            <text:p>Ben Finley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0="","",IF(AT51="",AV50,AT50-AT51))</text:p>
          </table:table-cell>
          <table:table-cell office:value-type="string">
            <text:p>=BE50=AV50</text:p>
          </table:table-cell>
        </table:table-row>
        <table:table-row>
          <table:table-cell office:value-type="float" office:value="5">
            <text:p>5</text:p>
          </table:table-cell>
          <table:table-cell office:value-type="string">
            <text:p>CAL</text:p>
          </table:table-cell>
          <table:table-cell office:value-type="string">
            <text:p>=IF(A50=A51,C50+1,1)</text:p>
          </table:table-cell>
          <table:table-cell office:value-type="string">
            <text:p>ddd</text:p>
          </table:table-cell>
          <table:table-cell office:value-type="string">
            <text:p>2nd</text:p>
          </table:table-cell>
          <table:table-cell office:value-type="float" office:value="10">
            <text:p>10</text:p>
          </table:table-cell>
          <table:table-cell office:value-type="string">
            <text:p>?</text:p>
          </table:table-cell>
          <table:table-cell office:value-type="string">
            <text:p>=IF(E51="","",IF(K51="x","d",IF(K51="p","d",IF(AJ51="o","o",IF(E51="1st",AK51,IF(E51="2nd",AL51,AJ51))))))</text:p>
          </table:table-cell>
          <table:table-cell office:value-type="string">
            <text:p>=IF(C51=1,1,IF(E51="","",IF(I50="",I49+1,I50)))</text:p>
          </table:table-cell>
          <table:table-cell office:value-type="string">
            <text:p>=IF(E51="","",IF(E50="",1,1+J50))</text:p>
          </table:table-cell>
          <table:table-cell office:value-type="string"/>
          <table:table-cell office:value-type="string"/>
          <table:table-cell office:value-type="string"/>
          <table:table-cell office:value-type="string">
            <text:p>=IF(G51="?",CONCAT(AQ51,"Q ",AR51,":",TEXT(AS5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1="t","o",IF(E52="1st","o","d"))</text:p>
          </table:table-cell>
          <table:table-cell office:value-type="string">
            <text:p>=IF((F51-F52)&lt;=1,"d",IF((F51-F52)&gt;F51/3,"o","d"))</text:p>
          </table:table-cell>
          <table:table-cell office:value-type="string">
            <text:p>=IF((F51-F52)&lt;=1,"d",IF((F51-F52)&gt;=F51/2,"o","d"))</text:p>
          </table:table-cell>
          <table:table-cell office:value-type="string"/>
          <table:table-cell office:value-type="float" office:value="14">
            <text:p>14</text:p>
          </table:table-cell>
          <table:table-cell office:value-type="float" office:value="24">
            <text:p>24</text:p>
          </table:table-cell>
          <table:table-cell office:value-type="string"/>
          <table:table-cell office:value-type="float" office:value="4">
            <text:p>4</text:p>
          </table:table-cell>
          <table:table-cell office:value-type="float" office:value="12">
            <text:p>12</text:p>
          </table:table-cell>
          <table:table-cell office:value-type="float" office:value="54">
            <text:p>54</text:p>
          </table:table-cell>
          <table:table-cell office:value-type="float" office:value="25">
            <text:p>25</text:p>
          </table:table-cell>
          <table:table-cell office:value-type="string"/>
          <table:table-cell office:value-type="float" office:value="0">
            <text:p>0</text:p>
          </table:table-cell>
          <table:table-cell office:value-type="string">
            <text:p>Penalty</text:p>
          </table:table-cell>
          <table:table-cell office:value-type="string">
            <text:p>FINLEY, Ben pass to the right incomplete intended for JOHNSON, Jeffrey thrown to the UTE10. PENALTY UTE Personal Foul on BISHOP, Cole enforced half the distance from the goal, 12 yards from the UTE25 to the UTE13 and results in automatic 1ST DOWN [NHSG]. NO PLAY (replay the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1="","",IF(AT52="",AV51,AT51-AT52))</text:p>
          </table:table-cell>
          <table:table-cell office:value-type="string">
            <text:p>=BE51=AV51</text:p>
          </table:table-cell>
        </table:table-row>
        <table:table-row>
          <table:table-cell office:value-type="float" office:value="5">
            <text:p>5</text:p>
          </table:table-cell>
          <table:table-cell office:value-type="string">
            <text:p>CAL</text:p>
          </table:table-cell>
          <table:table-cell office:value-type="string">
            <text:p>=IF(A51=A52,C51+1,1)</text:p>
          </table:table-cell>
          <table:table-cell office:value-type="string">
            <text:p>ddd</text:p>
          </table:table-cell>
          <table:table-cell office:value-type="string">
            <text:p>1st</text:p>
          </table:table-cell>
          <table:table-cell office:value-type="float" office:value="10">
            <text:p>10</text:p>
          </table:table-cell>
          <table:table-cell office:value-type="string">
            <text:p>?</text:p>
          </table:table-cell>
          <table:table-cell office:value-type="string">
            <text:p>=IF(E52="","",IF(K52="x","d",IF(K52="p","d",IF(AJ52="o","o",IF(E52="1st",AK52,IF(E52="2nd",AL52,AJ52))))))</text:p>
          </table:table-cell>
          <table:table-cell office:value-type="string">
            <text:p>=IF(C52=1,1,IF(E52="","",IF(I51="",I50+1,I51)))</text:p>
          </table:table-cell>
          <table:table-cell office:value-type="string">
            <text:p>=IF(E52="","",IF(E51="",1,1+J51))</text:p>
          </table:table-cell>
          <table:table-cell office:value-type="string"/>
          <table:table-cell office:value-type="string"/>
          <table:table-cell office:value-type="string"/>
          <table:table-cell office:value-type="string">
            <text:p>=IF(G52="?",CONCAT(AQ52,"Q ",AR52,":",TEXT(AS5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2="t","o",IF(E53="1st","o","d"))</text:p>
          </table:table-cell>
          <table:table-cell office:value-type="string">
            <text:p>=IF((F52-F53)&lt;=1,"d",IF((F52-F53)&gt;F52/3,"o","d"))</text:p>
          </table:table-cell>
          <table:table-cell office:value-type="string">
            <text:p>=IF((F52-F53)&lt;=1,"d",IF((F52-F53)&gt;=F52/2,"o","d"))</text:p>
          </table:table-cell>
          <table:table-cell office:value-type="string"/>
          <table:table-cell office:value-type="float" office:value="14">
            <text:p>14</text:p>
          </table:table-cell>
          <table:table-cell office:value-type="float" office:value="24">
            <text:p>24</text:p>
          </table:table-cell>
          <table:table-cell office:value-type="string"/>
          <table:table-cell office:value-type="float" office:value="4">
            <text:p>4</text:p>
          </table:table-cell>
          <table:table-cell office:value-type="float" office:value="12">
            <text:p>12</text:p>
          </table:table-cell>
          <table:table-cell office:value-type="float" office:value="54">
            <text:p>54</text:p>
          </table:table-cell>
          <table:table-cell office:value-type="float" office:value="12">
            <text:p>12</text:p>
          </table:table-cell>
          <table:table-cell office:value-type="string"/>
          <table:table-cell office:value-type="float" office:value="-2">
            <text:p>-2</text:p>
          </table:table-cell>
          <table:table-cell office:value-type="string">
            <text:p>Sack</text:p>
          </table:table-cell>
          <table:table-cell office:value-type="string">
            <text:p>Ben Finley sacked by Van Fillinger for a loss of 2 yards to the UTAH 14</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2="","",IF(AT53="",AV52,AT52-AT53))</text:p>
          </table:table-cell>
          <table:table-cell office:value-type="string">
            <text:p>=BE52=AV52</text:p>
          </table:table-cell>
        </table:table-row>
        <table:table-row>
          <table:table-cell office:value-type="float" office:value="5">
            <text:p>5</text:p>
          </table:table-cell>
          <table:table-cell office:value-type="string">
            <text:p>CAL</text:p>
          </table:table-cell>
          <table:table-cell office:value-type="string">
            <text:p>=IF(A52=A53,C52+1,1)</text:p>
          </table:table-cell>
          <table:table-cell office:value-type="string">
            <text:p>ddd</text:p>
          </table:table-cell>
          <table:table-cell office:value-type="string">
            <text:p>2nd</text:p>
          </table:table-cell>
          <table:table-cell office:value-type="float" office:value="12">
            <text:p>12</text:p>
          </table:table-cell>
          <table:table-cell office:value-type="string">
            <text:p>r</text:p>
          </table:table-cell>
          <table:table-cell office:value-type="string">
            <text:p>=IF(E53="","",IF(K53="x","d",IF(K53="p","d",IF(AJ53="o","o",IF(E53="1st",AK53,IF(E53="2nd",AL53,AJ53))))))</text:p>
          </table:table-cell>
          <table:table-cell office:value-type="string">
            <text:p>=IF(C53=1,1,IF(E53="","",IF(I52="",I51+1,I52)))</text:p>
          </table:table-cell>
          <table:table-cell office:value-type="string">
            <text:p>=IF(E53="","",IF(E52="",1,1+J52))</text:p>
          </table:table-cell>
          <table:table-cell office:value-type="string"/>
          <table:table-cell office:value-type="string"/>
          <table:table-cell office:value-type="string"/>
          <table:table-cell office:value-type="string">
            <text:p>=IF(G53="?",CONCAT(AQ53,"Q ",AR53,":",TEXT(AS53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3="t","o",IF(E54="1st","o","d"))</text:p>
          </table:table-cell>
          <table:table-cell office:value-type="string">
            <text:p>=IF((F53-F54)&lt;=1,"d",IF((F53-F54)&gt;F53/3,"o","d"))</text:p>
          </table:table-cell>
          <table:table-cell office:value-type="string">
            <text:p>=IF((F53-F54)&lt;=1,"d",IF((F53-F54)&gt;=F53/2,"o","d"))</text:p>
          </table:table-cell>
          <table:table-cell office:value-type="string"/>
          <table:table-cell office:value-type="float" office:value="14">
            <text:p>14</text:p>
          </table:table-cell>
          <table:table-cell office:value-type="float" office:value="24">
            <text:p>24</text:p>
          </table:table-cell>
          <table:table-cell office:value-type="string"/>
          <table:table-cell office:value-type="float" office:value="4">
            <text:p>4</text:p>
          </table:table-cell>
          <table:table-cell office:value-type="float" office:value="12">
            <text:p>12</text:p>
          </table:table-cell>
          <table:table-cell office:value-type="float" office:value="54">
            <text:p>54</text:p>
          </table:table-cell>
          <table:table-cell office:value-type="float" office:value="14">
            <text:p>14</text:p>
          </table:table-cell>
          <table:table-cell office:value-type="string"/>
          <table:table-cell office:value-type="float" office:value="2">
            <text:p>2</text:p>
          </table:table-cell>
          <table:table-cell office:value-type="string">
            <text:p>Rush</text:p>
          </table:table-cell>
          <table:table-cell office:value-type="string">
            <text:p>Jaydn Ott run for 2 yds to the UTAH 12</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3="","",IF(AT54="",AV53,AT53-AT54))</text:p>
          </table:table-cell>
          <table:table-cell office:value-type="string">
            <text:p>=BE53=AV53</text:p>
          </table:table-cell>
        </table:table-row>
        <table:table-row>
          <table:table-cell office:value-type="float" office:value="5">
            <text:p>5</text:p>
          </table:table-cell>
          <table:table-cell office:value-type="string">
            <text:p>CAL</text:p>
          </table:table-cell>
          <table:table-cell office:value-type="string">
            <text:p>=IF(A53=A54,C53+1,1)</text:p>
          </table:table-cell>
          <table:table-cell office:value-type="string">
            <text:p>ddd</text:p>
          </table:table-cell>
          <table:table-cell office:value-type="string">
            <text:p>3rd</text:p>
          </table:table-cell>
          <table:table-cell office:value-type="float" office:value="10">
            <text:p>10</text:p>
          </table:table-cell>
          <table:table-cell office:value-type="string">
            <text:p>p</text:p>
          </table:table-cell>
          <table:table-cell office:value-type="string">
            <text:p>=IF(E54="","",IF(K54="x","d",IF(K54="p","d",IF(AJ54="o","o",IF(E54="1st",AK54,IF(E54="2nd",AL54,AJ54))))))</text:p>
          </table:table-cell>
          <table:table-cell office:value-type="string">
            <text:p>=IF(C54=1,1,IF(E54="","",IF(I53="",I52+1,I53)))</text:p>
          </table:table-cell>
          <table:table-cell office:value-type="string">
            <text:p>=IF(E54="","",IF(E53="",1,1+J53))</text:p>
          </table:table-cell>
          <table:table-cell office:value-type="string"/>
          <table:table-cell office:value-type="string"/>
          <table:table-cell office:value-type="string"/>
          <table:table-cell office:value-type="string">
            <text:p>=IF(G54="?",CONCAT(AQ54,"Q ",AR54,":",TEXT(AS54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4="t","o",IF(E55="1st","o","d"))</text:p>
          </table:table-cell>
          <table:table-cell office:value-type="string">
            <text:p>=IF((F54-F55)&lt;=1,"d",IF((F54-F55)&gt;F54/3,"o","d"))</text:p>
          </table:table-cell>
          <table:table-cell office:value-type="string">
            <text:p>=IF((F54-F55)&lt;=1,"d",IF((F54-F55)&gt;=F54/2,"o","d"))</text:p>
          </table:table-cell>
          <table:table-cell office:value-type="string"/>
          <table:table-cell office:value-type="float" office:value="14">
            <text:p>14</text:p>
          </table:table-cell>
          <table:table-cell office:value-type="float" office:value="24">
            <text:p>24</text:p>
          </table:table-cell>
          <table:table-cell office:value-type="string"/>
          <table:table-cell office:value-type="float" office:value="4">
            <text:p>4</text:p>
          </table:table-cell>
          <table:table-cell office:value-type="float" office:value="12">
            <text:p>12</text:p>
          </table:table-cell>
          <table:table-cell office:value-type="float" office:value="54">
            <text:p>54</text:p>
          </table:table-cell>
          <table:table-cell office:value-type="float" office:value="12">
            <text:p>12</text:p>
          </table:table-cell>
          <table:table-cell office:value-type="string"/>
          <table:table-cell office:value-type="float" office:value="0">
            <text:p>0</text:p>
          </table:table-cell>
          <table:table-cell office:value-type="string">
            <text:p>Pass Incompletion</text:p>
          </table:table-cell>
          <table:table-cell office:value-type="string">
            <text:p>Fernando Mendoza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4="","",IF(AT55="",AV54,AT54-AT55))</text:p>
          </table:table-cell>
          <table:table-cell office:value-type="string">
            <text:p>=BE54=AV54</text:p>
          </table:table-cell>
        </table:table-row>
        <table:table-row>
          <table:table-cell office:value-type="float" office:value="5">
            <text:p>5</text:p>
          </table:table-cell>
          <table:table-cell office:value-type="string">
            <text:p>CAL</text:p>
          </table:table-cell>
          <table:table-cell office:value-type="string">
            <text:p>=IF(A54=A55,C54+1,1)</text:p>
          </table:table-cell>
          <table:table-cell office:value-type="string">
            <text:p>ddd</text:p>
          </table:table-cell>
          <table:table-cell office:value-type="string"/>
          <table:table-cell office:value-type="string"/>
          <table:table-cell office:value-type="string"/>
          <table:table-cell office:value-type="string">
            <text:p>=IF(E55="","",IF(K55="x","d",IF(K55="p","d",IF(AJ55="o","o",IF(E55="1st",AK55,IF(E55="2nd",AL55,AJ55))))))</text:p>
          </table:table-cell>
          <table:table-cell office:value-type="string">
            <text:p>=IF(C55=1,1,IF(E55="","",IF(I54="",I53+1,I54)))</text:p>
          </table:table-cell>
          <table:table-cell office:value-type="string">
            <text:p>=IF(E55="","",IF(E54="",1,1+J54))</text:p>
          </table:table-cell>
          <table:table-cell office:value-type="string"/>
          <table:table-cell office:value-type="string"/>
          <table:table-cell office:value-type="string"/>
          <table:table-cell office:value-type="string">
            <text:p>=IF(G55="?",CONCAT(AQ55,"Q ",AR55,":",TEXT(AS55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5="t","o",IF(E56="1st","o","d"))</text:p>
          </table:table-cell>
          <table:table-cell office:value-type="string">
            <text:p>=IF((F55-F56)&lt;=1,"d",IF((F55-F56)&gt;F55/3,"o","d"))</text:p>
          </table:table-cell>
          <table:table-cell office:value-type="string">
            <text:p>=IF((F55-F56)&lt;=1,"d",IF((F55-F56)&gt;=F55/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55="","",IF(AT56="",AV55,AT55-AT56))</text:p>
          </table:table-cell>
          <table:table-cell office:value-type="string">
            <text:p>=BE55=AV55</text:p>
          </table:table-cell>
        </table:table-row>
        <table:table-row>
          <table:table-cell office:value-type="float" office:value="5">
            <text:p>5</text:p>
          </table:table-cell>
          <table:table-cell office:value-type="string">
            <text:p>CAL</text:p>
          </table:table-cell>
          <table:table-cell office:value-type="string">
            <text:p>=IF(A55=A56,C55+1,1)</text:p>
          </table:table-cell>
          <table:table-cell office:value-type="string">
            <text:p>ddd</text:p>
          </table:table-cell>
          <table:table-cell office:value-type="string">
            <text:p>1st</text:p>
          </table:table-cell>
          <table:table-cell office:value-type="float" office:value="10">
            <text:p>10</text:p>
          </table:table-cell>
          <table:table-cell office:value-type="string">
            <text:p>p</text:p>
          </table:table-cell>
          <table:table-cell office:value-type="string">
            <text:p>=IF(E56="","",IF(K56="x","d",IF(K56="p","d",IF(AJ56="o","o",IF(E56="1st",AK56,IF(E56="2nd",AL56,AJ56))))))</text:p>
          </table:table-cell>
          <table:table-cell office:value-type="string">
            <text:p>=IF(C56=1,1,IF(E56="","",IF(I55="",I54+1,I55)))</text:p>
          </table:table-cell>
          <table:table-cell office:value-type="string">
            <text:p>=IF(E56="","",IF(E55="",1,1+J55))</text:p>
          </table:table-cell>
          <table:table-cell office:value-type="string"/>
          <table:table-cell office:value-type="string"/>
          <table:table-cell office:value-type="string"/>
          <table:table-cell office:value-type="string">
            <text:p>=IF(G56="?",CONCAT(AQ56,"Q ",AR56,":",TEXT(AS56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6="t","o",IF(E57="1st","o","d"))</text:p>
          </table:table-cell>
          <table:table-cell office:value-type="string">
            <text:p>=IF((F56-F57)&lt;=1,"d",IF((F56-F57)&gt;F56/3,"o","d"))</text:p>
          </table:table-cell>
          <table:table-cell office:value-type="string">
            <text:p>=IF((F56-F57)&lt;=1,"d",IF((F56-F57)&gt;=F56/2,"o","d"))</text:p>
          </table:table-cell>
          <table:table-cell office:value-type="string"/>
          <table:table-cell office:value-type="float" office:value="14">
            <text:p>14</text:p>
          </table:table-cell>
          <table:table-cell office:value-type="float" office:value="31">
            <text:p>31</text:p>
          </table:table-cell>
          <table:table-cell office:value-type="string"/>
          <table:table-cell office:value-type="float" office:value="4">
            <text:p>4</text:p>
          </table:table-cell>
          <table:table-cell office:value-type="float" office:value="6">
            <text:p>6</text:p>
          </table:table-cell>
          <table:table-cell office:value-type="float" office:value="43">
            <text:p>43</text:p>
          </table:table-cell>
          <table:table-cell office:value-type="float" office:value="80">
            <text:p>80</text:p>
          </table:table-cell>
          <table:table-cell office:value-type="string"/>
          <table:table-cell office:value-type="float" office:value="0">
            <text:p>0</text:p>
          </table:table-cell>
          <table:table-cell office:value-type="string">
            <text:p>Pass Reception</text:p>
          </table:table-cell>
          <table:table-cell office:value-type="string">
            <text:p>Ben Finley pass complete to Jaydn Ott for no gain to the CAL 2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6="","",IF(AT57="",AV56,AT56-AT57))</text:p>
          </table:table-cell>
          <table:table-cell office:value-type="string">
            <text:p>=BE56=AV56</text:p>
          </table:table-cell>
        </table:table-row>
        <table:table-row>
          <table:table-cell office:value-type="float" office:value="5">
            <text:p>5</text:p>
          </table:table-cell>
          <table:table-cell office:value-type="string">
            <text:p>CAL</text:p>
          </table:table-cell>
          <table:table-cell office:value-type="string">
            <text:p>=IF(A56=A57,C56+1,1)</text:p>
          </table:table-cell>
          <table:table-cell office:value-type="string">
            <text:p>ddd</text:p>
          </table:table-cell>
          <table:table-cell office:value-type="string">
            <text:p>2nd</text:p>
          </table:table-cell>
          <table:table-cell office:value-type="float" office:value="10">
            <text:p>10</text:p>
          </table:table-cell>
          <table:table-cell office:value-type="string">
            <text:p>p</text:p>
          </table:table-cell>
          <table:table-cell office:value-type="string">
            <text:p>=IF(E57="","",IF(K57="x","d",IF(K57="p","d",IF(AJ57="o","o",IF(E57="1st",AK57,IF(E57="2nd",AL57,AJ57))))))</text:p>
          </table:table-cell>
          <table:table-cell office:value-type="string">
            <text:p>=IF(C57=1,1,IF(E57="","",IF(I56="",I55+1,I56)))</text:p>
          </table:table-cell>
          <table:table-cell office:value-type="string">
            <text:p>=IF(E57="","",IF(E56="",1,1+J56))</text:p>
          </table:table-cell>
          <table:table-cell office:value-type="string"/>
          <table:table-cell office:value-type="string"/>
          <table:table-cell office:value-type="string"/>
          <table:table-cell office:value-type="string">
            <text:p>=IF(G57="?",CONCAT(AQ57,"Q ",AR57,":",TEXT(AS57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7="t","o",IF(E58="1st","o","d"))</text:p>
          </table:table-cell>
          <table:table-cell office:value-type="string">
            <text:p>=IF((F57-F58)&lt;=1,"d",IF((F57-F58)&gt;F57/3,"o","d"))</text:p>
          </table:table-cell>
          <table:table-cell office:value-type="string">
            <text:p>=IF((F57-F58)&lt;=1,"d",IF((F57-F58)&gt;=F57/2,"o","d"))</text:p>
          </table:table-cell>
          <table:table-cell office:value-type="string"/>
          <table:table-cell office:value-type="float" office:value="14">
            <text:p>14</text:p>
          </table:table-cell>
          <table:table-cell office:value-type="float" office:value="31">
            <text:p>31</text:p>
          </table:table-cell>
          <table:table-cell office:value-type="string"/>
          <table:table-cell office:value-type="float" office:value="4">
            <text:p>4</text:p>
          </table:table-cell>
          <table:table-cell office:value-type="float" office:value="6">
            <text:p>6</text:p>
          </table:table-cell>
          <table:table-cell office:value-type="float" office:value="43">
            <text:p>43</text:p>
          </table:table-cell>
          <table:table-cell office:value-type="float" office:value="80">
            <text:p>80</text:p>
          </table:table-cell>
          <table:table-cell office:value-type="string"/>
          <table:table-cell office:value-type="float" office:value="0">
            <text:p>0</text:p>
          </table:table-cell>
          <table:table-cell office:value-type="string">
            <text:p>Pass Incompletion</text:p>
          </table:table-cell>
          <table:table-cell office:value-type="string">
            <text:p>Ben Finley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7="","",IF(AT58="",AV57,AT57-AT58))</text:p>
          </table:table-cell>
          <table:table-cell office:value-type="string">
            <text:p>=BE57=AV57</text:p>
          </table:table-cell>
        </table:table-row>
        <table:table-row>
          <table:table-cell office:value-type="float" office:value="5">
            <text:p>5</text:p>
          </table:table-cell>
          <table:table-cell office:value-type="string">
            <text:p>CAL</text:p>
          </table:table-cell>
          <table:table-cell office:value-type="string">
            <text:p>=IF(A57=A58,C57+1,1)</text:p>
          </table:table-cell>
          <table:table-cell office:value-type="string">
            <text:p>ddd</text:p>
          </table:table-cell>
          <table:table-cell office:value-type="string">
            <text:p>3rd</text:p>
          </table:table-cell>
          <table:table-cell office:value-type="float" office:value="10">
            <text:p>10</text:p>
          </table:table-cell>
          <table:table-cell office:value-type="string">
            <text:p>p</text:p>
          </table:table-cell>
          <table:table-cell office:value-type="string">
            <text:p>=IF(E58="","",IF(K58="x","d",IF(K58="p","d",IF(AJ58="o","o",IF(E58="1st",AK58,IF(E58="2nd",AL58,AJ58))))))</text:p>
          </table:table-cell>
          <table:table-cell office:value-type="string">
            <text:p>=IF(C58=1,1,IF(E58="","",IF(I57="",I56+1,I57)))</text:p>
          </table:table-cell>
          <table:table-cell office:value-type="string">
            <text:p>=IF(E58="","",IF(E57="",1,1+J57))</text:p>
          </table:table-cell>
          <table:table-cell office:value-type="string"/>
          <table:table-cell office:value-type="string"/>
          <table:table-cell office:value-type="string"/>
          <table:table-cell office:value-type="string">
            <text:p>=IF(G58="?",CONCAT(AQ58,"Q ",AR58,":",TEXT(AS58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8="t","o",IF(E59="1st","o","d"))</text:p>
          </table:table-cell>
          <table:table-cell office:value-type="string">
            <text:p>=IF((F58-F59)&lt;=1,"d",IF((F58-F59)&gt;F58/3,"o","d"))</text:p>
          </table:table-cell>
          <table:table-cell office:value-type="string">
            <text:p>=IF((F58-F59)&lt;=1,"d",IF((F58-F59)&gt;=F58/2,"o","d"))</text:p>
          </table:table-cell>
          <table:table-cell office:value-type="string"/>
          <table:table-cell office:value-type="float" office:value="14">
            <text:p>14</text:p>
          </table:table-cell>
          <table:table-cell office:value-type="float" office:value="31">
            <text:p>31</text:p>
          </table:table-cell>
          <table:table-cell office:value-type="string"/>
          <table:table-cell office:value-type="float" office:value="4">
            <text:p>4</text:p>
          </table:table-cell>
          <table:table-cell office:value-type="float" office:value="6">
            <text:p>6</text:p>
          </table:table-cell>
          <table:table-cell office:value-type="float" office:value="43">
            <text:p>43</text:p>
          </table:table-cell>
          <table:table-cell office:value-type="float" office:value="80">
            <text:p>80</text:p>
          </table:table-cell>
          <table:table-cell office:value-type="string"/>
          <table:table-cell office:value-type="float" office:value="17">
            <text:p>17</text:p>
          </table:table-cell>
          <table:table-cell office:value-type="string">
            <text:p>Pass Reception</text:p>
          </table:table-cell>
          <table:table-cell office:value-type="string">
            <text:p>Ben Finley pass complete to Monroe Young for 17 yds to the CAL 37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8="","",IF(AT59="",AV58,AT58-AT59))</text:p>
          </table:table-cell>
          <table:table-cell office:value-type="string">
            <text:p>=BE58=AV58</text:p>
          </table:table-cell>
        </table:table-row>
        <table:table-row>
          <table:table-cell office:value-type="float" office:value="5">
            <text:p>5</text:p>
          </table:table-cell>
          <table:table-cell office:value-type="string">
            <text:p>CAL</text:p>
          </table:table-cell>
          <table:table-cell office:value-type="string">
            <text:p>=IF(A58=A59,C58+1,1)</text:p>
          </table:table-cell>
          <table:table-cell office:value-type="string">
            <text:p>ddd</text:p>
          </table:table-cell>
          <table:table-cell office:value-type="string">
            <text:p>1st</text:p>
          </table:table-cell>
          <table:table-cell office:value-type="float" office:value="10">
            <text:p>10</text:p>
          </table:table-cell>
          <table:table-cell office:value-type="string">
            <text:p>r</text:p>
          </table:table-cell>
          <table:table-cell office:value-type="string">
            <text:p>=IF(E59="","",IF(K59="x","d",IF(K59="p","d",IF(AJ59="o","o",IF(E59="1st",AK59,IF(E59="2nd",AL59,AJ59))))))</text:p>
          </table:table-cell>
          <table:table-cell office:value-type="string">
            <text:p>=IF(C59=1,1,IF(E59="","",IF(I58="",I57+1,I58)))</text:p>
          </table:table-cell>
          <table:table-cell office:value-type="string">
            <text:p>=IF(E59="","",IF(E58="",1,1+J58))</text:p>
          </table:table-cell>
          <table:table-cell office:value-type="string"/>
          <table:table-cell office:value-type="string"/>
          <table:table-cell office:value-type="string"/>
          <table:table-cell office:value-type="string">
            <text:p>=IF(G59="?",CONCAT(AQ59,"Q ",AR59,":",TEXT(AS59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9="t","o",IF(E60="1st","o","d"))</text:p>
          </table:table-cell>
          <table:table-cell office:value-type="string">
            <text:p>=IF((F59-F60)&lt;=1,"d",IF((F59-F60)&gt;F59/3,"o","d"))</text:p>
          </table:table-cell>
          <table:table-cell office:value-type="string">
            <text:p>=IF((F59-F60)&lt;=1,"d",IF((F59-F60)&gt;=F59/2,"o","d"))</text:p>
          </table:table-cell>
          <table:table-cell office:value-type="string"/>
          <table:table-cell office:value-type="float" office:value="14">
            <text:p>14</text:p>
          </table:table-cell>
          <table:table-cell office:value-type="float" office:value="31">
            <text:p>31</text:p>
          </table:table-cell>
          <table:table-cell office:value-type="string"/>
          <table:table-cell office:value-type="float" office:value="4">
            <text:p>4</text:p>
          </table:table-cell>
          <table:table-cell office:value-type="float" office:value="6">
            <text:p>6</text:p>
          </table:table-cell>
          <table:table-cell office:value-type="float" office:value="43">
            <text:p>43</text:p>
          </table:table-cell>
          <table:table-cell office:value-type="float" office:value="63">
            <text:p>63</text:p>
          </table:table-cell>
          <table:table-cell office:value-type="string"/>
          <table:table-cell office:value-type="float" office:value="4">
            <text:p>4</text:p>
          </table:table-cell>
          <table:table-cell office:value-type="string">
            <text:p>Rush</text:p>
          </table:table-cell>
          <table:table-cell office:value-type="string">
            <text:p>Ben Finley run for 4 yds to the CAL 41</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9="","",IF(AT60="",AV59,AT59-AT60))</text:p>
          </table:table-cell>
          <table:table-cell office:value-type="string">
            <text:p>=BE59=AV59</text:p>
          </table:table-cell>
        </table:table-row>
        <table:table-row>
          <table:table-cell office:value-type="float" office:value="5">
            <text:p>5</text:p>
          </table:table-cell>
          <table:table-cell office:value-type="string">
            <text:p>CAL</text:p>
          </table:table-cell>
          <table:table-cell office:value-type="string">
            <text:p>=IF(A59=A60,C59+1,1)</text:p>
          </table:table-cell>
          <table:table-cell office:value-type="string">
            <text:p>ddd</text:p>
          </table:table-cell>
          <table:table-cell office:value-type="string">
            <text:p>2nd</text:p>
          </table:table-cell>
          <table:table-cell office:value-type="float" office:value="6">
            <text:p>6</text:p>
          </table:table-cell>
          <table:table-cell office:value-type="string">
            <text:p>r</text:p>
          </table:table-cell>
          <table:table-cell office:value-type="string">
            <text:p>=IF(E60="","",IF(K60="x","d",IF(K60="p","d",IF(AJ60="o","o",IF(E60="1st",AK60,IF(E60="2nd",AL60,AJ60))))))</text:p>
          </table:table-cell>
          <table:table-cell office:value-type="string">
            <text:p>=IF(C60=1,1,IF(E60="","",IF(I59="",I58+1,I59)))</text:p>
          </table:table-cell>
          <table:table-cell office:value-type="string">
            <text:p>=IF(E60="","",IF(E59="",1,1+J59))</text:p>
          </table:table-cell>
          <table:table-cell office:value-type="string"/>
          <table:table-cell office:value-type="string"/>
          <table:table-cell office:value-type="string"/>
          <table:table-cell office:value-type="string">
            <text:p>=IF(G60="?",CONCAT(AQ60,"Q ",AR60,":",TEXT(AS60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0="t","o",IF(E61="1st","o","d"))</text:p>
          </table:table-cell>
          <table:table-cell office:value-type="string">
            <text:p>=IF((F60-F61)&lt;=1,"d",IF((F60-F61)&gt;F60/3,"o","d"))</text:p>
          </table:table-cell>
          <table:table-cell office:value-type="string">
            <text:p>=IF((F60-F61)&lt;=1,"d",IF((F60-F61)&gt;=F60/2,"o","d"))</text:p>
          </table:table-cell>
          <table:table-cell office:value-type="string"/>
          <table:table-cell office:value-type="float" office:value="14">
            <text:p>14</text:p>
          </table:table-cell>
          <table:table-cell office:value-type="float" office:value="31">
            <text:p>31</text:p>
          </table:table-cell>
          <table:table-cell office:value-type="string"/>
          <table:table-cell office:value-type="float" office:value="4">
            <text:p>4</text:p>
          </table:table-cell>
          <table:table-cell office:value-type="float" office:value="6">
            <text:p>6</text:p>
          </table:table-cell>
          <table:table-cell office:value-type="float" office:value="43">
            <text:p>43</text:p>
          </table:table-cell>
          <table:table-cell office:value-type="float" office:value="59">
            <text:p>59</text:p>
          </table:table-cell>
          <table:table-cell office:value-type="string"/>
          <table:table-cell office:value-type="float" office:value="-4">
            <text:p>-4</text:p>
          </table:table-cell>
          <table:table-cell office:value-type="string">
            <text:p>Rush</text:p>
          </table:table-cell>
          <table:table-cell office:value-type="string">
            <text:p>run for a loss of 4 yards to the CAL 37</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0="","",IF(AT61="",AV60,AT60-AT61))</text:p>
          </table:table-cell>
          <table:table-cell office:value-type="string">
            <text:p>=BE60=AV60</text:p>
          </table:table-cell>
        </table:table-row>
        <table:table-row>
          <table:table-cell office:value-type="float" office:value="5">
            <text:p>5</text:p>
          </table:table-cell>
          <table:table-cell office:value-type="string">
            <text:p>CAL</text:p>
          </table:table-cell>
          <table:table-cell office:value-type="string">
            <text:p>=IF(A60=A61,C60+1,1)</text:p>
          </table:table-cell>
          <table:table-cell office:value-type="string">
            <text:p>ddd</text:p>
          </table:table-cell>
          <table:table-cell office:value-type="string">
            <text:p>3rd</text:p>
          </table:table-cell>
          <table:table-cell office:value-type="float" office:value="10">
            <text:p>10</text:p>
          </table:table-cell>
          <table:table-cell office:value-type="string">
            <text:p>p</text:p>
          </table:table-cell>
          <table:table-cell office:value-type="string">
            <text:p>=IF(E61="","",IF(K61="x","d",IF(K61="p","d",IF(AJ61="o","o",IF(E61="1st",AK61,IF(E61="2nd",AL61,AJ61))))))</text:p>
          </table:table-cell>
          <table:table-cell office:value-type="string">
            <text:p>=IF(C61=1,1,IF(E61="","",IF(I60="",I59+1,I60)))</text:p>
          </table:table-cell>
          <table:table-cell office:value-type="string">
            <text:p>=IF(E61="","",IF(E60="",1,1+J60))</text:p>
          </table:table-cell>
          <table:table-cell office:value-type="string"/>
          <table:table-cell office:value-type="string"/>
          <table:table-cell office:value-type="string"/>
          <table:table-cell office:value-type="string">
            <text:p>=IF(G61="?",CONCAT(AQ61,"Q ",AR61,":",TEXT(AS6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1="t","o",IF(E62="1st","o","d"))</text:p>
          </table:table-cell>
          <table:table-cell office:value-type="string">
            <text:p>=IF((F61-F62)&lt;=1,"d",IF((F61-F62)&gt;F61/3,"o","d"))</text:p>
          </table:table-cell>
          <table:table-cell office:value-type="string">
            <text:p>=IF((F61-F62)&lt;=1,"d",IF((F61-F62)&gt;=F61/2,"o","d"))</text:p>
          </table:table-cell>
          <table:table-cell office:value-type="string"/>
          <table:table-cell office:value-type="float" office:value="14">
            <text:p>14</text:p>
          </table:table-cell>
          <table:table-cell office:value-type="float" office:value="31">
            <text:p>31</text:p>
          </table:table-cell>
          <table:table-cell office:value-type="string"/>
          <table:table-cell office:value-type="float" office:value="4">
            <text:p>4</text:p>
          </table:table-cell>
          <table:table-cell office:value-type="float" office:value="6">
            <text:p>6</text:p>
          </table:table-cell>
          <table:table-cell office:value-type="float" office:value="43">
            <text:p>43</text:p>
          </table:table-cell>
          <table:table-cell office:value-type="float" office:value="63">
            <text:p>63</text:p>
          </table:table-cell>
          <table:table-cell office:value-type="string"/>
          <table:table-cell office:value-type="float" office:value="0">
            <text:p>0</text:p>
          </table:table-cell>
          <table:table-cell office:value-type="string">
            <text:p>Pass Incompletion</text:p>
          </table:table-cell>
          <table:table-cell office:value-type="string">
            <text:p>Ben Finley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1="","",IF(AT62="",AV61,AT61-AT62))</text:p>
          </table:table-cell>
          <table:table-cell office:value-type="string">
            <text:p>=BE61=AV61</text:p>
          </table:table-cell>
        </table:table-row>
        <table:table-row>
          <table:table-cell office:value-type="float" office:value="5">
            <text:p>5</text:p>
          </table:table-cell>
          <table:table-cell office:value-type="string">
            <text:p>CAL</text:p>
          </table:table-cell>
          <table:table-cell office:value-type="string">
            <text:p>=IF(A61=A62,C61+1,1)</text:p>
          </table:table-cell>
          <table:table-cell office:value-type="string">
            <text:p>ddd</text:p>
          </table:table-cell>
          <table:table-cell office:value-type="string">
            <text:p>4th</text:p>
          </table:table-cell>
          <table:table-cell office:value-type="float" office:value="10">
            <text:p>10</text:p>
          </table:table-cell>
          <table:table-cell office:value-type="string">
            <text:p>?</text:p>
          </table:table-cell>
          <table:table-cell office:value-type="string">
            <text:p>=IF(E62="","",IF(K62="x","d",IF(K62="p","d",IF(AJ62="o","o",IF(E62="1st",AK62,IF(E62="2nd",AL62,AJ62))))))</text:p>
          </table:table-cell>
          <table:table-cell office:value-type="string">
            <text:p>=IF(C62=1,1,IF(E62="","",IF(I61="",I60+1,I61)))</text:p>
          </table:table-cell>
          <table:table-cell office:value-type="string">
            <text:p>=IF(E62="","",IF(E61="",1,1+J61))</text:p>
          </table:table-cell>
          <table:table-cell office:value-type="string"/>
          <table:table-cell office:value-type="string"/>
          <table:table-cell office:value-type="string"/>
          <table:table-cell office:value-type="string">
            <text:p>=IF(G62="?",CONCAT(AQ62,"Q ",AR62,":",TEXT(AS6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2="t","o",IF(E63="1st","o","d"))</text:p>
          </table:table-cell>
          <table:table-cell office:value-type="string">
            <text:p>=IF((F62-F63)&lt;=1,"d",IF((F62-F63)&gt;F62/3,"o","d"))</text:p>
          </table:table-cell>
          <table:table-cell office:value-type="string">
            <text:p>=IF((F62-F63)&lt;=1,"d",IF((F62-F63)&gt;=F62/2,"o","d"))</text:p>
          </table:table-cell>
          <table:table-cell office:value-type="string"/>
          <table:table-cell office:value-type="float" office:value="14">
            <text:p>14</text:p>
          </table:table-cell>
          <table:table-cell office:value-type="float" office:value="31">
            <text:p>31</text:p>
          </table:table-cell>
          <table:table-cell office:value-type="string"/>
          <table:table-cell office:value-type="float" office:value="4">
            <text:p>4</text:p>
          </table:table-cell>
          <table:table-cell office:value-type="float" office:value="6">
            <text:p>6</text:p>
          </table:table-cell>
          <table:table-cell office:value-type="float" office:value="43">
            <text:p>43</text:p>
          </table:table-cell>
          <table:table-cell office:value-type="float" office:value="63">
            <text:p>63</text:p>
          </table:table-cell>
          <table:table-cell office:value-type="string"/>
          <table:table-cell office:value-type="float" office:value="0">
            <text:p>0</text:p>
          </table:table-cell>
          <table:table-cell office:value-type="string">
            <text:p>Penalty</text:p>
          </table:table-cell>
          <table:table-cell office:value-type="string">
            <text:p>FINLEY, Ben pass short to the right incomplete intended for HUNTER, Jeremiah thrown to the CAL41. PENALTY UTE Offsides on TAFUNA, Junior declined UTE Personal Foul on TAFUNA, Junior enforced 15 yards from the CAL37 to the UTE48 and results in automatic 1ST DOWN [NHSG]. NO PLAY (replay the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2="","",IF(AT63="",AV62,AT62-AT63))</text:p>
          </table:table-cell>
          <table:table-cell office:value-type="string">
            <text:p>=BE62=AV62</text:p>
          </table:table-cell>
        </table:table-row>
        <table:table-row>
          <table:table-cell office:value-type="float" office:value="5">
            <text:p>5</text:p>
          </table:table-cell>
          <table:table-cell office:value-type="string">
            <text:p>CAL</text:p>
          </table:table-cell>
          <table:table-cell office:value-type="string">
            <text:p>=IF(A62=A63,C62+1,1)</text:p>
          </table:table-cell>
          <table:table-cell office:value-type="string">
            <text:p>ddd</text:p>
          </table:table-cell>
          <table:table-cell office:value-type="string">
            <text:p>1st</text:p>
          </table:table-cell>
          <table:table-cell office:value-type="float" office:value="10">
            <text:p>10</text:p>
          </table:table-cell>
          <table:table-cell office:value-type="string">
            <text:p>p</text:p>
          </table:table-cell>
          <table:table-cell office:value-type="string">
            <text:p>=IF(E63="","",IF(K63="x","d",IF(K63="p","d",IF(AJ63="o","o",IF(E63="1st",AK63,IF(E63="2nd",AL63,AJ63))))))</text:p>
          </table:table-cell>
          <table:table-cell office:value-type="string">
            <text:p>=IF(C63=1,1,IF(E63="","",IF(I62="",I61+1,I62)))</text:p>
          </table:table-cell>
          <table:table-cell office:value-type="string">
            <text:p>=IF(E63="","",IF(E62="",1,1+J62))</text:p>
          </table:table-cell>
          <table:table-cell office:value-type="string"/>
          <table:table-cell office:value-type="string"/>
          <table:table-cell office:value-type="string"/>
          <table:table-cell office:value-type="string">
            <text:p>=IF(G63="?",CONCAT(AQ63,"Q ",AR63,":",TEXT(AS63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3="t","o",IF(E64="1st","o","d"))</text:p>
          </table:table-cell>
          <table:table-cell office:value-type="string">
            <text:p>=IF((F63-F64)&lt;=1,"d",IF((F63-F64)&gt;F63/3,"o","d"))</text:p>
          </table:table-cell>
          <table:table-cell office:value-type="string">
            <text:p>=IF((F63-F64)&lt;=1,"d",IF((F63-F64)&gt;=F63/2,"o","d"))</text:p>
          </table:table-cell>
          <table:table-cell office:value-type="string"/>
          <table:table-cell office:value-type="float" office:value="14">
            <text:p>14</text:p>
          </table:table-cell>
          <table:table-cell office:value-type="float" office:value="31">
            <text:p>31</text:p>
          </table:table-cell>
          <table:table-cell office:value-type="string"/>
          <table:table-cell office:value-type="float" office:value="4">
            <text:p>4</text:p>
          </table:table-cell>
          <table:table-cell office:value-type="float" office:value="6">
            <text:p>6</text:p>
          </table:table-cell>
          <table:table-cell office:value-type="float" office:value="43">
            <text:p>43</text:p>
          </table:table-cell>
          <table:table-cell office:value-type="float" office:value="48">
            <text:p>48</text:p>
          </table:table-cell>
          <table:table-cell office:value-type="string"/>
          <table:table-cell office:value-type="float" office:value="0">
            <text:p>0</text:p>
          </table:table-cell>
          <table:table-cell office:value-type="string">
            <text:p>Pass Incompletion</text:p>
          </table:table-cell>
          <table:table-cell office:value-type="string">
            <text:p>Ben Finley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3="","",IF(AT64="",AV63,AT63-AT64))</text:p>
          </table:table-cell>
          <table:table-cell office:value-type="string">
            <text:p>=BE63=AV63</text:p>
          </table:table-cell>
        </table:table-row>
        <table:table-row>
          <table:table-cell office:value-type="float" office:value="5">
            <text:p>5</text:p>
          </table:table-cell>
          <table:table-cell office:value-type="string">
            <text:p>CAL</text:p>
          </table:table-cell>
          <table:table-cell office:value-type="string">
            <text:p>=IF(A63=A64,C63+1,1)</text:p>
          </table:table-cell>
          <table:table-cell office:value-type="string">
            <text:p>ddd</text:p>
          </table:table-cell>
          <table:table-cell office:value-type="string">
            <text:p>2nd</text:p>
          </table:table-cell>
          <table:table-cell office:value-type="float" office:value="10">
            <text:p>10</text:p>
          </table:table-cell>
          <table:table-cell office:value-type="string">
            <text:p>?</text:p>
          </table:table-cell>
          <table:table-cell office:value-type="string">
            <text:p>=IF(E64="","",IF(K64="x","d",IF(K64="p","d",IF(AJ64="o","o",IF(E64="1st",AK64,IF(E64="2nd",AL64,AJ64))))))</text:p>
          </table:table-cell>
          <table:table-cell office:value-type="string">
            <text:p>=IF(C64=1,1,IF(E64="","",IF(I63="",I62+1,I63)))</text:p>
          </table:table-cell>
          <table:table-cell office:value-type="string">
            <text:p>=IF(E64="","",IF(E63="",1,1+J63))</text:p>
          </table:table-cell>
          <table:table-cell office:value-type="string"/>
          <table:table-cell office:value-type="string"/>
          <table:table-cell office:value-type="string"/>
          <table:table-cell office:value-type="string">
            <text:p>=IF(G64="?",CONCAT(AQ64,"Q ",AR64,":",TEXT(AS64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4="t","o",IF(E65="1st","o","d"))</text:p>
          </table:table-cell>
          <table:table-cell office:value-type="string">
            <text:p>=IF((F64-F65)&lt;=1,"d",IF((F64-F65)&gt;F64/3,"o","d"))</text:p>
          </table:table-cell>
          <table:table-cell office:value-type="string">
            <text:p>=IF((F64-F65)&lt;=1,"d",IF((F64-F65)&gt;=F64/2,"o","d"))</text:p>
          </table:table-cell>
          <table:table-cell office:value-type="string"/>
          <table:table-cell office:value-type="float" office:value="14">
            <text:p>14</text:p>
          </table:table-cell>
          <table:table-cell office:value-type="float" office:value="31">
            <text:p>31</text:p>
          </table:table-cell>
          <table:table-cell office:value-type="string"/>
          <table:table-cell office:value-type="float" office:value="4">
            <text:p>4</text:p>
          </table:table-cell>
          <table:table-cell office:value-type="float" office:value="6">
            <text:p>6</text:p>
          </table:table-cell>
          <table:table-cell office:value-type="float" office:value="43">
            <text:p>43</text:p>
          </table:table-cell>
          <table:table-cell office:value-type="float" office:value="48">
            <text:p>48</text:p>
          </table:table-cell>
          <table:table-cell office:value-type="string"/>
          <table:table-cell office:value-type="float" office:value="-5">
            <text:p>-5</text:p>
          </table:table-cell>
          <table:table-cell office:value-type="string">
            <text:p>Penalty</text:p>
          </table:table-cell>
          <table:table-cell office:value-type="string">
            <text:p>California Penalty, False Start (Brian Driscoll) to the CAL 47</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4="","",IF(AT65="",AV64,AT64-AT65))</text:p>
          </table:table-cell>
          <table:table-cell office:value-type="string">
            <text:p>=BE64=AV64</text:p>
          </table:table-cell>
        </table:table-row>
        <table:table-row>
          <table:table-cell office:value-type="float" office:value="5">
            <text:p>5</text:p>
          </table:table-cell>
          <table:table-cell office:value-type="string">
            <text:p>CAL</text:p>
          </table:table-cell>
          <table:table-cell office:value-type="string">
            <text:p>=IF(A64=A65,C64+1,1)</text:p>
          </table:table-cell>
          <table:table-cell office:value-type="string">
            <text:p>ddd</text:p>
          </table:table-cell>
          <table:table-cell office:value-type="string">
            <text:p>2nd</text:p>
          </table:table-cell>
          <table:table-cell office:value-type="float" office:value="15">
            <text:p>15</text:p>
          </table:table-cell>
          <table:table-cell office:value-type="string">
            <text:p>p</text:p>
          </table:table-cell>
          <table:table-cell office:value-type="string">
            <text:p>=IF(E65="","",IF(K65="x","d",IF(K65="p","d",IF(AJ65="o","o",IF(E65="1st",AK65,IF(E65="2nd",AL65,AJ65))))))</text:p>
          </table:table-cell>
          <table:table-cell office:value-type="string">
            <text:p>=IF(C65=1,1,IF(E65="","",IF(I64="",I63+1,I64)))</text:p>
          </table:table-cell>
          <table:table-cell office:value-type="string">
            <text:p>=IF(E65="","",IF(E64="",1,1+J64))</text:p>
          </table:table-cell>
          <table:table-cell office:value-type="string"/>
          <table:table-cell office:value-type="string"/>
          <table:table-cell office:value-type="string"/>
          <table:table-cell office:value-type="string">
            <text:p>=IF(G65="?",CONCAT(AQ65,"Q ",AR65,":",TEXT(AS65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5="t","o",IF(E66="1st","o","d"))</text:p>
          </table:table-cell>
          <table:table-cell office:value-type="string">
            <text:p>=IF((F65-F66)&lt;=1,"d",IF((F65-F66)&gt;F65/3,"o","d"))</text:p>
          </table:table-cell>
          <table:table-cell office:value-type="string">
            <text:p>=IF((F65-F66)&lt;=1,"d",IF((F65-F66)&gt;=F65/2,"o","d"))</text:p>
          </table:table-cell>
          <table:table-cell office:value-type="string"/>
          <table:table-cell office:value-type="float" office:value="14">
            <text:p>14</text:p>
          </table:table-cell>
          <table:table-cell office:value-type="float" office:value="31">
            <text:p>31</text:p>
          </table:table-cell>
          <table:table-cell office:value-type="string"/>
          <table:table-cell office:value-type="float" office:value="4">
            <text:p>4</text:p>
          </table:table-cell>
          <table:table-cell office:value-type="float" office:value="6">
            <text:p>6</text:p>
          </table:table-cell>
          <table:table-cell office:value-type="float" office:value="43">
            <text:p>43</text:p>
          </table:table-cell>
          <table:table-cell office:value-type="float" office:value="53">
            <text:p>53</text:p>
          </table:table-cell>
          <table:table-cell office:value-type="string"/>
          <table:table-cell office:value-type="float" office:value="0">
            <text:p>0</text:p>
          </table:table-cell>
          <table:table-cell office:value-type="string">
            <text:p>Pass Incompletion</text:p>
          </table:table-cell>
          <table:table-cell office:value-type="string">
            <text:p>Ben Finley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5="","",IF(AT66="",AV65,AT65-AT66))</text:p>
          </table:table-cell>
          <table:table-cell office:value-type="string">
            <text:p>=BE65=AV65</text:p>
          </table:table-cell>
        </table:table-row>
        <table:table-row>
          <table:table-cell office:value-type="float" office:value="5">
            <text:p>5</text:p>
          </table:table-cell>
          <table:table-cell office:value-type="string">
            <text:p>CAL</text:p>
          </table:table-cell>
          <table:table-cell office:value-type="string">
            <text:p>=IF(A65=A66,C65+1,1)</text:p>
          </table:table-cell>
          <table:table-cell office:value-type="string">
            <text:p>ddd</text:p>
          </table:table-cell>
          <table:table-cell office:value-type="string">
            <text:p>3rd</text:p>
          </table:table-cell>
          <table:table-cell office:value-type="float" office:value="15">
            <text:p>15</text:p>
          </table:table-cell>
          <table:table-cell office:value-type="string">
            <text:p>p</text:p>
          </table:table-cell>
          <table:table-cell office:value-type="string">
            <text:p>=IF(E66="","",IF(K66="x","d",IF(K66="p","d",IF(AJ66="o","o",IF(E66="1st",AK66,IF(E66="2nd",AL66,AJ66))))))</text:p>
          </table:table-cell>
          <table:table-cell office:value-type="string">
            <text:p>=IF(C66=1,1,IF(E66="","",IF(I65="",I64+1,I65)))</text:p>
          </table:table-cell>
          <table:table-cell office:value-type="string">
            <text:p>=IF(E66="","",IF(E65="",1,1+J65))</text:p>
          </table:table-cell>
          <table:table-cell office:value-type="string"/>
          <table:table-cell office:value-type="string"/>
          <table:table-cell office:value-type="string"/>
          <table:table-cell office:value-type="string">
            <text:p>=IF(G66="?",CONCAT(AQ66,"Q ",AR66,":",TEXT(AS66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6="t","o",IF(E67="1st","o","d"))</text:p>
          </table:table-cell>
          <table:table-cell office:value-type="string">
            <text:p>=IF((F66-F67)&lt;=1,"d",IF((F66-F67)&gt;F66/3,"o","d"))</text:p>
          </table:table-cell>
          <table:table-cell office:value-type="string">
            <text:p>=IF((F66-F67)&lt;=1,"d",IF((F66-F67)&gt;=F66/2,"o","d"))</text:p>
          </table:table-cell>
          <table:table-cell office:value-type="string"/>
          <table:table-cell office:value-type="float" office:value="14">
            <text:p>14</text:p>
          </table:table-cell>
          <table:table-cell office:value-type="float" office:value="31">
            <text:p>31</text:p>
          </table:table-cell>
          <table:table-cell office:value-type="string"/>
          <table:table-cell office:value-type="float" office:value="4">
            <text:p>4</text:p>
          </table:table-cell>
          <table:table-cell office:value-type="float" office:value="6">
            <text:p>6</text:p>
          </table:table-cell>
          <table:table-cell office:value-type="float" office:value="43">
            <text:p>43</text:p>
          </table:table-cell>
          <table:table-cell office:value-type="float" office:value="53">
            <text:p>53</text:p>
          </table:table-cell>
          <table:table-cell office:value-type="string"/>
          <table:table-cell office:value-type="float" office:value="0">
            <text:p>0</text:p>
          </table:table-cell>
          <table:table-cell office:value-type="string">
            <text:p>Pass Incompletion</text:p>
          </table:table-cell>
          <table:table-cell office:value-type="string">
            <text:p>Ben Finley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6="","",IF(AT67="",AV66,AT66-AT67))</text:p>
          </table:table-cell>
          <table:table-cell office:value-type="string">
            <text:p>=BE66=AV66</text:p>
          </table:table-cell>
        </table:table-row>
        <table:table-row>
          <table:table-cell office:value-type="float" office:value="5">
            <text:p>5</text:p>
          </table:table-cell>
          <table:table-cell office:value-type="string">
            <text:p>CAL</text:p>
          </table:table-cell>
          <table:table-cell office:value-type="string">
            <text:p>=IF(A66=A67,C66+1,1)</text:p>
          </table:table-cell>
          <table:table-cell office:value-type="string">
            <text:p>ddd</text:p>
          </table:table-cell>
          <table:table-cell office:value-type="string">
            <text:p>4th</text:p>
          </table:table-cell>
          <table:table-cell office:value-type="float" office:value="15">
            <text:p>15</text:p>
          </table:table-cell>
          <table:table-cell office:value-type="string">
            <text:p>?</text:p>
          </table:table-cell>
          <table:table-cell office:value-type="string">
            <text:p>=IF(E67="","",IF(K67="x","d",IF(K67="p","d",IF(AJ67="o","o",IF(E67="1st",AK67,IF(E67="2nd",AL67,AJ67))))))</text:p>
          </table:table-cell>
          <table:table-cell office:value-type="string">
            <text:p>=IF(C67=1,1,IF(E67="","",IF(I66="",I65+1,I66)))</text:p>
          </table:table-cell>
          <table:table-cell office:value-type="string">
            <text:p>=IF(E67="","",IF(E66="",1,1+J66))</text:p>
          </table:table-cell>
          <table:table-cell office:value-type="string"/>
          <table:table-cell office:value-type="string"/>
          <table:table-cell office:value-type="string"/>
          <table:table-cell office:value-type="string">
            <text:p>=IF(G67="?",CONCAT(AQ67,"Q ",AR67,":",TEXT(AS67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7="t","o",IF(E68="1st","o","d"))</text:p>
          </table:table-cell>
          <table:table-cell office:value-type="string">
            <text:p>=IF((F67-F68)&lt;=1,"d",IF((F67-F68)&gt;F67/3,"o","d"))</text:p>
          </table:table-cell>
          <table:table-cell office:value-type="string">
            <text:p>=IF((F67-F68)&lt;=1,"d",IF((F67-F68)&gt;=F67/2,"o","d"))</text:p>
          </table:table-cell>
          <table:table-cell office:value-type="string"/>
          <table:table-cell office:value-type="float" office:value="14">
            <text:p>14</text:p>
          </table:table-cell>
          <table:table-cell office:value-type="float" office:value="31">
            <text:p>31</text:p>
          </table:table-cell>
          <table:table-cell office:value-type="string"/>
          <table:table-cell office:value-type="float" office:value="4">
            <text:p>4</text:p>
          </table:table-cell>
          <table:table-cell office:value-type="float" office:value="4">
            <text:p>4</text:p>
          </table:table-cell>
          <table:table-cell office:value-type="float" office:value="32">
            <text:p>32</text:p>
          </table:table-cell>
          <table:table-cell office:value-type="float" office:value="53">
            <text:p>53</text:p>
          </table:table-cell>
          <table:table-cell office:value-type="string"/>
          <table:table-cell office:value-type="float" office:value="-8">
            <text:p>-8</text:p>
          </table:table-cell>
          <table:table-cell office:value-type="string">
            <text:p>Sack</text:p>
          </table:table-cell>
          <table:table-cell office:value-type="string">
            <text:p>Ben Finley sacked by Nate Ritchie for a loss of 8 yards to the CAL 39</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7="","",IF(AT68="",AV67,AT67-AT68))</text:p>
          </table:table-cell>
          <table:table-cell office:value-type="string">
            <text:p>=BE67=AV67</text:p>
          </table:table-cell>
        </table:table-row>
        <table:table-row>
          <table:table-cell office:value-type="float" office:value="5">
            <text:p>5</text:p>
          </table:table-cell>
          <table:table-cell office:value-type="string">
            <text:p>CAL</text:p>
          </table:table-cell>
          <table:table-cell office:value-type="string">
            <text:p>=IF(A67=A68,C67+1,1)</text:p>
          </table:table-cell>
          <table:table-cell office:value-type="string">
            <text:p>ddd</text:p>
          </table:table-cell>
          <table:table-cell office:value-type="string"/>
          <table:table-cell office:value-type="string"/>
          <table:table-cell office:value-type="string"/>
          <table:table-cell office:value-type="string">
            <text:p>=IF(E68="","",IF(K68="x","d",IF(K68="p","d",IF(AJ68="o","o",IF(E68="1st",AK68,IF(E68="2nd",AL68,AJ68))))))</text:p>
          </table:table-cell>
          <table:table-cell office:value-type="string">
            <text:p>=IF(C68=1,1,IF(E68="","",IF(I67="",I66+1,I67)))</text:p>
          </table:table-cell>
          <table:table-cell office:value-type="string">
            <text:p>=IF(E68="","",IF(E67="",1,1+J67))</text:p>
          </table:table-cell>
          <table:table-cell office:value-type="string"/>
          <table:table-cell office:value-type="string"/>
          <table:table-cell office:value-type="string"/>
          <table:table-cell office:value-type="string">
            <text:p>=IF(G68="?",CONCAT(AQ68,"Q ",AR68,":",TEXT(AS68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8="t","o",IF(E69="1st","o","d"))</text:p>
          </table:table-cell>
          <table:table-cell office:value-type="string">
            <text:p>=IF((F68-F69)&lt;=1,"d",IF((F68-F69)&gt;F68/3,"o","d"))</text:p>
          </table:table-cell>
          <table:table-cell office:value-type="string">
            <text:p>=IF((F68-F69)&lt;=1,"d",IF((F68-F69)&gt;=F68/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68="","",IF(AT69="",AV68,AT68-AT69))</text:p>
          </table:table-cell>
          <table:table-cell office:value-type="string">
            <text:p>=BE68=AV68</text:p>
          </table:table-cell>
        </table:table-row>
        <table:table-row>
          <table:table-cell office:value-type="float" office:value="5">
            <text:p>5</text:p>
          </table:table-cell>
          <table:table-cell office:value-type="string">
            <text:p>CAL</text:p>
          </table:table-cell>
          <table:table-cell office:value-type="string">
            <text:p>=IF(A68=A69,C68+1,1)</text:p>
          </table:table-cell>
          <table:table-cell office:value-type="string">
            <text:p>ddd</text:p>
          </table:table-cell>
          <table:table-cell office:value-type="string">
            <text:p>1st</text:p>
          </table:table-cell>
          <table:table-cell office:value-type="float" office:value="10">
            <text:p>10</text:p>
          </table:table-cell>
          <table:table-cell office:value-type="string">
            <text:p>p</text:p>
          </table:table-cell>
          <table:table-cell office:value-type="string">
            <text:p>=IF(E69="","",IF(K69="x","d",IF(K69="p","d",IF(AJ69="o","o",IF(E69="1st",AK69,IF(E69="2nd",AL69,AJ69))))))</text:p>
          </table:table-cell>
          <table:table-cell office:value-type="string">
            <text:p>=IF(C69=1,1,IF(E69="","",IF(I68="",I67+1,I68)))</text:p>
          </table:table-cell>
          <table:table-cell office:value-type="string">
            <text:p>=IF(E69="","",IF(E68="",1,1+J68))</text:p>
          </table:table-cell>
          <table:table-cell office:value-type="string"/>
          <table:table-cell office:value-type="string"/>
          <table:table-cell office:value-type="string"/>
          <table:table-cell office:value-type="string">
            <text:p>=IF(G69="?",CONCAT(AQ69,"Q ",AR69,":",TEXT(AS69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9="t","o",IF(E70="1st","o","d"))</text:p>
          </table:table-cell>
          <table:table-cell office:value-type="string">
            <text:p>=IF((F69-F70)&lt;=1,"d",IF((F69-F70)&gt;F69/3,"o","d"))</text:p>
          </table:table-cell>
          <table:table-cell office:value-type="string">
            <text:p>=IF((F69-F70)&lt;=1,"d",IF((F69-F70)&gt;=F69/2,"o","d"))</text:p>
          </table:table-cell>
          <table:table-cell office:value-type="string"/>
          <table:table-cell office:value-type="float" office:value="14">
            <text:p>14</text:p>
          </table:table-cell>
          <table:table-cell office:value-type="float" office:value="34">
            <text:p>34</text:p>
          </table:table-cell>
          <table:table-cell office:value-type="string"/>
          <table:table-cell office:value-type="float" office:value="4">
            <text:p>4</text:p>
          </table:table-cell>
          <table:table-cell office:value-type="float" office:value="1">
            <text:p>1</text:p>
          </table:table-cell>
          <table:table-cell office:value-type="float" office:value="57">
            <text:p>57</text:p>
          </table:table-cell>
          <table:table-cell office:value-type="float" office:value="65">
            <text:p>65</text:p>
          </table:table-cell>
          <table:table-cell office:value-type="string"/>
          <table:table-cell office:value-type="float" office:value="0">
            <text:p>0</text:p>
          </table:table-cell>
          <table:table-cell office:value-type="string">
            <text:p>Pass Incompletion</text:p>
          </table:table-cell>
          <table:table-cell office:value-type="string">
            <text:p>Ben Finley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9="","",IF(AT70="",AV69,AT69-AT70))</text:p>
          </table:table-cell>
          <table:table-cell office:value-type="string">
            <text:p>=BE69=AV69</text:p>
          </table:table-cell>
        </table:table-row>
        <table:table-row>
          <table:table-cell office:value-type="float" office:value="5">
            <text:p>5</text:p>
          </table:table-cell>
          <table:table-cell office:value-type="string">
            <text:p>CAL</text:p>
          </table:table-cell>
          <table:table-cell office:value-type="string">
            <text:p>=IF(A69=A70,C69+1,1)</text:p>
          </table:table-cell>
          <table:table-cell office:value-type="string">
            <text:p>ddd</text:p>
          </table:table-cell>
          <table:table-cell office:value-type="string">
            <text:p>2nd</text:p>
          </table:table-cell>
          <table:table-cell office:value-type="float" office:value="10">
            <text:p>10</text:p>
          </table:table-cell>
          <table:table-cell office:value-type="string">
            <text:p>p</text:p>
          </table:table-cell>
          <table:table-cell office:value-type="string">
            <text:p>=IF(E70="","",IF(K70="x","d",IF(K70="p","d",IF(AJ70="o","o",IF(E70="1st",AK70,IF(E70="2nd",AL70,AJ70))))))</text:p>
          </table:table-cell>
          <table:table-cell office:value-type="string">
            <text:p>=IF(C70=1,1,IF(E70="","",IF(I69="",I68+1,I69)))</text:p>
          </table:table-cell>
          <table:table-cell office:value-type="string">
            <text:p>=IF(E70="","",IF(E69="",1,1+J69))</text:p>
          </table:table-cell>
          <table:table-cell office:value-type="string"/>
          <table:table-cell office:value-type="string"/>
          <table:table-cell office:value-type="string"/>
          <table:table-cell office:value-type="string">
            <text:p>=IF(G70="?",CONCAT(AQ70,"Q ",AR70,":",TEXT(AS70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70="t","o",IF(E71="1st","o","d"))</text:p>
          </table:table-cell>
          <table:table-cell office:value-type="string">
            <text:p>=IF((F70-F71)&lt;=1,"d",IF((F70-F71)&gt;F70/3,"o","d"))</text:p>
          </table:table-cell>
          <table:table-cell office:value-type="string">
            <text:p>=IF((F70-F71)&lt;=1,"d",IF((F70-F71)&gt;=F70/2,"o","d"))</text:p>
          </table:table-cell>
          <table:table-cell office:value-type="string"/>
          <table:table-cell office:value-type="float" office:value="14">
            <text:p>14</text:p>
          </table:table-cell>
          <table:table-cell office:value-type="float" office:value="34">
            <text:p>34</text:p>
          </table:table-cell>
          <table:table-cell office:value-type="string"/>
          <table:table-cell office:value-type="float" office:value="4">
            <text:p>4</text:p>
          </table:table-cell>
          <table:table-cell office:value-type="float" office:value="1">
            <text:p>1</text:p>
          </table:table-cell>
          <table:table-cell office:value-type="float" office:value="57">
            <text:p>57</text:p>
          </table:table-cell>
          <table:table-cell office:value-type="float" office:value="65">
            <text:p>65</text:p>
          </table:table-cell>
          <table:table-cell office:value-type="string"/>
          <table:table-cell office:value-type="float" office:value="0">
            <text:p>0</text:p>
          </table:table-cell>
          <table:table-cell office:value-type="string">
            <text:p>Pass Incompletion</text:p>
          </table:table-cell>
          <table:table-cell office:value-type="string">
            <text:p>Ben Finley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70="","",IF(AT71="",AV70,AT70-AT71))</text:p>
          </table:table-cell>
          <table:table-cell office:value-type="string">
            <text:p>=BE70=AV70</text:p>
          </table:table-cell>
        </table:table-row>
        <table:table-row>
          <table:table-cell office:value-type="float" office:value="5">
            <text:p>5</text:p>
          </table:table-cell>
          <table:table-cell office:value-type="string">
            <text:p>CAL</text:p>
          </table:table-cell>
          <table:table-cell office:value-type="string">
            <text:p>=IF(A70=A71,C70+1,1)</text:p>
          </table:table-cell>
          <table:table-cell office:value-type="string">
            <text:p>ddd</text:p>
          </table:table-cell>
          <table:table-cell office:value-type="string">
            <text:p>3rd</text:p>
          </table:table-cell>
          <table:table-cell office:value-type="float" office:value="10">
            <text:p>10</text:p>
          </table:table-cell>
          <table:table-cell office:value-type="string">
            <text:p>p</text:p>
          </table:table-cell>
          <table:table-cell office:value-type="string">
            <text:p>=IF(E71="","",IF(K71="x","d",IF(K71="p","d",IF(AJ71="o","o",IF(E71="1st",AK71,IF(E71="2nd",AL71,AJ71))))))</text:p>
          </table:table-cell>
          <table:table-cell office:value-type="string">
            <text:p>=IF(C71=1,1,IF(E71="","",IF(I70="",I69+1,I70)))</text:p>
          </table:table-cell>
          <table:table-cell office:value-type="string">
            <text:p>=IF(E71="","",IF(E70="",1,1+J70))</text:p>
          </table:table-cell>
          <table:table-cell office:value-type="string"/>
          <table:table-cell office:value-type="string"/>
          <table:table-cell office:value-type="string"/>
          <table:table-cell office:value-type="string">
            <text:p>=IF(G71="?",CONCAT(AQ71,"Q ",AR71,":",TEXT(AS7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71="t","o",IF(E72="1st","o","d"))</text:p>
          </table:table-cell>
          <table:table-cell office:value-type="string">
            <text:p>=IF((F71-F72)&lt;=1,"d",IF((F71-F72)&gt;F71/3,"o","d"))</text:p>
          </table:table-cell>
          <table:table-cell office:value-type="string">
            <text:p>=IF((F71-F72)&lt;=1,"d",IF((F71-F72)&gt;=F71/2,"o","d"))</text:p>
          </table:table-cell>
          <table:table-cell office:value-type="string"/>
          <table:table-cell office:value-type="float" office:value="14">
            <text:p>14</text:p>
          </table:table-cell>
          <table:table-cell office:value-type="float" office:value="34">
            <text:p>34</text:p>
          </table:table-cell>
          <table:table-cell office:value-type="string"/>
          <table:table-cell office:value-type="float" office:value="4">
            <text:p>4</text:p>
          </table:table-cell>
          <table:table-cell office:value-type="float" office:value="1">
            <text:p>1</text:p>
          </table:table-cell>
          <table:table-cell office:value-type="float" office:value="57">
            <text:p>57</text:p>
          </table:table-cell>
          <table:table-cell office:value-type="float" office:value="65">
            <text:p>65</text:p>
          </table:table-cell>
          <table:table-cell office:value-type="string"/>
          <table:table-cell office:value-type="float" office:value="2">
            <text:p>2</text:p>
          </table:table-cell>
          <table:table-cell office:value-type="string">
            <text:p>Pass Reception</text:p>
          </table:table-cell>
          <table:table-cell office:value-type="string">
            <text:p>Ben Finley pass complete to Taj Davis for 2 yds to the CAL 37</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71="","",IF(AT72="",AV71,AT71-AT72))</text:p>
          </table:table-cell>
          <table:table-cell office:value-type="string">
            <text:p>=BE71=AV71</text:p>
          </table:table-cell>
        </table:table-row>
        <table:table-row>
          <table:table-cell office:value-type="float" office:value="5">
            <text:p>5</text:p>
          </table:table-cell>
          <table:table-cell office:value-type="string">
            <text:p>CAL</text:p>
          </table:table-cell>
          <table:table-cell office:value-type="string">
            <text:p>=IF(A71=A72,C71+1,1)</text:p>
          </table:table-cell>
          <table:table-cell office:value-type="string">
            <text:p>ddd</text:p>
          </table:table-cell>
          <table:table-cell office:value-type="string">
            <text:p>4th</text:p>
          </table:table-cell>
          <table:table-cell office:value-type="float" office:value="8">
            <text:p>8</text:p>
          </table:table-cell>
          <table:table-cell office:value-type="string">
            <text:p>p</text:p>
          </table:table-cell>
          <table:table-cell office:value-type="string">
            <text:p>=IF(E72="","",IF(K72="x","d",IF(K72="p","d",IF(AJ72="o","o",IF(E72="1st",AK72,IF(E72="2nd",AL72,AJ72))))))</text:p>
          </table:table-cell>
          <table:table-cell office:value-type="string">
            <text:p>=IF(C72=1,1,IF(E72="","",IF(I71="",I70+1,I71)))</text:p>
          </table:table-cell>
          <table:table-cell office:value-type="string">
            <text:p>=IF(E72="","",IF(E71="",1,1+J71))</text:p>
          </table:table-cell>
          <table:table-cell office:value-type="string"/>
          <table:table-cell office:value-type="string"/>
          <table:table-cell office:value-type="string"/>
          <table:table-cell office:value-type="string">
            <text:p>=IF(G72="?",CONCAT(AQ72,"Q ",AR72,":",TEXT(AS7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72="t","o",IF(E73="1st","o","d"))</text:p>
          </table:table-cell>
          <table:table-cell office:value-type="string">
            <text:p>=IF((F72-F73)&lt;=1,"d",IF((F72-F73)&gt;F72/3,"o","d"))</text:p>
          </table:table-cell>
          <table:table-cell office:value-type="string">
            <text:p>=IF((F72-F73)&lt;=1,"d",IF((F72-F73)&gt;=F72/2,"o","d"))</text:p>
          </table:table-cell>
          <table:table-cell office:value-type="string"/>
          <table:table-cell office:value-type="float" office:value="14">
            <text:p>14</text:p>
          </table:table-cell>
          <table:table-cell office:value-type="float" office:value="34">
            <text:p>34</text:p>
          </table:table-cell>
          <table:table-cell office:value-type="string"/>
          <table:table-cell office:value-type="float" office:value="4">
            <text:p>4</text:p>
          </table:table-cell>
          <table:table-cell office:value-type="float" office:value="1">
            <text:p>1</text:p>
          </table:table-cell>
          <table:table-cell office:value-type="float" office:value="5">
            <text:p>5</text:p>
          </table:table-cell>
          <table:table-cell office:value-type="float" office:value="63">
            <text:p>63</text:p>
          </table:table-cell>
          <table:table-cell office:value-type="string"/>
          <table:table-cell office:value-type="float" office:value="0">
            <text:p>0</text:p>
          </table:table-cell>
          <table:table-cell office:value-type="string">
            <text:p>Pass Incompletion</text:p>
          </table:table-cell>
          <table:table-cell office:value-type="string">
            <text:p>Ben Finley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72="","",IF(AT73="",AV72,AT72-AT73))</text:p>
          </table:table-cell>
          <table:table-cell office:value-type="string">
            <text:p>=BE72=AV72</text:p>
          </table:table-cell>
        </table:table-row>
      </table:table>
    </office:spreadsheet>
  </office:body>
</office:document-content>
</file>

<file path=styles.xml><?xml version="1.0" encoding="utf-8"?>
<office:document-styles xmlns:office="urn:oasis:names:tc:opendocument:xmlns:office:1.0" xmlns:number="urn:oasis:names:tc:opendocument:xmlns:datastyle:1.0" xmlns:style="urn:oasis:names:tc:opendocument:xmlns:style:1.0" office:version="1.2">
  <office:styles>
    <number:time-style style:name="odswriterStyleXMLTime" number:format-source="fixed">
      <number:hours number:style="long"/>
      <number:text>:</number:text>
      <number:minutes number:style="long"/>
      <number:text>:</number:text>
      <number:seconds number:style="long"/>
    </number:time-style>
  </office:styles>
</office:document-styles>
</file>